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006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0.718cm"/>
    </style:style>
    <style:style style:name="ro2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9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2" style:family="table" style:master-page-name="PageStyle_5f_Ambiguitie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hon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name-asian="DejaVu Sans2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 style:text-overline-style="wave" style:text-overline-width="auto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Bitstream Vera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Bitstream Vera Sans Mono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style:font-name="Bitstream Vera Sans Mono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Vera Sans Mono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Bitstream Vera Sans Mono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Bitstream Vera Sans Mono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Bitstream Vera Sans Mono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/>
    <style:style style:name="T1" style:family="text">
      <style:text-properties style:use-window-font-color="true" style:text-outline="false" style:text-line-through-style="none" style:text-position="33% 58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ones" table:style-name="ta4" table:print="false">
        <office:forms form:automatic-focus="false" form:apply-design-mode="false"/>
        <table:table-column table:style-name="co3" table:default-cell-style-name="ce5"/>
        <table:table-column table:style-name="co2" table:default-cell-style-name="ce8"/>
        <table:table-column table:style-name="co2" table:number-columns-repeated="6" table:default-cell-style-name="ce5"/>
        <table:table-column table:style-name="co4" table:number-columns-repeated="2" table:default-cell-style-name="ce5"/>
        <table:table-column table:style-name="co2" table:number-columns-repeated="4" table:default-cell-style-name="ce5"/>
        <table:table-column table:style-name="co3" table:number-columns-repeated="2" table:default-cell-style-name="ce5"/>
        <table:table-column table:style-name="co2" table:number-columns-repeated="6" table:default-cell-style-name="ce5"/>
        <table:table-column table:style-name="co5" table:default-cell-style-name="ce21"/>
        <table:table-column table:style-name="co6" table:default-cell-style-name="ce21"/>
        <table:table-column table:style-name="co2" table:number-columns-repeated="3" table:default-cell-style-name="ce5"/>
        <table:table-column table:style-name="co7" table:default-cell-style-name="ce22"/>
        <table:table-column table:style-name="co8" table:default-cell-style-name="ce22"/>
        <table:table-column table:style-name="co9" table:default-cell-style-name="ce21"/>
        <table:table-column table:style-name="co2" table:default-cell-style-name="ce5"/>
        <table:table-column table:style-name="co10" table:default-cell-style-name="ce5"/>
        <table:table-column table:style-name="co10" table:number-columns-repeated="2" table:default-cell-style-name="ce24"/>
        <table:table-column table:style-name="co2" table:default-cell-style-name="ce5"/>
        <table:table-column table:style-name="co11" table:number-columns-repeated="4" table:default-cell-style-name="ce5"/>
        <table:table-column table:style-name="co12" table:number-columns-repeated="2" table:default-cell-style-name="ce5"/>
        <table:table-column table:style-name="co13" table:number-columns-repeated="113" table:default-cell-style-name="ce5"/>
        <table:table-column table:style-name="co2" table:number-columns-repeated="118" table:default-cell-style-name="ce5"/>
        <table:table-column table:style-name="co2" table:number-columns-repeated="752" table:default-cell-style-name="Default"/>
        <table:table-row table:style-name="ro5">
          <table:table-cell office:value-type="string">
            <text:p>Name</text:p>
          </table:table-cell>
          <table:table-cell table:style-name="ce5" office:value-type="string">
            <text:p>IPA</text:p>
          </table:table-cell>
          <table:table-cell office:value-type="string">
            <text:p>SAMPA</text:p>
          </table:table-cell>
          <table:table-cell office:value-type="string">
            <text:p>GAM</text:p>
          </table:table-cell>
          <table:table-cell office:value-type="string">
            <text:p>Sphinx2</text:p>
          </table:table-cell>
          <table:table-cell office:value-type="string">
            <text:p>Afrikaans</text:p>
          </table:table-cell>
          <table:table-cell office:value-type="string">
            <text:p>Afrikaans-Dutch</text:p>
          </table:table-cell>
          <table:table-cell office:value-type="string">
            <text:p>ARPAbet</text:p>
          </table:table-cell>
          <table:table-cell office:value-type="string">
            <text:p>UNISYN</text:p>
          </table:table-cell>
          <table:table-cell office:value-type="string">
            <text:p>CMUbet-MONC</text:p>
          </table:table-cell>
          <table:table-cell office:value-type="string">
            <text:p>CMUbet</text:p>
          </table:table-cell>
          <table:table-cell office:value-type="string">
            <text:p>CGN-Dutch</text:p>
          </table:table-cell>
          <table:table-cell office:value-type="string">
            <text:p>AMI-v0</text:p>
          </table:table-cell>
          <table:table-cell office:value-type="string">
            <text:p>HIWIRE</text:p>
          </table:table-cell>
          <table:table-cell office:value-type="string">
            <text:p>Isizulu</text:p>
          </table:table-cell>
          <table:table-cell office:value-type="string">
            <text:p>SD_ENESITSFSZ</text:p>
          </table:table-cell>
          <table:table-cell office:value-type="string">
            <text:p>MEDIAPARL</text:p>
          </table:table-cell>
          <table:table-cell office:value-type="string">
            <text:p>SA_EN</text:p>
          </table:table-cell>
          <table:table-cell office:value-type="string">
            <text:p>SD_EN</text:p>
          </table:table-cell>
          <table:table-cell office:value-type="string">
            <text:p>SD_ES</text:p>
          </table:table-cell>
          <table:table-cell office:value-type="string">
            <text:p>SD_IT</text:p>
          </table:table-cell>
          <table:table-cell office:value-type="string">
            <text:p>SD_IT_wo@</text:p>
          </table:table-cell>
          <table:table-cell table:style-name="ce19" office:value-type="string">
            <text:p>LEXIQUE3.80</text:p>
          </table:table-cell>
          <table:table-cell table:style-name="ce19" office:value-type="string">
            <text:p>FESTIVAL_FR</text:p>
          </table:table-cell>
          <table:table-cell office:value-type="string">
            <text:p>BDLEX50</text:p>
          </table:table-cell>
          <table:table-cell office:value-type="string">
            <text:p>BDLEX50_noN</text:p>
          </table:table-cell>
          <table:table-cell office:value-type="string">
            <text:p>SD_SF</text:p>
          </table:table-cell>
          <table:table-cell table:style-name="ce25" office:value-type="string">
            <text:p>FESTIVAL_DE</text:p>
          </table:table-cell>
          <table:table-cell table:style-name="ce25" office:value-type="string">
            <text:p>KALDI_DE</text:p>
          </table:table-cell>
          <table:table-cell table:style-name="ce25" office:value-type="string">
            <text:p>PHONOLEX_EXT</text:p>
          </table:table-cell>
          <table:table-cell office:value-type="string">
            <text:p>PHONOLEX</text:p>
          </table:table-cell>
          <table:table-cell office:value-type="string">
            <text:p>PHONOLEX_DE</text:p>
          </table:table-cell>
          <table:table-cell table:style-name="ce22" office:value-type="string">
            <text:p>PHONOLEX_GP</text:p>
          </table:table-cell>
          <table:table-cell table:style-name="ce22" office:value-type="string">
            <text:p>PHONOLEX_MP</text:p>
          </table:table-cell>
          <table:table-cell office:value-type="string">
            <text:p>SD_SZ</text:p>
          </table:table-cell>
          <table:table-cell office:value-type="string">
            <text:p>SD_NO</text:p>
          </table:table-cell>
          <table:table-cell office:value-type="string">
            <text:p>SD_FI</text:p>
          </table:table-cell>
          <table:table-cell office:value-type="string">
            <text:p>SD_EL</text:p>
          </table:table-cell>
          <table:table-cell office:value-type="string">
            <text:p>SD_SV</text:p>
          </table:table-cell>
          <table:table-cell table:style-name="ce29" office:value-type="string">
            <text:p>question count</text:p>
          </table:table-cell>
          <table:table-cell table:style-name="ce29" office:value-type="string">
            <text:p>Vowel</text:p>
          </table:table-cell>
          <table:table-cell table:style-name="ce29" office:value-type="string">
            <text:p>Consonant</text:p>
          </table:table-cell>
          <table:table-cell table:style-name="ce29" office:value-type="string">
            <text:p>Voiced_Consonant</text:p>
          </table:table-cell>
          <table:table-cell table:style-name="ce29" office:value-type="string">
            <text:p>Unvoiced_Consonant</text:p>
          </table:table-cell>
          <table:table-cell table:style-name="ce29" office:value-type="string">
            <text:p>Aspirated_Consonant</text:p>
          </table:table-cell>
          <table:table-cell table:style-name="ce29" office:value-type="string">
            <text:p>Ejective_Consonant</text:p>
          </table:table-cell>
          <table:table-cell table:style-name="ce29" office:value-type="string">
            <text:p>Click_Consonant</text:p>
          </table:table-cell>
          <table:table-cell table:style-name="ce29" office:value-type="string">
            <text:p>Pulmonic_Consonant</text:p>
          </table:table-cell>
          <table:table-cell table:style-name="ce29" office:value-type="string">
            <text:p>Voiced_Pulmonic_Consonant</text:p>
          </table:table-cell>
          <table:table-cell table:style-name="ce29" office:value-type="string">
            <text:p>Unvoiced_Pulmonic_Consonant</text:p>
          </table:table-cell>
          <table:table-cell table:style-name="ce29" office:value-type="string">
            <text:p>Syllabic_Consonant</text:p>
          </table:table-cell>
          <table:table-cell table:style-name="ce29" office:value-type="string">
            <text:p>Plosive</text:p>
          </table:table-cell>
          <table:table-cell table:style-name="ce29" office:value-type="string">
            <text:p>Implosive</text:p>
          </table:table-cell>
          <table:table-cell table:style-name="ce29" office:value-type="string">
            <text:p>Voiced_Plosive</text:p>
          </table:table-cell>
          <table:table-cell table:style-name="ce29" office:value-type="string">
            <text:p>Unvoiced_Plosive</text:p>
          </table:table-cell>
          <table:table-cell table:style-name="ce29" office:value-type="string">
            <text:p>Bilabial_Plosive</text:p>
          </table:table-cell>
          <table:table-cell table:style-name="ce29" office:value-type="string">
            <text:p>Coronal_Plosive</text:p>
          </table:table-cell>
          <table:table-cell table:style-name="ce29" office:value-type="string">
            <text:p>Velar_Plosive</text:p>
          </table:table-cell>
          <table:table-cell table:style-name="ce29" office:value-type="string">
            <text:p>Aveloar_Plosive</text:p>
          </table:table-cell>
          <table:table-cell table:style-name="ce29" office:value-type="string">
            <text:p>Fricative</text:p>
          </table:table-cell>
          <table:table-cell table:style-name="ce29" office:value-type="string">
            <text:p>Voiced_Fricative</text:p>
          </table:table-cell>
          <table:table-cell table:style-name="ce29" office:value-type="string">
            <text:p>Unvoiced_Fricative</text:p>
          </table:table-cell>
          <table:table-cell table:style-name="ce29" office:value-type="string">
            <text:p>Labiodental_Fricative</text:p>
          </table:table-cell>
          <table:table-cell table:style-name="ce29" office:value-type="string">
            <text:p>Coronal_Fricative</text:p>
          </table:table-cell>
          <table:table-cell table:style-name="ce29" office:value-type="string">
            <text:p>Dental_Fricative</text:p>
          </table:table-cell>
          <table:table-cell table:style-name="ce29" office:value-type="string">
            <text:p>Alveolar_Fricative</text:p>
          </table:table-cell>
          <table:table-cell table:style-name="ce29" office:value-type="string">
            <text:p>Lateral_Fricative</text:p>
          </table:table-cell>
          <table:table-cell table:style-name="ce29" office:value-type="string">
            <text:p>Postalveolar_Fricative</text:p>
          </table:table-cell>
          <table:table-cell table:style-name="ce29" office:value-type="string">
            <text:p>Dental_Click</text:p>
          </table:table-cell>
          <table:table-cell table:style-name="ce29" office:value-type="string">
            <text:p>Alveolar_Lateral_Click</text:p>
          </table:table-cell>
          <table:table-cell table:style-name="ce29" office:value-type="string">
            <text:p>Palatal_Click</text:p>
          </table:table-cell>
          <table:table-cell table:style-name="ce29" office:value-type="string">
            <text:p>Approximant</text:p>
          </table:table-cell>
          <table:table-cell table:style-name="ce29" office:value-type="string">
            <text:p>Pulmonic_Approximant</text:p>
          </table:table-cell>
          <table:table-cell table:style-name="ce29" office:value-type="string">
            <text:p>Nasal</text:p>
          </table:table-cell>
          <table:table-cell table:style-name="ce29" office:value-type="string">
            <text:p>Pulmonic_Nasal</text:p>
          </table:table-cell>
          <table:table-cell table:style-name="ce29" office:value-type="string">
            <text:p>Syllabic_Nasal</text:p>
          </table:table-cell>
          <table:table-cell table:style-name="ce29" office:value-type="string">
            <text:p>Affricates</text:p>
          </table:table-cell>
          <table:table-cell table:style-name="ce29" office:value-type="string">
            <text:p>Alveolar_Africate</text:p>
          </table:table-cell>
          <table:table-cell table:style-name="ce29" office:value-type="string">
            <text:p>Lateral</text:p>
          </table:table-cell>
          <table:table-cell table:style-name="ce29" office:value-type="string">
            <text:p>Voiced_lateral</text:p>
          </table:table-cell>
          <table:table-cell table:style-name="ce29" office:value-type="string">
            <text:p>Labial</text:p>
          </table:table-cell>
          <table:table-cell table:style-name="ce29" office:value-type="string">
            <text:p>Voiced_Labial</text:p>
          </table:table-cell>
          <table:table-cell table:style-name="ce29" office:value-type="string">
            <text:p>Unvoiced_Labial</text:p>
          </table:table-cell>
          <table:table-cell table:style-name="ce29" office:value-type="string">
            <text:p>Bilabial</text:p>
          </table:table-cell>
          <table:table-cell table:style-name="ce29" office:value-type="string">
            <text:p>Voiced_Bilabial</text:p>
          </table:table-cell>
          <table:table-cell table:style-name="ce29" office:value-type="string">
            <text:p>Unvoiced_Bilabial</text:p>
          </table:table-cell>
          <table:table-cell table:style-name="ce29" office:value-type="string">
            <text:p>Pulmonic_Bilabial</text:p>
          </table:table-cell>
          <table:table-cell table:style-name="ce29" office:value-type="string">
            <text:p>Pulmonic_Voiced_Bilabial</text:p>
          </table:table-cell>
          <table:table-cell table:style-name="ce29" office:value-type="string">
            <text:p>Coronal</text:p>
          </table:table-cell>
          <table:table-cell table:style-name="ce29" office:value-type="string">
            <text:p>General_Voiced_Coronal</text:p>
          </table:table-cell>
          <table:table-cell table:style-name="ce29" office:value-type="string">
            <text:p>General_Unvoiced_Coronal</text:p>
          </table:table-cell>
          <table:table-cell table:style-name="ce29" office:value-type="string">
            <text:p>Pulmonic_Coronal</text:p>
          </table:table-cell>
          <table:table-cell table:style-name="ce29" office:value-type="string">
            <text:p>Voiced_Coronal</text:p>
          </table:table-cell>
          <table:table-cell table:style-name="ce29" office:value-type="string">
            <text:p>Unvoiced_Coronal</text:p>
          </table:table-cell>
          <table:table-cell table:style-name="ce29" office:value-type="string">
            <text:p>Dorsal</text:p>
          </table:table-cell>
          <table:table-cell table:style-name="ce29" office:value-type="string">
            <text:p>Voiced_Dorsal</text:p>
          </table:table-cell>
          <table:table-cell table:style-name="ce29" office:value-type="string">
            <text:p>Dorsal_Velar</text:p>
          </table:table-cell>
          <table:table-cell table:style-name="ce29" office:value-type="string">
            <text:p>Labialized_velar_approximant</text:p>
          </table:table-cell>
          <table:table-cell table:style-name="ce29" office:value-type="string">
            <text:p>Fortis_Consonant</text:p>
          </table:table-cell>
          <table:table-cell table:style-name="ce29" office:value-type="string">
            <text:p>Lenis_Consonant</text:p>
          </table:table-cell>
          <table:table-cell table:style-name="ce29" office:value-type="string">
            <text:p>General_Front_Vowel</text:p>
          </table:table-cell>
          <table:table-cell table:style-name="ce29" office:value-type="string">
            <text:p>Front_Vowel</text:p>
          </table:table-cell>
          <table:table-cell table:style-name="ce29" office:value-type="string">
            <text:p>Front_Vowel_Rhoticity</text:p>
          </table:table-cell>
          <table:table-cell table:style-name="ce29" office:value-type="string">
            <text:p>Front_close_vowel</text:p>
          </table:table-cell>
          <table:table-cell table:style-name="ce29" office:value-type="string">
            <text:p>Front_close_mid_vowel</text:p>
          </table:table-cell>
          <table:table-cell table:style-name="ce29" office:value-type="string">
            <text:p>Front_open_mid_vowel</text:p>
          </table:table-cell>
          <table:table-cell table:style-name="ce29" office:value-type="string">
            <text:p>Front_near_open_vowel</text:p>
          </table:table-cell>
          <table:table-cell table:style-name="ce29" office:value-type="string">
            <text:p>Front_open_vowel</text:p>
          </table:table-cell>
          <table:table-cell table:style-name="ce29" office:value-type="string">
            <text:p>Front_nearfront_Vowel</text:p>
          </table:table-cell>
          <table:table-cell table:style-name="ce29" office:value-type="string">
            <text:p>Front_central_vowel</text:p>
          </table:table-cell>
          <table:table-cell table:style-name="ce29" office:value-type="string">
            <text:p>Front_nearback_Vowel</text:p>
          </table:table-cell>
          <table:table-cell table:style-name="ce29" office:value-type="string">
            <text:p>General_Nearfront_Vowel</text:p>
          </table:table-cell>
          <table:table-cell table:style-name="ce29" office:value-type="string">
            <text:p>Nearfront_Vowel</text:p>
          </table:table-cell>
          <table:table-cell table:style-name="ce29" office:value-type="string">
            <text:p>Nearfront_Vowel_Rhoticity</text:p>
          </table:table-cell>
          <table:table-cell table:style-name="ce29" office:value-type="string">
            <text:p>Nearfront_central_vowel</text:p>
          </table:table-cell>
          <table:table-cell table:style-name="ce29" office:value-type="string">
            <text:p>General_Central_Vowel</text:p>
          </table:table-cell>
          <table:table-cell table:style-name="ce29" office:value-type="string">
            <text:p>Central_Vowel_Rhoticity</text:p>
          </table:table-cell>
          <table:table-cell table:style-name="ce29" office:value-type="string">
            <text:p>Central_Vowel</text:p>
          </table:table-cell>
          <table:table-cell table:style-name="ce29" office:value-type="string">
            <text:p>Central_close_vowel</text:p>
          </table:table-cell>
          <table:table-cell table:style-name="ce29" office:value-type="string">
            <text:p>Central_Mid_Vowel</text:p>
          </table:table-cell>
          <table:table-cell table:style-name="ce29" office:value-type="string">
            <text:p>Central_Openmid_Vowel</text:p>
          </table:table-cell>
          <table:table-cell table:style-name="ce29" office:value-type="string">
            <text:p>Central_Nearopen_Vowel</text:p>
          </table:table-cell>
          <table:table-cell table:style-name="ce29" office:value-type="string">
            <text:p>General_Nearback_Vowel</text:p>
          </table:table-cell>
          <table:table-cell table:style-name="ce29" office:value-type="string">
            <text:p>Nearback_Vowel_Rhoticity</text:p>
          </table:table-cell>
          <table:table-cell table:style-name="ce29" office:value-type="string">
            <text:p>Nearback_Vowel</text:p>
          </table:table-cell>
          <table:table-cell table:style-name="ce29" office:value-type="string">
            <text:p>Nearback_central_vowel</text:p>
          </table:table-cell>
          <table:table-cell table:style-name="ce29" office:value-type="string">
            <text:p>General_Back_Vowel</text:p>
          </table:table-cell>
          <table:table-cell table:style-name="ce29" office:value-type="string">
            <text:p>Back_Vowel_Rhoticity</text:p>
          </table:table-cell>
          <table:table-cell table:style-name="ce29" office:value-type="string">
            <text:p>Back_Vowel</text:p>
          </table:table-cell>
          <table:table-cell table:style-name="ce29" office:value-type="string">
            <text:p>Back_Open_Vowel</text:p>
          </table:table-cell>
          <table:table-cell table:style-name="ce29" office:value-type="string">
            <text:p>Back_OpenMid_Vowel</text:p>
          </table:table-cell>
          <table:table-cell table:style-name="ce29" office:value-type="string">
            <text:p>Back_Closemid_Vowel</text:p>
          </table:table-cell>
          <table:table-cell table:style-name="ce29" office:value-type="string">
            <text:p>Back_Close_Vowel</text:p>
          </table:table-cell>
          <table:table-cell table:style-name="ce29" office:value-type="string">
            <text:p>Long_Vowel</text:p>
          </table:table-cell>
          <table:table-cell table:style-name="ce29" office:value-type="string">
            <text:p>Long_Back_Vowel</text:p>
          </table:table-cell>
          <table:table-cell table:style-name="ce29" office:value-type="string">
            <text:p>Long_Central_Vowel</text:p>
          </table:table-cell>
          <table:table-cell table:style-name="ce29" office:value-type="string">
            <text:p>Long_Front_Vowel</text:p>
          </table:table-cell>
          <table:table-cell table:style-name="ce29" office:value-type="string">
            <text:p>Long_Close_Vowel</text:p>
          </table:table-cell>
          <table:table-cell table:style-name="ce29" office:value-type="string">
            <text:p>Long_Closemid_Vowel</text:p>
          </table:table-cell>
          <table:table-cell table:style-name="ce29" office:value-type="string">
            <text:p>Long_OpenMid_Vowel</text:p>
          </table:table-cell>
          <table:table-cell table:style-name="ce29" office:value-type="string">
            <text:p>Long_Open_Vowel</text:p>
          </table:table-cell>
          <table:table-cell table:style-name="ce29" office:value-type="string">
            <text:p>Close_Vowel</text:p>
          </table:table-cell>
          <table:table-cell table:style-name="ce29" office:value-type="string">
            <text:p>NearClose_Vowel</text:p>
          </table:table-cell>
          <table:table-cell table:style-name="ce29" office:value-type="string">
            <text:p>CloseMid_Vowel</text:p>
          </table:table-cell>
          <table:table-cell table:style-name="ce29" office:value-type="string">
            <text:p>OpenMid_Vowel</text:p>
          </table:table-cell>
          <table:table-cell table:style-name="ce29" office:value-type="string">
            <text:p>Open_Vowel</text:p>
          </table:table-cell>
          <table:table-cell table:style-name="ce29" office:value-type="string">
            <text:p>OpenMid_NearClose_Vowel</text:p>
          </table:table-cell>
          <table:table-cell table:style-name="ce29" office:value-type="string">
            <text:p>Open_NearClose_Vowel</text:p>
          </table:table-cell>
          <table:table-cell table:style-name="ce29" office:value-type="string">
            <text:p>Open_NearClose_Mid_Vowel</text:p>
          </table:table-cell>
          <table:table-cell table:style-name="ce29" office:value-type="string">
            <text:p>NearClose_Mid_Vowel</text:p>
          </table:table-cell>
          <table:table-cell table:style-name="ce29" office:value-type="string">
            <text:p>Dipthong</text:p>
          </table:table-cell>
          <table:table-cell table:style-name="ce29" office:value-type="string">
            <text:p>Rounded</text:p>
          </table:table-cell>
          <table:table-cell table:style-name="ce29" office:value-type="string">
            <text:p>Unrounded</text:p>
          </table:table-cell>
          <table:table-cell table:style-name="ce29" office:value-type="string">
            <text:p>Unround-Schwa</text:p>
          </table:table-cell>
          <table:table-cell table:number-columns-repeated="870"/>
        </table:table-row>
        <table:table-row table:style-name="ro6">
          <table:table-cell office:value-type="string">
            <text:p>Phone count</text:p>
          </table:table-cell>
          <table:table-cell table:style-name="ce6" table:formula="of:=COUNTA([.B3:.B230])" office:value-type="float" office:value="184">
            <text:p>184</text:p>
          </table:table-cell>
          <table:table-cell table:style-name="ce6" table:formula="of:=COUNTA([.C3:.C230])" office:value-type="float" office:value="205">
            <text:p>205</text:p>
          </table:table-cell>
          <table:table-cell table:style-name="ce6" table:formula="of:=COUNTA([.D3:.D230])" office:value-type="float" office:value="56">
            <text:p>56</text:p>
          </table:table-cell>
          <table:table-cell table:style-name="ce6" table:formula="of:=COUNTA([.E3:.E230])" office:value-type="float" office:value="43">
            <text:p>43</text:p>
          </table:table-cell>
          <table:table-cell table:style-name="ce6" table:formula="of:=COUNTA([.F3:.F230])" office:value-type="float" office:value="37">
            <text:p>37</text:p>
          </table:table-cell>
          <table:table-cell table:style-name="Default" table:formula="of:=COUNTA([.G3:.G230])" office:value-type="float" office:value="32">
            <text:p>32</text:p>
          </table:table-cell>
          <table:table-cell table:style-name="ce6" table:formula="of:=COUNTA([.H3:.H230])" office:value-type="float" office:value="45">
            <text:p>45</text:p>
          </table:table-cell>
          <table:table-cell table:style-name="ce6" table:formula="of:=COUNTA([.I3:.I230])" office:value-type="float" office:value="44">
            <text:p>44</text:p>
          </table:table-cell>
          <table:table-cell table:style-name="ce6" table:formula="of:=COUNTA([.J3:.J230])" office:value-type="float" office:value="23">
            <text:p>23</text:p>
          </table:table-cell>
          <table:table-cell table:style-name="ce6" table:formula="of:=COUNTA([.K3:.K230])" office:value-type="float" office:value="39">
            <text:p>39</text:p>
          </table:table-cell>
          <table:table-cell table:style-name="ce6" table:formula="of:=COUNTA([.L3:.L230])" office:value-type="float" office:value="46">
            <text:p>46</text:p>
          </table:table-cell>
          <table:table-cell table:style-name="ce6" table:formula="of:=COUNTA([.M3:.M230])" office:value-type="float" office:value="44">
            <text:p>44</text:p>
          </table:table-cell>
          <table:table-cell table:style-name="ce6" table:formula="of:=COUNTA([.N3:.N230])" office:value-type="float" office:value="37">
            <text:p>37</text:p>
          </table:table-cell>
          <table:table-cell table:style-name="ce6" table:formula="of:=COUNTA([.O3:.O230])" office:value-type="float" office:value="45">
            <text:p>45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60">
            <text:p>60</text:p>
          </table:table-cell>
          <table:table-cell table:style-name="ce6" table:formula="of:=COUNTA([.R3:.R230])" office:value-type="float" office:value="44">
            <text:p>44</text:p>
          </table:table-cell>
          <table:table-cell table:style-name="ce6" table:formula="of:=COUNTA([.S3:.S230])" office:value-type="float" office:value="44">
            <text:p>44</text:p>
          </table:table-cell>
          <table:table-cell table:style-name="ce6" table:formula="of:=COUNTA([.T3:.T230])" office:value-type="float" office:value="31">
            <text:p>31</text:p>
          </table:table-cell>
          <table:table-cell table:style-name="ce6" table:formula="of:=COUNTA([.U3:.U230])" office:value-type="float" office:value="51">
            <text:p>51</text:p>
          </table:table-cell>
          <table:table-cell table:style-name="ce6" table:formula="of:=COUNTA([.V3:.V230])" office:value-type="float" office:value="50">
            <text:p>50</text:p>
          </table:table-cell>
          <table:table-cell table:style-name="ce20" table:formula="of:=COUNTA([.W3:.W230])" office:value-type="float" office:value="37">
            <text:p>37</text:p>
          </table:table-cell>
          <table:table-cell table:style-name="ce20" table:formula="of:=COUNTA([.X3:.X230])" office:value-type="float" office:value="37">
            <text:p>37</text:p>
          </table:table-cell>
          <table:table-cell table:style-name="ce6" table:formula="of:=COUNTA([.Y3:.Y230])" office:value-type="float" office:value="37">
            <text:p>37</text:p>
          </table:table-cell>
          <table:table-cell table:style-name="ce6" table:formula="of:=COUNTA([.Z3:.Z230])" office:value-type="float" office:value="36">
            <text:p>36</text:p>
          </table:table-cell>
          <table:table-cell table:style-name="ce6" table:formula="of:=COUNTA([.AA3:.AA230])" office:value-type="float" office:value="41">
            <text:p>41</text:p>
          </table:table-cell>
          <table:table-cell table:style-name="ce6" table:formula="of:=COUNTA([.AB3:.AB230])" office:value-type="float" office:value="47">
            <text:p>47</text:p>
          </table:table-cell>
          <table:table-cell table:style-name="ce6" table:formula="of:=COUNTA([.AC3:.AC230])" office:value-type="float" office:value="41">
            <text:p>41</text:p>
          </table:table-cell>
          <table:table-cell table:style-name="ce6" table:formula="of:=COUNTA([.AD3:.AD230])" office:value-type="float" office:value="72">
            <text:p>72</text:p>
          </table:table-cell>
          <table:table-cell table:style-name="ce6" table:formula="of:=COUNTA([.AE3:.AE230])" office:value-type="float" office:value="58">
            <text:p>58</text:p>
          </table:table-cell>
          <table:table-cell table:style-name="ce6" table:formula="of:=COUNTA([.AF3:.AF230])" office:value-type="float" office:value="55">
            <text:p>55</text:p>
          </table:table-cell>
          <table:table-cell table:style-name="ce6" table:formula="of:=COUNTA([.AG3:.AG230])" office:value-type="float" office:value="53">
            <text:p>53</text:p>
          </table:table-cell>
          <table:table-cell table:style-name="ce6" table:formula="of:=COUNTA([.AH3:.AH230])" office:value-type="float" office:value="56">
            <text:p>56</text:p>
          </table:table-cell>
          <table:table-cell table:style-name="ce6" table:formula="of:=COUNTA([.AI3:.AI230])" office:value-type="float" office:value="58">
            <text:p>58</text:p>
          </table:table-cell>
          <table:table-cell table:style-name="ce6" table:formula="of:=COUNTA([.AJ3:.AJ230])" office:value-type="float" office:value="46">
            <text:p>46</text:p>
          </table:table-cell>
          <table:table-cell table:style-name="ce6" table:formula="of:=COUNTA([.AK3:.AK230])" office:value-type="float" office:value="46">
            <text:p>46</text:p>
          </table:table-cell>
          <table:table-cell table:style-name="ce6" table:formula="of:=COUNTA([.AL3:.AL230])" office:value-type="float" office:value="30">
            <text:p>30</text:p>
          </table:table-cell>
          <table:table-cell table:style-name="ce6" table:formula="of:=COUNTA([.AM3:.AM230])" office:value-type="float" office:value="45">
            <text:p>45</text:p>
          </table:table-cell>
          <table:table-cell table:style-name="ce6" table:formula="of:=COUNTA([.AN3:.AN230])" office:value-type="float" office:value="199">
            <text:p>199</text:p>
          </table:table-cell>
          <table:table-cell table:style-name="ce6" table:formula="of:=COUNTA([.AO3:.AO230])" office:value-type="float" office:value="110">
            <text:p>110</text:p>
          </table:table-cell>
          <table:table-cell table:style-name="ce6" table:formula="of:=COUNTA([.AP3:.AP230])" office:value-type="float" office:value="92">
            <text:p>92</text:p>
          </table:table-cell>
          <table:table-cell table:style-name="ce6" table:formula="of:=COUNTA([.AQ3:.AQ230])" office:value-type="float" office:value="53">
            <text:p>53</text:p>
          </table:table-cell>
          <table:table-cell table:style-name="ce6" table:formula="of:=COUNTA([.AR3:.AR230])" office:value-type="float" office:value="31">
            <text:p>31</text:p>
          </table:table-cell>
          <table:table-cell table:style-name="ce6" table:formula="of:=COUNTA([.AS3:.AS230])" office:value-type="float" office:value="5">
            <text:p>5</text:p>
          </table:table-cell>
          <table:table-cell table:style-name="ce6" table:formula="of:=COUNTA([.AT3:.AT230])" office:value-type="float" office:value="5">
            <text:p>5</text:p>
          </table:table-cell>
          <table:table-cell table:style-name="ce6" table:formula="of:=COUNTA([.AU3:.AU230])" office:value-type="float" office:value="9">
            <text:p>9</text:p>
          </table:table-cell>
          <table:table-cell table:style-name="ce6" table:formula="of:=COUNTA([.AV3:.AV230])" office:value-type="float" office:value="73">
            <text:p>73</text:p>
          </table:table-cell>
          <table:table-cell table:style-name="ce6" table:formula="of:=COUNTA([.AW3:.AW230])" office:value-type="float" office:value="47">
            <text:p>47</text:p>
          </table:table-cell>
          <table:table-cell table:style-name="ce6" table:formula="of:=COUNTA([.AX3:.AX230])" office:value-type="float" office:value="28">
            <text:p>28</text:p>
          </table:table-cell>
          <table:table-cell table:style-name="ce6" table:formula="of:=COUNTA([.AY3:.AY230])" office:value-type="float" office:value="6">
            <text:p>6</text:p>
          </table:table-cell>
          <table:table-cell table:style-name="ce6" table:formula="of:=COUNTA([.AZ3:.AZ230])" office:value-type="float" office:value="23">
            <text:p>23</text:p>
          </table:table-cell>
          <table:table-cell table:style-name="ce6" table:formula="of:=COUNTA([.BA3:.BA230])" office:value-type="float" office:value="1">
            <text:p>1</text:p>
          </table:table-cell>
          <table:table-cell table:style-name="ce6" table:formula="of:=COUNTA([.BB3:.BB230])" office:value-type="float" office:value="10">
            <text:p>10</text:p>
          </table:table-cell>
          <table:table-cell table:style-name="ce6" table:formula="of:=COUNTA([.BC3:.BC230])" office:value-type="float" office:value="11">
            <text:p>11</text:p>
          </table:table-cell>
          <table:table-cell table:style-name="ce6" table:formula="of:=COUNTA([.BD3:.BD230])" office:value-type="float" office:value="9">
            <text:p>9</text:p>
          </table:table-cell>
          <table:table-cell table:style-name="ce6" table:formula="of:=COUNTA([.BE3:.BE230])" office:value-type="float" office:value="7">
            <text:p>7</text:p>
          </table:table-cell>
          <table:table-cell table:style-name="ce6" table:formula="of:=COUNTA([.BF3:.BF230])" office:value-type="float" office:value="9">
            <text:p>9</text:p>
          </table:table-cell>
          <table:table-cell table:style-name="ce6" table:formula="of:=COUNTA([.BG3:.BG230])" office:value-type="float" office:value="2">
            <text:p>2</text:p>
          </table:table-cell>
          <table:table-cell table:style-name="ce6" table:formula="of:=COUNTA([.BH3:.BH230])" office:value-type="float" office:value="25">
            <text:p>25</text:p>
          </table:table-cell>
          <table:table-cell table:style-name="ce6" table:formula="of:=COUNTA([.BI3:.BI230])" office:value-type="float" office:value="14">
            <text:p>14</text:p>
          </table:table-cell>
          <table:table-cell table:style-name="ce6" table:formula="of:=COUNTA([.BJ3:.BJ230])" office:value-type="float" office:value="16">
            <text:p>16</text:p>
          </table:table-cell>
          <table:table-cell table:style-name="ce6" table:formula="of:=COUNTA([.BK3:.BK230])" office:value-type="float" office:value="8">
            <text:p>8</text:p>
          </table:table-cell>
          <table:table-cell table:style-name="ce6" table:formula="of:=COUNTA([.BL3:.BL230])" office:value-type="float" office:value="11">
            <text:p>11</text:p>
          </table:table-cell>
          <table:table-cell table:style-name="ce6" table:formula="of:=COUNTA([.BM3:.BM230])" office:value-type="float" office:value="5">
            <text:p>5</text:p>
          </table:table-cell>
          <table:table-cell table:style-name="ce6" table:formula="of:=COUNTA([.BN3:.BN230])" office:value-type="float" office:value="8">
            <text:p>8</text:p>
          </table:table-cell>
          <table:table-cell table:style-name="ce6" table:formula="of:=COUNTA([.BO3:.BO230])" office:value-type="float" office:value="2">
            <text:p>2</text:p>
          </table:table-cell>
          <table:table-cell table:style-name="ce6" table:formula="of:=COUNTA([.BP3:.BP230])" office:value-type="float" office:value="6">
            <text:p>6</text:p>
          </table:table-cell>
          <table:table-cell table:style-name="ce6" table:formula="of:=COUNTA([.BQ3:.BQ230])" office:value-type="float" office:value="3">
            <text:p>3</text:p>
          </table:table-cell>
          <table:table-cell table:style-name="ce6" table:formula="of:=COUNTA([.BR3:.BR230])" office:value-type="float" office:value="3">
            <text:p>3</text:p>
          </table:table-cell>
          <table:table-cell table:style-name="ce6" table:formula="of:=COUNTA([.BS3:.BS230])" office:value-type="float" office:value="3">
            <text:p>3</text:p>
          </table:table-cell>
          <table:table-cell table:style-name="ce6" table:formula="of:=COUNTA([.BT3:.BT230])" office:value-type="float" office:value="11">
            <text:p>11</text:p>
          </table:table-cell>
          <table:table-cell table:style-name="ce6" table:formula="of:=COUNTA([.BU3:.BU230])" office:value-type="float" office:value="7">
            <text:p>7</text:p>
          </table:table-cell>
          <table:table-cell table:style-name="ce6" table:formula="of:=COUNTA([.BV3:.BV230])" office:value-type="float" office:value="24">
            <text:p>24</text:p>
          </table:table-cell>
          <table:table-cell table:style-name="ce6" table:formula="of:=COUNTA([.BW3:.BW230])" office:value-type="float" office:value="11">
            <text:p>11</text:p>
          </table:table-cell>
          <table:table-cell table:style-name="ce6" table:formula="of:=COUNTA([.BX3:.BX230])" office:value-type="float" office:value="5">
            <text:p>5</text:p>
          </table:table-cell>
          <table:table-cell table:style-name="ce6" table:formula="of:=COUNTA([.BY3:.BY230])" office:value-type="float" office:value="13">
            <text:p>13</text:p>
          </table:table-cell>
          <table:table-cell table:style-name="ce6"/>
          <table:table-cell table:style-name="ce6" table:formula="of:=COUNTA([.CA3:.CA230])" office:value-type="float" office:value="11">
            <text:p>11</text:p>
          </table:table-cell>
          <table:table-cell table:style-name="ce6" table:formula="of:=COUNTA([.CB3:.CB230])" office:value-type="float" office:value="7">
            <text:p>7</text:p>
          </table:table-cell>
          <table:table-cell table:style-name="ce6" table:formula="of:=COUNTA([.CC3:.CC230])" office:value-type="float" office:value="19">
            <text:p>19</text:p>
          </table:table-cell>
          <table:table-cell table:style-name="ce6" table:formula="of:=COUNTA([.CD3:.CD230])" office:value-type="float" office:value="13">
            <text:p>13</text:p>
          </table:table-cell>
          <table:table-cell table:style-name="ce6" table:formula="of:=COUNTA([.CE3:.CE230])" office:value-type="float" office:value="9">
            <text:p>9</text:p>
          </table:table-cell>
          <table:table-cell table:style-name="ce6" table:formula="of:=COUNTA([.CF3:.CF230])" office:value-type="float" office:value="17">
            <text:p>17</text:p>
          </table:table-cell>
          <table:table-cell table:style-name="ce6" table:formula="of:=COUNTA([.CG3:.CG230])" office:value-type="float" office:value="11">
            <text:p>11</text:p>
          </table:table-cell>
          <table:table-cell table:style-name="ce6" table:formula="of:=COUNTA([.CH3:.CH230])" office:value-type="float" office:value="6">
            <text:p>6</text:p>
          </table:table-cell>
          <table:table-cell table:style-name="ce6" table:formula="of:=COUNTA([.CI3:.CI230])" office:value-type="float" office:value="9">
            <text:p>9</text:p>
          </table:table-cell>
          <table:table-cell table:style-name="ce6" table:formula="of:=COUNTA([.CJ3:.CJ230])" office:value-type="float" office:value="7">
            <text:p>7</text:p>
          </table:table-cell>
          <table:table-cell table:style-name="ce6" table:formula="of:=COUNTA([.CK3:.CK230])" office:value-type="float" office:value="30">
            <text:p>30</text:p>
          </table:table-cell>
          <table:table-cell table:style-name="ce6" table:formula="of:=COUNTA([.CL3:.CL230])" office:value-type="float" office:value="20">
            <text:p>20</text:p>
          </table:table-cell>
          <table:table-cell table:style-name="ce6" table:formula="of:=COUNTA([.CM3:.CM230])" office:value-type="float" office:value="13">
            <text:p>13</text:p>
          </table:table-cell>
          <table:table-cell table:style-name="ce6" table:formula="of:=COUNTA([.CN3:.CN230])" office:value-type="float" office:value="24">
            <text:p>24</text:p>
          </table:table-cell>
          <table:table-cell table:style-name="ce6" table:formula="of:=COUNTA([.CO3:.CO230])" office:value-type="float" office:value="18">
            <text:p>18</text:p>
          </table:table-cell>
          <table:table-cell table:style-name="ce6" table:formula="of:=COUNTA([.CP3:.CP230])" office:value-type="float" office:value="11">
            <text:p>11</text:p>
          </table:table-cell>
          <table:table-cell table:style-name="ce6" table:formula="of:=COUNTA([.CQ3:.CQ230])" office:value-type="float" office:value="21">
            <text:p>21</text:p>
          </table:table-cell>
          <table:table-cell table:style-name="ce6" table:formula="of:=COUNTA([.CR3:.CR230])" office:value-type="float" office:value="14">
            <text:p>14</text:p>
          </table:table-cell>
          <table:table-cell table:style-name="ce6" table:formula="of:=COUNTA([.CS3:.CS230])" office:value-type="float" office:value="11">
            <text:p>11</text:p>
          </table:table-cell>
          <table:table-cell table:style-name="ce6" table:formula="of:=COUNTA([.CT3:.CT230])" office:value-type="float" office:value="5">
            <text:p>5</text:p>
          </table:table-cell>
          <table:table-cell table:style-name="ce6" table:formula="of:=COUNTA([.CU3:.CU230])" office:value-type="float" office:value="18">
            <text:p>18</text:p>
          </table:table-cell>
          <table:table-cell table:style-name="ce6" table:formula="of:=COUNTA([.CV3:.CV230])" office:value-type="float" office:value="15">
            <text:p>15</text:p>
          </table:table-cell>
          <table:table-cell table:style-name="ce6" table:formula="of:=COUNTA([.CW3:.CW230])" office:value-type="float" office:value="58">
            <text:p>58</text:p>
          </table:table-cell>
          <table:table-cell table:style-name="ce6" table:formula="of:=COUNTA([.CX3:.CX230])" office:value-type="float" office:value="30">
            <text:p>30</text:p>
          </table:table-cell>
          <table:table-cell table:style-name="ce6" table:formula="of:=COUNTA([.CY3:.CY230])" office:value-type="float" office:value="5">
            <text:p>5</text:p>
          </table:table-cell>
          <table:table-cell table:style-name="ce6" table:formula="of:=COUNTA([.CZ3:.CZ230])" office:value-type="float" office:value="19">
            <text:p>19</text:p>
          </table:table-cell>
          <table:table-cell table:style-name="ce6" table:formula="of:=COUNTA([.DA3:.DA230])" office:value-type="float" office:value="11">
            <text:p>11</text:p>
          </table:table-cell>
          <table:table-cell table:style-name="ce6" table:formula="of:=COUNTA([.DB3:.DB230])" office:value-type="float" office:value="12">
            <text:p>12</text:p>
          </table:table-cell>
          <table:table-cell table:style-name="ce6" table:formula="of:=COUNTA([.DC3:.DC230])" office:value-type="float" office:value="8">
            <text:p>8</text:p>
          </table:table-cell>
          <table:table-cell table:style-name="ce6" table:formula="of:=COUNTA([.DD3:.DD230])" office:value-type="float" office:value="10">
            <text:p>10</text:p>
          </table:table-cell>
          <table:table-cell table:style-name="ce6" table:formula="of:=COUNTA([.DE3:.DE230])" office:value-type="float" office:value="8">
            <text:p>8</text:p>
          </table:table-cell>
          <table:table-cell table:style-name="ce6" table:formula="of:=COUNTA([.DF3:.DF230])" office:value-type="float" office:value="13">
            <text:p>13</text:p>
          </table:table-cell>
          <table:table-cell table:style-name="ce6" table:formula="of:=COUNTA([.DG3:.DG230])" office:value-type="float" office:value="5">
            <text:p>5</text:p>
          </table:table-cell>
          <table:table-cell table:style-name="ce6" table:formula="of:=COUNTA([.DH3:.DH230])" office:value-type="float" office:value="16">
            <text:p>16</text:p>
          </table:table-cell>
          <table:table-cell table:style-name="ce6" table:formula="of:=COUNTA([.DI3:.DI230])" office:value-type="float" office:value="8">
            <text:p>8</text:p>
          </table:table-cell>
          <table:table-cell table:style-name="ce6" table:formula="of:=COUNTA([.DJ3:.DJ230])" office:value-type="float" office:value="4">
            <text:p>4</text:p>
          </table:table-cell>
          <table:table-cell table:style-name="ce6" table:formula="of:=COUNTA([.DK3:.DK230])" office:value-type="float" office:value="5">
            <text:p>5</text:p>
          </table:table-cell>
          <table:table-cell table:style-name="ce6" table:formula="of:=COUNTA([.DL3:.DL230])" office:value-type="float" office:value="35">
            <text:p>35</text:p>
          </table:table-cell>
          <table:table-cell table:style-name="ce6" table:formula="of:=COUNTA([.DM3:.DM230])" office:value-type="float" office:value="4">
            <text:p>4</text:p>
          </table:table-cell>
          <table:table-cell table:style-name="ce6" table:formula="of:=COUNTA([.DN3:.DN230])" office:value-type="float" office:value="13">
            <text:p>13</text:p>
          </table:table-cell>
          <table:table-cell table:style-name="ce6" table:formula="of:=COUNTA([.DO3:.DO230])" office:value-type="float" office:value="7">
            <text:p>7</text:p>
          </table:table-cell>
          <table:table-cell table:style-name="ce6" table:formula="of:=COUNTA([.DP3:.DP230])" office:value-type="float" office:value="9">
            <text:p>9</text:p>
          </table:table-cell>
          <table:table-cell table:style-name="ce6" table:formula="of:=COUNTA([.DQ3:.DQ230])" office:value-type="float" office:value="6">
            <text:p>6</text:p>
          </table:table-cell>
          <table:table-cell table:style-name="ce6" table:formula="of:=COUNTA([.DR3:.DR230])" office:value-type="float" office:value="1">
            <text:p>1</text:p>
          </table:table-cell>
          <table:table-cell table:style-name="ce6" table:formula="of:=COUNTA([.DS3:.DS230])" office:value-type="float" office:value="9">
            <text:p>9</text:p>
          </table:table-cell>
          <table:table-cell table:style-name="ce6" table:formula="of:=COUNTA([.DT3:.DT230])" office:value-type="float" office:value="4">
            <text:p>4</text:p>
          </table:table-cell>
          <table:table-cell table:style-name="ce6" table:formula="of:=COUNTA([.DU3:.DU230])" office:value-type="float" office:value="6">
            <text:p>6</text:p>
          </table:table-cell>
          <table:table-cell table:style-name="ce6" table:formula="of:=COUNTA([.DV3:.DV230])" office:value-type="float" office:value="5">
            <text:p>5</text:p>
          </table:table-cell>
          <table:table-cell table:style-name="ce6" table:formula="of:=COUNTA([.DW3:.DW230])" office:value-type="float" office:value="33">
            <text:p>33</text:p>
          </table:table-cell>
          <table:table-cell table:style-name="ce6" table:formula="of:=COUNTA([.DX3:.DX230])" office:value-type="float" office:value="5">
            <text:p>5</text:p>
          </table:table-cell>
          <table:table-cell table:style-name="ce6" table:formula="of:=COUNTA([.DY3:.DY230])" office:value-type="float" office:value="27">
            <text:p>27</text:p>
          </table:table-cell>
          <table:table-cell table:style-name="ce6" table:formula="of:=COUNTA([.DZ3:.DZ230])" office:value-type="float" office:value="12">
            <text:p>12</text:p>
          </table:table-cell>
          <table:table-cell table:style-name="ce6" table:formula="of:=COUNTA([.EA3:.EA230])" office:value-type="float" office:value="10">
            <text:p>10</text:p>
          </table:table-cell>
          <table:table-cell table:style-name="ce6" table:formula="of:=COUNTA([.EB3:.EB230])" office:value-type="float" office:value="8">
            <text:p>8</text:p>
          </table:table-cell>
          <table:table-cell table:style-name="ce6" table:formula="of:=COUNTA([.EC3:.EC230])" office:value-type="float" office:value="10">
            <text:p>10</text:p>
          </table:table-cell>
          <table:table-cell table:style-name="ce6" table:formula="of:=COUNTA([.ED3:.ED230])" office:value-type="float" office:value="21">
            <text:p>21</text:p>
          </table:table-cell>
          <table:table-cell table:style-name="ce6" table:formula="of:=COUNTA([.EE3:.EE230])" office:value-type="float" office:value="8">
            <text:p>8</text:p>
          </table:table-cell>
          <table:table-cell table:style-name="ce6" table:formula="of:=COUNTA([.EF3:.EF230])" office:value-type="float" office:value="6">
            <text:p>6</text:p>
          </table:table-cell>
          <table:table-cell table:style-name="ce6" table:formula="of:=COUNTA([.EG3:.EG230])" office:value-type="float" office:value="13">
            <text:p>13</text:p>
          </table:table-cell>
          <table:table-cell table:style-name="ce6" table:formula="of:=COUNTA([.EH3:.EH230])" office:value-type="float" office:value="7">
            <text:p>7</text:p>
          </table:table-cell>
          <table:table-cell table:style-name="ce6" table:formula="of:=COUNTA([.EI3:.EI230])" office:value-type="float" office:value="6">
            <text:p>6</text:p>
          </table:table-cell>
          <table:table-cell table:style-name="ce6" table:formula="of:=COUNTA([.EJ3:.EJ230])" office:value-type="float" office:value="8">
            <text:p>8</text:p>
          </table:table-cell>
          <table:table-cell table:style-name="ce6" table:formula="of:=COUNTA([.EK3:.EK230])" office:value-type="float" office:value="6">
            <text:p>6</text:p>
          </table:table-cell>
          <table:table-cell table:style-name="ce6" table:formula="of:=COUNTA([.EL3:.EL230])" office:value-type="float" office:value="17">
            <text:p>17</text:p>
          </table:table-cell>
          <table:table-cell table:style-name="ce6" table:formula="of:=COUNTA([.EM3:.EM230])" office:value-type="float" office:value="10">
            <text:p>10</text:p>
          </table:table-cell>
          <table:table-cell table:style-name="ce6" table:formula="of:=COUNTA([.EN3:.EN230])" office:value-type="float" office:value="15">
            <text:p>15</text:p>
          </table:table-cell>
          <table:table-cell table:style-name="ce6" table:formula="of:=COUNTA([.EO3:.EO230])" office:value-type="float" office:value="18">
            <text:p>18</text:p>
          </table:table-cell>
          <table:table-cell table:style-name="ce6" table:formula="of:=COUNTA([.EP3:.EP230])" office:value-type="float" office:value="16">
            <text:p>16</text:p>
          </table:table-cell>
          <table:table-cell table:style-name="ce6" table:formula="of:=COUNTA([.EQ3:.EQ230])" office:value-type="float" office:value="6">
            <text:p>6</text:p>
          </table:table-cell>
          <table:table-cell table:style-name="ce6" table:formula="of:=COUNTA([.ER3:.ER230])" office:value-type="float" office:value="7">
            <text:p>7</text:p>
          </table:table-cell>
          <table:table-cell table:style-name="ce6" table:formula="of:=COUNTA([.ES3:.ES230])" office:value-type="float" office:value="5">
            <text:p>5</text:p>
          </table:table-cell>
          <table:table-cell table:style-name="ce6" table:formula="of:=COUNTA([.ET3:.ET230])" office:value-type="float" office:value="4">
            <text:p>4</text:p>
          </table:table-cell>
          <table:table-cell table:style-name="ce6" table:formula="of:=COUNTA([.EU3:.EU230])" office:value-type="float" office:value="53">
            <text:p>53</text:p>
          </table:table-cell>
          <table:table-cell table:style-name="ce6" table:formula="of:=COUNTA([.EV3:.EV230])" office:value-type="float" office:value="33">
            <text:p>33</text:p>
          </table:table-cell>
          <table:table-cell table:style-name="ce6" table:formula="of:=COUNTA([.EW3:.EW230])" office:value-type="float" office:value="39">
            <text:p>39</text:p>
          </table:table-cell>
          <table:table-cell table:style-name="ce6" table:formula="of:=COUNTA([.EX3:.EX230])" office:value-type="float" office:value="8">
            <text:p>8</text:p>
          </table:table-cell>
          <table:table-cell table:number-columns-repeated="870"/>
        </table:table-row>
        <table:table-row table:style-name="ro7">
          <table:table-cell office:value-type="string">
            <text:p>Nasal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2" office:value-type="string">
            <text:p>m</text:p>
          </table:table-cell>
          <table:table-cell table:style-name="Default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6" table:formula="of:=IF(NOT(ISBLANK([.S3]));[.S3];IF(NOT(ISBLANK([.T3]));[.T3];IF(NOT(ISBLANK([.U3]));[.U3];IF(NOT(ISBLANK([.AA3]));[.AA3];IF(NOT(ISBLANK([.AI3]));[.AI3];&quot;-&quot;)))))" office:value-type="string" office:string-value="m">
            <text:p>m</text:p>
          </table:table-cell>
          <table:table-cell table:style-name="ce6" table:formula="of:=IF(NOT(ISBLANK([.Y3]));[.Y3];IF(NOT(ISBLANK([.AE3]));[.AE3];&quot;&quot;))" office:value-type="string" office:string-value="m">
            <text:p>m</text:p>
          </table:table-cell>
          <table:table-cell table:style-name="ce6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5"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style-name="ce22" office:value-type="string">
            <text:p>m</text:p>
          </table:table-cell>
          <table:table-cell table:style-name="ce22" office:value-type="string">
            <text:p>m</text:p>
          </table:table-cell>
          <table:table-cell office:value-type="string">
            <text:p>m</text:p>
          </table:table-cell>
          <table:table-cell table:number-columns-repeated="4" office:value-type="string">
            <text:p>m</text:p>
          </table:table-cell>
          <table:table-cell table:style-name="Default" table:formula="of:=COUNTA([.AO3:.EX3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6"/>
        </table:table-row>
        <table:table-row table:style-name="ro6">
          <table:table-cell/>
          <table:table-cell table:number-columns-repeated="2" office:value-type="string">
            <text:p>mm</text:p>
          </table:table-cell>
          <table:table-cell table:number-columns-repeated="12"/>
          <table:table-cell table:style-name="ce6" table:formula="of:=IF(NOT(ISBLANK([.S4]));[.S4];IF(NOT(ISBLANK([.T4]));[.T4];IF(NOT(ISBLANK([.U4]));[.U4];IF(NOT(ISBLANK([.AA4]));[.AA4];IF(NOT(ISBLANK([.AI4]));[.AI4];&quot;&quot;)))))" office:value-type="string" office:string-value="mm">
            <text:p>mm</text:p>
          </table:table-cell>
          <table:table-cell table:style-name="ce6" table:formula="of:=IF(NOT(ISBLANK([.Y4]));[.Y4];IF(NOT(ISBLANK([.AE4]));[.AE4];&quot;&quot;))">
            <text:p/>
          </table:table-cell>
          <table:table-cell table:style-name="ce6"/>
          <table:table-cell table:number-columns-repeated="2"/>
          <table:table-cell table:number-columns-repeated="2" table:style-name="ce17" office:value-type="string">
            <text:p>mm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mm</text:p>
          </table:table-cell>
          <table:table-cell table:number-columns-repeated="2"/>
          <table:table-cell table:style-name="Default" table:formula="of:=COUNTA([.AO4:.EX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6"/>
        </table:table-row>
        <table:table-row table:style-name="ro6">
          <table:table-cell/>
          <table:table-cell office:value-type="string">
            <text:p>m̩</text:p>
          </table:table-cell>
          <table:table-cell office:value-type="string">
            <text:p>m=</text:p>
          </table:table-cell>
          <table:table-cell office:value-type="string">
            <text:p>m!</text:p>
          </table:table-cell>
          <table:table-cell table:number-columns-repeated="3"/>
          <table:table-cell table:number-columns-repeated="2" office:value-type="string">
            <text:p>em</text:p>
          </table:table-cell>
          <table:table-cell table:number-columns-repeated="3"/>
          <table:table-cell office:value-type="string">
            <text:p>em</text:p>
          </table:table-cell>
          <table:table-cell table:number-columns-repeated="2"/>
          <table:table-cell table:style-name="ce6" table:formula="of:=IF(NOT(ISBLANK([.S5]));[.S5];IF(NOT(ISBLANK([.T5]));[.T5];IF(NOT(ISBLANK([.U5]));[.U5];IF(NOT(ISBLANK([.AA5]));[.AA5];IF(NOT(ISBLANK([.AI5]));[.AI5];&quot;&quot;)))))">
            <text:p/>
          </table:table-cell>
          <table:table-cell table:style-name="ce6" table:formula="of:=IF(NOT(ISBLANK([.Y5]));[.Y5];IF(NOT(ISBLANK([.AE5]));[.AE5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5:.EX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9"/>
        </table:table-row>
        <table:table-row table:style-name="ro6">
          <table:table-cell/>
          <table:table-cell table:number-columns-repeated="8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n</text:p>
          </table:table-cell>
          <table:table-cell table:style-name="ce6" table:formula="of:=IF(NOT(ISBLANK([.S6]));[.S6];IF(NOT(ISBLANK([.T6]));[.T6];IF(NOT(ISBLANK([.U6]));[.U6];IF(NOT(ISBLANK([.AA6]));[.AA6];IF(NOT(ISBLANK([.AI6]));[.AI6];&quot;&quot;)))))" office:value-type="string" office:string-value="n">
            <text:p>n</text:p>
          </table:table-cell>
          <table:table-cell table:style-name="ce6" table:formula="of:=IF(NOT(ISBLANK([.Y6]));[.Y6];IF(NOT(ISBLANK([.AE6]));[.AE6];&quot;&quot;))" office:value-type="string" office:string-value="n">
            <text:p>n</text:p>
          </table:table-cell>
          <table:table-cell table:style-name="ce6" office:value-type="string">
            <text:p>n</text:p>
          </table:table-cell>
          <table:table-cell table:number-columns-repeated="6" office:value-type="string">
            <text:p>n</text:p>
          </table:table-cell>
          <table:table-cell table:number-columns-repeated="2" table:style-name="ce24" office:value-type="string">
            <text:p>n</text:p>
          </table:table-cell>
          <table:table-cell table:number-columns-repeated="3" office:value-type="string">
            <text:p>n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number-columns-repeated="4" office:value-type="string">
            <text:p>n</text:p>
          </table:table-cell>
          <table:table-cell table:style-name="ce8" office:value-type="string">
            <text:p>n</text:p>
          </table:table-cell>
          <table:table-cell table:style-name="Default" table:formula="of:=COUNTA([.AO6:.EX6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6">
          <table:table-cell/>
          <table:table-cell table:number-columns-repeated="2" office:value-type="string">
            <text:p>nn</text:p>
          </table:table-cell>
          <table:table-cell table:number-columns-repeated="12"/>
          <table:table-cell table:style-name="ce6" table:formula="of:=IF(NOT(ISBLANK([.S7]));[.S7];IF(NOT(ISBLANK([.T7]));[.T7];IF(NOT(ISBLANK([.U7]));[.U7];IF(NOT(ISBLANK([.AA7]));[.AA7];IF(NOT(ISBLANK([.AI7]));[.AI7];&quot;&quot;)))))" office:value-type="string" office:string-value="nn">
            <text:p>nn</text:p>
          </table:table-cell>
          <table:table-cell table:style-name="ce6" table:formula="of:=IF(NOT(ISBLANK([.Y7]));[.Y7];IF(NOT(ISBLANK([.AE7]));[.AE7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nn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table:style-name="ce8" office:value-type="string">
            <text:p>nn</text:p>
          </table:table-cell>
          <table:table-cell table:style-name="ce8" table:number-columns-repeated="2"/>
          <table:table-cell table:style-name="Default" table:formula="of:=COUNTA([.AO7:.EX7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6">
          <table:table-cell/>
          <table:table-cell office:value-type="string">
            <text:p>n̩</text:p>
          </table:table-cell>
          <table:table-cell office:value-type="string">
            <text:p>n=</text:p>
          </table:table-cell>
          <table:table-cell office:value-type="string">
            <text:p>n!</text:p>
          </table:table-cell>
          <table:table-cell table:number-columns-repeated="3"/>
          <table:table-cell table:number-columns-repeated="2" office:value-type="string">
            <text:p>en</text:p>
          </table:table-cell>
          <table:table-cell table:number-columns-repeated="3"/>
          <table:table-cell office:value-type="string">
            <text:p>en</text:p>
          </table:table-cell>
          <table:table-cell table:number-columns-repeated="2"/>
          <table:table-cell table:style-name="ce6" table:formula="of:=IF(NOT(ISBLANK([.S8]));[.S8];IF(NOT(ISBLANK([.T8]));[.T8];IF(NOT(ISBLANK([.U8]));[.U8];IF(NOT(ISBLANK([.AA8]));[.AA8];IF(NOT(ISBLANK([.AI8]));[.AI8];&quot;&quot;)))))">
            <text:p/>
          </table:table-cell>
          <table:table-cell table:style-name="ce6" table:formula="of:=IF(NOT(ISBLANK([.Y8]));[.Y8];IF(NOT(ISBLANK([.AE8]));[.AE8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8:.EX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31"/>
        </table:table-row>
        <table:table-row table:style-name="ro6">
          <table:table-cell/>
          <table:table-cell office:value-type="string">
            <text:p>ɲ</text:p>
          </table:table-cell>
          <table:table-cell office:value-type="string">
            <text:p>J</text:p>
          </table:table-cell>
          <table:table-cell table:number-columns-repeated="8"/>
          <table:table-cell office:value-type="string">
            <text:p>J</text:p>
          </table:table-cell>
          <table:table-cell table:number-columns-repeated="2"/>
          <table:table-cell office:value-type="string">
            <text:p>J</text:p>
          </table:table-cell>
          <table:table-cell table:style-name="ce6" table:formula="of:=IF(NOT(ISBLANK([.S9]));[.S9];IF(NOT(ISBLANK([.T9]));[.T9];IF(NOT(ISBLANK([.U9]));[.U9];IF(NOT(ISBLANK([.AA9]));[.AA9];IF(NOT(ISBLANK([.AI9]));[.AI9];&quot;&quot;)))))" office:value-type="string" office:string-value="J">
            <text:p>J</text:p>
          </table:table-cell>
          <table:table-cell table:style-name="ce6" table:formula="of:=IF(NOT(ISBLANK([.Y9]));[.Y9];IF(NOT(ISBLANK([.AE9]));[.AE9];&quot;&quot;))" office:value-type="string" office:string-value="J">
            <text:p>J</text:p>
          </table:table-cell>
          <table:table-cell table:style-name="ce6"/>
          <table:table-cell/>
          <table:table-cell table:number-columns-repeated="5" office:value-type="string">
            <text:p>J</text:p>
          </table:table-cell>
          <table:table-cell table:number-columns-repeated="2" table:style-name="ce24" office:value-type="string">
            <text:p>J</text:p>
          </table:table-cell>
          <table:table-cell office:value-type="string">
            <text:p>J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9:.EX9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office:value-type="string">
            <text:p>ɲɲ</text:p>
          </table:table-cell>
          <table:table-cell office:value-type="string">
            <text:p>JJ</text:p>
          </table:table-cell>
          <table:table-cell table:number-columns-repeated="12"/>
          <table:table-cell table:style-name="ce6" table:formula="of:=IF(NOT(ISBLANK([.S10]));[.S10];IF(NOT(ISBLANK([.T10]));[.T10];IF(NOT(ISBLANK([.U10]));[.U10];IF(NOT(ISBLANK([.AA10]));[.AA10];IF(NOT(ISBLANK([.AI10]));[.AI10];&quot;&quot;)))))" office:value-type="string" office:string-value="JJ">
            <text:p>JJ</text:p>
          </table:table-cell>
          <table:table-cell table:style-name="ce6" table:formula="of:=IF(NOT(ISBLANK([.Y10]));[.Y10];IF(NOT(ISBLANK([.AE10]));[.AE10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JJ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0:.EX1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 table:number-columns-repeated="2" office:value-type="string">
            <text:p>ng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ng</text:p>
          </table:table-cell>
          <table:table-cell/>
          <table:table-cell office:value-type="string">
            <text:p>NG</text:p>
          </table:table-cell>
          <table:table-cell office:value-type="string">
            <text:p>N</text:p>
          </table:table-cell>
          <table:table-cell table:number-columns-repeated="2" office:value-type="string">
            <text:p>ng</text:p>
          </table:table-cell>
          <table:table-cell office:value-type="string">
            <text:p>N</text:p>
          </table:table-cell>
          <table:table-cell table:style-name="ce6" table:formula="of:=IF(NOT(ISBLANK([.S11]));[.S11];IF(NOT(ISBLANK([.T11]));[.T11];IF(NOT(ISBLANK([.U11]));[.U11];IF(NOT(ISBLANK([.AA11]));[.AA11];IF(NOT(ISBLANK([.AI11]));[.AI11];&quot;&quot;)))))" office:value-type="string" office:string-value="N">
            <text:p>N</text:p>
          </table:table-cell>
          <table:table-cell table:style-name="ce6" table:formula="of:=IF(NOT(ISBLANK([.Y11]));[.Y11];IF(NOT(ISBLANK([.AE11]));[.AE11];&quot;&quot;))" office:value-type="string" office:string-value="N">
            <text:p>N</text:p>
          </table:table-cell>
          <table:table-cell table:style-name="ce6" office:value-type="string">
            <text:p>N</text:p>
          </table:table-cell>
          <table:table-cell table:number-columns-repeated="2" office:value-type="string">
            <text:p>N</text:p>
          </table:table-cell>
          <table:table-cell/>
          <table:table-cell/>
          <table:table-cell table:number-columns-repeated="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/>
          <table:table-cell table:number-columns-repeated="2" office:value-type="string">
            <text:p>N</text:p>
          </table:table-cell>
          <table:table-cell office:value-type="string">
            <text:p>ng</text:p>
          </table:table-cell>
          <table:table-cell table:style-name="ce5" office:value-type="string">
            <text:p>N</text:p>
          </table:table-cell>
          <table:table-cell table:number-columns-repeated="2" office:value-type="string">
            <text:p>N</text:p>
          </table:table-cell>
          <table:table-cell table:number-columns-repeated="2" table:style-name="ce22" office:value-type="string">
            <text:p>N</text:p>
          </table:table-cell>
          <table:table-cell table:number-columns-repeated="3" office:value-type="string">
            <text:p>N</text:p>
          </table:table-cell>
          <table:table-cell/>
          <table:table-cell office:value-type="string">
            <text:p>N</text:p>
          </table:table-cell>
          <table:table-cell table:style-name="Default" table:formula="of:=COUNTA([.AO11:.EX11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27"/>
        </table:table-row>
        <table:table-row table:style-name="ro6">
          <table:table-cell/>
          <table:table-cell table:style-name="ce9" office:value-type="string">
            <text:p>ŋŋ</text:p>
          </table:table-cell>
          <table:table-cell office:value-type="string">
            <text:p>NN</text:p>
          </table:table-cell>
          <table:table-cell table:number-columns-repeated="12"/>
          <table:table-cell table:style-name="ce6" table:formula="of:=IF(NOT(ISBLANK([.S12]));[.S12];IF(NOT(ISBLANK([.T12]));[.T12];IF(NOT(ISBLANK([.U12]));[.U12];IF(NOT(ISBLANK([.AA12]));[.AA12];IF(NOT(ISBLANK([.AI12]));[.AI12];&quot;&quot;)))))">
            <text:p/>
          </table:table-cell>
          <table:table-cell table:style-name="ce6" table:formula="of:=IF(NOT(ISBLANK([.Y12]));[.Y12];IF(NOT(ISBLANK([.AE12]));[.AE1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NN</text:p>
          </table:table-cell>
          <table:table-cell table:number-columns-repeated="2"/>
          <table:table-cell table:style-name="Default" table:formula="of:=COUNTA([.AO12:.EX12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 table:number-columns-repeated="19"/>
          <table:table-cell table:number-columns-repeated="3" office:value-type="string">
            <text:p>1</text:p>
          </table:table-cell>
          <table:table-cell table:number-columns-repeated="927"/>
        </table:table-row>
        <table:table-row table:style-name="ro6">
          <table:table-cell office:value-type="string">
            <text:p>Plosive</text:p>
          </table:table-cell>
          <table:table-cell table:number-columns-repeated="8"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3" office:value-type="string">
            <text:p>p</text:p>
          </table:table-cell>
          <table:table-cell/>
          <table:table-cell table:style-name="ce6" table:formula="of:=IF(NOT(ISBLANK([.S13]));[.S13];IF(NOT(ISBLANK([.T13]));[.T13];IF(NOT(ISBLANK([.U13]));[.U13];IF(NOT(ISBLANK([.AA13]));[.AA13];IF(NOT(ISBLANK([.AI13]));[.AI13];&quot;&quot;)))))" office:value-type="string" office:string-value="p">
            <text:p>p</text:p>
          </table:table-cell>
          <table:table-cell table:style-name="ce6" table:formula="of:=IF(NOT(ISBLANK([.Y13]));[.Y13];IF(NOT(ISBLANK([.AE13]));[.AE13];&quot;&quot;))" office:value-type="string" office:string-value="p">
            <text:p>p</text:p>
          </table:table-cell>
          <table:table-cell table:style-name="ce6" office:value-type="string">
            <text:p>p</text:p>
          </table:table-cell>
          <table:table-cell table:number-columns-repeated="6" office:value-type="string">
            <text:p>p</text:p>
          </table:table-cell>
          <table:table-cell table:number-columns-repeated="2" table:style-name="ce24" office:value-type="string">
            <text:p>p</text:p>
          </table:table-cell>
          <table:table-cell table:number-columns-repeated="3" office:value-type="string">
            <text:p>p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p</text:p>
          </table:table-cell>
          <table:table-cell table:number-columns-repeated="2" table:style-name="ce22" office:value-type="string">
            <text:p>p</text:p>
          </table:table-cell>
          <table:table-cell table:number-columns-repeated="5" office:value-type="string">
            <text:p>p</text:p>
          </table:table-cell>
          <table:table-cell table:style-name="Default" table:formula="of:=COUNTA([.AO13:.EX13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table:number-columns-repeated="2" office:value-type="string">
            <text:p>pp</text:p>
          </table:table-cell>
          <table:table-cell table:number-columns-repeated="12"/>
          <table:table-cell table:style-name="ce6" table:formula="of:=IF(NOT(ISBLANK([.S14]));[.S14];IF(NOT(ISBLANK([.T14]));[.T14];IF(NOT(ISBLANK([.U14]));[.U14];IF(NOT(ISBLANK([.AA14]));[.AA14];IF(NOT(ISBLANK([.AI14]));[.AI14];&quot;&quot;)))))" office:value-type="string" office:string-value="pp">
            <text:p>pp</text:p>
          </table:table-cell>
          <table:table-cell table:style-name="ce6" table:formula="of:=IF(NOT(ISBLANK([.Y14]));[.Y14];IF(NOT(ISBLANK([.AE14]));[.AE14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pp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pp</text:p>
          </table:table-cell>
          <table:table-cell table:number-columns-repeated="2"/>
          <table:table-cell table:style-name="Default" table:formula="of:=COUNTA([.AO14:.EX14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p<text:span text:style-name="T1">h</text:span></text:p>
          </table:table-cell>
          <table:table-cell office:value-type="string">
            <text:p>p_h</text:p>
          </table:table-cell>
          <table:table-cell table:number-columns-repeated="11"/>
          <table:table-cell office:value-type="string">
            <text:p>p_h</text:p>
          </table:table-cell>
          <table:table-cell table:style-name="ce6"/>
          <table:table-cell table:style-name="ce6" table:formula="of:=IF(NOT(ISBLANK([.Y15]));[.Y15];IF(NOT(ISBLANK([.AE15]));[.AE15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5:.EX15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0"/>
        </table:table-row>
        <table:table-row table:style-name="ro6">
          <table:table-cell/>
          <table:table-cell office:value-type="string">
            <text:p>p'</text:p>
          </table:table-cell>
          <table:table-cell office:value-type="string">
            <text:p>p_&gt;</text:p>
          </table:table-cell>
          <table:table-cell table:number-columns-repeated="11"/>
          <table:table-cell office:value-type="string">
            <text:p>p_&gt;</text:p>
          </table:table-cell>
          <table:table-cell table:style-name="ce6"/>
          <table:table-cell table:style-name="ce6" table:formula="of:=IF(NOT(ISBLANK([.Y16]));[.Y16];IF(NOT(ISBLANK([.AE16]));[.AE16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6:.EX16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0"/>
        </table:table-row>
        <table:table-row table:style-name="ro6">
          <table:table-cell/>
          <table:table-cell table:number-columns-repeated="2" office:value-type="string">
            <text:p>b</text:p>
          </table:table-cell>
          <table:table-cell table:style-name="ce17" office:value-type="string">
            <text:p>b</text:p>
          </table:table-cell>
          <table:table-cell table:number-columns-repeated="5"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4" office:value-type="string">
            <text:p>b</text:p>
          </table:table-cell>
          <table:table-cell table:style-name="ce6" table:formula="of:=IF(NOT(ISBLANK([.S17]));[.S17];IF(NOT(ISBLANK([.T17]));[.T17];IF(NOT(ISBLANK([.U17]));[.U17];IF(NOT(ISBLANK([.AA17]));[.AA17];IF(NOT(ISBLANK([.AI17]));[.AI17];&quot;&quot;)))))" office:value-type="string" office:string-value="b">
            <text:p>b</text:p>
          </table:table-cell>
          <table:table-cell table:style-name="ce6" table:formula="of:=IF(NOT(ISBLANK([.Y17]));[.Y17];IF(NOT(ISBLANK([.AE17]));[.AE17];&quot;&quot;))" office:value-type="string" office:string-value="b">
            <text:p>b</text:p>
          </table:table-cell>
          <table:table-cell table:style-name="ce6" office:value-type="string">
            <text:p>b</text:p>
          </table:table-cell>
          <table:table-cell table:number-columns-repeated="6" office:value-type="string">
            <text:p>b</text:p>
          </table:table-cell>
          <table:table-cell table:number-columns-repeated="2" table:style-name="ce24" office:value-type="string">
            <text:p>b</text:p>
          </table:table-cell>
          <table:table-cell table:number-columns-repeated="3" office:value-type="string">
            <text:p>b</text:p>
          </table:table-cell>
          <table:table-cell table:style-name="ce5" office:value-type="string">
            <text:p>b</text:p>
          </table:table-cell>
          <table:table-cell table:number-columns-repeated="2" office:value-type="string">
            <text:p>b</text:p>
          </table:table-cell>
          <table:table-cell table:number-columns-repeated="2" table:style-name="ce22" office:value-type="string">
            <text:p>b</text:p>
          </table:table-cell>
          <table:table-cell table:style-name="ce17" office:value-type="string">
            <text:p>b</text:p>
          </table:table-cell>
          <table:table-cell table:number-columns-repeated="4" office:value-type="string">
            <text:p>b</text:p>
          </table:table-cell>
          <table:table-cell table:style-name="Default" table:formula="of:=COUNTA([.AO17:.EX17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number-columns-repeated="2" office:value-type="string">
            <text:p>bb</text:p>
          </table:table-cell>
          <table:table-cell table:style-name="ce17"/>
          <table:table-cell table:number-columns-repeated="11"/>
          <table:table-cell table:style-name="ce6" table:formula="of:=IF(NOT(ISBLANK([.S18]));[.S18];IF(NOT(ISBLANK([.T18]));[.T18];IF(NOT(ISBLANK([.U18]));[.U18];IF(NOT(ISBLANK([.AA18]));[.AA18];IF(NOT(ISBLANK([.AI18]));[.AI18];&quot;&quot;)))))" office:value-type="string" office:string-value="bb">
            <text:p>bb</text:p>
          </table:table-cell>
          <table:table-cell table:style-name="ce6" table:formula="of:=IF(NOT(ISBLANK([.Y18]));[.Y18];IF(NOT(ISBLANK([.AE18]));[.AE18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bb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/>
          <table:table-cell office:value-type="string">
            <text:p>bb</text:p>
          </table:table-cell>
          <table:table-cell table:number-columns-repeated="2"/>
          <table:table-cell table:style-name="Default" table:formula="of:=COUNTA([.AO18:.EX18])" office:value-type="float" office:value="14">
            <text:p>1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ɓ</text:p>
          </table:table-cell>
          <table:table-cell office:value-type="string">
            <text:p>b_&lt;</text:p>
          </table:table-cell>
          <table:table-cell table:style-name="ce17"/>
          <table:table-cell table:number-columns-repeated="10"/>
          <table:table-cell office:value-type="string">
            <text:p>b_&lt;</text:p>
          </table:table-cell>
          <table:table-cell table:style-name="ce6"/>
          <table:table-cell table:style-name="ce6" table:formula="of:=IF(NOT(ISBLANK([.Y19]));[.Y19];IF(NOT(ISBLANK([.AE19]));[.AE19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style-name="ce17" table:number-columns-repeated="2"/>
          <table:table-cell table:number-columns-repeated="3"/>
          <table:table-cell table:style-name="Default" table:formula="of:=COUNTA([.AO19:.EX19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940"/>
        </table:table-row>
        <table:table-row table:style-name="ro6">
          <table:table-cell/>
          <table:table-cell table:number-columns-repeated="8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3" office:value-type="string">
            <text:p>t</text:p>
          </table:table-cell>
          <table:table-cell/>
          <table:table-cell table:style-name="ce6" table:formula="of:=IF(NOT(ISBLANK([.S20]));[.S20];IF(NOT(ISBLANK([.T20]));[.T20];IF(NOT(ISBLANK([.U20]));[.U20];IF(NOT(ISBLANK([.AA20]));[.AA20];IF(NOT(ISBLANK([.AI20]));[.AI20];&quot;&quot;)))))" office:value-type="string" office:string-value="t">
            <text:p>t</text:p>
          </table:table-cell>
          <table:table-cell table:style-name="ce6" table:formula="of:=IF(NOT(ISBLANK([.Y20]));[.Y20];IF(NOT(ISBLANK([.AE20]));[.AE20];&quot;&quot;))" office:value-type="string" office:string-value="t">
            <text:p>t</text:p>
          </table:table-cell>
          <table:table-cell table:style-name="ce6" office:value-type="string">
            <text:p>t</text:p>
          </table:table-cell>
          <table:table-cell table:number-columns-repeated="6" office:value-type="string">
            <text:p>t</text:p>
          </table:table-cell>
          <table:table-cell table:number-columns-repeated="2" table:style-name="ce24" office:value-type="string">
            <text:p>t</text:p>
          </table:table-cell>
          <table:table-cell table:number-columns-repeated="3" office:value-type="string">
            <text:p>t</text:p>
          </table:table-cell>
          <table:table-cell table:style-name="ce5" office:value-type="string">
            <text:p>t</text:p>
          </table:table-cell>
          <table:table-cell table:number-columns-repeated="2" office:value-type="string">
            <text:p>t</text:p>
          </table:table-cell>
          <table:table-cell table:number-columns-repeated="2" table:style-name="ce22" office:value-type="string">
            <text:p>t</text:p>
          </table:table-cell>
          <table:table-cell table:number-columns-repeated="5" office:value-type="string">
            <text:p>t</text:p>
          </table:table-cell>
          <table:table-cell table:style-name="Default" table:formula="of:=COUNTA([.AO20:.EX20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table:number-columns-repeated="2" office:value-type="string">
            <text:p>tt</text:p>
          </table:table-cell>
          <table:table-cell table:number-columns-repeated="12"/>
          <table:table-cell table:style-name="ce6" table:formula="of:=IF(NOT(ISBLANK([.S21]));[.S21];IF(NOT(ISBLANK([.T21]));[.T21];IF(NOT(ISBLANK([.U21]));[.U21];IF(NOT(ISBLANK([.AA21]));[.AA21];IF(NOT(ISBLANK([.AI21]));[.AI21];&quot;&quot;)))))" office:value-type="string" office:string-value="tt">
            <text:p>tt</text:p>
          </table:table-cell>
          <table:table-cell table:style-name="ce6" table:formula="of:=IF(NOT(ISBLANK([.Y21]));[.Y21];IF(NOT(ISBLANK([.AE21]));[.AE21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tt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tt</text:p>
          </table:table-cell>
          <table:table-cell table:number-columns-repeated="2"/>
          <table:table-cell table:style-name="Default" table:formula="of:=COUNTA([.AO21:.EX21])" office:value-type="float" office:value="12">
            <text:p>12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1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t<text:span text:style-name="T1">h</text:span></text:p>
          </table:table-cell>
          <table:table-cell office:value-type="string">
            <text:p>t_h</text:p>
          </table:table-cell>
          <table:table-cell table:number-columns-repeated="11"/>
          <table:table-cell office:value-type="string">
            <text:p>t_h</text:p>
          </table:table-cell>
          <table:table-cell table:style-name="ce6"/>
          <table:table-cell table:style-name="ce6" table:formula="of:=IF(NOT(ISBLANK([.Y22]));[.Y22];IF(NOT(ISBLANK([.AE22]));[.AE22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22:.EX22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65"/>
        </table:table-row>
        <table:table-row table:style-name="ro6">
          <table:table-cell/>
          <table:table-cell office:value-type="string">
            <text:p>t'</text:p>
          </table:table-cell>
          <table:table-cell office:value-type="string">
            <text:p>t_&gt;</text:p>
          </table:table-cell>
          <table:table-cell table:number-columns-repeated="11"/>
          <table:table-cell office:value-type="string">
            <text:p>t_&gt;</text:p>
          </table:table-cell>
          <table:table-cell table:style-name="ce6"/>
          <table:table-cell table:style-name="ce6" table:formula="of:=IF(NOT(ISBLANK([.Y23]));[.Y23];IF(NOT(ISBLANK([.AE23]));[.AE23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23:.EX2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65"/>
        </table:table-row>
        <table:table-row table:style-name="ro6">
          <table:table-cell/>
          <table:table-cell table:number-columns-repeated="2" office:value-type="string">
            <text:p>d</text:p>
          </table:table-cell>
          <table:table-cell table:style-name="ce17" office:value-type="string">
            <text:p>d</text:p>
          </table:table-cell>
          <table:table-cell table:number-columns-repeated="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ce6" table:formula="of:=IF(NOT(ISBLANK([.S24]));[.S24];IF(NOT(ISBLANK([.T24]));[.T24];IF(NOT(ISBLANK([.U24]));[.U24];IF(NOT(ISBLANK([.AA24]));[.AA24];IF(NOT(ISBLANK([.AI24]));[.AI24];&quot;&quot;)))))" office:value-type="string" office:string-value="d">
            <text:p>d</text:p>
          </table:table-cell>
          <table:table-cell table:style-name="ce6" table:formula="of:=IF(NOT(ISBLANK([.Y24]));[.Y24];IF(NOT(ISBLANK([.AE24]));[.AE24];&quot;&quot;))" office:value-type="string" office:string-value="d">
            <text:p>d</text:p>
          </table:table-cell>
          <table:table-cell table:style-name="ce6" office:value-type="string">
            <text:p>d</text:p>
          </table:table-cell>
          <table:table-cell table:number-columns-repeated="6" office:value-type="string">
            <text:p>d</text:p>
          </table:table-cell>
          <table:table-cell table:number-columns-repeated="2" table:style-name="ce24" office:value-type="string">
            <text:p>d</text:p>
          </table:table-cell>
          <table:table-cell table:number-columns-repeated="3" office:value-type="string">
            <text:p>d</text:p>
          </table:table-cell>
          <table:table-cell table:style-name="ce5" office:value-type="string">
            <text:p>d</text:p>
          </table:table-cell>
          <table:table-cell table:number-columns-repeated="2" office:value-type="string">
            <text:p>d</text:p>
          </table:table-cell>
          <table:table-cell table:number-columns-repeated="2" table:style-name="ce22" office:value-type="string">
            <text:p>d</text:p>
          </table:table-cell>
          <table:table-cell table:style-name="ce17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Default" table:formula="of:=COUNTA([.AO24:.EX24])" office:value-type="float" office:value="12">
            <text:p>12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number-columns-repeated="2" office:value-type="string">
            <text:p>dd</text:p>
          </table:table-cell>
          <table:table-cell table:style-name="ce17"/>
          <table:table-cell table:number-columns-repeated="11"/>
          <table:table-cell table:style-name="ce6" table:formula="of:=IF(NOT(ISBLANK([.S25]));[.S25];IF(NOT(ISBLANK([.T25]));[.T25];IF(NOT(ISBLANK([.U25]));[.U25];IF(NOT(ISBLANK([.AA25]));[.AA25];IF(NOT(ISBLANK([.AI25]));[.AI25];&quot;&quot;)))))" office:value-type="string" office:string-value="dd">
            <text:p>dd</text:p>
          </table:table-cell>
          <table:table-cell table:style-name="ce6" table:formula="of:=IF(NOT(ISBLANK([.Y25]));[.Y25];IF(NOT(ISBLANK([.AE25]));[.AE25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dd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/>
          <table:table-cell office:value-type="string">
            <text:p>dd</text:p>
          </table:table-cell>
          <table:table-cell table:number-columns-repeated="2"/>
          <table:table-cell table:style-name="Default" table:formula="of:=COUNTA([.AO25:.EX25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6">
          <table:table-cell table:style-name="Default"/>
          <table:table-cell table:number-columns-repeated="2" table:style-name="Default" office:value-type="string">
            <text:p>c</text:p>
          </table:table-cell>
          <table:table-cell table:style-name="Default" table:number-columns-repeated="12"/>
          <table:table-cell table:style-name="ce6" table:formula="of:=IF(NOT(ISBLANK([.S26]));[.S26];IF(NOT(ISBLANK([.T26]));[.T26];IF(NOT(ISBLANK([.U26]));[.U26];IF(NOT(ISBLANK([.AA26]));[.AA26];IF(NOT(ISBLANK([.AI26]));[.AI26];&quot;&quot;)))))">
            <text:p/>
          </table:table-cell>
          <table:table-cell table:style-name="ce6" table:formula="of:=IF(NOT(ISBLANK([.Y26]));[.Y26];IF(NOT(ISBLANK([.AE26]));[.AE26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Default"/>
          <table:table-cell table:style-name="Default"/>
          <table:table-cell table:style-name="Default"/>
          <table:table-cell table:style-name="ce22" table:number-columns-repeated="2"/>
          <table:table-cell table:style-name="Default"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/>
          <table:table-cell table:style-name="Default" table:formula="of:=COUNTA([.AO26:.EX26])" office:value-type="float" office:value="7">
            <text:p>7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5"/>
          <table:table-cell table:style-name="ce18" table:number-columns-repeated="3"/>
          <table:table-cell table:style-name="ce30" table:number-columns-repeated="51"/>
          <table:table-cell table:style-name="Default" table:number-columns-repeated="107"/>
          <table:table-cell table:number-columns-repeated="753"/>
        </table:table-row>
        <table:table-row table:style-name="ro7">
          <table:table-cell table:style-name="Default"/>
          <table:table-cell table:style-name="ce10" office:value-type="string">
            <text:p>ɟ</text:p>
          </table:table-cell>
          <table:table-cell table:style-name="Default" office:value-type="string">
            <text:p>gj</text:p>
          </table:table-cell>
          <table:table-cell table:style-name="Default" table:number-columns-repeated="12"/>
          <table:table-cell table:style-name="ce6" table:formula="of:=IF(NOT(ISBLANK([.S27]));[.S27];IF(NOT(ISBLANK([.T27]));[.T27];IF(NOT(ISBLANK([.U27]));[.U27];IF(NOT(ISBLANK([.AA27]));[.AA27];IF(NOT(ISBLANK([.AI27]));[.AI27];&quot;&quot;)))))">
            <text:p/>
          </table:table-cell>
          <table:table-cell table:style-name="ce6" table:formula="of:=IF(NOT(ISBLANK([.Y27]));[.Y27];IF(NOT(ISBLANK([.AE27]));[.AE27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Default"/>
          <table:table-cell table:style-name="Default"/>
          <table:table-cell table:style-name="Default"/>
          <table:table-cell table:style-name="ce22" table:number-columns-repeated="2"/>
          <table:table-cell table:style-name="Default"/>
          <table:table-cell table:style-name="Default" table:number-columns-repeated="2"/>
          <table:table-cell table:style-name="Default" office:value-type="string">
            <text:p>gj</text:p>
          </table:table-cell>
          <table:table-cell table:style-name="Default"/>
          <table:table-cell table:style-name="Default" table:formula="of:=COUNTA([.AO27:.EX27])" office:value-type="float" office:value="7">
            <text:p>7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15"/>
          <table:table-cell table:style-name="ce18" table:number-columns-repeated="3"/>
          <table:table-cell table:style-name="ce30" table:number-columns-repeated="51"/>
          <table:table-cell table:style-name="Default" table:number-columns-repeated="107"/>
          <table:table-cell table:number-columns-repeated="753"/>
        </table:table-row>
        <table:table-row table:style-name="ro6">
          <table:table-cell/>
          <table:table-cell table:number-columns-repeated="8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4" office:value-type="string">
            <text:p>k</text:p>
          </table:table-cell>
          <table:table-cell table:style-name="ce6" table:formula="of:=IF(NOT(ISBLANK([.S28]));[.S28];IF(NOT(ISBLANK([.T28]));[.T28];IF(NOT(ISBLANK([.U28]));[.U28];IF(NOT(ISBLANK([.AA28]));[.AA28];IF(NOT(ISBLANK([.AI28]));[.AI28];&quot;&quot;)))))" office:value-type="string" office:string-value="k">
            <text:p>k</text:p>
          </table:table-cell>
          <table:table-cell table:style-name="ce6" table:formula="of:=IF(NOT(ISBLANK([.Y28]));[.Y28];IF(NOT(ISBLANK([.AE28]));[.AE28];&quot;&quot;))" office:value-type="string" office:string-value="k">
            <text:p>k</text:p>
          </table:table-cell>
          <table:table-cell table:style-name="ce6" office:value-type="string">
            <text:p>k</text:p>
          </table:table-cell>
          <table:table-cell table:number-columns-repeated="6" office:value-type="string">
            <text:p>k</text:p>
          </table:table-cell>
          <table:table-cell table:number-columns-repeated="2" table:style-name="ce24" office:value-type="string">
            <text:p>k</text:p>
          </table:table-cell>
          <table:table-cell table:number-columns-repeated="3" office:value-type="string">
            <text:p>k</text:p>
          </table:table-cell>
          <table:table-cell table:style-name="ce5" office:value-type="string">
            <text:p>k</text:p>
          </table:table-cell>
          <table:table-cell table:number-columns-repeated="2" office:value-type="string">
            <text:p>k</text:p>
          </table:table-cell>
          <table:table-cell table:number-columns-repeated="2" table:style-name="ce22" office:value-type="string">
            <text:p>k</text:p>
          </table:table-cell>
          <table:table-cell table:number-columns-repeated="5" office:value-type="string">
            <text:p>k</text:p>
          </table:table-cell>
          <table:table-cell table:style-name="Default" table:formula="of:=COUNTA([.AO28:.EX28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k<text:span text:style-name="T1">h</text:span></text:p>
          </table:table-cell>
          <table:table-cell office:value-type="string">
            <text:p>k_h</text:p>
          </table:table-cell>
          <table:table-cell table:number-columns-repeated="11"/>
          <table:table-cell office:value-type="string">
            <text:p>k_h</text:p>
          </table:table-cell>
          <table:table-cell table:style-name="ce6"/>
          <table:table-cell table:style-name="ce6" table:formula="of:=IF(NOT(ISBLANK([.Y29]));[.Y29];IF(NOT(ISBLANK([.AE29]));[.AE29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29:.EX29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66"/>
        </table:table-row>
        <table:table-row table:style-name="ro6">
          <table:table-cell/>
          <table:table-cell office:value-type="string">
            <text:p>kɬ</text:p>
          </table:table-cell>
          <table:table-cell office:value-type="string">
            <text:p>kK_&gt;</text:p>
          </table:table-cell>
          <table:table-cell table:number-columns-repeated="11"/>
          <table:table-cell office:value-type="string">
            <text:p>kK_&gt;</text:p>
          </table:table-cell>
          <table:table-cell table:style-name="ce6"/>
          <table:table-cell table:style-name="ce6" table:formula="of:=IF(NOT(ISBLANK([.Y30]));[.Y30];IF(NOT(ISBLANK([.AE30]));[.AE30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30:.EX30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66"/>
        </table:table-row>
        <table:table-row table:style-name="ro7">
          <table:table-cell/>
          <table:table-cell table:number-columns-repeated="2" office:value-type="string">
            <text:p>kk</text:p>
          </table:table-cell>
          <table:table-cell table:number-columns-repeated="12"/>
          <table:table-cell table:style-name="ce6" table:formula="of:=IF(NOT(ISBLANK([.S31]));[.S31];IF(NOT(ISBLANK([.T31]));[.T31];IF(NOT(ISBLANK([.U31]));[.U31];IF(NOT(ISBLANK([.AA31]));[.AA31];IF(NOT(ISBLANK([.AI31]));[.AI31];&quot;&quot;)))))" office:value-type="string" office:string-value="kk">
            <text:p>kk</text:p>
          </table:table-cell>
          <table:table-cell table:style-name="ce6" table:formula="of:=IF(NOT(ISBLANK([.Y31]));[.Y31];IF(NOT(ISBLANK([.AE31]));[.AE31];&quot;&quot;))">
            <text:p/>
          </table:table-cell>
          <table:table-cell table:style-name="ce6"/>
          <table:table-cell table:number-columns-repeated="2"/>
          <table:table-cell office:value-type="string">
            <text:p>kk</text:p>
          </table:table-cell>
          <table:table-cell office:value-type="string">
            <text:p>kk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kk</text:p>
          </table:table-cell>
          <table:table-cell table:number-columns-repeated="2"/>
          <table:table-cell table:style-name="Default" table:formula="of:=COUNTA([.AO31:.EX3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6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table:number-columns-repeated="2" office:value-type="string">
            <text:p>g</text:p>
          </table:table-cell>
          <table:table-cell table:style-name="ce17" office:value-type="string">
            <text:p>g</text:p>
          </table:table-cell>
          <table:table-cell table:number-columns-repeated="5"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4" office:value-type="string">
            <text:p>g</text:p>
          </table:table-cell>
          <table:table-cell table:style-name="ce6" table:formula="of:=IF(NOT(ISBLANK([.S32]));[.S32];IF(NOT(ISBLANK([.T32]));[.T32];IF(NOT(ISBLANK([.U32]));[.U32];IF(NOT(ISBLANK([.AA32]));[.AA32];IF(NOT(ISBLANK([.AI32]));[.AI32];&quot;&quot;)))))" office:value-type="string" office:string-value="g">
            <text:p>g</text:p>
          </table:table-cell>
          <table:table-cell table:style-name="ce6" table:formula="of:=IF(NOT(ISBLANK([.Y32]));[.Y32];IF(NOT(ISBLANK([.AE32]));[.AE32];&quot;&quot;))" office:value-type="string" office:string-value="g">
            <text:p>g</text:p>
          </table:table-cell>
          <table:table-cell table:style-name="ce6" office:value-type="string">
            <text:p>g</text:p>
          </table:table-cell>
          <table:table-cell table:number-columns-repeated="6" office:value-type="string">
            <text:p>g</text:p>
          </table:table-cell>
          <table:table-cell table:number-columns-repeated="2" table:style-name="ce24" office:value-type="string">
            <text:p>g</text:p>
          </table:table-cell>
          <table:table-cell table:number-columns-repeated="3" office:value-type="string">
            <text:p>g</text:p>
          </table:table-cell>
          <table:table-cell table:style-name="ce5" office:value-type="string">
            <text:p>g</text:p>
          </table:table-cell>
          <table:table-cell table:number-columns-repeated="2" office:value-type="string">
            <text:p>g</text:p>
          </table:table-cell>
          <table:table-cell table:number-columns-repeated="2" table:style-name="ce22" office:value-type="string">
            <text:p>g</text:p>
          </table:table-cell>
          <table:table-cell table:style-name="ce17" office:value-type="string">
            <text:p>g</text:p>
          </table:table-cell>
          <table:table-cell table:number-columns-repeated="4" office:value-type="string">
            <text:p>g</text:p>
          </table:table-cell>
          <table:table-cell table:style-name="Default" table:formula="of:=COUNTA([.AO32:.EX32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gg</text:p>
          </table:table-cell>
          <table:table-cell office:value-type="string">
            <text:p>gg</text:p>
          </table:table-cell>
          <table:table-cell table:style-name="ce17"/>
          <table:table-cell table:number-columns-repeated="11"/>
          <table:table-cell table:style-name="ce6" table:formula="of:=IF(NOT(ISBLANK([.S33]));[.S33];IF(NOT(ISBLANK([.T33]));[.T33];IF(NOT(ISBLANK([.U33]));[.U33];IF(NOT(ISBLANK([.AA33]));[.AA33];IF(NOT(ISBLANK([.AI33]));[.AI33];&quot;&quot;)))))" office:value-type="string" office:string-value="gg">
            <text:p>gg</text:p>
          </table:table-cell>
          <table:table-cell table:style-name="ce6" table:formula="of:=IF(NOT(ISBLANK([.Y33]));[.Y33];IF(NOT(ISBLANK([.AE33]));[.AE33];&quot;&quot;))">
            <text:p/>
          </table:table-cell>
          <table:table-cell table:style-name="ce6"/>
          <table:table-cell table:number-columns-repeated="2"/>
          <table:table-cell office:value-type="string">
            <text:p>gg</text:p>
          </table:table-cell>
          <table:table-cell office:value-type="string">
            <text:p>gg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/>
          <table:table-cell office:value-type="string">
            <text:p>gg</text:p>
          </table:table-cell>
          <table:table-cell table:number-columns-repeated="2"/>
          <table:table-cell table:style-name="Default" table:formula="of:=COUNTA([.AO33:.EX33])" office:value-type="float" office:value="11">
            <text:p>1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6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ʔ</text:p>
          </table:table-cell>
          <table:table-cell office:value-type="string">
            <text:p>?</text:p>
          </table:table-cell>
          <table:table-cell table:number-columns-repeated="12"/>
          <table:table-cell table:style-name="ce6" table:formula="of:=IF(NOT(ISBLANK([.S34]));[.S34];IF(NOT(ISBLANK([.T34]));[.T34];IF(NOT(ISBLANK([.U34]));[.U34];IF(NOT(ISBLANK([.AA34]));[.AA34];IF(NOT(ISBLANK([.AI34]));[.AI34];&quot;&quot;)))))" office:value-type="string" office:string-value="?">
            <text:p>?</text:p>
          </table:table-cell>
          <table:table-cell table:style-name="ce6" table:formula="of:=IF(NOT(ISBLANK([.Y34]));[.Y34];IF(NOT(ISBLANK([.AE34]));[.AE34];&quot;&quot;))" office:value-type="string" office:string-value="Q">
            <text:p>Q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GS</text:p>
          </table:table-cell>
          <table:table-cell/>
          <table:table-cell table:style-name="ce5" office:value-type="string">
            <text:p>Q</text:p>
          </table:table-cell>
          <table:table-cell table:number-columns-repeated="2" office:value-type="string">
            <text:p>Q</text:p>
          </table:table-cell>
          <table:table-cell table:number-columns-repeated="2" table:style-name="ce22" office:value-type="string">
            <text:p>Q</text:p>
          </table:table-cell>
          <table:table-cell office:value-type="string">
            <text:p>?</text:p>
          </table:table-cell>
          <table:table-cell table:number-columns-repeated="4"/>
          <table:table-cell table:style-name="Default" table:formula="of:=COUNTA([.AO34:.EX34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69"/>
        </table:table-row>
        <table:table-row table:style-name="ro7">
          <table:table-cell office:value-type="string">
            <text:p>Fricative</text:p>
          </table:table-cell>
          <table:table-cell office:value-type="string">
            <text:p>β</text:p>
          </table:table-cell>
          <table:table-cell office:value-type="string">
            <text:p>B</text:p>
          </table:table-cell>
          <table:table-cell table:style-name="ce17"/>
          <table:table-cell table:number-columns-repeated="11"/>
          <table:table-cell table:style-name="ce6" table:formula="of:=IF(NOT(ISBLANK([.S35]));[.S35];IF(NOT(ISBLANK([.T35]));[.T35];IF(NOT(ISBLANK([.U35]));[.U35];IF(NOT(ISBLANK([.AA35]));[.AA35];IF(NOT(ISBLANK([.AI35]));[.AI35];&quot;&quot;)))))" office:value-type="string" office:string-value="B">
            <text:p>B</text:p>
          </table:table-cell>
          <table:table-cell table:style-name="ce6" table:formula="of:=IF(NOT(ISBLANK([.Y35]));[.Y35];IF(NOT(ISBLANK([.AE35]));[.AE35];&quot;&quot;))">
            <text:p/>
          </table:table-cell>
          <table:table-cell table:style-name="ce6"/>
          <table:table-cell/>
          <table:table-cell office:value-type="string">
            <text:p>B</text:p>
          </table:table-cell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35:.EX35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1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9"/>
        </table:table-row>
        <table:table-row table:style-name="ro6">
          <table:table-cell/>
          <table:table-cell table:number-columns-repeated="8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4" office:value-type="string">
            <text:p>f</text:p>
          </table:table-cell>
          <table:table-cell table:style-name="ce6" table:formula="of:=IF(NOT(ISBLANK([.S36]));[.S36];IF(NOT(ISBLANK([.T36]));[.T36];IF(NOT(ISBLANK([.U36]));[.U36];IF(NOT(ISBLANK([.AA36]));[.AA36];IF(NOT(ISBLANK([.AI36]));[.AI36];&quot;&quot;)))))" office:value-type="string" office:string-value="f">
            <text:p>f</text:p>
          </table:table-cell>
          <table:table-cell table:style-name="ce6" table:formula="of:=IF(NOT(ISBLANK([.Y36]));[.Y36];IF(NOT(ISBLANK([.AE36]));[.AE36];&quot;&quot;))" office:value-type="string" office:string-value="f">
            <text:p>f</text:p>
          </table:table-cell>
          <table:table-cell table:style-name="ce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2" table:style-name="ce24" office:value-type="string">
            <text:p>f</text:p>
          </table:table-cell>
          <table:table-cell table:number-columns-repeated="3" office:value-type="string">
            <text:p>f</text:p>
          </table:table-cell>
          <table:table-cell table:style-name="ce5" office:value-type="string">
            <text:p>f</text:p>
          </table:table-cell>
          <table:table-cell table:number-columns-repeated="2" office:value-type="string">
            <text:p>f</text:p>
          </table:table-cell>
          <table:table-cell table:number-columns-repeated="2" table:style-name="ce22" office:value-type="string">
            <text:p>f</text:p>
          </table:table-cell>
          <table:table-cell table:number-columns-repeated="5" office:value-type="string">
            <text:p>f</text:p>
          </table:table-cell>
          <table:table-cell table:style-name="Default" table:formula="of:=COUNTA([.AO36:.EX36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table:number-columns-repeated="2" office:value-type="string">
            <text:p>ff</text:p>
          </table:table-cell>
          <table:table-cell table:number-columns-repeated="12"/>
          <table:table-cell table:style-name="ce6" table:formula="of:=IF(NOT(ISBLANK([.S37]));[.S37];IF(NOT(ISBLANK([.T37]));[.T37];IF(NOT(ISBLANK([.U37]));[.U37];IF(NOT(ISBLANK([.AA37]));[.AA37];IF(NOT(ISBLANK([.AI37]));[.AI37];&quot;&quot;)))))" office:value-type="string" office:string-value="ff">
            <text:p>ff</text:p>
          </table:table-cell>
          <table:table-cell table:style-name="ce6" table:formula="of:=IF(NOT(ISBLANK([.Y37]));[.Y37];IF(NOT(ISBLANK([.AE37]));[.AE37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ff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ff</text:p>
          </table:table-cell>
          <table:table-cell table:number-columns-repeated="2"/>
          <table:table-cell table:style-name="Default" table:formula="of:=COUNTA([.AO37:.EX37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table:number-columns-repeated="8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v</text:p>
          </table:table-cell>
          <table:table-cell table:style-name="ce6" table:formula="of:=IF(NOT(ISBLANK([.S38]));[.S38];IF(NOT(ISBLANK([.T38]));[.T38];IF(NOT(ISBLANK([.U38]));[.U38];IF(NOT(ISBLANK([.AA38]));[.AA38];IF(NOT(ISBLANK([.AI38]));[.AI38];&quot;&quot;)))))" office:value-type="string" office:string-value="v">
            <text:p>v</text:p>
          </table:table-cell>
          <table:table-cell table:style-name="ce6" table:formula="of:=IF(NOT(ISBLANK([.Y38]));[.Y38];IF(NOT(ISBLANK([.AE38]));[.AE38];&quot;&quot;))" office:value-type="string" office:string-value="v">
            <text:p>v</text:p>
          </table:table-cell>
          <table:table-cell table:style-name="ce6" office:value-type="string">
            <text:p>v</text:p>
          </table:table-cell>
          <table:table-cell office:value-type="string">
            <text:p>v</text:p>
          </table:table-cell>
          <table:table-cell/>
          <table:table-cell table:number-columns-repeated="4" office:value-type="string">
            <text:p>v</text:p>
          </table:table-cell>
          <table:table-cell table:number-columns-repeated="2" table:style-name="ce24" office:value-type="string">
            <text:p>v</text:p>
          </table:table-cell>
          <table:table-cell table:number-columns-repeated="3" office:value-type="string">
            <text:p>v</text:p>
          </table:table-cell>
          <table:table-cell table:style-name="ce5" office:value-type="string">
            <text:p>v</text:p>
          </table:table-cell>
          <table:table-cell table:number-columns-repeated="2" office:value-type="string">
            <text:p>v</text:p>
          </table:table-cell>
          <table:table-cell table:number-columns-repeated="2" table:style-name="ce22" office:value-type="string">
            <text:p>v</text:p>
          </table:table-cell>
          <table:table-cell table:number-columns-repeated="5" office:value-type="string">
            <text:p>v</text:p>
          </table:table-cell>
          <table:table-cell table:style-name="Default" table:formula="of:=COUNTA([.AO38:.EX38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vv</text:p>
          </table:table-cell>
          <table:table-cell office:value-type="string">
            <text:p>vv</text:p>
          </table:table-cell>
          <table:table-cell table:number-columns-repeated="12"/>
          <table:table-cell table:style-name="ce6" table:formula="of:=IF(NOT(ISBLANK([.S39]));[.S39];IF(NOT(ISBLANK([.T39]));[.T39];IF(NOT(ISBLANK([.U39]));[.U39];IF(NOT(ISBLANK([.AA39]));[.AA39];IF(NOT(ISBLANK([.AI39]));[.AI39];&quot;&quot;)))))" office:value-type="string" office:string-value="vv">
            <text:p>vv</text:p>
          </table:table-cell>
          <table:table-cell table:style-name="ce6" table:formula="of:=IF(NOT(ISBLANK([.Y39]));[.Y39];IF(NOT(ISBLANK([.AE39]));[.AE39];&quot;&quot;))">
            <text:p/>
          </table:table-cell>
          <table:table-cell table:style-name="ce6"/>
          <table:table-cell table:number-columns-repeated="2"/>
          <table:table-cell office:value-type="string">
            <text:p>vv</text:p>
          </table:table-cell>
          <table:table-cell office:value-type="string">
            <text:p>vv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39:.EX39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θ</text:p>
          </table:table-cell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th</text:p>
          </table:table-cell>
          <table:table-cell table:number-columns-repeated="2"/>
          <table:table-cell office:value-type="string">
            <text:p>th</text:p>
          </table:table-cell>
          <table:table-cell office:value-type="string">
            <text:p>th</text:p>
          </table:table-cell>
          <table:table-cell table:number-columns-repeated="2" office:value-type="string">
            <text:p>TH</text:p>
          </table:table-cell>
          <table:table-cell/>
          <table:table-cell office:value-type="string">
            <text:p>th</text:p>
          </table:table-cell>
          <table:table-cell office:value-type="string">
            <text:p>th</text:p>
          </table:table-cell>
          <table:table-cell/>
          <table:table-cell table:style-name="ce6" table:formula="of:=IF(NOT(ISBLANK([.S40]));[.S40];IF(NOT(ISBLANK([.T40]));[.T40];IF(NOT(ISBLANK([.U40]));[.U40];IF(NOT(ISBLANK([.AA40]));[.AA40];IF(NOT(ISBLANK([.AI40]));[.AI40];&quot;&quot;)))))" office:value-type="string" office:string-value="T">
            <text:p>T</text:p>
          </table:table-cell>
          <table:table-cell table:style-name="ce6" table:formula="of:=IF(NOT(ISBLANK([.Y40]));[.Y40];IF(NOT(ISBLANK([.AE40]));[.AE40];&quot;&quot;))">
            <text:p/>
          </table:table-cell>
          <table:table-cell table:style-name="ce6" office:value-type="string">
            <text:p>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T</text:p>
          </table:table-cell>
          <table:table-cell/>
          <table:table-cell table:style-name="Default" table:formula="of:=COUNTA([.AO40:.EX40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ð</text:p>
          </table:table-cell>
          <table:table-cell office:value-type="string">
            <text:p>D</text:p>
          </table:table-cell>
          <table:table-cell table:style-name="ce17" office:value-type="string">
            <text:p>dh</text:p>
          </table:table-cell>
          <table:table-cell office:value-type="string">
            <text:p>dh</text:p>
          </table:table-cell>
          <table:table-cell table:number-columns-repeated="2"/>
          <table:table-cell office:value-type="string">
            <text:p>dh</text:p>
          </table:table-cell>
          <table:table-cell office:value-type="string">
            <text:p>dh</text:p>
          </table:table-cell>
          <table:table-cell/>
          <table:table-cell office:value-type="string">
            <text:p>DH</text:p>
          </table:table-cell>
          <table:table-cell/>
          <table:table-cell office:value-type="string">
            <text:p>dh</text:p>
          </table:table-cell>
          <table:table-cell office:value-type="string">
            <text:p>dh</text:p>
          </table:table-cell>
          <table:table-cell/>
          <table:table-cell table:style-name="ce6" table:formula="of:=IF(NOT(ISBLANK([.S41]));[.S41];IF(NOT(ISBLANK([.T41]));[.T41];IF(NOT(ISBLANK([.U41]));[.U41];IF(NOT(ISBLANK([.AA41]));[.AA41];IF(NOT(ISBLANK([.AI41]));[.AI41];&quot;&quot;)))))" office:value-type="string" office:string-value="D">
            <text:p>D</text:p>
          </table:table-cell>
          <table:table-cell table:style-name="ce6" table:formula="of:=IF(NOT(ISBLANK([.Y41]));[.Y41];IF(NOT(ISBLANK([.AE41]));[.AE41];&quot;&quot;))">
            <text:p/>
          </table:table-cell>
          <table:table-cell table:style-name="ce6" office:value-type="string">
            <text:p>D</text:p>
          </table:table-cell>
          <table:table-cell table:number-columns-repeated="2" office:value-type="string">
            <text:p>D</text:p>
          </table:table-cell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2"/>
          <table:table-cell office:value-type="string">
            <text:p>D</text:p>
          </table:table-cell>
          <table:table-cell/>
          <table:table-cell table:style-name="Default" table:formula="of:=COUNTA([.AO41:.EX41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3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table:number-columns-repeated="8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6" table:formula="of:=IF(NOT(ISBLANK([.S42]));[.S42];IF(NOT(ISBLANK([.T42]));[.T42];IF(NOT(ISBLANK([.U42]));[.U42];IF(NOT(ISBLANK([.AA42]));[.AA42];IF(NOT(ISBLANK([.AI42]));[.AI42];&quot;&quot;)))))" office:value-type="string" office:string-value="s">
            <text:p>s</text:p>
          </table:table-cell>
          <table:table-cell table:style-name="ce6" table:formula="of:=IF(NOT(ISBLANK([.Y42]));[.Y42];IF(NOT(ISBLANK([.AE42]));[.AE42];&quot;&quot;))" office:value-type="string" office:string-value="s">
            <text:p>s</text:p>
          </table:table-cell>
          <table:table-cell table:style-name="ce6" office:value-type="string">
            <text:p>s</text:p>
          </table:table-cell>
          <table:table-cell table:number-columns-repeated="6" office:value-type="string">
            <text:p>s</text:p>
          </table:table-cell>
          <table:table-cell table:number-columns-repeated="2" table:style-name="ce24" office:value-type="string">
            <text:p>s</text:p>
          </table:table-cell>
          <table:table-cell table:number-columns-repeated="3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2" office:value-type="string">
            <text:p>s</text:p>
          </table:table-cell>
          <table:table-cell table:number-columns-repeated="5" office:value-type="string">
            <text:p>s</text:p>
          </table:table-cell>
          <table:table-cell table:style-name="Default" table:formula="of:=COUNTA([.AO42:.EX42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ss</text:p>
          </table:table-cell>
          <table:table-cell office:value-type="string">
            <text:p>ss</text:p>
          </table:table-cell>
          <table:table-cell table:number-columns-repeated="12"/>
          <table:table-cell table:style-name="ce6" table:formula="of:=IF(NOT(ISBLANK([.S43]));[.S43];IF(NOT(ISBLANK([.T43]));[.T43];IF(NOT(ISBLANK([.U43]));[.U43];IF(NOT(ISBLANK([.AA43]));[.AA43];IF(NOT(ISBLANK([.AI43]));[.AI43];&quot;&quot;)))))" office:value-type="string" office:string-value="ss">
            <text:p>ss</text:p>
          </table:table-cell>
          <table:table-cell table:style-name="ce6" table:formula="of:=IF(NOT(ISBLANK([.Y43]));[.Y43];IF(NOT(ISBLANK([.AE43]));[.AE43];&quot;&quot;))">
            <text:p/>
          </table:table-cell>
          <table:table-cell table:style-name="ce6"/>
          <table:table-cell table:number-columns-repeated="2"/>
          <table:table-cell office:value-type="string">
            <text:p>ss</text:p>
          </table:table-cell>
          <table:table-cell office:value-type="string">
            <text:p>s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ss</text:p>
          </table:table-cell>
          <table:table-cell table:number-columns-repeated="2"/>
          <table:table-cell table:style-name="Default" table:formula="of:=COUNTA([.AO43:.EX43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table:number-columns-repeated="8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4" office:value-type="string">
            <text:p>z</text:p>
          </table:table-cell>
          <table:table-cell table:style-name="ce6" table:formula="of:=IF(NOT(ISBLANK([.S44]));[.S44];IF(NOT(ISBLANK([.T44]));[.T44];IF(NOT(ISBLANK([.U44]));[.U44];IF(NOT(ISBLANK([.AA44]));[.AA44];IF(NOT(ISBLANK([.AI44]));[.AI44];&quot;&quot;)))))" office:value-type="string" office:string-value="z">
            <text:p>z</text:p>
          </table:table-cell>
          <table:table-cell table:style-name="ce6" table:formula="of:=IF(NOT(ISBLANK([.Y44]));[.Y44];IF(NOT(ISBLANK([.AE44]));[.AE44];&quot;&quot;))" office:value-type="string" office:string-value="z">
            <text:p>z</text:p>
          </table:table-cell>
          <table:table-cell table:style-name="ce6" office:value-type="string">
            <text:p>z</text:p>
          </table:table-cell>
          <table:table-cell table:number-columns-repeated="6" office:value-type="string">
            <text:p>z</text:p>
          </table:table-cell>
          <table:table-cell table:number-columns-repeated="2" table:style-name="ce24" office:value-type="string">
            <text:p>z</text:p>
          </table:table-cell>
          <table:table-cell table:number-columns-repeated="3" office:value-type="string">
            <text:p>z</text:p>
          </table:table-cell>
          <table:table-cell table:style-name="ce5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2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z</text:p>
          </table:table-cell>
          <table:table-cell/>
          <table:table-cell table:style-name="Default" table:formula="of:=COUNTA([.AO44:.EX44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ʃ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 table:number-columns-repeated="2"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/>
          <table:table-cell office:value-type="string">
            <text:p>SH</text:p>
          </table:table-cell>
          <table:table-cell office:value-type="string">
            <text:p>S</text:p>
          </table:table-cell>
          <table:table-cell office:value-type="string">
            <text:p>sh</text:p>
          </table:table-cell>
          <table:table-cell office:value-type="string">
            <text:p>sh</text:p>
          </table:table-cell>
          <table:table-cell office:value-type="string">
            <text:p>S</text:p>
          </table:table-cell>
          <table:table-cell table:style-name="ce6" table:formula="of:=IF(NOT(ISBLANK([.S45]));[.S45];IF(NOT(ISBLANK([.T45]));[.T45];IF(NOT(ISBLANK([.U45]));[.U45];IF(NOT(ISBLANK([.AA45]));[.AA45];IF(NOT(ISBLANK([.AI45]));[.AI45];&quot;&quot;)))))" office:value-type="string" office:string-value="S">
            <text:p>S</text:p>
          </table:table-cell>
          <table:table-cell table:style-name="ce6" table:formula="of:=IF(NOT(ISBLANK([.Y45]));[.Y45];IF(NOT(ISBLANK([.AE45]));[.AE45];&quot;&quot;))" office:value-type="string" office:string-value="S">
            <text:p>S</text:p>
          </table:table-cell>
          <table:table-cell table:style-name="ce6" office:value-type="string">
            <text:p>S</text:p>
          </table:table-cell>
          <table:table-cell office:value-type="string">
            <text:p>S</text:p>
          </table:table-cell>
          <table:table-cell/>
          <table:table-cell table:number-columns-repeated="4" office:value-type="string">
            <text:p>S</text:p>
          </table:table-cell>
          <table:table-cell table:number-columns-repeated="2" table:style-name="ce24" office:value-type="string">
            <text:p>S</text:p>
          </table:table-cell>
          <table:table-cell table:number-columns-repeated="3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 table:style-name="ce22" office:value-type="string">
            <text:p>S</text:p>
          </table:table-cell>
          <table:table-cell table:number-columns-repeated="2" office:value-type="string">
            <text:p>S</text:p>
          </table:table-cell>
          <table:table-cell table:number-columns-repeated="2"/>
          <table:table-cell office:value-type="string">
            <text:p>S</text:p>
          </table:table-cell>
          <table:table-cell table:style-name="Default" table:formula="of:=COUNTA([.AO45:.EX45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ʃʃ</text:p>
          </table:table-cell>
          <table:table-cell office:value-type="string">
            <text:p>SS</text:p>
          </table:table-cell>
          <table:table-cell table:number-columns-repeated="12"/>
          <table:table-cell table:style-name="ce6" table:formula="of:=IF(NOT(ISBLANK([.S46]));[.S46];IF(NOT(ISBLANK([.T46]));[.T46];IF(NOT(ISBLANK([.U46]));[.U46];IF(NOT(ISBLANK([.AA46]));[.AA46];IF(NOT(ISBLANK([.AI46]));[.AI46];&quot;&quot;)))))" office:value-type="string" office:string-value="SS">
            <text:p>SS</text:p>
          </table:table-cell>
          <table:table-cell table:style-name="ce6" table:formula="of:=IF(NOT(ISBLANK([.Y46]));[.Y46];IF(NOT(ISBLANK([.AE46]));[.AE46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S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46:.EX46])" office:value-type="float" office:value="13">
            <text:p>13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5"/>
        </table:table-row>
        <table:table-row table:style-name="ro7">
          <table:table-cell/>
          <table:table-cell office:value-type="string">
            <text:p>ʒ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 table:number-columns-repeated="2" office:value-type="string">
            <text:p>Z</text:p>
          </table:table-cell>
          <table:table-cell office:value-type="string">
            <text:p>zh</text:p>
          </table:table-cell>
          <table:table-cell office:value-type="string">
            <text:p>zh</text:p>
          </table:table-cell>
          <table:table-cell/>
          <table:table-cell office:value-type="string">
            <text:p>ZH</text:p>
          </table:table-cell>
          <table:table-cell office:value-type="string">
            <text:p>Z</text:p>
          </table:table-cell>
          <table:table-cell office:value-type="string">
            <text:p>zh</text:p>
          </table:table-cell>
          <table:table-cell table:number-columns-repeated="2"/>
          <table:table-cell table:style-name="ce6" table:formula="of:=IF(NOT(ISBLANK([.S47]));[.S47];IF(NOT(ISBLANK([.T47]));[.T47];IF(NOT(ISBLANK([.U47]));[.U47];IF(NOT(ISBLANK([.AA47]));[.AA47];IF(NOT(ISBLANK([.AI47]));[.AI47];&quot;&quot;)))))" office:value-type="string" office:string-value="Z">
            <text:p>Z</text:p>
          </table:table-cell>
          <table:table-cell table:style-name="ce6" table:formula="of:=IF(NOT(ISBLANK([.Y47]));[.Y47];IF(NOT(ISBLANK([.AE47]));[.AE47];&quot;&quot;))" office:value-type="string" office:string-value="Z">
            <text:p>Z</text:p>
          </table:table-cell>
          <table:table-cell table:style-name="ce6" office:value-type="string">
            <text:p>Z</text:p>
          </table:table-cell>
          <table:table-cell office:value-type="string">
            <text:p>Z</text:p>
          </table:table-cell>
          <table:table-cell table:number-columns-repeated="2"/>
          <table:table-cell/>
          <table:table-cell table:number-columns-repeated="2" office:value-type="string">
            <text:p>Z</text:p>
          </table:table-cell>
          <table:table-cell table:number-columns-repeated="2" table:style-name="ce24" office:value-type="string">
            <text:p>Z</text:p>
          </table:table-cell>
          <table:table-cell table:number-columns-repeated="2" office:value-type="string">
            <text:p>Z</text:p>
          </table:table-cell>
          <table:table-cell/>
          <table:table-cell table:style-name="ce5" office:value-type="string">
            <text:p>Z</text:p>
          </table:table-cell>
          <table:table-cell table:number-columns-repeated="2" office:value-type="string">
            <text:p>Z</text:p>
          </table:table-cell>
          <table:table-cell table:number-columns-repeated="2" table:style-name="ce22" office:value-type="string">
            <text:p>Z</text:p>
          </table:table-cell>
          <table:table-cell office:value-type="string">
            <text:p>Z</text:p>
          </table:table-cell>
          <table:table-cell table:number-columns-repeated="4"/>
          <table:table-cell table:style-name="Default" table:formula="of:=COUNTA([.AO47:.EX47])" office:value-type="float" office:value="13">
            <text:p>13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0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office:value-type="string">
            <text:p>ç</text:p>
          </table:table-cell>
          <table:table-cell office:value-type="string">
            <text:p>C</text:p>
          </table:table-cell>
          <table:table-cell table:number-columns-repeated="12"/>
          <table:table-cell table:style-name="ce6" table:formula="of:=IF(NOT(ISBLANK([.S48]));[.S48];IF(NOT(ISBLANK([.T48]));[.T48];IF(NOT(ISBLANK([.U48]));[.U48];IF(NOT(ISBLANK([.AA48]));[.AA48];IF(NOT(ISBLANK([.AI48]));[.AI48];&quot;&quot;)))))" office:value-type="string" office:string-value="C">
            <text:p>C</text:p>
          </table:table-cell>
          <table:table-cell table:style-name="ce6" table:formula="of:=IF(NOT(ISBLANK([.Y48]));[.Y48];IF(NOT(ISBLANK([.AE48]));[.AE48];&quot;&quot;))" office:value-type="string" office:string-value="C">
            <text:p>C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 office:value-type="string">
            <text:p>C</text:p>
          </table:table-cell>
          <table:table-cell table:style-name="ce5" office:value-type="string">
            <text:p>C</text:p>
          </table:table-cell>
          <table:table-cell table:number-columns-repeated="2" office:value-type="string">
            <text:p>C</text:p>
          </table:table-cell>
          <table:table-cell table:number-columns-repeated="2" table:style-name="ce22" office:value-type="string">
            <text:p>C</text:p>
          </table:table-cell>
          <table:table-cell table:number-columns-repeated="2" office:value-type="string">
            <text:p>C</text:p>
          </table:table-cell>
          <table:table-cell/>
          <table:table-cell table:number-columns-repeated="2" office:value-type="string">
            <text:p>C</text:p>
          </table:table-cell>
          <table:table-cell table:style-name="Default" table:formula="of:=COUNTA([.AO48:.EX48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924"/>
        </table:table-row>
        <table:table-row table:style-name="ro7"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table:style-name="ce6" table:formula="of:=IF(NOT(ISBLANK([.S49]));[.S49];IF(NOT(ISBLANK([.T49]));[.T49];IF(NOT(ISBLANK([.U49]));[.U49];IF(NOT(ISBLANK([.AA49]));[.AA49];IF(NOT(ISBLANK([.AI49]));[.AI49];&quot;&quot;)))))" office:value-type="string" office:string-value="x">
            <text:p>x</text:p>
          </table:table-cell>
          <table:table-cell table:style-name="ce6" table:formula="of:=IF(NOT(ISBLANK([.Y49]));[.Y49];IF(NOT(ISBLANK([.AE49]));[.AE49];&quot;&quot;))" office:value-type="string" office:string-value="x">
            <text:p>x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4"/>
          <table:table-cell table:style-name="ce24"/>
          <table:table-cell/>
          <table:table-cell office:value-type="string">
            <text:p>ch</text:p>
          </table:table-cell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2" table:style-name="ce22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Default" table:formula="of:=COUNTA([.AO49:.EX49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27"/>
        </table:table-row>
        <table:table-row table:style-name="ro7">
          <table:table-cell/>
          <table:table-cell office:value-type="string">
            <text:p>ɣ</text:p>
          </table:table-cell>
          <table:table-cell office:value-type="string">
            <text:p>G</text:p>
          </table:table-cell>
          <table:table-cell table:number-columns-repeated="8"/>
          <table:table-cell office:value-type="string">
            <text:p>G</text:p>
          </table:table-cell>
          <table:table-cell table:number-columns-repeated="3"/>
          <table:table-cell table:style-name="ce6" table:formula="of:=IF(NOT(ISBLANK([.S50]));[.S50];IF(NOT(ISBLANK([.T50]));[.T50];IF(NOT(ISBLANK([.U50]));[.U50];IF(NOT(ISBLANK([.AA50]));[.AA50];IF(NOT(ISBLANK([.AI50]));[.AI50];&quot;&quot;)))))" office:value-type="string" office:string-value="G">
            <text:p>G</text:p>
          </table:table-cell>
          <table:table-cell table:style-name="ce6" table:formula="of:=IF(NOT(ISBLANK([.Y50]));[.Y50];IF(NOT(ISBLANK([.AE50]));[.AE50];&quot;&quot;))">
            <text:p/>
          </table:table-cell>
          <table:table-cell table:style-name="ce6"/>
          <table:table-cell/>
          <table:table-cell office:value-type="string">
            <text:p>G</text:p>
          </table:table-cell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G</text:p>
          </table:table-cell>
          <table:table-cell/>
          <table:table-cell table:style-name="Default" table:formula="of:=COUNTA([.AO50:.EX50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3"/>
          <table:table-cell table:number-columns-repeated="3" office:value-type="string">
            <text:p>1</text:p>
          </table:table-cell>
          <table:table-cell table:number-columns-repeated="927"/>
        </table:table-row>
        <table:table-row table:style-name="ro7">
          <table:table-cell/>
          <table:table-cell office:value-type="string">
            <text:p>ʁ</text:p>
          </table:table-cell>
          <table:table-cell office:value-type="string">
            <text:p>R</text:p>
          </table:table-cell>
          <table:table-cell table:number-columns-repeated="12"/>
          <table:table-cell table:style-name="ce6" table:formula="of:=IF(NOT(ISBLANK([.S51]));[.S51];IF(NOT(ISBLANK([.T51]));[.T51];IF(NOT(ISBLANK([.U51]));[.U51];IF(NOT(ISBLANK([.AA51]));[.AA51];IF(NOT(ISBLANK([.AI51]));[.AI51];&quot;&quot;)))))" office:value-type="string" office:string-value="R">
            <text:p>R</text:p>
          </table:table-cell>
          <table:table-cell table:style-name="ce6" table:formula="of:=IF(NOT(ISBLANK([.Y51]));[.Y51];IF(NOT(ISBLANK([.AE51]));[.AE51];&quot;&quot;))" office:value-type="string" office:string-value="R">
            <text:p>R</text:p>
          </table:table-cell>
          <table:table-cell table:style-name="ce6"/>
          <table:table-cell table:number-columns-repeated="3"/>
          <table:table-cell/>
          <table:table-cell table:number-columns-repeated="2" office:value-type="string">
            <text:p>R</text:p>
          </table:table-cell>
          <table:table-cell table:number-columns-repeated="2" table:style-name="ce24" office:value-type="string">
            <text:p>R</text:p>
          </table:table-cell>
          <table:table-cell office:value-type="string">
            <text:p>R</text:p>
          </table:table-cell>
          <table:table-cell table:number-columns-repeated="2"/>
          <table:table-cell table:style-name="ce5"/>
          <table:table-cell/>
          <table:table-cell/>
          <table:table-cell table:number-columns-repeated="2" table:style-name="ce22" office:value-type="string">
            <text:p>R</text:p>
          </table:table-cell>
          <table:table-cell office:value-type="string">
            <text:p>R</text:p>
          </table:table-cell>
          <table:table-cell table:number-columns-repeated="4"/>
          <table:table-cell table:style-name="Default" table:formula="of:=COUNTA([.AO51:.EX51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33"/>
          <table:table-cell office:value-type="string">
            <text:p>1</text:p>
          </table:table-cell>
          <table:table-cell table:number-columns-repeated="929"/>
        </table:table-row>
        <table:table-row table:style-name="ro7">
          <table:table-cell/>
          <table:table-cell office:value-type="string">
            <text:p>ɥ</text:p>
          </table:table-cell>
          <table:table-cell office:value-type="string">
            <text:p>H</text:p>
          </table:table-cell>
          <table:table-cell table:number-columns-repeated="12"/>
          <table:table-cell table:style-name="ce6" table:formula="of:=IF(NOT(ISBLANK([.S52]));[.S52];IF(NOT(ISBLANK([.T52]));[.T52];IF(NOT(ISBLANK([.U52]));[.U52];IF(NOT(ISBLANK([.AA52]));[.AA52];IF(NOT(ISBLANK([.AI52]));[.AI52];&quot;&quot;)))))" office:value-type="string" office:string-value="H">
            <text:p>H</text:p>
          </table:table-cell>
          <table:table-cell table:style-name="ce6" table:formula="of:=IF(NOT(ISBLANK([.Y52]));[.Y52];IF(NOT(ISBLANK([.AE52]));[.AE52];&quot;&quot;))" office:value-type="string" office:string-value="H">
            <text:p>H</text:p>
          </table:table-cell>
          <table:table-cell table:style-name="ce6"/>
          <table:table-cell table:number-columns-repeated="3"/>
          <table:table-cell/>
          <table:table-cell table:number-columns-repeated="2" office:value-type="string">
            <text:p>H</text:p>
          </table:table-cell>
          <table:table-cell table:number-columns-repeated="2" table:style-name="ce24" office:value-type="string">
            <text:p>H</text:p>
          </table:table-cell>
          <table:table-cell office:value-type="string">
            <text:p>H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52:.EX52])" office:value-type="float" office:value="9">
            <text:p>9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9"/>
        </table:table-row>
        <table:table-row table:style-name="ro7">
          <table:table-cell/>
          <table:table-cell table:number-columns-repeated="3" office:value-type="string">
            <text:p>h</text:p>
          </table:table-cell>
          <table:table-cell office:value-type="string">
            <text:p>hh</text:p>
          </table:table-cell>
          <table:table-cell/>
          <table:table-cell table:style-name="Default"/>
          <table:table-cell office:value-type="string">
            <text:p>hh</text:p>
          </table:table-cell>
          <table:table-cell office:value-type="string">
            <text:p>hh</text:p>
          </table:table-cell>
          <table:table-cell table:number-columns-repeated="2" office:value-type="string">
            <text:p>HH</text:p>
          </table:table-cell>
          <table:table-cell office:value-type="string">
            <text:p>h</text:p>
          </table:table-cell>
          <table:table-cell office:value-type="string">
            <text:p>hh</text:p>
          </table:table-cell>
          <table:table-cell office:value-type="string">
            <text:p>hh</text:p>
          </table:table-cell>
          <table:table-cell office:value-type="string">
            <text:p>h</text:p>
          </table:table-cell>
          <table:table-cell table:style-name="ce6" table:formula="of:=IF(NOT(ISBLANK([.S53]));[.S53];IF(NOT(ISBLANK([.T53]));[.T53];IF(NOT(ISBLANK([.U53]));[.U53];IF(NOT(ISBLANK([.AA53]));[.AA53];IF(NOT(ISBLANK([.AI53]));[.AI53];&quot;&quot;)))))" office:value-type="string" office:string-value="h">
            <text:p>h</text:p>
          </table:table-cell>
          <table:table-cell table:style-name="ce6" table:formula="of:=IF(NOT(ISBLANK([.Y53]));[.Y53];IF(NOT(ISBLANK([.AE53]));[.AE53];&quot;&quot;))" office:value-type="string" office:string-value="h">
            <text:p>h</text:p>
          </table:table-cell>
          <table:table-cell table:style-name="ce6"/>
          <table:table-cell office:value-type="string">
            <text:p>h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 office:value-type="string">
            <text:p>h</text:p>
          </table:table-cell>
          <table:table-cell table:style-name="ce5" office:value-type="string">
            <text:p>h</text:p>
          </table:table-cell>
          <table:table-cell table:number-columns-repeated="2" office:value-type="string">
            <text:p>h</text:p>
          </table:table-cell>
          <table:table-cell table:number-columns-repeated="2" table:style-name="ce22" office:value-type="string">
            <text:p>h</text:p>
          </table:table-cell>
          <table:table-cell table:number-columns-repeated="3"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Default" table:formula="of:=COUNTA([.AO53:.EX53])" office:value-type="float" office:value="6">
            <text:p>6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62"/>
        </table:table-row>
        <table:table-row table:style-name="ro7">
          <table:table-cell/>
          <table:table-cell table:style-name="ce11" office:value-type="string">
            <text:p>ɦ</text:p>
          </table:table-cell>
          <table:table-cell office:value-type="string">
            <text:p>h\</text:p>
          </table:table-cell>
          <table:table-cell table:number-columns-repeated="2"/>
          <table:table-cell table:number-columns-repeated="2" office:value-type="string">
            <text:p>h\</text:p>
          </table:table-cell>
          <table:table-cell table:number-columns-repeated="7"/>
          <table:table-cell office:value-type="string">
            <text:p>h\</text:p>
          </table:table-cell>
          <table:table-cell table:style-name="ce6"/>
          <table:table-cell table:style-name="ce6" table:formula="of:=IF(NOT(ISBLANK([.Y54]));[.Y54];IF(NOT(ISBLANK([.AE54]));[.AE54];&quot;&quot;))">
            <text:p/>
          </table:table-cell>
          <table:table-cell table:style-name="ce6" office:value-type="string">
            <text:p>h\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54:.EX54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63"/>
        </table:table-row>
        <table:table-row table:style-name="ro7">
          <table:table-cell/>
          <table:table-cell office:value-type="string">
            <text:p>hh</text:p>
          </table:table-cell>
          <table:table-cell office:value-type="string">
            <text:p>hh</text:p>
          </table:table-cell>
          <table:table-cell table:number-columns-repeated="12"/>
          <table:table-cell table:style-name="ce6" table:formula="of:=IF(NOT(ISBLANK([.S55]));[.S55];IF(NOT(ISBLANK([.T55]));[.T55];IF(NOT(ISBLANK([.U55]));[.U55];IF(NOT(ISBLANK([.AA55]));[.AA55];IF(NOT(ISBLANK([.AI55]));[.AI55];&quot;&quot;)))))">
            <text:p/>
          </table:table-cell>
          <table:table-cell table:style-name="ce6" table:formula="of:=IF(NOT(ISBLANK([.Y55]));[.Y55];IF(NOT(ISBLANK([.AE55]));[.AE5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hh</text:p>
          </table:table-cell>
          <table:table-cell table:number-columns-repeated="2"/>
          <table:table-cell table:style-name="Default" table:formula="of:=COUNTA([.AO55:.EX55])" office:value-type="float" office:value="6">
            <text:p>6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0"/>
          <table:table-cell table:number-columns-repeated="2" office:value-type="string">
            <text:p>1</text:p>
          </table:table-cell>
          <table:table-cell table:number-columns-repeated="963"/>
        </table:table-row>
        <table:table-row table:style-name="ro7">
          <table:table-cell office:value-type="string">
            <text:p>Approximant</text:p>
          </table:table-cell>
          <table:table-cell office:value-type="string">
            <text:p>ɹ</text:p>
          </table:table-cell>
          <table:table-cell table:number-columns-repeated="7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r</text:p>
          </table:table-cell>
          <table:table-cell table:style-name="ce6" table:formula="of:=IF(NOT(ISBLANK([.S56]));[.S56];IF(NOT(ISBLANK([.T56]));[.T56];IF(NOT(ISBLANK([.U56]));[.U56];IF(NOT(ISBLANK([.AA56]));[.AA56];IF(NOT(ISBLANK([.AI56]));[.AI56];&quot;&quot;)))))" office:value-type="string" office:string-value="r">
            <text:p>r</text:p>
          </table:table-cell>
          <table:table-cell table:style-name="ce6" table:formula="of:=IF(NOT(ISBLANK([.Y56]));[.Y56];IF(NOT(ISBLANK([.AE56]));[.AE56];&quot;&quot;))" office:value-type="string" office:string-value="r">
            <text:p>r</text:p>
          </table:table-cell>
          <table:table-cell table:style-name="ce6" office:value-type="string">
            <text:p>r</text:p>
          </table:table-cell>
          <table:table-cell table:number-columns-repeated="4" office:value-type="string">
            <text:p>r</text:p>
          </table:table-cell>
          <table:table-cell table:number-columns-repeated="2"/>
          <table:table-cell table:style-name="ce24"/>
          <table:table-cell table:style-name="ce24"/>
          <table:table-cell table:number-columns-repeated="2" office:value-type="string">
            <text:p>r</text:p>
          </table:table-cell>
          <table:table-cell table:style-name="ce26" office:value-type="string">
            <text:p>r</text:p>
          </table:table-cell>
          <table:table-cell table:style-name="ce5" office:value-type="string">
            <text:p>r</text:p>
          </table:table-cell>
          <table:table-cell table:number-columns-repeated="2" office:value-type="string">
            <text:p>r</text:p>
          </table:table-cell>
          <table:table-cell table:number-columns-repeated="2" table:style-name="ce22" office:value-type="string">
            <text:p>r</text:p>
          </table:table-cell>
          <table:table-cell/>
          <table:table-cell table:number-columns-repeated="4" office:value-type="string">
            <text:p>r</text:p>
          </table:table-cell>
          <table:table-cell table:style-name="Default" table:formula="of:=COUNTA([.AO56:.EX56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7"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12"/>
          <table:table-cell table:style-name="ce6" table:formula="of:=IF(NOT(ISBLANK([.S57]));[.S57];IF(NOT(ISBLANK([.T57]));[.T57];IF(NOT(ISBLANK([.U57]));[.U57];IF(NOT(ISBLANK([.AA57]));[.AA57];IF(NOT(ISBLANK([.AI57]));[.AI57];&quot;&quot;)))))">
            <text:p/>
          </table:table-cell>
          <table:table-cell table:style-name="ce6" table:formula="of:=IF(NOT(ISBLANK([.Y57]));[.Y57];IF(NOT(ISBLANK([.AE57]));[.AE57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rr</text:p>
          </table:table-cell>
          <table:table-cell table:number-columns-repeated="2"/>
          <table:table-cell table:style-name="Default" table:formula="of:=COUNTA([.AO57:.EX57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7">
          <table:table-cell/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j</text:p>
          </table:table-cell>
          <table:table-cell table:number-columns-repeated="2" office:value-type="string">
            <text:p>y</text:p>
          </table:table-cell>
          <table:table-cell/>
          <table:table-cell table:style-name="ce6" table:formula="of:=IF(NOT(ISBLANK([.S58]));[.S58];IF(NOT(ISBLANK([.T58]));[.T58];IF(NOT(ISBLANK([.U58]));[.U58];IF(NOT(ISBLANK([.AA58]));[.AA58];IF(NOT(ISBLANK([.AI58]));[.AI58];&quot;&quot;)))))" office:value-type="string" office:string-value="j">
            <text:p>j</text:p>
          </table:table-cell>
          <table:table-cell table:style-name="ce6" table:formula="of:=IF(NOT(ISBLANK([.Y58]));[.Y58];IF(NOT(ISBLANK([.AE58]));[.AE58];&quot;&quot;))" office:value-type="string" office:string-value="j">
            <text:p>j</text:p>
          </table:table-cell>
          <table:table-cell table:style-name="ce6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24" office:value-type="string">
            <text:p>j</text:p>
          </table:table-cell>
          <table:table-cell table:style-name="ce24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5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ce22" office:value-type="string">
            <text:p>j</text:p>
          </table:table-cell>
          <table:table-cell table:style-name="ce22"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style-name="Default" table:formula="of:=COUNTA([.AO58:.EX58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/>
          <table:table-cell table:style-name="ce12" office:value-type="string">
            <text:p>ʝ</text:p>
          </table:table-cell>
          <table:table-cell office:value-type="string">
            <text:p>jj</text:p>
          </table:table-cell>
          <table:table-cell table:number-columns-repeated="11"/>
          <table:table-cell office:value-type="string">
            <text:p>j</text:p>
          </table:table-cell>
          <table:table-cell table:style-name="ce6" table:formula="of:=IF(NOT(ISBLANK([.S59]));[.S59];IF(NOT(ISBLANK([.T59]));[.T59];IF(NOT(ISBLANK([.U59]));[.U59];IF(NOT(ISBLANK([.AA59]));[.AA59];IF(NOT(ISBLANK([.AI59]));[.AI59];&quot;&quot;)))))" office:value-type="string" office:string-value="jj">
            <text:p>jj</text:p>
          </table:table-cell>
          <table:table-cell table:style-name="ce6" table:formula="of:=IF(NOT(ISBLANK([.Y59]));[.Y59];IF(NOT(ISBLANK([.AE59]));[.AE59];&quot;&quot;))">
            <text:p/>
          </table:table-cell>
          <table:table-cell table:style-name="ce6"/>
          <table:table-cell/>
          <table:table-cell office:value-type="string">
            <text:p>jj</text:p>
          </table:table-cell>
          <table:table-cell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jj</text:p>
          </table:table-cell>
          <table:table-cell/>
          <table:table-cell table:style-name="Default" table:formula="of:=COUNTA([.AO59:.EX59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2"/>
          <table:table-cell table:number-columns-repeated="2" office:value-type="string">
            <text:p>1</text:p>
          </table:table-cell>
          <table:table-cell table:number-columns-repeated="21"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7">
          <table:table-cell office:value-type="string">
            <text:p>Trill</text:p>
          </table:table-cell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12"/>
          <table:table-cell table:style-name="ce6" table:formula="of:=IF(NOT(ISBLANK([.S60]));[.S60];IF(NOT(ISBLANK([.T60]));[.T60];IF(NOT(ISBLANK([.U60]));[.U60];IF(NOT(ISBLANK([.AA60]));[.AA60];IF(NOT(ISBLANK([.AI60]));[.AI60];&quot;&quot;)))))" office:value-type="string" office:string-value="rr">
            <text:p>rr</text:p>
          </table:table-cell>
          <table:table-cell table:style-name="ce6" table:formula="of:=IF(NOT(ISBLANK([.Y60]));[.Y60];IF(NOT(ISBLANK([.AE60]));[.AE60];&quot;&quot;))">
            <text:p/>
          </table:table-cell>
          <table:table-cell table:style-name="ce6"/>
          <table:table-cell/>
          <table:table-cell office:value-type="string">
            <text:p>rr</text:p>
          </table:table-cell>
          <table:table-cell office:value-type="string">
            <text:p>rr</text:p>
          </table:table-cell>
          <table:table-cell office:value-type="string">
            <text:p>rr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60:.EX6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7">
          <table:table-cell office:value-type="string">
            <text:p>Tap</text:p>
          </table:table-cell>
          <table:table-cell office:value-type="string">
            <text:p>ɾ</text:p>
          </table:table-cell>
          <table:table-cell office:value-type="float" office:value="4">
            <text:p>4</text:p>
          </table:table-cell>
          <table:table-cell table:style-name="ce17" office:value-type="string">
            <text:p>t^</text:p>
          </table:table-cell>
          <table:table-cell office:value-type="string">
            <text:p>dx</text:p>
          </table:table-cell>
          <table:table-cell table:number-columns-repeated="2"/>
          <table:table-cell office:value-type="string">
            <text:p>dx</text:p>
          </table:table-cell>
          <table:table-cell table:number-columns-repeated="7"/>
          <table:table-cell table:style-name="ce6" table:formula="of:=IF(NOT(ISBLANK([.S61]));[.S61];IF(NOT(ISBLANK([.T61]));[.T61];IF(NOT(ISBLANK([.U61]));[.U61];IF(NOT(ISBLANK([.AA61]));[.AA61];IF(NOT(ISBLANK([.AI61]));[.AI61];&quot;&quot;)))))">
            <text:p/>
          </table:table-cell>
          <table:table-cell table:style-name="ce6" table:formula="of:=IF(NOT(ISBLANK([.Y61]));[.Y61];IF(NOT(ISBLANK([.AE61]));[.AE61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61:.EX61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9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7">
          <table:table-cell office:value-type="string">
            <text:p>Lat. Approx.</text:p>
          </table:table-cell>
          <table:table-cell table:number-columns-repeated="8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l</text:p>
          </table:table-cell>
          <table:table-cell table:style-name="ce6" table:formula="of:=IF(NOT(ISBLANK([.S62]));[.S62];IF(NOT(ISBLANK([.T62]));[.T62];IF(NOT(ISBLANK([.U62]));[.U62];IF(NOT(ISBLANK([.AA62]));[.AA62];IF(NOT(ISBLANK([.AI62]));[.AI62];&quot;&quot;)))))" office:value-type="string" office:string-value="l">
            <text:p>l</text:p>
          </table:table-cell>
          <table:table-cell table:style-name="ce6" table:formula="of:=IF(NOT(ISBLANK([.Y62]));[.Y62];IF(NOT(ISBLANK([.AE62]));[.AE62];&quot;&quot;))" office:value-type="string" office:string-value="l">
            <text:p>l</text:p>
          </table:table-cell>
          <table:table-cell table:style-name="ce6" office:value-type="string">
            <text:p>l</text:p>
          </table:table-cell>
          <table:table-cell table:number-columns-repeated="6" office:value-type="string">
            <text:p>l</text:p>
          </table:table-cell>
          <table:table-cell table:number-columns-repeated="2" table:style-name="ce24" office:value-type="string">
            <text:p>l</text:p>
          </table:table-cell>
          <table:table-cell table:number-columns-repeated="3" office:value-type="string">
            <text:p>l</text:p>
          </table:table-cell>
          <table:table-cell table:style-name="ce5" office:value-type="string">
            <text:p>l</text:p>
          </table:table-cell>
          <table:table-cell table:number-columns-repeated="2" office:value-type="string">
            <text:p>l</text:p>
          </table:table-cell>
          <table:table-cell table:number-columns-repeated="2" table:style-name="ce22" office:value-type="string">
            <text:p>l</text:p>
          </table:table-cell>
          <table:table-cell table:number-columns-repeated="5" office:value-type="string">
            <text:p>l</text:p>
          </table:table-cell>
          <table:table-cell table:style-name="Default" table:formula="of:=COUNTA([.AO62:.EX62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6">
          <table:table-cell/>
          <table:table-cell table:number-columns-repeated="2" office:value-type="string">
            <text:p>ll</text:p>
          </table:table-cell>
          <table:table-cell table:number-columns-repeated="12"/>
          <table:table-cell table:style-name="ce6" table:formula="of:=IF(NOT(ISBLANK([.S63]));[.S63];IF(NOT(ISBLANK([.T63]));[.T63];IF(NOT(ISBLANK([.U63]));[.U63];IF(NOT(ISBLANK([.AA63]));[.AA63];IF(NOT(ISBLANK([.AI63]));[.AI63];&quot;&quot;)))))" office:value-type="string" office:string-value="ll">
            <text:p>ll</text:p>
          </table:table-cell>
          <table:table-cell table:style-name="ce6" table:formula="of:=IF(NOT(ISBLANK([.Y63]));[.Y63];IF(NOT(ISBLANK([.AE63]));[.AE63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ll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ll</text:p>
          </table:table-cell>
          <table:table-cell table:number-columns-repeated="2"/>
          <table:table-cell table:style-name="Default" table:formula="of:=COUNTA([.AO63:.EX63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31"/>
        </table:table-row>
        <table:table-row table:style-name="ro7">
          <table:table-cell/>
          <table:table-cell office:value-type="string">
            <text:p>l̩</text:p>
          </table:table-cell>
          <table:table-cell office:value-type="string">
            <text:p>l=</text:p>
          </table:table-cell>
          <table:table-cell office:value-type="string">
            <text:p>l!</text:p>
          </table:table-cell>
          <table:table-cell table:number-columns-repeated="3"/>
          <table:table-cell office:value-type="string">
            <text:p>el</text:p>
          </table:table-cell>
          <table:table-cell office:value-type="string">
            <text:p>el</text:p>
          </table:table-cell>
          <table:table-cell table:number-columns-repeated="3"/>
          <table:table-cell office:value-type="string">
            <text:p>el</text:p>
          </table:table-cell>
          <table:table-cell table:number-columns-repeated="2"/>
          <table:table-cell table:style-name="ce6" table:formula="of:=IF(NOT(ISBLANK([.S64]));[.S64];IF(NOT(ISBLANK([.T64]));[.T64];IF(NOT(ISBLANK([.U64]));[.U64];IF(NOT(ISBLANK([.AA64]));[.AA64];IF(NOT(ISBLANK([.AI64]));[.AI64];&quot;&quot;)))))">
            <text:p/>
          </table:table-cell>
          <table:table-cell table:style-name="ce6" table:formula="of:=IF(NOT(ISBLANK([.Y64]));[.Y64];IF(NOT(ISBLANK([.AE64]));[.AE64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64:.EX64])" office:value-type="float" office:value="10">
            <text:p>1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7"/>
          <table:table-cell table:number-columns-repeated="2"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931"/>
        </table:table-row>
        <table:table-row table:style-name="ro7">
          <table:table-cell/>
          <table:table-cell table:style-name="ce12" office:value-type="string">
            <text:p>ɬ</text:p>
          </table:table-cell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style-name="ce6"/>
          <table:table-cell table:style-name="ce6" table:formula="of:=IF(NOT(ISBLANK([.Y65]));[.Y65];IF(NOT(ISBLANK([.AE65]));[.AE65];&quot;&quot;))">
            <text:p/>
          </table:table-cell>
          <table:table-cell table:style-name="ce6"/>
          <table:table-cell table:style-name="ce18"/>
          <table:table-cell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65:.EX65])" office:value-type="float" office:value="9">
            <text:p>9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944"/>
        </table:table-row>
        <table:table-row table:style-name="ro7">
          <table:table-cell/>
          <table:table-cell table:style-name="ce12" office:value-type="string">
            <text:p>ɮ</text:p>
          </table:table-cell>
          <table:table-cell office:value-type="string">
            <text:p>K\</text:p>
          </table:table-cell>
          <table:table-cell table:number-columns-repeated="11"/>
          <table:table-cell office:value-type="string">
            <text:p>K\</text:p>
          </table:table-cell>
          <table:table-cell table:style-name="ce6"/>
          <table:table-cell table:style-name="ce6" table:formula="of:=IF(NOT(ISBLANK([.Y66]));[.Y66];IF(NOT(ISBLANK([.AE66]));[.AE66];&quot;&quot;))">
            <text:p/>
          </table:table-cell>
          <table:table-cell table:style-name="ce6"/>
          <table:table-cell table:style-name="ce18"/>
          <table:table-cell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66:.EX66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45"/>
        </table:table-row>
        <table:table-row table:style-name="ro6">
          <table:table-cell/>
          <table:table-cell office:value-type="string">
            <text:p>ʎ</text:p>
          </table:table-cell>
          <table:table-cell office:value-type="string">
            <text:p>L</text:p>
          </table:table-cell>
          <table:table-cell table:number-columns-repeated="12"/>
          <table:table-cell table:style-name="ce6" table:formula="of:=IF(NOT(ISBLANK([.S67]));[.S67];IF(NOT(ISBLANK([.T67]));[.T67];IF(NOT(ISBLANK([.U67]));[.U67];IF(NOT(ISBLANK([.AA67]));[.AA67];IF(NOT(ISBLANK([.AI67]));[.AI67];&quot;&quot;)))))" office:value-type="string" office:string-value="L">
            <text:p>L</text:p>
          </table:table-cell>
          <table:table-cell table:style-name="ce6" table:formula="of:=IF(NOT(ISBLANK([.Y67]));[.Y67];IF(NOT(ISBLANK([.AE67]));[.AE67];&quot;&quot;))">
            <text:p/>
          </table:table-cell>
          <table:table-cell table:style-name="ce6"/>
          <table:table-cell/>
          <table:table-cell table:number-columns-repeated="3" office:value-type="string">
            <text:p>L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67:.EX67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6">
          <table:table-cell/>
          <table:table-cell office:value-type="string">
            <text:p>ʎʎ</text:p>
          </table:table-cell>
          <table:table-cell office:value-type="string">
            <text:p>LL</text:p>
          </table:table-cell>
          <table:table-cell table:number-columns-repeated="12"/>
          <table:table-cell table:style-name="ce6" table:formula="of:=IF(NOT(ISBLANK([.S68]));[.S68];IF(NOT(ISBLANK([.T68]));[.T68];IF(NOT(ISBLANK([.U68]));[.U68];IF(NOT(ISBLANK([.AA68]));[.AA68];IF(NOT(ISBLANK([.AI68]));[.AI68];&quot;&quot;)))))" office:value-type="string" office:string-value="LL">
            <text:p>LL</text:p>
          </table:table-cell>
          <table:table-cell table:style-name="ce6" table:formula="of:=IF(NOT(ISBLANK([.Y68]));[.Y68];IF(NOT(ISBLANK([.AE68]));[.AE68];&quot;&quot;))">
            <text:p/>
          </table:table-cell>
          <table:table-cell table:style-name="ce6"/>
          <table:table-cell table:number-columns-repeated="2"/>
          <table:table-cell table:number-columns-repeated="2" office:value-type="string">
            <text:p>LL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68:.EX68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15"/>
          <table:table-cell table:number-columns-repeated="2" office:value-type="string">
            <text:p>1</text:p>
          </table:table-cell>
          <table:table-cell table:number-columns-repeated="928"/>
        </table:table-row>
        <table:table-row table:style-name="ro6">
          <table:table-cell office:value-type="string">
            <text:p>Coarticulated</text:p>
          </table:table-cell>
          <table:table-cell office:value-type="string">
            <text:p>ʍ</text:p>
          </table:table-cell>
          <table:table-cell office:value-type="string">
            <text:p>W</text:p>
          </table:table-cell>
          <table:table-cell office:value-type="string">
            <text:p>hw</text:p>
          </table:table-cell>
          <table:table-cell table:number-columns-repeated="11"/>
          <table:table-cell table:style-name="ce6" table:formula="of:=IF(NOT(ISBLANK([.S69]));[.S69];IF(NOT(ISBLANK([.T69]));[.T69];IF(NOT(ISBLANK([.U69]));[.U69];IF(NOT(ISBLANK([.AA69]));[.AA69];IF(NOT(ISBLANK([.AI69]));[.AI69];&quot;&quot;)))))">
            <text:p/>
          </table:table-cell>
          <table:table-cell table:style-name="ce6" table:formula="of:=IF(NOT(ISBLANK([.Y69]));[.Y69];IF(NOT(ISBLANK([.AE69]));[.AE69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69:.EX69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926"/>
        </table:table-row>
        <table:table-row table:style-name="ro6">
          <table:table-cell/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2"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style-name="ce6" table:formula="of:=IF(NOT(ISBLANK([.S70]));[.S70];IF(NOT(ISBLANK([.T70]));[.T70];IF(NOT(ISBLANK([.U70]));[.U70];IF(NOT(ISBLANK([.AA70]));[.AA70];IF(NOT(ISBLANK([.AI70]));[.AI70];&quot;&quot;)))))" office:value-type="string" office:string-value="w">
            <text:p>w</text:p>
          </table:table-cell>
          <table:table-cell table:style-name="ce6" table:formula="of:=IF(NOT(ISBLANK([.Y70]));[.Y70];IF(NOT(ISBLANK([.AE70]));[.AE70];&quot;&quot;))" office:value-type="string" office:string-value="w">
            <text:p>w</text:p>
          </table:table-cell>
          <table:table-cell table:style-name="ce6"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style-name="ce24" office:value-type="string">
            <text:p>w</text:p>
          </table:table-cell>
          <table:table-cell table:style-name="ce24" office:value-type="string">
            <text:p>w</text:p>
          </table:table-cell>
          <table:table-cell office:value-type="string">
            <text:p>w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70:.EX7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"/>
          <table:table-cell table:number-columns-repeated="2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 table:number-columns-repeated="926"/>
        </table:table-row>
        <table:table-row table:style-name="ro6">
          <table:table-cell/>
          <table:table-cell office:value-type="string">
            <text:p>ɫ</text:p>
          </table:table-cell>
          <table:table-cell office:value-type="string">
            <text:p>5</text:p>
          </table:table-cell>
          <table:table-cell office:value-type="string">
            <text:p>lw</text:p>
          </table:table-cell>
          <table:table-cell table:number-columns-repeated="11"/>
          <table:table-cell table:style-name="ce6" table:formula="of:=IF(NOT(ISBLANK([.S71]));[.S71];IF(NOT(ISBLANK([.T71]));[.T71];IF(NOT(ISBLANK([.U71]));[.U71];IF(NOT(ISBLANK([.AA71]));[.AA71];IF(NOT(ISBLANK([.AI71]));[.AI71];&quot;&quot;)))))">
            <text:p/>
          </table:table-cell>
          <table:table-cell table:style-name="ce6" table:formula="of:=IF(NOT(ISBLANK([.Y71]));[.Y71];IF(NOT(ISBLANK([.AE71]));[.AE71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71:.EX71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30"/>
        </table:table-row>
        <table:table-row table:style-name="ro7">
          <table:table-cell office:value-type="string">
            <text:p>Affricate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number-columns-repeated="12"/>
          <table:table-cell table:style-name="ce6" table:formula="of:=IF(NOT(ISBLANK([.S72]));[.S72];IF(NOT(ISBLANK([.T72]));[.T72];IF(NOT(ISBLANK([.U72]));[.U72];IF(NOT(ISBLANK([.AA72]));[.AA72];IF(NOT(ISBLANK([.AI72]));[.AI72];&quot;&quot;)))))" office:value-type="string" office:string-value="ts">
            <text:p>ts</text:p>
          </table:table-cell>
          <table:table-cell table:style-name="ce6" table:formula="of:=IF(NOT(ISBLANK([.Y72]));[.Y72];IF(NOT(ISBLANK([.AE72]));[.AE72];&quot;&quot;))" office:value-type="string" office:string-value="ts">
            <text:p>ts</text:p>
          </table:table-cell>
          <table:table-cell table:style-name="ce6"/>
          <table:table-cell table:number-columns-repeated="2"/>
          <table:table-cell office:value-type="string">
            <text:p>ts</text:p>
          </table:table-cell>
          <table:table-cell office:value-type="string">
            <text:p>ts</text:p>
          </table:table-cell>
          <table:table-cell table:number-columns-repeated="2"/>
          <table:table-cell table:style-name="ce24"/>
          <table:table-cell table:style-name="ce24"/>
          <table:table-cell/>
          <table:table-cell/>
          <table:table-cell office:value-type="string">
            <text:p>ts</text:p>
          </table:table-cell>
          <table:table-cell table:style-name="ce5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22" table:number-columns-repeated="2"/>
          <table:table-cell office:value-type="string">
            <text:p>ts</text:p>
          </table:table-cell>
          <table:table-cell table:number-columns-repeated="2"/>
          <table:table-cell office:value-type="string">
            <text:p>ts</text:p>
          </table:table-cell>
          <table:table-cell/>
          <table:table-cell table:style-name="Default" table:formula="of:=COUNTA([.AO72:.EX72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7"/>
        </table:table-row>
        <table:table-row table:style-name="ro6">
          <table:table-cell/>
          <table:table-cell office:value-type="string">
            <text:p>ts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6"/>
          <table:table-cell table:style-name="ce6" table:formula="of:=IF(NOT(ISBLANK([.Y73]));[.Y73];IF(NOT(ISBLANK([.AE73]));[.AE73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73:.EX73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0"/>
          <table:table-cell table:number-columns-repeated="2" office:value-type="string">
            <text:p>1</text:p>
          </table:table-cell>
          <table:table-cell table:number-columns-repeated="946"/>
        </table:table-row>
        <table:table-row table:style-name="ro6">
          <table:table-cell/>
          <table:table-cell office:value-type="string">
            <text:p>tts</text:p>
          </table:table-cell>
          <table:table-cell office:value-type="string">
            <text:p>tts</text:p>
          </table:table-cell>
          <table:table-cell table:style-name="ce17"/>
          <table:table-cell table:number-columns-repeated="11"/>
          <table:table-cell table:style-name="ce6" table:formula="of:=IF(NOT(ISBLANK([.S74]));[.S74];IF(NOT(ISBLANK([.T74]));[.T74];IF(NOT(ISBLANK([.U74]));[.U74];IF(NOT(ISBLANK([.AA74]));[.AA74];IF(NOT(ISBLANK([.AI74]));[.AI74];&quot;&quot;)))))" office:value-type="string" office:string-value="tts">
            <text:p>tts</text:p>
          </table:table-cell>
          <table:table-cell table:style-name="ce6" table:formula="of:=IF(NOT(ISBLANK([.Y74]));[.Y74];IF(NOT(ISBLANK([.AE74]));[.AE74];&quot;&quot;))">
            <text:p/>
          </table:table-cell>
          <table:table-cell table:style-name="ce6"/>
          <table:table-cell table:number-columns-repeated="2"/>
          <table:table-cell office:value-type="string">
            <text:p>tts</text:p>
          </table:table-cell>
          <table:table-cell office:value-type="string">
            <text:p>tt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74:.EX74])" office:value-type="float" office:value="5">
            <text:p>5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947"/>
        </table:table-row>
        <table:table-row table:style-name="ro6"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11"/>
          <table:table-cell office:value-type="string">
            <text:p>dz</text:p>
          </table:table-cell>
          <table:table-cell table:style-name="ce6" table:formula="of:=IF(NOT(ISBLANK([.S75]));[.S75];IF(NOT(ISBLANK([.T75]));[.T75];IF(NOT(ISBLANK([.U75]));[.U75];IF(NOT(ISBLANK([.AA75]));[.AA75];IF(NOT(ISBLANK([.AI75]));[.AI75];&quot;&quot;)))))" office:value-type="string" office:string-value="dz">
            <text:p>dz</text:p>
          </table:table-cell>
          <table:table-cell table:style-name="ce6" table:formula="of:=IF(NOT(ISBLANK([.Y75]));[.Y75];IF(NOT(ISBLANK([.AE75]));[.AE75];&quot;&quot;))">
            <text:p/>
          </table:table-cell>
          <table:table-cell table:style-name="ce6"/>
          <table:table-cell table:number-columns-repeated="2"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/>
          <table:table-cell office:value-type="string">
            <text:p>dz</text:p>
          </table:table-cell>
          <table:table-cell/>
          <table:table-cell table:style-name="Default" table:formula="of:=COUNTA([.AO75:.EX75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7"/>
        </table:table-row>
        <table:table-row table:style-name="ro6">
          <table:table-cell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12"/>
          <table:table-cell table:style-name="ce6" table:formula="of:=IF(NOT(ISBLANK([.S76]));[.S76];IF(NOT(ISBLANK([.T76]));[.T76];IF(NOT(ISBLANK([.U76]));[.U76];IF(NOT(ISBLANK([.AA76]));[.AA76];IF(NOT(ISBLANK([.AI76]));[.AI76];&quot;&quot;)))))" office:value-type="string" office:string-value="ddz">
            <text:p>ddz</text:p>
          </table:table-cell>
          <table:table-cell table:style-name="ce6" table:formula="of:=IF(NOT(ISBLANK([.Y76]));[.Y76];IF(NOT(ISBLANK([.AE76]));[.AE76];&quot;&quot;))">
            <text:p/>
          </table:table-cell>
          <table:table-cell table:style-name="ce6"/>
          <table:table-cell table:number-columns-repeated="2"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76:.EX76])" office:value-type="float" office:value="5">
            <text:p>5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947"/>
        </table:table-row>
        <table:table-row table:style-name="ro7">
          <table:table-cell/>
          <table:table-cell office:value-type="string">
            <text:p>tʃ</text:p>
          </table:table-cell>
          <table:table-cell office:value-type="string">
            <text:p>tS</text:p>
          </table:table-cell>
          <table:table-cell office:value-type="string">
            <text:p>ch</text:p>
          </table:table-cell>
          <table:table-cell office:value-type="string">
            <text:p>ch</text:p>
          </table:table-cell>
          <table:table-cell table:number-columns-repeated="2"/>
          <table:table-cell office:value-type="string">
            <text:p>ch</text:p>
          </table:table-cell>
          <table:table-cell office:value-type="string">
            <text:p>ch</text:p>
          </table:table-cell>
          <table:table-cell/>
          <table:table-cell office:value-type="string">
            <text:p>CH</text:p>
          </table:table-cell>
          <table:table-cell/>
          <table:table-cell office:value-type="string">
            <text:p>ch</text:p>
          </table:table-cell>
          <table:table-cell office:value-type="string">
            <text:p>ch</text:p>
          </table:table-cell>
          <table:table-cell/>
          <table:table-cell table:style-name="ce6" table:formula="of:=IF(NOT(ISBLANK([.S77]));[.S77];IF(NOT(ISBLANK([.T77]));[.T77];IF(NOT(ISBLANK([.U77]));[.U77];IF(NOT(ISBLANK([.AA77]));[.AA77];IF(NOT(ISBLANK([.AI77]));[.AI77];&quot;&quot;)))))" office:value-type="string" office:string-value="tS">
            <text:p>tS</text:p>
          </table:table-cell>
          <table:table-cell table:style-name="ce6" table:formula="of:=IF(NOT(ISBLANK([.Y77]));[.Y77];IF(NOT(ISBLANK([.AE77]));[.AE77];&quot;&quot;))" office:value-type="string" office:string-value="tS">
            <text:p>tS</text:p>
          </table:table-cell>
          <table:table-cell table:style-name="ce6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17" office:value-type="string">
            <text:p>tS</text:p>
          </table:table-cell>
          <table:table-cell table:style-name="ce17" office:value-type="string">
            <text:p>tS</text:p>
          </table:table-cell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tS</text:p>
          </table:table-cell>
          <table:table-cell office:value-type="string">
            <text:p>tS</text:p>
          </table:table-cell>
          <table:table-cell office:value-type="string">
            <text:p>tS</text:p>
          </table:table-cell>
          <table:table-cell table:style-name="ce22" table:number-columns-repeated="2"/>
          <table:table-cell office:value-type="string">
            <text:p>tS</text:p>
          </table:table-cell>
          <table:table-cell table:number-columns-repeated="4"/>
          <table:table-cell table:style-name="Default" table:formula="of:=COUNTA([.AO77:.EX77])" office:value-type="float" office:value="8">
            <text:p>8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/>
          <table:table-cell office:value-type="string">
            <text:p>tʃ'</text:p>
          </table:table-cell>
          <table:table-cell office:value-type="string">
            <text:p>tS_&gt;</text:p>
          </table:table-cell>
          <table:table-cell table:number-columns-repeated="11"/>
          <table:table-cell office:value-type="string">
            <text:p>tS_&gt;</text:p>
          </table:table-cell>
          <table:table-cell table:style-name="ce6"/>
          <table:table-cell table:style-name="ce6" table:formula="of:=IF(NOT(ISBLANK([.Y78]));[.Y78];IF(NOT(ISBLANK([.AE78]));[.AE78];&quot;&quot;))">
            <text:p/>
          </table:table-cell>
          <table:table-cell table:style-name="ce6"/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78:.EX78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947"/>
        </table:table-row>
        <table:table-row table:style-name="ro6">
          <table:table-cell/>
          <table:table-cell office:value-type="string">
            <text:p>ttʃ</text:p>
          </table:table-cell>
          <table:table-cell office:value-type="string">
            <text:p>ttS</text:p>
          </table:table-cell>
          <table:table-cell table:style-name="ce17"/>
          <table:table-cell table:number-columns-repeated="11"/>
          <table:table-cell table:style-name="ce6" table:formula="of:=IF(NOT(ISBLANK([.S79]));[.S79];IF(NOT(ISBLANK([.T79]));[.T79];IF(NOT(ISBLANK([.U79]));[.U79];IF(NOT(ISBLANK([.AA79]));[.AA79];IF(NOT(ISBLANK([.AI79]));[.AI79];&quot;&quot;)))))" office:value-type="string" office:string-value="ttS">
            <text:p>ttS</text:p>
          </table:table-cell>
          <table:table-cell table:style-name="ce6" table:formula="of:=IF(NOT(ISBLANK([.Y79]));[.Y79];IF(NOT(ISBLANK([.AE79]));[.AE79];&quot;&quot;))">
            <text:p/>
          </table:table-cell>
          <table:table-cell table:style-name="ce6"/>
          <table:table-cell table:number-columns-repeated="2"/>
          <table:table-cell office:value-type="string">
            <text:p>ttS</text:p>
          </table:table-cell>
          <table:table-cell office:value-type="string">
            <text:p>ttS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79:.EX79])" office:value-type="float" office:value="7">
            <text:p>7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33"/>
        </table:table-row>
        <table:table-row table:style-name="ro6">
          <table:table-cell/>
          <table:table-cell office:value-type="string">
            <text:p>dʒ</text:p>
          </table:table-cell>
          <table:table-cell office:value-type="string">
            <text:p>dZ</text:p>
          </table:table-cell>
          <table:table-cell office:value-type="string">
            <text:p>jh</text:p>
          </table:table-cell>
          <table:table-cell office:value-type="string">
            <text:p>jh</text:p>
          </table:table-cell>
          <table:table-cell table:number-columns-repeated="2"/>
          <table:table-cell office:value-type="string">
            <text:p>jh</text:p>
          </table:table-cell>
          <table:table-cell office:value-type="string">
            <text:p>jh</text:p>
          </table:table-cell>
          <table:table-cell/>
          <table:table-cell office:value-type="string">
            <text:p>JH</text:p>
          </table:table-cell>
          <table:table-cell/>
          <table:table-cell office:value-type="string">
            <text:p>jh</text:p>
          </table:table-cell>
          <table:table-cell office:value-type="string">
            <text:p>jh</text:p>
          </table:table-cell>
          <table:table-cell office:value-type="string">
            <text:p>d_0Z</text:p>
          </table:table-cell>
          <table:table-cell table:style-name="ce6" table:formula="of:=IF(NOT(ISBLANK([.S80]));[.S80];IF(NOT(ISBLANK([.T80]));[.T80];IF(NOT(ISBLANK([.U80]));[.U80];IF(NOT(ISBLANK([.AA80]));[.AA80];IF(NOT(ISBLANK([.AI80]));[.AI80];&quot;&quot;)))))" office:value-type="string" office:string-value="dZ">
            <text:p>dZ</text:p>
          </table:table-cell>
          <table:table-cell table:style-name="ce6" table:formula="of:=IF(NOT(ISBLANK([.Y80]));[.Y80];IF(NOT(ISBLANK([.AE80]));[.AE80];&quot;&quot;))">
            <text:p/>
          </table:table-cell>
          <table:table-cell table:style-name="ce6" office:value-type="string">
            <text:p>dZ</text:p>
          </table:table-cell>
          <table:table-cell office:value-type="string">
            <text:p>dZ</text:p>
          </table:table-cell>
          <table:table-cell/>
          <table:table-cell office:value-type="string">
            <text:p>dZ</text:p>
          </table:table-cell>
          <table:table-cell office:value-type="string">
            <text:p>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80:.EX80])" office:value-type="float" office:value="8">
            <text:p>8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924"/>
        </table:table-row>
        <table:table-row table:style-name="ro6">
          <table:table-cell/>
          <table:table-cell office:value-type="string">
            <text:p>ddʒ</text:p>
          </table:table-cell>
          <table:table-cell office:value-type="string">
            <text:p>ddZ</text:p>
          </table:table-cell>
          <table:table-cell table:number-columns-repeated="12"/>
          <table:table-cell table:style-name="ce6" table:formula="of:=IF(NOT(ISBLANK([.S81]));[.S81];IF(NOT(ISBLANK([.T81]));[.T81];IF(NOT(ISBLANK([.U81]));[.U81];IF(NOT(ISBLANK([.AA81]));[.AA81];IF(NOT(ISBLANK([.AI81]));[.AI81];&quot;&quot;)))))" office:value-type="string" office:string-value="ddZ">
            <text:p>ddZ</text:p>
          </table:table-cell>
          <table:table-cell table:style-name="ce6" table:formula="of:=IF(NOT(ISBLANK([.Y81]));[.Y81];IF(NOT(ISBLANK([.AE81]));[.AE81];&quot;&quot;))">
            <text:p/>
          </table:table-cell>
          <table:table-cell table:style-name="ce6"/>
          <table:table-cell table:number-columns-repeated="2"/>
          <table:table-cell office:value-type="string">
            <text:p>ddZ</text:p>
          </table:table-cell>
          <table:table-cell office:value-type="string">
            <text:p>ddZ</text:p>
          </table:table-cell>
          <table:table-cell table:number-columns-repeated="2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81:.EX81])" office:value-type="float" office:value="7">
            <text:p>7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37"/>
          <table:table-cell table:style-name="Default"/>
          <table:table-cell table:number-columns-repeated="896"/>
        </table:table-row>
        <table:table-row table:style-name="ro7">
          <table:table-cell/>
          <table:table-cell office:value-type="string">
            <text:p>pf</text:p>
          </table:table-cell>
          <table:table-cell office:value-type="string">
            <text:p>pf</text:p>
          </table:table-cell>
          <table:table-cell table:number-columns-repeated="12"/>
          <table:table-cell table:style-name="ce6" table:formula="of:=IF(NOT(ISBLANK([.S82]));[.S82];IF(NOT(ISBLANK([.T82]));[.T82];IF(NOT(ISBLANK([.U82]));[.U82];IF(NOT(ISBLANK([.AA82]));[.AA82];IF(NOT(ISBLANK([.AI82]));[.AI82];&quot;&quot;)))))" office:value-type="string" office:string-value="pf">
            <text:p>pf</text:p>
          </table:table-cell>
          <table:table-cell table:style-name="ce6" table:formula="of:=IF(NOT(ISBLANK([.Y82]));[.Y82];IF(NOT(ISBLANK([.AE82]));[.AE82];&quot;&quot;))" office:value-type="string" office:string-value="pf">
            <text:p>pf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pf</text:p>
          </table:table-cell>
          <table:table-cell office:value-type="string">
            <text:p>pf</text:p>
          </table:table-cell>
          <table:table-cell office:value-type="string">
            <text:p>pf</text:p>
          </table:table-cell>
          <table:table-cell table:style-name="ce22" table:number-columns-repeated="2"/>
          <table:table-cell office:value-type="string">
            <text:p>pf</text:p>
          </table:table-cell>
          <table:table-cell table:number-columns-repeated="4"/>
          <table:table-cell table:style-name="Default" table:formula="of:=COUNTA([.AO82:.EX82])" office:value-type="float" office:value="10">
            <text:p>10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925"/>
        </table:table-row>
        <table:table-row table:style-name="ro6">
          <table:table-cell office:value-type="string">
            <text:p>Clicks</text:p>
          </table:table-cell>
          <table:table-cell office:value-type="string">
            <text:p>|</text:p>
          </table:table-cell>
          <table:table-cell office:value-type="string">
            <text:p>|\</text:p>
          </table:table-cell>
          <table:table-cell table:number-columns-repeated="11"/>
          <table:table-cell office:value-type="string">
            <text:p>|\</text:p>
          </table:table-cell>
          <table:table-cell table:style-name="ce6"/>
          <table:table-cell table:style-name="ce6" table:formula="of:=IF(NOT(ISBLANK([.Y83]));[.Y83];IF(NOT(ISBLANK([.AE83]));[.AE83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3:.EX83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5"/>
        </table:table-row>
        <table:table-row table:style-name="ro6">
          <table:table-cell/>
          <table:table-cell office:value-type="string">
            <text:p>|gi</text:p>
          </table:table-cell>
          <table:table-cell office:value-type="string">
            <text:p>|\g_0</text:p>
          </table:table-cell>
          <table:table-cell table:number-columns-repeated="11"/>
          <table:table-cell office:value-type="string">
            <text:p>|\g_0</text:p>
          </table:table-cell>
          <table:table-cell table:style-name="ce6"/>
          <table:table-cell table:style-name="ce6" table:formula="of:=IF(NOT(ISBLANK([.Y84]));[.Y84];IF(NOT(ISBLANK([.AE84]));[.AE84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4:.EX84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5"/>
        </table:table-row>
        <table:table-row table:style-name="ro7">
          <table:table-cell/>
          <table:table-cell office:value-type="string">
            <text:p>|<text:span text:style-name="T1">h</text:span></text:p>
          </table:table-cell>
          <table:table-cell office:value-type="string">
            <text:p>|\h</text:p>
          </table:table-cell>
          <table:table-cell table:number-columns-repeated="11"/>
          <table:table-cell office:value-type="string">
            <text:p>|\h</text:p>
          </table:table-cell>
          <table:table-cell table:style-name="ce6"/>
          <table:table-cell table:style-name="ce6" table:formula="of:=IF(NOT(ISBLANK([.Y85]));[.Y85];IF(NOT(ISBLANK([.AE85]));[.AE85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5:.EX85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1"/>
          <table:table-cell office:value-type="string">
            <text:p>1</text:p>
          </table:table-cell>
          <table:table-cell table:number-columns-repeated="955"/>
        </table:table-row>
        <table:table-row table:style-name="ro6">
          <table:table-cell/>
          <table:table-cell office:value-type="string">
            <text:p>||</text:p>
          </table:table-cell>
          <table:table-cell office:value-type="string">
            <text:p>|\|\</text:p>
          </table:table-cell>
          <table:table-cell table:number-columns-repeated="11"/>
          <table:table-cell office:value-type="string">
            <text:p>|\|\</text:p>
          </table:table-cell>
          <table:table-cell table:style-name="ce6"/>
          <table:table-cell table:style-name="ce6" table:formula="of:=IF(NOT(ISBLANK([.Y86]));[.Y86];IF(NOT(ISBLANK([.AE86]));[.AE86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6:.EX86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4"/>
        </table:table-row>
        <table:table-row table:style-name="ro6">
          <table:table-cell/>
          <table:table-cell office:value-type="string">
            <text:p>||gi</text:p>
          </table:table-cell>
          <table:table-cell office:value-type="string">
            <text:p>|\|\g_0</text:p>
          </table:table-cell>
          <table:table-cell table:number-columns-repeated="11"/>
          <table:table-cell office:value-type="string">
            <text:p>|\|\g_0</text:p>
          </table:table-cell>
          <table:table-cell table:style-name="ce6"/>
          <table:table-cell table:style-name="ce6" table:formula="of:=IF(NOT(ISBLANK([.Y87]));[.Y87];IF(NOT(ISBLANK([.AE87]));[.AE87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7:.EX87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4"/>
        </table:table-row>
        <table:table-row table:style-name="ro7">
          <table:table-cell/>
          <table:table-cell office:value-type="string">
            <text:p>||<text:span text:style-name="T1">h</text:span></text:p>
          </table:table-cell>
          <table:table-cell office:value-type="string">
            <text:p>|\|\h</text:p>
          </table:table-cell>
          <table:table-cell table:number-columns-repeated="11"/>
          <table:table-cell office:value-type="string">
            <text:p>|\|\h</text:p>
          </table:table-cell>
          <table:table-cell table:style-name="ce6"/>
          <table:table-cell table:style-name="ce6" table:formula="of:=IF(NOT(ISBLANK([.Y88]));[.Y88];IF(NOT(ISBLANK([.AE88]));[.AE88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8:.EX88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54"/>
        </table:table-row>
        <table:table-row table:style-name="ro6">
          <table:table-cell/>
          <table:table-cell office:value-type="string">
            <text:p>!</text:p>
          </table:table-cell>
          <table:table-cell office:value-type="string">
            <text:p>!\</text:p>
          </table:table-cell>
          <table:table-cell table:number-columns-repeated="11"/>
          <table:table-cell office:value-type="string">
            <text:p>!\</text:p>
          </table:table-cell>
          <table:table-cell table:style-name="ce6"/>
          <table:table-cell table:style-name="ce6" table:formula="of:=IF(NOT(ISBLANK([.Y89]));[.Y89];IF(NOT(ISBLANK([.AE89]));[.AE89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89:.EX89])" office:value-type="float" office:value="3">
            <text:p>3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3"/>
        </table:table-row>
        <table:table-row table:style-name="ro6">
          <table:table-cell/>
          <table:table-cell office:value-type="string">
            <text:p>!gi</text:p>
          </table:table-cell>
          <table:table-cell office:value-type="string">
            <text:p>!\g_0</text:p>
          </table:table-cell>
          <table:table-cell table:number-columns-repeated="12"/>
          <table:table-cell table:style-name="ce6"/>
          <table:table-cell table:style-name="ce6" table:formula="of:=IF(NOT(ISBLANK([.Y90]));[.Y90];IF(NOT(ISBLANK([.AE90]));[.AE90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90:.EX90])" office:value-type="float" office:value="4">
            <text:p>4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3"/>
        </table:table-row>
        <table:table-row table:style-name="ro7">
          <table:table-cell/>
          <table:table-cell office:value-type="string">
            <text:p>!<text:span text:style-name="T1">h</text:span></text:p>
          </table:table-cell>
          <table:table-cell office:value-type="string">
            <text:p>!\h</text:p>
          </table:table-cell>
          <table:table-cell table:number-columns-repeated="11"/>
          <table:table-cell office:value-type="string">
            <text:p>!\h</text:p>
          </table:table-cell>
          <table:table-cell table:style-name="ce6"/>
          <table:table-cell table:style-name="ce6" table:formula="of:=IF(NOT(ISBLANK([.Y91]));[.Y91];IF(NOT(ISBLANK([.AE91]));[.AE91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91:.EX91])" office:value-type="float" office:value="4">
            <text:p>4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953"/>
        </table:table-row>
        <table:table-row table:style-name="ro7">
          <table:table-cell office:value-type="string">
            <text:p>Vowels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y</text:p>
          </table:table-cell>
          <table:table-cell office:value-type="string">
            <text:p>i</text:p>
          </table:table-cell>
          <table:table-cell table:style-name="Default" office:value-type="string">
            <text:p>i</text:p>
          </table:table-cell>
          <table:table-cell office:value-type="string">
            <text:p>iy</text:p>
          </table:table-cell>
          <table:table-cell office:value-type="string">
            <text:p>iy</text:p>
          </table:table-cell>
          <table:table-cell table:number-columns-repeated="2" office:value-type="string">
            <text:p>IY</text:p>
          </table:table-cell>
          <table:table-cell office:value-type="string">
            <text:p>i</text:p>
          </table:table-cell>
          <table:table-cell office:value-type="string">
            <text:p>iy</text:p>
          </table:table-cell>
          <table:table-cell office:value-type="string">
            <text:p>iy</text:p>
          </table:table-cell>
          <table:table-cell table:style-name="ce6" table:formula="of:=IF(NOT(ISBLANK([.R92]));[.R92];IF(NOT(ISBLANK([.S92]));[.S92];IF(NOT(ISBLANK([.T92]));[.T92];IF(NOT(ISBLANK([.V92]));[.V92];IF(NOT(ISBLANK([.AA92]));[.AA92];&quot;&quot;)))))" office:value-type="string" office:string-value="i">
            <text:p>i</text:p>
          </table:table-cell>
          <table:table-cell table:style-name="ce6" table:formula="of:=IF(NOT(ISBLANK([.S92]));[.S92];IF(NOT(ISBLANK([.T92]));[.T92];IF(NOT(ISBLANK([.U92]));[.U92];IF(NOT(ISBLANK([.AA92]));[.AA92];IF(NOT(ISBLANK([.AI92]));[.AI92];&quot;&quot;)))))" office:value-type="string" office:string-value="i">
            <text:p>i</text:p>
          </table:table-cell>
          <table:table-cell table:style-name="ce6" table:formula="of:=IF(NOT(ISBLANK([.Y92]));[.Y92];IF(NOT(ISBLANK([.AE92]));[.AE92];&quot;&quot;))" office:value-type="string" office:string-value="i">
            <text:p>i</text:p>
          </table:table-cell>
          <table:table-cell table:style-name="ce6" table:formula="of:=IF(NOT(ISBLANK([.T92]));[.T92];IF(NOT(ISBLANK([.U92]));[.U92];IF(NOT(ISBLANK([.V92]));[.V92];IF(NOT(ISBLANK([.AI92]));[.AI92];IF(NOT(ISBLANK([.AJ92]));[.AJ92];&quot;&quot;)))))" office:value-type="string" office:string-value="i">
            <text:p>i</text:p>
          </table:table-cell>
          <table:table-cell table:style-name="ce18"/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style-name="ce5"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i</text:p>
          </table:table-cell>
          <table:table-cell/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Default" table:formula="of:=COUNTA([.AO92:.EX9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table:number-columns-repeated="2" office:value-type="string">
            <text:p>ii</text:p>
          </table:table-cell>
          <table:table-cell table:number-columns-repeated="12"/>
          <table:table-cell table:style-name="ce6" table:formula="of:=IF(NOT(ISBLANK([.S93]));[.S93];IF(NOT(ISBLANK([.T93]));[.T93];IF(NOT(ISBLANK([.U93]));[.U93];IF(NOT(ISBLANK([.AA93]));[.AA93];IF(NOT(ISBLANK([.AI93]));[.AI93];&quot;&quot;)))))">
            <text:p/>
          </table:table-cell>
          <table:table-cell table:style-name="ce6" table:formula="of:=IF(NOT(ISBLANK([.Y93]));[.Y93];IF(NOT(ISBLANK([.AE93]));[.AE93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ii</text:p>
          </table:table-cell>
          <table:table-cell table:number-columns-repeated="2"/>
          <table:table-cell table:style-name="Default" table:formula="of:=COUNTA([.AO93:.EX9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office:value-type="string">
            <text:p>iː</text:p>
          </table:table-cell>
          <table:table-cell office:value-type="string">
            <text:p>i:</text:p>
          </table:table-cell>
          <table:table-cell table:number-columns-repeated="12"/>
          <table:table-cell table:style-name="ce6" table:formula="of:=IF(NOT(ISBLANK([.S94]));[.S94];IF(NOT(ISBLANK([.T94]));[.T94];IF(NOT(ISBLANK([.U94]));[.U94];IF(NOT(ISBLANK([.AA94]));[.AA94];IF(NOT(ISBLANK([.AI94]));[.AI94];&quot;&quot;)))))" office:value-type="string" office:string-value="i:">
            <text:p>i:</text:p>
          </table:table-cell>
          <table:table-cell table:style-name="ce6" table:formula="of:=IF(NOT(ISBLANK([.Y94]));[.Y94];IF(NOT(ISBLANK([.AE94]));[.AE94];&quot;&quot;))" office:value-type="string" office:string-value="i:">
            <text:p>i:</text:p>
          </table:table-cell>
          <table:table-cell table:style-name="ce6" office:value-type="string">
            <text:p>i:</text:p>
          </table:table-cell>
          <table:table-cell office:value-type="string">
            <text:p>i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ih</text:p>
          </table:table-cell>
          <table:table-cell office:value-type="string">
            <text:p>il</text:p>
          </table:table-cell>
          <table:table-cell table:style-name="ce5" office:value-type="string">
            <text:p>i:</text:p>
          </table:table-cell>
          <table:table-cell office:value-type="string">
            <text:p>i:</text:p>
          </table:table-cell>
          <table:table-cell office:value-type="string">
            <text:p>i:</text:p>
          </table:table-cell>
          <table:table-cell table:style-name="ce22" office:value-type="string">
            <text:p>i:</text:p>
          </table:table-cell>
          <table:table-cell table:style-name="ce22" office:value-type="string">
            <text:p>i:</text:p>
          </table:table-cell>
          <table:table-cell office:value-type="string">
            <text:p>i:</text:p>
          </table:table-cell>
          <table:table-cell office:value-type="string">
            <text:p>i:</text:p>
          </table:table-cell>
          <table:table-cell table:number-columns-repeated="2"/>
          <table:table-cell office:value-type="string">
            <text:p>i:</text:p>
          </table:table-cell>
          <table:table-cell table:style-name="Default" table:formula="of:=COUNTA([.AO94:.EX9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table:style-name="ce6" table:formula="of:=IF(NOT(ISBLANK([.S95]));[.S95];IF(NOT(ISBLANK([.T95]));[.T95];IF(NOT(ISBLANK([.U95]));[.U95];IF(NOT(ISBLANK([.AA95]));[.AA95];IF(NOT(ISBLANK([.AI95]));[.AI95];&quot;&quot;)))))" office:value-type="string" office:string-value="y">
            <text:p>y</text:p>
          </table:table-cell>
          <table:table-cell table:style-name="ce6" table:formula="of:=IF(NOT(ISBLANK([.Y95]));[.Y95];IF(NOT(ISBLANK([.AE95]));[.AE95];&quot;&quot;))" office:value-type="string" office:string-value="y">
            <text:p>y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 office:value-type="string">
            <text:p>y</text:p>
          </table:table-cell>
          <table:table-cell table:number-columns-repeated="2" table:style-name="ce22" office:value-type="string">
            <text:p>y</text:p>
          </table:table-cell>
          <table:table-cell office:value-type="string">
            <text:p>y</text:p>
          </table:table-cell>
          <table:table-cell/>
          <table:table-cell office:value-type="string">
            <text:p>ue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style-name="Default" table:formula="of:=COUNTA([.AO95:.EX9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yy</text:p>
          </table:table-cell>
          <table:table-cell office:value-type="string">
            <text:p>yy</text:p>
          </table:table-cell>
          <table:table-cell table:number-columns-repeated="12"/>
          <table:table-cell table:style-name="ce6" table:formula="of:=IF(NOT(ISBLANK([.S96]));[.S96];IF(NOT(ISBLANK([.T96]));[.T96];IF(NOT(ISBLANK([.U96]));[.U96];IF(NOT(ISBLANK([.AA96]));[.AA96];IF(NOT(ISBLANK([.AI96]));[.AI96];&quot;&quot;)))))">
            <text:p/>
          </table:table-cell>
          <table:table-cell table:style-name="ce6" table:formula="of:=IF(NOT(ISBLANK([.Y96]));[.Y96];IF(NOT(ISBLANK([.AE96]));[.AE96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yy</text:p>
          </table:table-cell>
          <table:table-cell table:number-columns-repeated="2"/>
          <table:table-cell table:style-name="Default" table:formula="of:=COUNTA([.AO96:.EX9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yː</text:p>
          </table:table-cell>
          <table:table-cell office:value-type="string">
            <text:p>y:</text:p>
          </table:table-cell>
          <table:table-cell table:number-columns-repeated="12"/>
          <table:table-cell table:style-name="ce6" table:formula="of:=IF(NOT(ISBLANK([.S97]));[.S97];IF(NOT(ISBLANK([.T97]));[.T97];IF(NOT(ISBLANK([.U97]));[.U97];IF(NOT(ISBLANK([.AA97]));[.AA97];IF(NOT(ISBLANK([.AI97]));[.AI97];&quot;&quot;)))))" office:value-type="string" office:string-value="y:">
            <text:p>y:</text:p>
          </table:table-cell>
          <table:table-cell table:style-name="ce6" table:formula="of:=IF(NOT(ISBLANK([.Y97]));[.Y97];IF(NOT(ISBLANK([.AE97]));[.AE97];&quot;&quot;))" office:value-type="string" office:string-value="y:">
            <text:p>y: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yh</text:p>
          </table:table-cell>
          <table:table-cell office:value-type="string">
            <text:p>uel</text:p>
          </table:table-cell>
          <table:table-cell table:style-name="ce5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 table:style-name="ce22" office:value-type="string">
            <text:p>y:</text:p>
          </table:table-cell>
          <table:table-cell table:number-columns-repeated="2" office:value-type="string">
            <text:p>y:</text:p>
          </table:table-cell>
          <table:table-cell table:number-columns-repeated="2"/>
          <table:table-cell office:value-type="string">
            <text:p>y:</text:p>
          </table:table-cell>
          <table:table-cell table:style-name="Default" table:formula="of:=COUNTA([.AO97:.EX9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ɨ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x</text:p>
          </table:table-cell>
          <table:table-cell table:number-columns-repeated="10"/>
          <table:table-cell table:style-name="ce6" table:formula="of:=IF(NOT(ISBLANK([.S98]));[.S98];IF(NOT(ISBLANK([.T98]));[.T98];IF(NOT(ISBLANK([.U98]));[.U98];IF(NOT(ISBLANK([.AA98]));[.AA98];IF(NOT(ISBLANK([.AI98]));[.AI98];&quot;&quot;)))))">
            <text:p/>
          </table:table-cell>
          <table:table-cell table:style-name="ce6" table:formula="of:=IF(NOT(ISBLANK([.Y98]));[.Y98];IF(NOT(ISBLANK([.AE98]));[.AE98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98:.EX9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table:style-name="ce11" office:value-type="string">
            <text:p>ʉ</text:p>
          </table:table-cell>
          <table:table-cell office:value-type="string">
            <text:p>}</text:p>
          </table:table-cell>
          <table:table-cell table:number-columns-repeated="12"/>
          <table:table-cell table:style-name="ce6" table:formula="of:=IF(NOT(ISBLANK([.S99]));[.S99];IF(NOT(ISBLANK([.T99]));[.T99];IF(NOT(ISBLANK([.U99]));[.U99];IF(NOT(ISBLANK([.AA99]));[.AA99];IF(NOT(ISBLANK([.AI99]));[.AI99];&quot;&quot;)))))">
            <text:p/>
          </table:table-cell>
          <table:table-cell table:style-name="ce6" table:formula="of:=IF(NOT(ISBLANK([.Y99]));[.Y99];IF(NOT(ISBLANK([.AE99]));[.AE99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}</text:p>
          </table:table-cell>
          <table:table-cell table:number-columns-repeated="3"/>
          <table:table-cell table:style-name="Default" table:formula="of:=COUNTA([.AO99:.EX9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1" office:value-type="string">
            <text:p>ʉː</text:p>
          </table:table-cell>
          <table:table-cell office:value-type="string">
            <text:p>}:</text:p>
          </table:table-cell>
          <table:table-cell table:number-columns-repeated="12"/>
          <table:table-cell table:style-name="ce6" table:formula="of:=IF(NOT(ISBLANK([.S100]));[.S100];IF(NOT(ISBLANK([.T100]));[.T100];IF(NOT(ISBLANK([.U100]));[.U100];IF(NOT(ISBLANK([.AA100]));[.AA100];IF(NOT(ISBLANK([.AI100]));[.AI100];&quot;&quot;)))))">
            <text:p/>
          </table:table-cell>
          <table:table-cell table:style-name="ce6" table:formula="of:=IF(NOT(ISBLANK([.Y100]));[.Y100];IF(NOT(ISBLANK([.AE100]));[.AE100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}:</text:p>
          </table:table-cell>
          <table:table-cell table:number-columns-repeated="2"/>
          <table:table-cell office:value-type="string">
            <text:p>}:</text:p>
          </table:table-cell>
          <table:table-cell table:style-name="Default" table:formula="of:=COUNTA([.AO100:.EX10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82"/>
        </table:table-row>
        <table:table-row table:style-name="ro7"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u</text:p>
          </table:table-cell>
          <table:table-cell office:value-type="string">
            <text:p>uw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w</text:p>
          </table:table-cell>
          <table:table-cell office:value-type="string">
            <text:p>uw</text:p>
          </table:table-cell>
          <table:table-cell table:number-columns-repeated="2" office:value-type="string">
            <text:p>UW</text:p>
          </table:table-cell>
          <table:table-cell office:value-type="string">
            <text:p>u</text:p>
          </table:table-cell>
          <table:table-cell office:value-type="string">
            <text:p>uw</text:p>
          </table:table-cell>
          <table:table-cell office:value-type="string">
            <text:p>uw</text:p>
          </table:table-cell>
          <table:table-cell office:value-type="string">
            <text:p>u</text:p>
          </table:table-cell>
          <table:table-cell table:style-name="ce6" table:formula="of:=IF(NOT(ISBLANK([.S101]));[.S101];IF(NOT(ISBLANK([.T101]));[.T101];IF(NOT(ISBLANK([.U101]));[.U101];IF(NOT(ISBLANK([.AA101]));[.AA101];IF(NOT(ISBLANK([.AI101]));[.AI101];&quot;&quot;)))))" office:value-type="string" office:string-value="u">
            <text:p>u</text:p>
          </table:table-cell>
          <table:table-cell table:style-name="ce6" table:formula="of:=IF(NOT(ISBLANK([.Y101]));[.Y101];IF(NOT(ISBLANK([.AE101]));[.AE101];&quot;&quot;))" office:value-type="string" office:string-value="u">
            <text:p>u</text:p>
          </table:table-cell>
          <table:table-cell table:style-name="ce6"/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24" office:value-type="string">
            <text:p>u</text:p>
          </table:table-cell>
          <table:table-cell table:style-name="ce24"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5"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u</text:p>
          </table:table-cell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Default" table:formula="of:=COUNTA([.AO101:.EX10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uu</text:p>
          </table:table-cell>
          <table:table-cell office:value-type="string">
            <text:p>uu</text:p>
          </table:table-cell>
          <table:table-cell table:number-columns-repeated="12"/>
          <table:table-cell table:style-name="ce6" table:formula="of:=IF(NOT(ISBLANK([.S102]));[.S102];IF(NOT(ISBLANK([.T102]));[.T102];IF(NOT(ISBLANK([.U102]));[.U102];IF(NOT(ISBLANK([.AA102]));[.AA102];IF(NOT(ISBLANK([.AI102]));[.AI102];&quot;&quot;)))))">
            <text:p/>
          </table:table-cell>
          <table:table-cell table:style-name="ce6" table:formula="of:=IF(NOT(ISBLANK([.Y102]));[.Y102];IF(NOT(ISBLANK([.AE102]));[.AE10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uu</text:p>
          </table:table-cell>
          <table:table-cell table:number-columns-repeated="2"/>
          <table:table-cell table:style-name="Default" table:formula="of:=COUNTA([.AO102:.EX10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uː</text:p>
          </table:table-cell>
          <table:table-cell office:value-type="string">
            <text:p>u:</text:p>
          </table:table-cell>
          <table:table-cell table:number-columns-repeated="12"/>
          <table:table-cell table:style-name="ce6" table:formula="of:=IF(NOT(ISBLANK([.S103]));[.S103];IF(NOT(ISBLANK([.T103]));[.T103];IF(NOT(ISBLANK([.U103]));[.U103];IF(NOT(ISBLANK([.AA103]));[.AA103];IF(NOT(ISBLANK([.AI103]));[.AI103];&quot;&quot;)))))" office:value-type="string" office:string-value="u:">
            <text:p>u:</text:p>
          </table:table-cell>
          <table:table-cell table:style-name="ce6" table:formula="of:=IF(NOT(ISBLANK([.Y103]));[.Y103];IF(NOT(ISBLANK([.AE103]));[.AE103];&quot;&quot;))" office:value-type="string" office:string-value="u:">
            <text:p>u:</text:p>
          </table:table-cell>
          <table:table-cell table:style-name="ce6" office:value-type="string">
            <text:p>u:</text:p>
          </table:table-cell>
          <table:table-cell office:value-type="string">
            <text:p>u: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uh</text:p>
          </table:table-cell>
          <table:table-cell office:value-type="string">
            <text:p>ul</text:p>
          </table:table-cell>
          <table:table-cell table:style-name="ce5" office:value-type="string">
            <text:p>u:</text:p>
          </table:table-cell>
          <table:table-cell office:value-type="string">
            <text:p>u:</text:p>
          </table:table-cell>
          <table:table-cell office:value-type="string">
            <text:p>u:</text:p>
          </table:table-cell>
          <table:table-cell table:style-name="ce22" office:value-type="string">
            <text:p>u:</text:p>
          </table:table-cell>
          <table:table-cell table:style-name="ce22" office:value-type="string">
            <text:p>u:</text:p>
          </table:table-cell>
          <table:table-cell office:value-type="string">
            <text:p>u:</text:p>
          </table:table-cell>
          <table:table-cell office:value-type="string">
            <text:p>u:</text:p>
          </table:table-cell>
          <table:table-cell table:number-columns-repeated="2"/>
          <table:table-cell office:value-type="string">
            <text:p>u:</text:p>
          </table:table-cell>
          <table:table-cell table:style-name="Default" table:formula="of:=COUNTA([.AO103:.EX10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ɪ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table:number-columns-repeated="2"/>
          <table:table-cell office:value-type="string">
            <text:p>ih</text:p>
          </table:table-cell>
          <table:table-cell office:value-type="string">
            <text:p>ih</text:p>
          </table:table-cell>
          <table:table-cell table:number-columns-repeated="2" office:value-type="string">
            <text:p>IH</text:p>
          </table:table-cell>
          <table:table-cell office:value-type="string">
            <text:p>I</text:p>
          </table:table-cell>
          <table:table-cell office:value-type="string">
            <text:p>ih</text:p>
          </table:table-cell>
          <table:table-cell office:value-type="string">
            <text:p>ih</text:p>
          </table:table-cell>
          <table:table-cell/>
          <table:table-cell table:style-name="ce6" table:formula="of:=IF(NOT(ISBLANK([.S104]));[.S104];IF(NOT(ISBLANK([.T104]));[.T104];IF(NOT(ISBLANK([.U104]));[.U104];IF(NOT(ISBLANK([.AA104]));[.AA104];IF(NOT(ISBLANK([.AI104]));[.AI104];&quot;&quot;)))))" office:value-type="string" office:string-value="I">
            <text:p>I</text:p>
          </table:table-cell>
          <table:table-cell table:style-name="ce6" table:formula="of:=IF(NOT(ISBLANK([.Y104]));[.Y104];IF(NOT(ISBLANK([.AE104]));[.AE104];&quot;&quot;))" office:value-type="string" office:string-value="I">
            <text:p>I</text:p>
          </table:table-cell>
          <table:table-cell table:style-name="ce6"/>
          <table:table-cell office:value-type="string">
            <text:p>I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I</text:p>
          </table:table-cell>
          <table:table-cell/>
          <table:table-cell table:style-name="ce5" office:value-type="string">
            <text:p>I</text:p>
          </table:table-cell>
          <table:table-cell table:number-columns-repeated="2" office:value-type="string">
            <text:p>I</text:p>
          </table:table-cell>
          <table:table-cell table:number-columns-repeated="2" table:style-name="ce22" office:value-type="string">
            <text:p>I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I</text:p>
          </table:table-cell>
          <table:table-cell table:style-name="Default" table:formula="of:=COUNTA([.AO104:.EX10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I`</text:p>
          </table:table-cell>
          <table:table-cell office:value-type="string">
            <text:p>ir</text:p>
          </table:table-cell>
          <table:table-cell table:number-columns-repeated="11"/>
          <table:table-cell table:style-name="ce6" table:formula="of:=IF(NOT(ISBLANK([.S105]));[.S105];IF(NOT(ISBLANK([.T105]));[.T105];IF(NOT(ISBLANK([.U105]));[.U105];IF(NOT(ISBLANK([.AA105]));[.AA105];IF(NOT(ISBLANK([.AI105]));[.AI105];&quot;&quot;)))))">
            <text:p/>
          </table:table-cell>
          <table:table-cell table:style-name="ce6" table:formula="of:=IF(NOT(ISBLANK([.Y105]));[.Y105];IF(NOT(ISBLANK([.AE105]));[.AE10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05:.EX105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3"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ʏ</text:p>
          </table:table-cell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"/>
          <table:table-cell table:style-name="ce6" table:formula="of:=IF(NOT(ISBLANK([.S106]));[.S106];IF(NOT(ISBLANK([.T106]));[.T106];IF(NOT(ISBLANK([.U106]));[.U106];IF(NOT(ISBLANK([.AA106]));[.AA106];IF(NOT(ISBLANK([.AI106]));[.AI106];&quot;&quot;)))))" office:value-type="string" office:string-value="Y">
            <text:p>Y</text:p>
          </table:table-cell>
          <table:table-cell table:style-name="ce6" table:formula="of:=IF(NOT(ISBLANK([.Y106]));[.Y106];IF(NOT(ISBLANK([.AE106]));[.AE106];&quot;&quot;))" office:value-type="string" office:string-value="Y">
            <text:p>Y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Y</text:p>
          </table:table-cell>
          <table:table-cell/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 table:style-name="ce22" office:value-type="string">
            <text:p>Y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style-name="Default" table:formula="of:=COUNTA([.AO106:.EX10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table:style-name="ce13" office:value-type="string">
            <text:p>ʏ</text:p>
          </table:table-cell>
          <table:table-cell office:value-type="string">
            <text:p>Y~</text:p>
          </table:table-cell>
          <table:table-cell table:number-columns-repeated="8"/>
          <table:table-cell office:value-type="string">
            <text:p>Y~</text:p>
          </table:table-cell>
          <table:table-cell table:number-columns-repeated="3"/>
          <table:table-cell table:style-name="ce6"/>
          <table:table-cell table:style-name="ce6" table:formula="of:=IF(NOT(ISBLANK([.Y107]));[.Y107];IF(NOT(ISBLANK([.AE107]));[.AE107];&quot;&quot;))">
            <text:p/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07:.EX10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37"/>
          <table:table-cell table:number-columns-repeated="2" office:value-type="string">
            <text:p>1</text:p>
          </table:table-cell>
          <table:table-cell table:number-columns-repeated="2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ʏː</text:p>
          </table:table-cell>
          <table:table-cell office:value-type="string">
            <text:p>Y:</text:p>
          </table:table-cell>
          <table:table-cell table:number-columns-repeated="8"/>
          <table:table-cell office:value-type="string">
            <text:p>Y:</text:p>
          </table:table-cell>
          <table:table-cell table:number-columns-repeated="3"/>
          <table:table-cell table:style-name="ce6"/>
          <table:table-cell table:style-name="ce6" table:formula="of:=IF(NOT(ISBLANK([.Y108]));[.Y108];IF(NOT(ISBLANK([.AE108]));[.AE108];&quot;&quot;))">
            <text:p/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08:.EX10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0"/>
          <table:table-cell table:number-columns-repeated="2"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ʊ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h</text:p>
          </table:table-cell>
          <table:table-cell table:number-columns-repeated="2"/>
          <table:table-cell table:number-columns-repeated="2" office:value-type="string">
            <text:p>uh</text:p>
          </table:table-cell>
          <table:table-cell/>
          <table:table-cell office:value-type="string">
            <text:p>UH</text:p>
          </table:table-cell>
          <table:table-cell/>
          <table:table-cell office:value-type="string">
            <text:p>uh</text:p>
          </table:table-cell>
          <table:table-cell table:number-columns-repeated="2"/>
          <table:table-cell table:style-name="ce6" table:formula="of:=IF(NOT(ISBLANK([.S109]));[.S109];IF(NOT(ISBLANK([.T109]));[.T109];IF(NOT(ISBLANK([.U109]));[.U109];IF(NOT(ISBLANK([.AA109]));[.AA109];IF(NOT(ISBLANK([.AI109]));[.AI109];&quot;&quot;)))))" office:value-type="string" office:string-value="U">
            <text:p>U</text:p>
          </table:table-cell>
          <table:table-cell table:style-name="ce6" table:formula="of:=IF(NOT(ISBLANK([.Y109]));[.Y109];IF(NOT(ISBLANK([.AE109]));[.AE109];&quot;&quot;))" office:value-type="string" office:string-value="U">
            <text:p>U</text:p>
          </table:table-cell>
          <table:table-cell table:style-name="ce6" office:value-type="string">
            <text:p>U</text:p>
          </table:table-cell>
          <table:table-cell office:value-type="string">
            <text:p>U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U</text:p>
          </table:table-cell>
          <table:table-cell/>
          <table:table-cell table:style-name="ce5" office:value-type="string">
            <text:p>U</text:p>
          </table:table-cell>
          <table:table-cell table:number-columns-repeated="2" office:value-type="string">
            <text:p>U</text:p>
          </table:table-cell>
          <table:table-cell table:number-columns-repeated="2" table:style-name="ce22" office:value-type="string">
            <text:p>U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U</text:p>
          </table:table-cell>
          <table:table-cell table:style-name="Default" table:formula="of:=COUNTA([.AO109:.EX10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number-columns-repeated="2"/>
          <table:table-cell office:value-type="string">
            <text:p>U`</text:p>
          </table:table-cell>
          <table:table-cell office:value-type="string">
            <text:p>ur</text:p>
          </table:table-cell>
          <table:table-cell table:number-columns-repeated="11"/>
          <table:table-cell table:style-name="ce6" table:formula="of:=IF(NOT(ISBLANK([.S110]));[.S110];IF(NOT(ISBLANK([.T110]));[.T110];IF(NOT(ISBLANK([.U110]));[.U110];IF(NOT(ISBLANK([.AA110]));[.AA110];IF(NOT(ISBLANK([.AI110]));[.AI110];&quot;&quot;)))))">
            <text:p/>
          </table:table-cell>
          <table:table-cell table:style-name="ce6" table:formula="of:=IF(NOT(ISBLANK([.Y110]));[.Y110];IF(NOT(ISBLANK([.AE110]));[.AE110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10:.EX110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6"/>
          <table:table-cell table:number-columns-repeated="3"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table:number-columns-repeated="2" office:value-type="string">
            <text:p>e</text:p>
          </table:table-cell>
          <table:table-cell office:value-type="string">
            <text:p>ei</text:p>
          </table:table-cell>
          <table:table-cell table:number-columns-repeated="11"/>
          <table:table-cell table:style-name="ce6" table:formula="of:=IF(NOT(ISBLANK([.S111]));[.S111];IF(NOT(ISBLANK([.T111]));[.T111];IF(NOT(ISBLANK([.U111]));[.U111];IF(NOT(ISBLANK([.AA111]));[.AA111];IF(NOT(ISBLANK([.AI111]));[.AI111];&quot;&quot;)))))" office:value-type="string" office:string-value="e">
            <text:p>e</text:p>
          </table:table-cell>
          <table:table-cell table:style-name="ce6" table:formula="of:=IF(NOT(ISBLANK([.Y111]));[.Y111];IF(NOT(ISBLANK([.AE111]));[.AE111];&quot;&quot;))" office:value-type="string" office:string-value="e">
            <text:p>e</text:p>
          </table:table-cell>
          <table:table-cell table:style-name="ce6"/>
          <table:table-cell table:number-columns-repeated="6" office:value-type="string">
            <text:p>e</text:p>
          </table:table-cell>
          <table:table-cell table:number-columns-repeated="2" table:style-name="ce24" office:value-type="string">
            <text:p>e</text:p>
          </table:table-cell>
          <table:table-cell table:number-columns-repeated="3" office:value-type="string">
            <text:p>e</text:p>
          </table:table-cell>
          <table:table-cell table:style-name="ce5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2" office:value-type="string">
            <text:p>e</text:p>
          </table:table-cell>
          <table:table-cell/>
          <table:table-cell table:number-columns-repeated="4" office:value-type="string">
            <text:p>e</text:p>
          </table:table-cell>
          <table:table-cell table:style-name="Default" table:formula="of:=COUNTA([.AO111:.EX11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2"/>
          <table:table-cell/>
          <table:table-cell table:number-columns-repeated="21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ee</text:p>
          </table:table-cell>
          <table:table-cell table:number-columns-repeated="12"/>
          <table:table-cell table:style-name="ce6" table:formula="of:=IF(NOT(ISBLANK([.S112]));[.S112];IF(NOT(ISBLANK([.T112]));[.T112];IF(NOT(ISBLANK([.U112]));[.U112];IF(NOT(ISBLANK([.AA112]));[.AA112];IF(NOT(ISBLANK([.AI112]));[.AI112];&quot;&quot;)))))">
            <text:p/>
          </table:table-cell>
          <table:table-cell table:style-name="ce6" table:formula="of:=IF(NOT(ISBLANK([.Y112]));[.Y112];IF(NOT(ISBLANK([.AE112]));[.AE11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ee</text:p>
          </table:table-cell>
          <table:table-cell table:number-columns-repeated="2"/>
          <table:table-cell table:style-name="Default" table:formula="of:=COUNTA([.AO112:.EX11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office:value-type="string">
            <text:p>e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</text:p>
          </table:table-cell>
          <table:table-cell table:number-columns-repeated="3"/>
          <table:table-cell table:style-name="ce6" table:formula="of:=IF(NOT(ISBLANK([.S113]));[.S113];IF(NOT(ISBLANK([.T113]));[.T113];IF(NOT(ISBLANK([.U113]));[.U113];IF(NOT(ISBLANK([.AA113]));[.AA113];IF(NOT(ISBLANK([.AI113]));[.AI113];&quot;&quot;)))))" office:value-type="string" office:string-value="e:">
            <text:p>e:</text:p>
          </table:table-cell>
          <table:table-cell table:style-name="ce6" table:formula="of:=IF(NOT(ISBLANK([.Y113]));[.Y113];IF(NOT(ISBLANK([.AE113]));[.AE113];&quot;&quot;))" office:value-type="string" office:string-value="e:">
            <text:p>e: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eh</text:p>
          </table:table-cell>
          <table:table-cell office:value-type="string">
            <text:p>el</text:p>
          </table:table-cell>
          <table:table-cell table:style-name="ce5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2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/>
          <table:table-cell office:value-type="string">
            <text:p>e:</text:p>
          </table:table-cell>
          <table:table-cell table:style-name="Default" table:formula="of:=COUNTA([.AO113:.EX113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ẽ</text:p>
          </table:table-cell>
          <table:table-cell office:value-type="string">
            <text:p>e~</text:p>
          </table:table-cell>
          <table:table-cell table:number-columns-repeated="8"/>
          <table:table-cell table:style-name="Default"/>
          <table:table-cell table:number-columns-repeated="3"/>
          <table:table-cell table:style-name="ce6" table:formula="of:=IF(NOT(ISBLANK([.S114]));[.S114];IF(NOT(ISBLANK([.T114]));[.T114];IF(NOT(ISBLANK([.U114]));[.U114];IF(NOT(ISBLANK([.AA114]));[.AA114];IF(NOT(ISBLANK([.AI114]));[.AI114];&quot;&quot;)))))" office:value-type="string" office:string-value="e~">
            <text:p>e~</text:p>
          </table:table-cell>
          <table:table-cell table:style-name="ce6" table:formula="of:=IF(NOT(ISBLANK([.Y114]));[.Y114];IF(NOT(ISBLANK([.AE114]));[.AE114];&quot;&quot;))" office:value-type="string" office:string-value="e~">
            <text:p>e~</text:p>
          </table:table-cell>
          <table:table-cell table:style-name="ce6"/>
          <table:table-cell table:number-columns-repeated="3"/>
          <table:table-cell/>
          <table:table-cell office:value-type="string">
            <text:p>e~</text:p>
          </table:table-cell>
          <table:table-cell office:value-type="string">
            <text:p>Ehn</text:p>
          </table:table-cell>
          <table:table-cell table:number-columns-repeated="2" table:style-name="ce24" office:value-type="string">
            <text:p>e~</text:p>
          </table:table-cell>
          <table:table-cell office:value-type="string">
            <text:p>e~</text:p>
          </table:table-cell>
          <table:table-cell table:number-columns-repeated="2"/>
          <table:table-cell table:style-name="ce5"/>
          <table:table-cell/>
          <table:table-cell/>
          <table:table-cell table:style-name="ce22"/>
          <table:table-cell table:style-name="ce22" office:value-type="string">
            <text:p>e~</text:p>
          </table:table-cell>
          <table:table-cell/>
          <table:table-cell table:number-columns-repeated="4"/>
          <table:table-cell table:style-name="Default" table:formula="of:=COUNTA([.AO114:.EX11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ø</text:p>
          </table:table-cell>
          <table:table-cell office:value-type="string">
            <text:p>2</text:p>
          </table:table-cell>
          <table:table-cell table:number-columns-repeated="12"/>
          <table:table-cell table:style-name="ce6" table:formula="of:=IF(NOT(ISBLANK([.S115]));[.S115];IF(NOT(ISBLANK([.T115]));[.T115];IF(NOT(ISBLANK([.U115]));[.U115];IF(NOT(ISBLANK([.AA115]));[.AA115];IF(NOT(ISBLANK([.AI115]));[.AI115];&quot;&quot;)))))" office:value-type="string" office:string-value="2">
            <text:p>2</text:p>
          </table:table-cell>
          <table:table-cell table:style-name="ce6" table:formula="of:=IF(NOT(ISBLANK([.Y115]));[.Y115];IF(NOT(ISBLANK([.AE115]));[.AE115];&quot;&quot;))" office:value-type="string" office:string-value="2">
            <text:p>2</text:p>
          </table:table-cell>
          <table:table-cell table:style-name="ce6"/>
          <table:table-cell table:number-columns-repeated="3"/>
          <table:table-cell/>
          <table:table-cell table:style-name="ce22" office:value-type="float" office:value="2">
            <text:p>2</text:p>
          </table:table-cell>
          <table:table-cell office:value-type="string">
            <text:p>P2</text:p>
          </table:table-cell>
          <table:table-cell table:number-columns-repeated="2" table:style-name="ce24" office:value-type="string">
            <text:p>2</text:p>
          </table:table-cell>
          <table:table-cell office:value-type="string">
            <text:p>2</text:p>
          </table:table-cell>
          <table:table-cell table:number-columns-repeated="2"/>
          <table:table-cell table:style-name="ce5" office:value-type="string">
            <text:p>2</text:p>
          </table:table-cell>
          <table:table-cell table:number-columns-repeated="2" office:value-type="string">
            <text:p>2</text:p>
          </table:table-cell>
          <table:table-cell table:number-columns-repeated="2" table:style-name="ce28" office:value-type="string">
            <text:p>2</text:p>
          </table:table-cell>
          <table:table-cell/>
          <table:table-cell table:number-columns-repeated="2" office:value-type="string">
            <text:p>2</text:p>
          </table:table-cell>
          <table:table-cell/>
          <table:table-cell office:value-type="string">
            <text:p>2</text:p>
          </table:table-cell>
          <table:table-cell table:style-name="Default" table:formula="of:=COUNTA([.AO115:.EX11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6"/>
          <table:table-cell/>
          <table:table-cell table:number-columns-repeated="2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22</text:p>
          </table:table-cell>
          <table:table-cell table:number-columns-repeated="12"/>
          <table:table-cell table:style-name="ce6" table:formula="of:=IF(NOT(ISBLANK([.S116]));[.S116];IF(NOT(ISBLANK([.T116]));[.T116];IF(NOT(ISBLANK([.U116]));[.U116];IF(NOT(ISBLANK([.AA116]));[.AA116];IF(NOT(ISBLANK([.AI116]));[.AI116];&quot;&quot;)))))">
            <text:p/>
          </table:table-cell>
          <table:table-cell table:style-name="ce6" table:formula="of:=IF(NOT(ISBLANK([.Y116]));[.Y116];IF(NOT(ISBLANK([.AE116]));[.AE116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22</text:p>
          </table:table-cell>
          <table:table-cell table:number-columns-repeated="2"/>
          <table:table-cell table:style-name="Default" table:formula="of:=COUNTA([.AO116:.EX11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øː</text:p>
          </table:table-cell>
          <table:table-cell office:value-type="string">
            <text:p>2:</text:p>
          </table:table-cell>
          <table:table-cell table:number-columns-repeated="2"/>
          <table:table-cell table:number-columns-repeated="2" office:value-type="string">
            <text:p>2: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3"/>
          <table:table-cell table:style-name="ce6" table:formula="of:=IF(NOT(ISBLANK([.S117]));[.S117];IF(NOT(ISBLANK([.T117]));[.T117];IF(NOT(ISBLANK([.U117]));[.U117];IF(NOT(ISBLANK([.AA117]));[.AA117];IF(NOT(ISBLANK([.AI117]));[.AI117];&quot;&quot;)))))" office:value-type="string" office:string-value="2:">
            <text:p>2:</text:p>
          </table:table-cell>
          <table:table-cell table:style-name="ce6" table:formula="of:=IF(NOT(ISBLANK([.Y117]));[.Y117];IF(NOT(ISBLANK([.AE117]));[.AE117];&quot;&quot;))" office:value-type="string" office:string-value="2:">
            <text:p>2: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P2h</text:p>
          </table:table-cell>
          <table:table-cell table:style-name="ce26" office:value-type="string">
            <text:p>oel</text:p>
          </table:table-cell>
          <table:table-cell table:style-name="ce5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 table:style-name="ce28" office:value-type="string">
            <text:p>2:</text:p>
          </table:table-cell>
          <table:table-cell table:number-columns-repeated="2" office:value-type="string">
            <text:p>2:</text:p>
          </table:table-cell>
          <table:table-cell table:number-columns-repeated="2"/>
          <table:table-cell office:value-type="string">
            <text:p>2:</text:p>
          </table:table-cell>
          <table:table-cell table:style-name="Default" table:formula="of:=COUNTA([.AO117:.EX11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2"/>
          <table:table-cell table:style-name="ce6" table:formula="of:=IF(NOT(ISBLANK([.S118]));[.S118];IF(NOT(ISBLANK([.T118]));[.T118];IF(NOT(ISBLANK([.U118]));[.U118];IF(NOT(ISBLANK([.AA118]));[.AA118];IF(NOT(ISBLANK([.AI118]));[.AI118];&quot;&quot;)))))" office:value-type="string" office:string-value="o">
            <text:p>o</text:p>
          </table:table-cell>
          <table:table-cell table:style-name="ce6" table:formula="of:=IF(NOT(ISBLANK([.Y118]));[.Y118];IF(NOT(ISBLANK([.AE118]));[.AE118];&quot;&quot;))" office:value-type="string" office:string-value="o">
            <text:p>o</text:p>
          </table:table-cell>
          <table:table-cell table:style-name="ce6"/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4" office:value-type="string">
            <text:p>o</text:p>
          </table:table-cell>
          <table:table-cell table:style-name="ce24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7"/>
          <table:table-cell table:style-name="ce5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o</text:p>
          </table:table-cell>
          <table:table-cell/>
          <table:table-cell/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Default" table:formula="of:=COUNTA([.AO118:.EX118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4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oo</text:p>
          </table:table-cell>
          <table:table-cell table:number-columns-repeated="12"/>
          <table:table-cell table:style-name="ce6" table:formula="of:=IF(NOT(ISBLANK([.S119]));[.S119];IF(NOT(ISBLANK([.T119]));[.T119];IF(NOT(ISBLANK([.U119]));[.U119];IF(NOT(ISBLANK([.AA119]));[.AA119];IF(NOT(ISBLANK([.AI119]));[.AI119];&quot;&quot;)))))">
            <text:p/>
          </table:table-cell>
          <table:table-cell table:style-name="ce6" table:formula="of:=IF(NOT(ISBLANK([.Y119]));[.Y119];IF(NOT(ISBLANK([.AE119]));[.AE11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oo</text:p>
          </table:table-cell>
          <table:table-cell table:number-columns-repeated="2"/>
          <table:table-cell table:style-name="Default" table:formula="of:=COUNTA([.AO119:.EX11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oː</text:p>
          </table:table-cell>
          <table:table-cell office:value-type="string">
            <text:p>o: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table:style-name="ce6" table:formula="of:=IF(NOT(ISBLANK([.S120]));[.S120];IF(NOT(ISBLANK([.T120]));[.T120];IF(NOT(ISBLANK([.U120]));[.U120];IF(NOT(ISBLANK([.AA120]));[.AA120];IF(NOT(ISBLANK([.AI120]));[.AI120];&quot;&quot;)))))" office:value-type="string" office:string-value="o:">
            <text:p>o:</text:p>
          </table:table-cell>
          <table:table-cell table:style-name="ce6" table:formula="of:=IF(NOT(ISBLANK([.Y120]));[.Y120];IF(NOT(ISBLANK([.AE120]));[.AE120];&quot;&quot;))" office:value-type="string" office:string-value="o:">
            <text:p>o:</text:p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oh</text:p>
          </table:table-cell>
          <table:table-cell office:value-type="string">
            <text:p>ol</text:p>
          </table:table-cell>
          <table:table-cell table:style-name="ce5" office:value-type="string">
            <text:p>o:</text:p>
          </table:table-cell>
          <table:table-cell office:value-type="string">
            <text:p>o:</text:p>
          </table:table-cell>
          <table:table-cell office:value-type="string">
            <text:p>o:</text:p>
          </table:table-cell>
          <table:table-cell table:style-name="ce22" office:value-type="string">
            <text:p>o:</text:p>
          </table:table-cell>
          <table:table-cell table:style-name="ce22" office:value-type="string">
            <text:p>o:</text:p>
          </table:table-cell>
          <table:table-cell office:value-type="string">
            <text:p>o:</text:p>
          </table:table-cell>
          <table:table-cell table:number-columns-repeated="3"/>
          <table:table-cell office:value-type="string">
            <text:p>o:</text:p>
          </table:table-cell>
          <table:table-cell table:style-name="Default" table:formula="of:=COUNTA([.AO120:.EX120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õ</text:p>
          </table:table-cell>
          <table:table-cell office:value-type="string">
            <text:p>o~</text:p>
          </table:table-cell>
          <table:table-cell table:number-columns-repeated="8"/>
          <table:table-cell table:style-name="Default"/>
          <table:table-cell table:number-columns-repeated="3"/>
          <table:table-cell table:style-name="ce6" table:formula="of:=IF(NOT(ISBLANK([.S121]));[.S121];IF(NOT(ISBLANK([.T121]));[.T121];IF(NOT(ISBLANK([.U121]));[.U121];IF(NOT(ISBLANK([.AA121]));[.AA121];IF(NOT(ISBLANK([.AI121]));[.AI121];&quot;&quot;)))))" office:value-type="string" office:string-value="o~">
            <text:p>o~</text:p>
          </table:table-cell>
          <table:table-cell table:style-name="ce6" table:formula="of:=IF(NOT(ISBLANK([.Y121]));[.Y121];IF(NOT(ISBLANK([.AE121]));[.AE121];&quot;&quot;))" office:value-type="string" office:string-value="o~">
            <text:p>o~</text:p>
          </table:table-cell>
          <table:table-cell table:style-name="ce6"/>
          <table:table-cell table:number-columns-repeated="3"/>
          <table:table-cell/>
          <table:table-cell office:value-type="string">
            <text:p>o~</text:p>
          </table:table-cell>
          <table:table-cell office:value-type="string">
            <text:p>Ohn</text:p>
          </table:table-cell>
          <table:table-cell table:style-name="ce24" office:value-type="string">
            <text:p>o~</text:p>
          </table:table-cell>
          <table:table-cell table:style-name="ce24" office:value-type="string">
            <text:p>o~</text:p>
          </table:table-cell>
          <table:table-cell office:value-type="string">
            <text:p>o~</text:p>
          </table:table-cell>
          <table:table-cell table:number-columns-repeated="2"/>
          <table:table-cell table:style-name="ce5" office:value-type="string">
            <text:p>o~</text:p>
          </table:table-cell>
          <table:table-cell office:value-type="string">
            <text:p>o~</text:p>
          </table:table-cell>
          <table:table-cell office:value-type="string">
            <text:p>o~</text:p>
          </table:table-cell>
          <table:table-cell table:style-name="ce22" office:value-type="string">
            <text:p>o~</text:p>
          </table:table-cell>
          <table:table-cell table:style-name="ce22" office:value-type="string">
            <text:p>o~</text:p>
          </table:table-cell>
          <table:table-cell/>
          <table:table-cell table:number-columns-repeated="4"/>
          <table:table-cell table:style-name="Default" table:formula="of:=COUNTA([.AO121:.EX121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õː</text:p>
          </table:table-cell>
          <table:table-cell office:value-type="string">
            <text:p>o~:</text:p>
          </table:table-cell>
          <table:table-cell table:number-columns-repeated="12"/>
          <table:table-cell table:style-name="ce6"/>
          <table:table-cell table:style-name="ce6" table:formula="of:=IF(NOT(ISBLANK([.Y122]));[.Y122];IF(NOT(ISBLANK([.AE122]));[.AE122];&quot;&quot;))" office:value-type="string" office:string-value="o~:">
            <text:p>o~:</text:p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 office:value-type="string">
            <text:p>o~:</text:p>
          </table:table-cell>
          <table:table-cell office:value-type="string">
            <text:p>o~:</text:p>
          </table:table-cell>
          <table:table-cell office:value-type="string">
            <text:p>o~:</text:p>
          </table:table-cell>
          <table:table-cell table:style-name="ce22" office:value-type="string">
            <text:p>o~:</text:p>
          </table:table-cell>
          <table:table-cell table:style-name="ce22" office:value-type="string">
            <text:p>o~:</text:p>
          </table:table-cell>
          <table:table-cell table:number-columns-repeated="5"/>
          <table:table-cell table:style-name="Default" table:formula="of:=COUNTA([.AO122:.EX12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office:value-type="string">
            <text:p>ə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table:number-columns-repeated="2" office:value-type="string">
            <text:p>@</text:p>
          </table:table-cell>
          <table:table-cell office:value-type="string">
            <text:p>ax</text:p>
          </table:table-cell>
          <table:table-cell office:value-type="string">
            <text:p>ax</text:p>
          </table:table-cell>
          <table:table-cell table:number-columns-repeated="2"/>
          <table:table-cell office:value-type="string">
            <text:p>@</text:p>
          </table:table-cell>
          <table:table-cell office:value-type="string">
            <text:p>ax</text:p>
          </table:table-cell>
          <table:table-cell table:number-columns-repeated="2"/>
          <table:table-cell table:style-name="ce6" table:formula="of:=IF(NOT(ISBLANK([.S123]));[.S123];IF(NOT(ISBLANK([.T123]));[.T123];IF(NOT(ISBLANK([.U123]));[.U123];IF(NOT(ISBLANK([.AA123]));[.AA123];IF(NOT(ISBLANK([.AI123]));[.AI123];&quot;&quot;)))))" office:value-type="string" office:string-value="@">
            <text:p>@</text:p>
          </table:table-cell>
          <table:table-cell table:style-name="ce6" table:formula="of:=IF(NOT(ISBLANK([.Y123]));[.Y123];IF(NOT(ISBLANK([.AE123]));[.AE123];&quot;&quot;))" office:value-type="string" office:string-value="@">
            <text:p>@</text:p>
          </table:table-cell>
          <table:table-cell table:style-name="ce6" office:value-type="string">
            <text:p>@</text:p>
          </table:table-cell>
          <table:table-cell office:value-type="string">
            <text:p>@</text:p>
          </table:table-cell>
          <table:table-cell/>
          <table:table-cell office:value-type="string">
            <text:p>@</text:p>
          </table:table-cell>
          <table:table-cell/>
          <table:table-cell table:number-columns-repeated="2" office:value-type="string">
            <text:p>@</text:p>
          </table:table-cell>
          <table:table-cell table:number-columns-repeated="2" table:style-name="ce24" office:value-type="string">
            <text:p>@</text:p>
          </table:table-cell>
          <table:table-cell office:value-type="string">
            <text:p>@</text:p>
          </table:table-cell>
          <table:table-cell office:value-type="string">
            <text:p>schwa</text:p>
          </table:table-cell>
          <table:table-cell office:value-type="string">
            <text:p>etu</text:p>
          </table:table-cell>
          <table:table-cell table:style-name="ce5" office:value-type="string">
            <text:p>@</text:p>
          </table:table-cell>
          <table:table-cell table:number-columns-repeated="2" office:value-type="string">
            <text:p>@</text:p>
          </table:table-cell>
          <table:table-cell table:number-columns-repeated="2" table:style-name="ce22" office:value-type="string">
            <text:p>@</text:p>
          </table:table-cell>
          <table:table-cell office:value-type="string">
            <text:p>@</text:p>
          </table:table-cell>
          <table:table-cell table:number-columns-repeated="3"/>
          <table:table-cell office:value-type="string">
            <text:p>@</text:p>
          </table:table-cell>
          <table:table-cell table:style-name="Default" table:formula="of:=COUNTA([.AO123:.EX123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904"/>
        </table:table-row>
        <table:table-row table:style-name="ro6">
          <table:table-cell/>
          <table:table-cell office:value-type="string">
            <text:p>ɚ</text:p>
          </table:table-cell>
          <table:table-cell office:value-type="string">
            <text:p>@`</text:p>
          </table:table-cell>
          <table:table-cell table:style-name="ce17" office:value-type="string">
            <text:p>@r</text:p>
          </table:table-cell>
          <table:table-cell office:value-type="string">
            <text:p>axr</text:p>
          </table:table-cell>
          <table:table-cell table:number-columns-repeated="2"/>
          <table:table-cell office:value-type="string">
            <text:p>axr</text:p>
          </table:table-cell>
          <table:table-cell office:value-type="string">
            <text:p>axr</text:p>
          </table:table-cell>
          <table:table-cell table:number-columns-repeated="3"/>
          <table:table-cell office:value-type="string">
            <text:p>axr</text:p>
          </table:table-cell>
          <table:table-cell table:number-columns-repeated="2"/>
          <table:table-cell table:style-name="ce6" table:formula="of:=IF(NOT(ISBLANK([.S124]));[.S124];IF(NOT(ISBLANK([.T124]));[.T124];IF(NOT(ISBLANK([.U124]));[.U124];IF(NOT(ISBLANK([.AA124]));[.AA124];IF(NOT(ISBLANK([.AI124]));[.AI124];&quot;&quot;)))))">
            <text:p/>
          </table:table-cell>
          <table:table-cell table:style-name="ce6" table:formula="of:=IF(NOT(ISBLANK([.Y124]));[.Y124];IF(NOT(ISBLANK([.AE124]));[.AE124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24:.EX12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ɛ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h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eh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number-columns-repeated="2" office:value-type="string">
            <text:p>eh</text:p>
          </table:table-cell>
          <table:table-cell office:value-type="string">
            <text:p>E</text:p>
          </table:table-cell>
          <table:table-cell table:style-name="ce6" table:formula="of:=IF(NOT(ISBLANK([.S125]));[.S125];IF(NOT(ISBLANK([.T125]));[.T125];IF(NOT(ISBLANK([.U125]));[.U125];IF(NOT(ISBLANK([.AA125]));[.AA125];IF(NOT(ISBLANK([.AI125]));[.AI125];&quot;&quot;)))))" office:value-type="string" office:string-value="E">
            <text:p>E</text:p>
          </table:table-cell>
          <table:table-cell table:style-name="ce6" table:formula="of:=IF(NOT(ISBLANK([.Y125]));[.Y125];IF(NOT(ISBLANK([.AE125]));[.AE125];&quot;&quot;))" office:value-type="string" office:string-value="E">
            <text:p>E</text:p>
          </table:table-cell>
          <table:table-cell table:style-name="ce6" office:value-type="string">
            <text:p>E</text:p>
          </table:table-cell>
          <table:table-cell table:style-name="ce18"/>
          <table:table-cell/>
          <table:table-cell table:number-columns-repeated="4" office:value-type="string">
            <text:p>E</text:p>
          </table:table-cell>
          <table:table-cell table:number-columns-repeated="2" table:style-name="ce24" office:value-type="string">
            <text:p>E</text:p>
          </table:table-cell>
          <table:table-cell table:number-columns-repeated="2" office:value-type="string">
            <text:p>E</text:p>
          </table:table-cell>
          <table:table-cell/>
          <table:table-cell table:style-name="ce5" office:value-type="string">
            <text:p>E</text:p>
          </table:table-cell>
          <table:table-cell table:number-columns-repeated="2" office:value-type="string">
            <text:p>E</text:p>
          </table:table-cell>
          <table:table-cell table:number-columns-repeated="2" table:style-name="ce22" office:value-type="string">
            <text:p>E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  <table:table-cell table:style-name="Default" table:formula="of:=COUNTA([.AO125:.EX12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table:number-columns-repeated="870"/>
        </table:table-row>
        <table:table-row table:style-name="ro6">
          <table:table-cell/>
          <table:table-cell table:style-name="Default" office:value-type="string">
            <text:p>ɛ̃</text:p>
          </table:table-cell>
          <table:table-cell office:value-type="string">
            <text:p>E~</text:p>
          </table:table-cell>
          <table:table-cell table:number-columns-repeated="8"/>
          <table:table-cell office:value-type="string">
            <text:p>E~</text:p>
          </table:table-cell>
          <table:table-cell table:number-columns-repeated="3"/>
          <table:table-cell table:style-name="ce6"/>
          <table:table-cell table:style-name="ce6" table:formula="of:=IF(NOT(ISBLANK([.Y126]));[.Y126];IF(NOT(ISBLANK([.AE126]));[.AE126];&quot;&quot;))" office:value-type="string" office:string-value="E~">
            <text:p>E~</text:p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 office:value-type="string">
            <text:p>E~</text:p>
          </table:table-cell>
          <table:table-cell office:value-type="string">
            <text:p>E~</text:p>
          </table:table-cell>
          <table:table-cell/>
          <table:table-cell table:style-name="ce22"/>
          <table:table-cell table:style-name="ce22" office:value-type="string">
            <text:p>E~</text:p>
          </table:table-cell>
          <table:table-cell table:number-columns-repeated="5"/>
          <table:table-cell table:style-name="Default" table:formula="of:=COUNTA([.AO126:.EX126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table:style-name="Default" office:value-type="string">
            <text:p>ɛ̃ː</text:p>
          </table:table-cell>
          <table:table-cell office:value-type="string">
            <text:p>E~:</text:p>
          </table:table-cell>
          <table:table-cell table:number-columns-repeated="12"/>
          <table:table-cell table:style-name="ce6"/>
          <table:table-cell table:style-name="ce6" table:formula="of:=IF(NOT(ISBLANK([.Y127]));[.Y127];IF(NOT(ISBLANK([.AE127]));[.AE127];&quot;&quot;))" office:value-type="string" office:string-value="E~:">
            <text:p>E~:</text:p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 office:value-type="string">
            <text:p>E~:</text:p>
          </table:table-cell>
          <table:table-cell office:value-type="string">
            <text:p>E~:</text:p>
          </table:table-cell>
          <table:table-cell/>
          <table:table-cell table:style-name="ce22"/>
          <table:table-cell table:style-name="ce22" office:value-type="string">
            <text:p>E~:</text:p>
          </table:table-cell>
          <table:table-cell table:number-columns-repeated="5"/>
          <table:table-cell table:style-name="Default" table:formula="of:=COUNTA([.AO127:.EX127])" office:value-type="float" office:value="10">
            <text:p>10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office:value-type="string">
            <text:p>ɛː</text:p>
          </table:table-cell>
          <table:table-cell office:value-type="string">
            <text:p>E:</text:p>
          </table:table-cell>
          <table:table-cell table:number-columns-repeated="8"/>
          <table:table-cell office:value-type="string">
            <text:p>E:</text:p>
          </table:table-cell>
          <table:table-cell table:number-columns-repeated="3"/>
          <table:table-cell table:style-name="ce6" table:formula="of:=IF(NOT(ISBLANK([.S128]));[.S128];IF(NOT(ISBLANK([.T128]));[.T128];IF(NOT(ISBLANK([.U128]));[.U128];IF(NOT(ISBLANK([.AA128]));[.AA128];IF(NOT(ISBLANK([.AI128]));[.AI128];&quot;&quot;)))))" office:value-type="string" office:string-value="E:">
            <text:p>E:</text:p>
          </table:table-cell>
          <table:table-cell table:style-name="ce6" table:formula="of:=IF(NOT(ISBLANK([.Y128]));[.Y128];IF(NOT(ISBLANK([.AE128]));[.AE128];&quot;&quot;))" office:value-type="string" office:string-value="E:">
            <text:p>E:</text:p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Eh</text:p>
          </table:table-cell>
          <table:table-cell table:style-name="ce26" office:value-type="string">
            <text:p>ae</text:p>
          </table:table-cell>
          <table:table-cell table:style-name="ce5" office:value-type="string">
            <text:p>E:</text:p>
          </table:table-cell>
          <table:table-cell table:number-columns-repeated="2" office:value-type="string">
            <text:p>E:</text:p>
          </table:table-cell>
          <table:table-cell table:number-columns-repeated="2" table:style-name="ce22" office:value-type="string">
            <text:p>E:</text:p>
          </table:table-cell>
          <table:table-cell office:value-type="string">
            <text:p>E:</text:p>
          </table:table-cell>
          <table:table-cell table:number-columns-repeated="3"/>
          <table:table-cell office:value-type="string">
            <text:p>E:</text:p>
          </table:table-cell>
          <table:table-cell table:style-name="Default" table:formula="of:=COUNTA([.AO128:.EX128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E`</text:p>
          </table:table-cell>
          <table:table-cell office:value-type="string">
            <text:p>eir</text:p>
          </table:table-cell>
          <table:table-cell table:number-columns-repeated="11"/>
          <table:table-cell table:style-name="ce6" table:formula="of:=IF(NOT(ISBLANK([.S129]));[.S129];IF(NOT(ISBLANK([.T129]));[.T129];IF(NOT(ISBLANK([.U129]));[.U129];IF(NOT(ISBLANK([.AA129]));[.AA129];IF(NOT(ISBLANK([.AI129]));[.AI129];&quot;&quot;)))))">
            <text:p/>
          </table:table-cell>
          <table:table-cell table:style-name="ce6" table:formula="of:=IF(NOT(ISBLANK([.Y129]));[.Y129];IF(NOT(ISBLANK([.AE129]));[.AE129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29:.EX129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3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70"/>
        </table:table-row>
        <table:table-row table:style-name="ro7">
          <table:table-cell/>
          <table:table-cell office:value-type="string">
            <text:p>œ</text:p>
          </table:table-cell>
          <table:table-cell office:value-type="string">
            <text:p>9</text:p>
          </table:table-cell>
          <table:table-cell table:number-columns-repeated="2"/>
          <table:table-cell table:number-columns-repeated="2" office:value-type="string">
            <text:p>9</text:p>
          </table:table-cell>
          <table:table-cell table:number-columns-repeated="8"/>
          <table:table-cell table:style-name="ce6" table:formula="of:=IF(NOT(ISBLANK([.S130]));[.S130];IF(NOT(ISBLANK([.T130]));[.T130];IF(NOT(ISBLANK([.U130]));[.U130];IF(NOT(ISBLANK([.AA130]));[.AA130];IF(NOT(ISBLANK([.AI130]));[.AI130];&quot;&quot;)))))" office:value-type="string" office:string-value="9">
            <text:p>9</text:p>
          </table:table-cell>
          <table:table-cell table:style-name="ce6" table:formula="of:=IF(NOT(ISBLANK([.Y130]));[.Y130];IF(NOT(ISBLANK([.AE130]));[.AE130];&quot;&quot;))" office:value-type="float" office:value="9">
            <text:p>9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style-name="ce22" office:value-type="float" office:value="9">
            <text:p>9</text:p>
          </table:table-cell>
          <table:table-cell office:value-type="string">
            <text:p>P9</text:p>
          </table:table-cell>
          <table:table-cell table:number-columns-repeated="2" table:style-name="ce22" office:value-type="float" office:value="9">
            <text:p>9</text:p>
          </table:table-cell>
          <table:table-cell office:value-type="string">
            <text:p>9</text:p>
          </table:table-cell>
          <table:table-cell office:value-type="string">
            <text:p>P9</text:p>
          </table:table-cell>
          <table:table-cell office:value-type="string">
            <text:p>oe</text:p>
          </table:table-cell>
          <table:table-cell table:style-name="ce5" office:value-type="string">
            <text:p>9</text:p>
          </table:table-cell>
          <table:table-cell table:number-columns-repeated="2" office:value-type="string">
            <text:p>9</text:p>
          </table:table-cell>
          <table:table-cell table:number-columns-repeated="2" table:style-name="ce28" office:value-type="string">
            <text:p>9</text:p>
          </table:table-cell>
          <table:table-cell office:value-type="string">
            <text:p>9</text:p>
          </table:table-cell>
          <table:table-cell table:number-columns-repeated="3"/>
          <table:table-cell office:value-type="string">
            <text:p>9</text:p>
          </table:table-cell>
          <table:table-cell table:style-name="Default" table:formula="of:=COUNTA([.AO130:.EX13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22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5"/>
          <table:table-cell/>
          <table:table-cell table:number-columns-repeated="22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70"/>
        </table:table-row>
        <table:table-row table:style-name="ro6">
          <table:table-cell/>
          <table:table-cell office:value-type="string">
            <text:p>œː</text:p>
          </table:table-cell>
          <table:table-cell office:value-type="string">
            <text:p>9:</text:p>
          </table:table-cell>
          <table:table-cell table:number-columns-repeated="12"/>
          <table:table-cell table:style-name="ce6" table:formula="of:=IF(NOT(ISBLANK([.S131]));[.S131];IF(NOT(ISBLANK([.T131]));[.T131];IF(NOT(ISBLANK([.U131]));[.U131];IF(NOT(ISBLANK([.AA131]));[.AA131];IF(NOT(ISBLANK([.AI131]));[.AI131];&quot;&quot;)))))">
            <text:p/>
          </table:table-cell>
          <table:table-cell table:style-name="ce6" table:formula="of:=IF(NOT(ISBLANK([.Y131]));[.Y131];IF(NOT(ISBLANK([.AE131]));[.AE131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3"/>
          <table:table-cell office:value-type="string">
            <text:p>9:</text:p>
          </table:table-cell>
          <table:table-cell table:style-name="Default" table:formula="of:=COUNTA([.AO131:.EX131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ɜː</text:p>
          </table:table-cell>
          <table:table-cell office:value-type="string">
            <text:p>3:</text:p>
          </table:table-cell>
          <table:table-cell table:number-columns-repeated="12"/>
          <table:table-cell table:style-name="ce6" table:formula="of:=IF(NOT(ISBLANK([.S132]));[.S132];IF(NOT(ISBLANK([.T132]));[.T132];IF(NOT(ISBLANK([.U132]));[.U132];IF(NOT(ISBLANK([.AA132]));[.AA132];IF(NOT(ISBLANK([.AI132]));[.AI132];&quot;&quot;)))))" office:value-type="string" office:string-value="3:">
            <text:p>3:</text:p>
          </table:table-cell>
          <table:table-cell table:style-name="ce6" table:formula="of:=IF(NOT(ISBLANK([.Y132]));[.Y132];IF(NOT(ISBLANK([.AE132]));[.AE132];&quot;&quot;))">
            <text:p/>
          </table:table-cell>
          <table:table-cell table:number-columns-repeated="2" office:value-type="string">
            <text:p>3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32:.EX132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ɝ</text:p>
          </table:table-cell>
          <table:table-cell office:value-type="string">
            <text:p>3`</text:p>
          </table:table-cell>
          <table:table-cell office:value-type="string">
            <text:p>@@r</text:p>
          </table:table-cell>
          <table:table-cell office:value-type="string">
            <text:p>er</text:p>
          </table:table-cell>
          <table:table-cell table:number-columns-repeated="2"/>
          <table:table-cell table:number-columns-repeated="2" office:value-type="string">
            <text:p>er</text:p>
          </table:table-cell>
          <table:table-cell table:number-columns-repeated="2" office:value-type="string">
            <text:p>ER</text:p>
          </table:table-cell>
          <table:table-cell/>
          <table:table-cell table:number-columns-repeated="2" office:value-type="string">
            <text:p>er</text:p>
          </table:table-cell>
          <table:table-cell/>
          <table:table-cell table:style-name="ce6" table:formula="of:=IF(NOT(ISBLANK([.S133]));[.S133];IF(NOT(ISBLANK([.T133]));[.T133];IF(NOT(ISBLANK([.U133]));[.U133];IF(NOT(ISBLANK([.AA133]));[.AA133];IF(NOT(ISBLANK([.AI133]));[.AI133];&quot;&quot;)))))">
            <text:p/>
          </table:table-cell>
          <table:table-cell table:style-name="ce6" table:formula="of:=IF(NOT(ISBLANK([.Y133]));[.Y133];IF(NOT(ISBLANK([.AE133]));[.AE133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33:.EX133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ɝː</text:p>
          </table:table-cell>
          <table:table-cell office:value-type="string">
            <text:p>3`:</text:p>
          </table:table-cell>
          <table:table-cell table:number-columns-repeated="12"/>
          <table:table-cell table:style-name="ce6" table:formula="of:=IF(NOT(ISBLANK([.S134]));[.S134];IF(NOT(ISBLANK([.T134]));[.T134];IF(NOT(ISBLANK([.U134]));[.U134];IF(NOT(ISBLANK([.AA134]));[.AA134];IF(NOT(ISBLANK([.AI134]));[.AI134];&quot;&quot;)))))">
            <text:p/>
          </table:table-cell>
          <table:table-cell table:style-name="ce6" table:formula="of:=IF(NOT(ISBLANK([.Y134]));[.Y134];IF(NOT(ISBLANK([.AE134]));[.AE134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34:.EX134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ʌ</text:p>
          </table:table-cell>
          <table:table-cell office:value-type="string">
            <text:p>V</text:p>
          </table:table-cell>
          <table:table-cell table:style-name="ce17" office:value-type="string">
            <text:p>uh</text:p>
          </table:table-cell>
          <table:table-cell office:value-type="string">
            <text:p>ah</text:p>
          </table:table-cell>
          <table:table-cell table:number-columns-repeated="2"/>
          <table:table-cell table:number-columns-repeated="2" office:value-type="string">
            <text:p>ah</text:p>
          </table:table-cell>
          <table:table-cell table:number-columns-repeated="2" office:value-type="string">
            <text:p>AH</text:p>
          </table:table-cell>
          <table:table-cell/>
          <table:table-cell table:number-columns-repeated="2" office:value-type="string">
            <text:p>ah</text:p>
          </table:table-cell>
          <table:table-cell/>
          <table:table-cell table:style-name="ce6" table:formula="of:=IF(NOT(ISBLANK([.S135]));[.S135];IF(NOT(ISBLANK([.T135]));[.T135];IF(NOT(ISBLANK([.U135]));[.U135];IF(NOT(ISBLANK([.AA135]));[.AA135];IF(NOT(ISBLANK([.AI135]));[.AI135];&quot;&quot;)))))" office:value-type="string" office:string-value="V">
            <text:p>V</text:p>
          </table:table-cell>
          <table:table-cell table:style-name="ce6" table:formula="of:=IF(NOT(ISBLANK([.Y135]));[.Y135];IF(NOT(ISBLANK([.AE135]));[.AE135];&quot;&quot;))">
            <text:p/>
          </table:table-cell>
          <table:table-cell table:style-name="ce6"/>
          <table:table-cell office:value-type="string">
            <text:p>V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35:.EX135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office:value-type="string">
            <text:p>ɔ</text:p>
          </table:table-cell>
          <table:table-cell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a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ao</text:p>
          </table:table-cell>
          <table:table-cell table:number-columns-repeated="2" office:value-type="string">
            <text:p>AO</text:p>
          </table:table-cell>
          <table:table-cell office:value-type="string">
            <text:p>O</text:p>
          </table:table-cell>
          <table:table-cell table:number-columns-repeated="2" office:value-type="string">
            <text:p>ao</text:p>
          </table:table-cell>
          <table:table-cell office:value-type="string">
            <text:p>O</text:p>
          </table:table-cell>
          <table:table-cell table:style-name="ce6" table:formula="of:=IF(NOT(ISBLANK([.S136]));[.S136];IF(NOT(ISBLANK([.T136]));[.T136];IF(NOT(ISBLANK([.U136]));[.U136];IF(NOT(ISBLANK([.AA136]));[.AA136];IF(NOT(ISBLANK([.AI136]));[.AI136];&quot;&quot;)))))" office:value-type="string" office:string-value="O">
            <text:p>O</text:p>
          </table:table-cell>
          <table:table-cell table:style-name="ce6" table:formula="of:=IF(NOT(ISBLANK([.Y136]));[.Y136];IF(NOT(ISBLANK([.AE136]));[.AE136];&quot;&quot;))" office:value-type="string" office:string-value="O">
            <text:p>O</text:p>
          </table:table-cell>
          <table:table-cell table:style-name="ce6"/>
          <table:table-cell table:number-columns-repeated="2"/>
          <table:table-cell table:number-columns-repeated="4" office:value-type="string">
            <text:p>O</text:p>
          </table:table-cell>
          <table:table-cell table:number-columns-repeated="2" table:style-name="ce24" office:value-type="string">
            <text:p>O</text:p>
          </table:table-cell>
          <table:table-cell table:number-columns-repeated="2" office:value-type="string">
            <text:p>O</text:p>
          </table:table-cell>
          <table:table-cell table:style-name="ce26" office:value-type="string">
            <text:p>o</text:p>
          </table:table-cell>
          <table:table-cell table:style-name="ce5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 table:style-name="ce22" office:value-type="string">
            <text:p>O</text:p>
          </table:table-cell>
          <table:table-cell table:number-columns-repeated="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style-name="Default" table:formula="of:=COUNTA([.AO136:.EX13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"/>
          <table:table-cell table:number-columns-repeated="3"/>
          <table:table-cell table:number-columns-repeated="5"/>
          <table:table-cell/>
          <table:table-cell table:number-columns-repeated="5"/>
          <table:table-cell/>
          <table:table-cell table:number-columns-repeated="7"/>
          <table:table-cell/>
          <table:table-cell/>
          <table:table-cell table:number-columns-repeated="3"/>
          <table:table-cell table:number-columns-repeated="6"/>
          <table:table-cell/>
          <table:table-cell table:number-columns-repeated="43"/>
          <table:table-cell/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"/>
          <table:table-cell table:number-columns-repeated="870"/>
        </table:table-row>
        <table:table-row table:style-name="ro6">
          <table:table-cell/>
          <table:table-cell office:value-type="string">
            <text:p>ɔː</text:p>
          </table:table-cell>
          <table:table-cell office:value-type="string">
            <text:p>O:</text:p>
          </table:table-cell>
          <table:table-cell table:style-name="ce17"/>
          <table:table-cell table:number-columns-repeated="7"/>
          <table:table-cell office:value-type="string">
            <text:p>O:</text:p>
          </table:table-cell>
          <table:table-cell table:number-columns-repeated="3"/>
          <table:table-cell table:style-name="ce6" table:formula="of:=IF(NOT(ISBLANK([.S137]));[.S137];IF(NOT(ISBLANK([.T137]));[.T137];IF(NOT(ISBLANK([.U137]));[.U137];IF(NOT(ISBLANK([.AA137]));[.AA137];IF(NOT(ISBLANK([.AI137]));[.AI137];&quot;&quot;)))))" office:value-type="string" office:string-value="O:">
            <text:p>O:</text:p>
          </table:table-cell>
          <table:table-cell table:style-name="ce6" table:formula="of:=IF(NOT(ISBLANK([.Y137]));[.Y137];IF(NOT(ISBLANK([.AE137]));[.AE137];&quot;&quot;))" office:value-type="string" office:string-value="O:">
            <text:p>O:</text:p>
          </table:table-cell>
          <table:table-cell table:style-name="ce6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O:</text:p>
          </table:table-cell>
          <table:table-cell office:value-type="string">
            <text:p>O:</text:p>
          </table:table-cell>
          <table:table-cell/>
          <table:table-cell table:style-name="ce22" table:number-columns-repeated="2"/>
          <table:table-cell table:style-name="ce17"/>
          <table:table-cell office:value-type="string">
            <text:p>O:</text:p>
          </table:table-cell>
          <table:table-cell table:number-columns-repeated="3"/>
          <table:table-cell table:style-name="Default" table:formula="of:=COUNTA([.AO137:.EX13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ɔ̃</text:p>
          </table:table-cell>
          <table:table-cell office:value-type="string">
            <text:p>O~</text:p>
          </table:table-cell>
          <table:table-cell table:number-columns-repeated="8"/>
          <table:table-cell office:value-type="string">
            <text:p>O~</text:p>
          </table:table-cell>
          <table:table-cell table:number-columns-repeated="3"/>
          <table:table-cell table:style-name="ce6"/>
          <table:table-cell table:style-name="ce6" table:formula="of:=IF(NOT(ISBLANK([.Y138]));[.Y138];IF(NOT(ISBLANK([.AE138]));[.AE138];&quot;&quot;))">
            <text:p/>
          </table:table-cell>
          <table:table-cell table:style-name="ce6"/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38:.EX13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 table:number-columns-repeated="2"/>
          <table:table-cell office:value-type="string">
            <text:p>O`</text:p>
          </table:table-cell>
          <table:table-cell table:style-name="ce17" office:value-type="string">
            <text:p>or</text:p>
          </table:table-cell>
          <table:table-cell table:number-columns-repeated="11"/>
          <table:table-cell table:style-name="ce6" table:formula="of:=IF(NOT(ISBLANK([.S139]));[.S139];IF(NOT(ISBLANK([.T139]));[.T139];IF(NOT(ISBLANK([.U139]));[.U139];IF(NOT(ISBLANK([.AA139]));[.AA139];IF(NOT(ISBLANK([.AI139]));[.AI139];&quot;&quot;)))))">
            <text:p/>
          </table:table-cell>
          <table:table-cell table:style-name="ce6" table:formula="of:=IF(NOT(ISBLANK([.Y139]));[.Y139];IF(NOT(ISBLANK([.AE139]));[.AE139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39:.EX139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table:number-columns-repeated="3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13"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æ</text:p>
          </table:table-cell>
          <table:table-cell office:value-type="string">
            <text:p>{</text:p>
          </table:table-cell>
          <table:table-cell table:style-name="ce17" office:value-type="string">
            <text:p>a</text:p>
          </table:table-cell>
          <table:table-cell office:value-type="string">
            <text:p>ae</text:p>
          </table:table-cell>
          <table:table-cell office:value-type="string">
            <text:p>{</text:p>
          </table:table-cell>
          <table:table-cell table:style-name="Default"/>
          <table:table-cell table:number-columns-repeated="2" office:value-type="string">
            <text:p>ae</text:p>
          </table:table-cell>
          <table:table-cell/>
          <table:table-cell office:value-type="string">
            <text:p>AE</text:p>
          </table:table-cell>
          <table:table-cell/>
          <table:table-cell table:number-columns-repeated="2" office:value-type="string">
            <text:p>ae</text:p>
          </table:table-cell>
          <table:table-cell/>
          <table:table-cell table:style-name="ce6" table:formula="of:=IF(NOT(ISBLANK([.S140]));[.S140];IF(NOT(ISBLANK([.T140]));[.T140];IF(NOT(ISBLANK([.U140]));[.U140];IF(NOT(ISBLANK([.AA140]));[.AA140];IF(NOT(ISBLANK([.AI140]));[.AI140];&quot;&quot;)))))" office:value-type="string" office:string-value="{">
            <text:p>{</text:p>
          </table:table-cell>
          <table:table-cell table:style-name="ce6" table:formula="of:=IF(NOT(ISBLANK([.Y140]));[.Y140];IF(NOT(ISBLANK([.AE140]));[.AE140];&quot;&quot;))">
            <text:p/>
          </table:table-cell>
          <table:table-cell table:style-name="ce6" office:value-type="string">
            <text:p>{</text:p>
          </table:table-cell>
          <table:table-cell office:value-type="string">
            <text:p>{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number-columns-repeated="2" office:value-type="string">
            <text:p>{</text:p>
          </table:table-cell>
          <table:table-cell/>
          <table:table-cell office:value-type="string">
            <text:p>{</text:p>
          </table:table-cell>
          <table:table-cell table:style-name="Default" table:formula="of:=COUNTA([.AO140:.EX14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table:style-name="ce9" office:value-type="string">
            <text:p>ææ</text:p>
          </table:table-cell>
          <table:table-cell office:value-type="string">
            <text:p>{{</text:p>
          </table:table-cell>
          <table:table-cell table:style-name="ce17"/>
          <table:table-cell table:number-columns-repeated="11"/>
          <table:table-cell table:style-name="ce6" table:formula="of:=IF(NOT(ISBLANK([.S141]));[.S141];IF(NOT(ISBLANK([.T141]));[.T141];IF(NOT(ISBLANK([.U141]));[.U141];IF(NOT(ISBLANK([.AA141]));[.AA141];IF(NOT(ISBLANK([.AI141]));[.AI141];&quot;&quot;)))))">
            <text:p/>
          </table:table-cell>
          <table:table-cell table:style-name="ce6" table:formula="of:=IF(NOT(ISBLANK([.Y141]));[.Y141];IF(NOT(ISBLANK([.AE141]));[.AE141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/>
          <table:table-cell office:value-type="string">
            <text:p>{{</text:p>
          </table:table-cell>
          <table:table-cell table:number-columns-repeated="2"/>
          <table:table-cell table:style-name="Default" table:formula="of:=COUNTA([.AO141:.EX14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æː</text:p>
          </table:table-cell>
          <table:table-cell office:value-type="string">
            <text:p>{:</text:p>
          </table:table-cell>
          <table:table-cell table:style-name="ce17"/>
          <table:table-cell table:number-columns-repeated="11"/>
          <table:table-cell table:style-name="ce6" table:formula="of:=IF(NOT(ISBLANK([.S142]));[.S142];IF(NOT(ISBLANK([.T142]));[.T142];IF(NOT(ISBLANK([.U142]));[.U142];IF(NOT(ISBLANK([.AA142]));[.AA142];IF(NOT(ISBLANK([.AI142]));[.AI142];&quot;&quot;)))))">
            <text:p/>
          </table:table-cell>
          <table:table-cell table:style-name="ce6" table:formula="of:=IF(NOT(ISBLANK([.Y142]));[.Y142];IF(NOT(ISBLANK([.AE142]));[.AE142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office:value-type="string">
            <text:p>{:</text:p>
          </table:table-cell>
          <table:table-cell table:number-columns-repeated="2"/>
          <table:table-cell office:value-type="string">
            <text:p>{:</text:p>
          </table:table-cell>
          <table:table-cell table:style-name="Default" table:formula="of:=COUNTA([.AO142:.EX14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{_r</text:p>
          </table:table-cell>
          <table:table-cell table:style-name="ce17" office:value-type="string">
            <text:p>eh</text:p>
          </table:table-cell>
          <table:table-cell table:number-columns-repeated="11"/>
          <table:table-cell table:style-name="ce6" table:formula="of:=IF(NOT(ISBLANK([.S143]));[.S143];IF(NOT(ISBLANK([.T143]));[.T143];IF(NOT(ISBLANK([.U143]));[.U143];IF(NOT(ISBLANK([.AA143]));[.AA143];IF(NOT(ISBLANK([.AI143]));[.AI143];&quot;&quot;)))))">
            <text:p/>
          </table:table-cell>
          <table:table-cell table:style-name="ce6" table:formula="of:=IF(NOT(ISBLANK([.Y143]));[.Y143];IF(NOT(ISBLANK([.AE143]));[.AE143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43:.EX143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3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table:number-columns-repeated="2"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7"/>
          <table:table-cell office:value-type="string">
            <text:p>a</text:p>
          </table:table-cell>
          <table:table-cell table:style-name="ce6" table:formula="of:=IF(NOT(ISBLANK([.S144]));[.S144];IF(NOT(ISBLANK([.T144]));[.T144];IF(NOT(ISBLANK([.U144]));[.U144];IF(NOT(ISBLANK([.AA144]));[.AA144];IF(NOT(ISBLANK([.AI144]));[.AI144];&quot;&quot;)))))" office:value-type="string" office:string-value="a">
            <text:p>a</text:p>
          </table:table-cell>
          <table:table-cell table:style-name="ce6" table:formula="of:=IF(NOT(ISBLANK([.Y144]));[.Y144];IF(NOT(ISBLANK([.AE144]));[.AE144];&quot;&quot;))" office:value-type="string" office:string-value="a">
            <text:p>a</text:p>
          </table:table-cell>
          <table:table-cell table:style-name="ce6" office:value-type="string">
            <text:p>a</text:p>
          </table:table-cell>
          <table:table-cell table:style-name="ce18"/>
          <table:table-cell table:number-columns-repeated="5" office:value-type="string">
            <text:p>a</text:p>
          </table:table-cell>
          <table:table-cell table:number-columns-repeated="2" table:style-name="ce24" office:value-type="string">
            <text:p>a</text:p>
          </table:table-cell>
          <table:table-cell table:number-columns-repeated="3" office:value-type="string">
            <text:p>a</text:p>
          </table:table-cell>
          <table:table-cell table:style-name="ce5" office:value-type="string">
            <text:p>a</text:p>
          </table:table-cell>
          <table:table-cell table:number-columns-repeated="2" office:value-type="string">
            <text:p>a</text:p>
          </table:table-cell>
          <table:table-cell table:number-columns-repeated="2" table:style-name="ce22" office:value-type="string">
            <text:p>a</text:p>
          </table:table-cell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style-name="Default" table:formula="of:=COUNTA([.AO144:.EX144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aː</text:p>
          </table:table-cell>
          <table:table-cell office:value-type="string">
            <text:p>a:</text:p>
          </table:table-cell>
          <table:table-cell table:number-columns-repeated="8"/>
          <table:table-cell office:value-type="string">
            <text:p>a</text:p>
          </table:table-cell>
          <table:table-cell table:number-columns-repeated="3"/>
          <table:table-cell table:style-name="ce6" table:formula="of:=IF(NOT(ISBLANK([.S145]));[.S145];IF(NOT(ISBLANK([.T145]));[.T145];IF(NOT(ISBLANK([.U145]));[.U145];IF(NOT(ISBLANK([.AA145]));[.AA145];IF(NOT(ISBLANK([.AI145]));[.AI145];&quot;&quot;)))))" office:value-type="string" office:string-value="a:">
            <text:p>a:</text:p>
          </table:table-cell>
          <table:table-cell table:style-name="ce6" table:formula="of:=IF(NOT(ISBLANK([.Y145]));[.Y145];IF(NOT(ISBLANK([.AE145]));[.AE145];&quot;&quot;))" office:value-type="string" office:string-value="a:">
            <text:p>a:</text:p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ah</text:p>
          </table:table-cell>
          <table:table-cell office:value-type="string">
            <text:p>al</text:p>
          </table:table-cell>
          <table:table-cell table:style-name="ce5" office:value-type="string">
            <text:p>a:</text:p>
          </table:table-cell>
          <table:table-cell table:number-columns-repeated="2" office:value-type="string">
            <text:p>a:</text:p>
          </table:table-cell>
          <table:table-cell table:number-columns-repeated="2" table:style-name="ce22" office:value-type="string">
            <text:p>a:</text:p>
          </table:table-cell>
          <table:table-cell office:value-type="string">
            <text:p>a:</text:p>
          </table:table-cell>
          <table:table-cell table:number-columns-repeated="4"/>
          <table:table-cell table:style-name="Default" table:formula="of:=COUNTA([.AO145:.EX145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ã</text:p>
          </table:table-cell>
          <table:table-cell office:value-type="string">
            <text:p>a~</text:p>
          </table:table-cell>
          <table:table-cell table:style-name="ce17"/>
          <table:table-cell table:number-columns-repeated="7"/>
          <table:table-cell table:style-name="Default"/>
          <table:table-cell table:number-columns-repeated="3"/>
          <table:table-cell table:style-name="ce6" table:formula="of:=IF(NOT(ISBLANK([.S146]));[.S146];IF(NOT(ISBLANK([.T146]));[.T146];IF(NOT(ISBLANK([.U146]));[.U146];IF(NOT(ISBLANK([.AA146]));[.AA146];IF(NOT(ISBLANK([.AI146]));[.AI146];&quot;&quot;)))))" office:value-type="string" office:string-value="a~">
            <text:p>a~</text:p>
          </table:table-cell>
          <table:table-cell table:style-name="ce6" table:formula="of:=IF(NOT(ISBLANK([.Y146]));[.Y146];IF(NOT(ISBLANK([.AE146]));[.AE146];&quot;&quot;))" office:value-type="string" office:string-value="a~">
            <text:p>a~</text:p>
          </table:table-cell>
          <table:table-cell table:style-name="ce6"/>
          <table:table-cell table:style-name="ce18"/>
          <table:table-cell table:number-columns-repeated="2"/>
          <table:table-cell/>
          <table:table-cell office:value-type="string">
            <text:p>a~</text:p>
          </table:table-cell>
          <table:table-cell office:value-type="string">
            <text:p>Ahn</text:p>
          </table:table-cell>
          <table:table-cell table:number-columns-repeated="2" table:style-name="ce24" office:value-type="string">
            <text:p>a~</text:p>
          </table:table-cell>
          <table:table-cell office:value-type="string">
            <text:p>a~</text:p>
          </table:table-cell>
          <table:table-cell table:number-columns-repeated="2"/>
          <table:table-cell table:style-name="ce5" office:value-type="string">
            <text:p>a~</text:p>
          </table:table-cell>
          <table:table-cell table:number-columns-repeated="2" office:value-type="string">
            <text:p>a~</text:p>
          </table:table-cell>
          <table:table-cell table:number-columns-repeated="2" table:style-name="ce22" office:value-type="string">
            <text:p>a~</text:p>
          </table:table-cell>
          <table:table-cell table:style-name="ce17"/>
          <table:table-cell table:style-name="ce17" table:number-columns-repeated="4"/>
          <table:table-cell table:style-name="Default" table:formula="of:=COUNTA([.AO146:.EX14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ãː</text:p>
          </table:table-cell>
          <table:table-cell office:value-type="string">
            <text:p>a~:</text:p>
          </table:table-cell>
          <table:table-cell table:style-name="ce17"/>
          <table:table-cell table:number-columns-repeated="11"/>
          <table:table-cell table:style-name="ce6"/>
          <table:table-cell table:style-name="ce6" table:formula="of:=IF(NOT(ISBLANK([.Y147]));[.Y147];IF(NOT(ISBLANK([.AE147]));[.AE147];&quot;&quot;))" office:value-type="string" office:string-value="a~:">
            <text:p>a~:</text:p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/>
          <table:table-cell office:value-type="string">
            <text:p>Ahn</text:p>
          </table:table-cell>
          <table:table-cell/>
          <table:table-cell table:style-name="ce5" office:value-type="string">
            <text:p>a~:</text:p>
          </table:table-cell>
          <table:table-cell table:number-columns-repeated="2" office:value-type="string">
            <text:p>a~:</text:p>
          </table:table-cell>
          <table:table-cell table:number-columns-repeated="2" table:style-name="ce22" office:value-type="string">
            <text:p>a~:</text:p>
          </table:table-cell>
          <table:table-cell table:style-name="ce17" table:number-columns-repeated="5"/>
          <table:table-cell table:style-name="Default" table:formula="of:=COUNTA([.AO147:.EX14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œ̃</text:p>
          </table:table-cell>
          <table:table-cell office:value-type="string">
            <text:p>9~</text:p>
          </table:table-cell>
          <table:table-cell table:number-columns-repeated="12"/>
          <table:table-cell table:style-name="ce6" table:formula="of:=IF(NOT(ISBLANK([.S148]));[.S148];IF(NOT(ISBLANK([.T148]));[.T148];IF(NOT(ISBLANK([.U148]));[.U148];IF(NOT(ISBLANK([.AA148]));[.AA148];IF(NOT(ISBLANK([.AI148]));[.AI148];&quot;&quot;)))))" office:value-type="string" office:string-value="9~">
            <text:p>9~</text:p>
          </table:table-cell>
          <table:table-cell table:style-name="ce6" table:formula="of:=IF(NOT(ISBLANK([.Y148]));[.Y148];IF(NOT(ISBLANK([.AE148]));[.AE148];&quot;&quot;))" office:value-type="string" office:string-value="9~">
            <text:p>9~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office:value-type="string">
            <text:p>9~</text:p>
          </table:table-cell>
          <table:table-cell office:value-type="string">
            <text:p>P9hn</text:p>
          </table:table-cell>
          <table:table-cell table:number-columns-repeated="2" table:style-name="ce22" office:value-type="string">
            <text:p>9~</text:p>
          </table:table-cell>
          <table:table-cell office:value-type="string">
            <text:p>9~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48:.EX148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26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7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72"/>
        </table:table-row>
        <table:table-row table:style-name="ro6">
          <table:table-cell/>
          <table:table-cell office:value-type="string">
            <text:p>ɑ</text:p>
          </table:table-cell>
          <table:table-cell office:value-type="string">
            <text:p>A</text:p>
          </table:table-cell>
          <table:table-cell table:number-columns-repeated="2" office:value-type="string">
            <text:p>aa</text:p>
          </table:table-cell>
          <table:table-cell table:number-columns-repeated="2"/>
          <table:table-cell table:number-columns-repeated="2" office:value-type="string">
            <text:p>aa</text:p>
          </table:table-cell>
          <table:table-cell/>
          <table:table-cell office:value-type="string">
            <text:p>AA</text:p>
          </table:table-cell>
          <table:table-cell office:value-type="string">
            <text:p>A</text:p>
          </table:table-cell>
          <table:table-cell table:number-columns-repeated="2" office:value-type="string">
            <text:p>aa</text:p>
          </table:table-cell>
          <table:table-cell/>
          <table:table-cell table:style-name="ce6" table:formula="of:=IF(NOT(ISBLANK([.S149]));[.S149];IF(NOT(ISBLANK([.T149]));[.T149];IF(NOT(ISBLANK([.U149]));[.U149];IF(NOT(ISBLANK([.AA149]));[.AA149];IF(NOT(ISBLANK([.AI149]));[.AI149];&quot;&quot;)))))" office:value-type="string" office:string-value="A">
            <text:p>A</text:p>
          </table:table-cell>
          <table:table-cell table:style-name="ce6" table:formula="of:=IF(NOT(ISBLANK([.Y149]));[.Y149];IF(NOT(ISBLANK([.AE149]));[.AE14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A</text:p>
          </table:table-cell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2" office:value-type="string">
            <text:p>A</text:p>
          </table:table-cell>
          <table:table-cell table:number-columns-repeated="2"/>
          <table:table-cell table:style-name="Default" table:formula="of:=COUNTA([.AO149:.EX14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table:style-name="ce9" office:value-type="string">
            <text:p>ɑɑ</text:p>
          </table:table-cell>
          <table:table-cell office:value-type="string">
            <text:p>AA</text:p>
          </table:table-cell>
          <table:table-cell table:number-columns-repeated="12"/>
          <table:table-cell table:style-name="ce6" table:formula="of:=IF(NOT(ISBLANK([.S150]));[.S150];IF(NOT(ISBLANK([.T150]));[.T150];IF(NOT(ISBLANK([.U150]));[.U150];IF(NOT(ISBLANK([.AA150]));[.AA150];IF(NOT(ISBLANK([.AI150]));[.AI150];&quot;&quot;)))))">
            <text:p/>
          </table:table-cell>
          <table:table-cell table:style-name="ce6" table:formula="of:=IF(NOT(ISBLANK([.Y150]));[.Y150];IF(NOT(ISBLANK([.AE150]));[.AE150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/>
          <table:table-cell office:value-type="string">
            <text:p>AA</text:p>
          </table:table-cell>
          <table:table-cell table:number-columns-repeated="2"/>
          <table:table-cell table:style-name="Default" table:formula="of:=COUNTA([.AO150:.EX150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ɑː</text:p>
          </table:table-cell>
          <table:table-cell office:value-type="string">
            <text:p>A:</text:p>
          </table:table-cell>
          <table:table-cell table:style-name="ce17"/>
          <table:table-cell/>
          <table:table-cell table:number-columns-repeated="2" office:value-type="string">
            <text:p>A:</text:p>
          </table:table-cell>
          <table:table-cell table:number-columns-repeated="8"/>
          <table:table-cell table:style-name="ce6" table:formula="of:=IF(NOT(ISBLANK([.S151]));[.S151];IF(NOT(ISBLANK([.T151]));[.T151];IF(NOT(ISBLANK([.U151]));[.U151];IF(NOT(ISBLANK([.AA151]));[.AA151];IF(NOT(ISBLANK([.AI151]));[.AI151];&quot;&quot;)))))" office:value-type="string" office:string-value="A:">
            <text:p>A:</text:p>
          </table:table-cell>
          <table:table-cell table:style-name="ce6" table:formula="of:=IF(NOT(ISBLANK([.Y151]));[.Y151];IF(NOT(ISBLANK([.AE151]));[.AE151];&quot;&quot;))">
            <text:p/>
          </table:table-cell>
          <table:table-cell table:style-name="ce6" office:value-type="string">
            <text:p>A:</text:p>
          </table:table-cell>
          <table:table-cell office:value-type="string">
            <text:p>A: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office:value-type="string">
            <text:p>A:</text:p>
          </table:table-cell>
          <table:table-cell table:number-columns-repeated="2"/>
          <table:table-cell office:value-type="string">
            <text:p>A:</text:p>
          </table:table-cell>
          <table:table-cell table:style-name="Default" table:formula="of:=COUNTA([.AO151:.EX151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ɑ̃</text:p>
          </table:table-cell>
          <table:table-cell office:value-type="string">
            <text:p>A~</text:p>
          </table:table-cell>
          <table:table-cell table:style-name="ce17"/>
          <table:table-cell table:number-columns-repeated="7"/>
          <table:table-cell office:value-type="string">
            <text:p>A~</text:p>
          </table:table-cell>
          <table:table-cell table:number-columns-repeated="3"/>
          <table:table-cell table:style-name="ce6"/>
          <table:table-cell table:style-name="ce6" table:formula="of:=IF(NOT(ISBLANK([.Y152]));[.Y152];IF(NOT(ISBLANK([.AE152]));[.AE152];&quot;&quot;))">
            <text:p/>
          </table:table-cell>
          <table:table-cell table:style-name="ce6"/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style-name="ce17" table:number-columns-repeated="5"/>
          <table:table-cell table:style-name="Default" table:formula="of:=COUNTA([.AO152:.EX152])" office:value-type="float" office:value="7">
            <text:p>7</text:p>
          </table:table-cell>
          <table:table-cell office:value-type="string">
            <text:p>1</text:p>
          </table:table-cell>
          <table:table-cell table:number-columns-repeated="32"/>
          <table:table-cell office:value-type="string">
            <text:p>1</text:p>
          </table:table-cell>
          <table:table-cell table:number-columns-repeated="5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ɑi</text:p>
          </table:table-cell>
          <table:table-cell table:style-name="ce15" office:value-type="string">
            <text:p>Ai</text:p>
          </table:table-cell>
          <table:table-cell table:style-name="ce17"/>
          <table:table-cell table:number-columns-repeated="11"/>
          <table:table-cell table:style-name="ce6" table:formula="of:=IF(NOT(ISBLANK([.S153]));[.S153];IF(NOT(ISBLANK([.T153]));[.T153];IF(NOT(ISBLANK([.U153]));[.U153];IF(NOT(ISBLANK([.AA153]));[.AA153];IF(NOT(ISBLANK([.AI153]));[.AI153];&quot;&quot;)))))">
            <text:p/>
          </table:table-cell>
          <table:table-cell table:style-name="ce6" table:formula="of:=IF(NOT(ISBLANK([.Y153]));[.Y153];IF(NOT(ISBLANK([.AE153]));[.AE153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5" office:value-type="string">
            <text:p>Ai</text:p>
          </table:table-cell>
          <table:table-cell table:style-name="ce15" table:number-columns-repeated="3"/>
          <table:table-cell table:style-name="Default" table:formula="of:=COUNTA([.AO153:.EX153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59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1"/>
        </table:table-row>
        <table:table-row table:style-name="ro6">
          <table:table-cell/>
          <table:table-cell office:value-type="string">
            <text:p>ɑʉ</text:p>
          </table:table-cell>
          <table:table-cell office:value-type="string">
            <text:p>A}</text:p>
          </table:table-cell>
          <table:table-cell table:style-name="ce17"/>
          <table:table-cell table:number-columns-repeated="11"/>
          <table:table-cell table:style-name="ce6" table:formula="of:=IF(NOT(ISBLANK([.S154]));[.S154];IF(NOT(ISBLANK([.T154]));[.T154];IF(NOT(ISBLANK([.U154]));[.U154];IF(NOT(ISBLANK([.AA154]));[.AA154];IF(NOT(ISBLANK([.AI154]));[.AI154];&quot;&quot;)))))">
            <text:p/>
          </table:table-cell>
          <table:table-cell table:style-name="ce6" table:formula="of:=IF(NOT(ISBLANK([.Y154]));[.Y154];IF(NOT(ISBLANK([.AE154]));[.AE154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office:value-type="string">
            <text:p>A}</text:p>
          </table:table-cell>
          <table:table-cell table:number-columns-repeated="3"/>
          <table:table-cell table:style-name="Default" table:formula="of:=COUNTA([.AO154:.EX154])" office:value-type="float" office:value="11">
            <text:p>11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9"/>
          <table:table-cell table:number-columns-repeated="2"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A`</text:p>
          </table:table-cell>
          <table:table-cell table:style-name="ce17" office:value-type="string">
            <text:p>ar</text:p>
          </table:table-cell>
          <table:table-cell table:number-columns-repeated="11"/>
          <table:table-cell table:style-name="ce6" table:formula="of:=IF(NOT(ISBLANK([.S155]));[.S155];IF(NOT(ISBLANK([.T155]));[.T155];IF(NOT(ISBLANK([.U155]));[.U155];IF(NOT(ISBLANK([.AA155]));[.AA155];IF(NOT(ISBLANK([.AI155]));[.AI155];&quot;&quot;)))))">
            <text:p/>
          </table:table-cell>
          <table:table-cell table:style-name="ce6" table:formula="of:=IF(NOT(ISBLANK([.Y155]));[.Y155];IF(NOT(ISBLANK([.AE155]));[.AE15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55:.EX155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85"/>
          <table:table-cell table:number-columns-repeated="4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ɒ </text:p>
          </table:table-cell>
          <table:table-cell office:value-type="string">
            <text:p>Q</text:p>
          </table:table-cell>
          <table:table-cell table:number-columns-repeated="12"/>
          <table:table-cell table:style-name="ce6" table:formula="of:=IF(NOT(ISBLANK([.S156]));[.S156];IF(NOT(ISBLANK([.T156]));[.T156];IF(NOT(ISBLANK([.U156]));[.U156];IF(NOT(ISBLANK([.AA156]));[.AA156];IF(NOT(ISBLANK([.AI156]));[.AI156];&quot;&quot;)))))" office:value-type="string" office:string-value="Q">
            <text:p>Q</text:p>
          </table:table-cell>
          <table:table-cell table:style-name="ce6" table:formula="of:=IF(NOT(ISBLANK([.Y156]));[.Y156];IF(NOT(ISBLANK([.AE156]));[.AE156];&quot;&quot;))">
            <text:p/>
          </table:table-cell>
          <table:table-cell table:style-name="ce6" office:value-type="string">
            <text:p>Q</text:p>
          </table:table-cell>
          <table:table-cell office:value-type="string">
            <text:p>Q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56:.EX15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72"/>
        </table:table-row>
        <table:table-row table:style-name="ro7">
          <table:table-cell/>
          <table:table-cell table:style-name="ce14" office:value-type="string">
            <text:p>ɐ</text:p>
          </table:table-cell>
          <table:table-cell table:style-name="ce16" office:value-type="float" office:value="6">
            <text:p>6</text:p>
          </table:table-cell>
          <table:table-cell table:number-columns-repeated="12"/>
          <table:table-cell table:style-name="ce6"/>
          <table:table-cell table:style-name="ce6" table:formula="of:=IF(NOT(ISBLANK([.Y157]));[.Y157];IF(NOT(ISBLANK([.AE157]));[.AE157];&quot;&quot;))" office:value-type="string" office:string-value="6">
            <text:p>6</text:p>
          </table:table-cell>
          <table:table-cell table:style-name="ce6"/>
          <table:table-cell table:number-columns-repeated="6"/>
          <table:table-cell table:number-columns-repeated="2" table:style-name="ce24" office:value-type="string">
            <text:p>6</text:p>
          </table:table-cell>
          <table:table-cell/>
          <table:table-cell office:value-type="string">
            <text:p>P6</text:p>
          </table:table-cell>
          <table:table-cell table:style-name="ce26" office:value-type="string">
            <text:p>atu</text:p>
          </table:table-cell>
          <table:table-cell table:style-name="ce5" office:value-type="string">
            <text:p>6</text:p>
          </table:table-cell>
          <table:table-cell table:number-columns-repeated="2" office:value-type="string">
            <text:p>6</text:p>
          </table:table-cell>
          <table:table-cell table:number-columns-repeated="2" table:style-name="ce28" office:value-type="string">
            <text:p>6</text:p>
          </table:table-cell>
          <table:table-cell table:number-columns-repeated="5"/>
          <table:table-cell table:style-name="Default" table:formula="of:=COUNTA([.AO157:.EX157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8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 office:value-type="string">
            <text:p>Diphthongs</text:p>
          </table:table-cell>
          <table:table-cell table:number-columns-repeated="2" office:value-type="string">
            <text:p>ai</text:p>
          </table:table-cell>
          <table:table-cell table:number-columns-repeated="12"/>
          <table:table-cell table:style-name="ce6"/>
          <table:table-cell table:style-name="ce6" table:formula="of:=IF(NOT(ISBLANK([.Y158]));[.Y158];IF(NOT(ISBLANK([.AE158]));[.AE158];&quot;&quot;))">
            <text:p/>
          </table:table-cell>
          <table:table-cell table:style-name="ce6" office:value-type="string">
            <text:p>ai</text:p>
          </table:table-cell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58:.EX15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table:number-columns-repeated="2" office:value-type="string">
            <text:p>au</text:p>
          </table:table-cell>
          <table:table-cell table:number-columns-repeated="12"/>
          <table:table-cell table:style-name="ce6"/>
          <table:table-cell table:style-name="ce6" table:formula="of:=IF(NOT(ISBLANK([.Y159]));[.Y159];IF(NOT(ISBLANK([.AE159]));[.AE159];&quot;&quot;))">
            <text:p/>
          </table:table-cell>
          <table:table-cell table:style-name="ce6" office:value-type="string">
            <text:p>au</text:p>
          </table:table-cell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59:.EX159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1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 table:style-name="Default"/>
          <table:table-cell office:value-type="string">
            <text:p>iə</text:p>
          </table:table-cell>
          <table:table-cell office:value-type="string">
            <text:p>i@</text:p>
          </table:table-cell>
          <table:table-cell table:number-columns-repeated="2"/>
          <table:table-cell office:value-type="string">
            <text:p>i@</text:p>
          </table:table-cell>
          <table:table-cell table:number-columns-repeated="9"/>
          <table:table-cell table:style-name="ce6"/>
          <table:table-cell table:style-name="ce6" table:formula="of:=IF(NOT(ISBLANK([.Y160]));[.Y160];IF(NOT(ISBLANK([.AE160]));[.AE160];&quot;&quot;))">
            <text:p/>
          </table:table-cell>
          <table:table-cell table:style-name="ce6" office:value-type="string">
            <text:p>i@</text:p>
          </table:table-cell>
          <table:table-cell table:number-columns-repeated="6"/>
          <table:table-cell table:style-name="ce24"/>
          <table:table-cell table:style-name="ce24"/>
          <table:table-cell table:number-columns-repeated="2"/>
          <table:table-cell table:style-name="ce27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60:.EX16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 table:style-name="Default"/>
          <table:table-cell office:value-type="string">
            <text:p>iːɐ</text:p>
          </table:table-cell>
          <table:table-cell office:value-type="string">
            <text:p>i:6</text:p>
          </table:table-cell>
          <table:table-cell table:number-columns-repeated="12"/>
          <table:table-cell table:style-name="ce6" table:formula="of:=IF(NOT(ISBLANK([.S161]));[.S161];IF(NOT(ISBLANK([.T161]));[.T161];IF(NOT(ISBLANK([.U161]));[.U161];IF(NOT(ISBLANK([.AA161]));[.AA161];IF(NOT(ISBLANK([.AI161]));[.AI161];&quot;&quot;)))))" office:value-type="string" office:string-value="i:6">
            <text:p>i:6</text:p>
          </table:table-cell>
          <table:table-cell table:style-name="ce6" table:formula="of:=IF(NOT(ISBLANK([.Y161]));[.Y161];IF(NOT(ISBLANK([.AE161]));[.AE161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/>
          <table:table-cell table:style-name="ce27"/>
          <table:table-cell table:style-name="ce5" office:value-type="string">
            <text:p>i:6</text:p>
          </table:table-cell>
          <table:table-cell/>
          <table:table-cell/>
          <table:table-cell table:style-name="ce22" table:number-columns-repeated="2"/>
          <table:table-cell office:value-type="string">
            <text:p>i:6</text:p>
          </table:table-cell>
          <table:table-cell table:number-columns-repeated="4"/>
          <table:table-cell table:style-name="Default" table:formula="of:=COUNTA([.AO161:.EX16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yːɐ</text:p>
          </table:table-cell>
          <table:table-cell office:value-type="string">
            <text:p>y:6</text:p>
          </table:table-cell>
          <table:table-cell table:number-columns-repeated="12"/>
          <table:table-cell table:style-name="ce6" table:formula="of:=IF(NOT(ISBLANK([.S162]));[.S162];IF(NOT(ISBLANK([.T162]));[.T162];IF(NOT(ISBLANK([.U162]));[.U162];IF(NOT(ISBLANK([.AA162]));[.AA162];IF(NOT(ISBLANK([.AI162]));[.AI162];&quot;&quot;)))))" office:value-type="string" office:string-value="y:6">
            <text:p>y:6</text:p>
          </table:table-cell>
          <table:table-cell table:style-name="ce6" table:formula="of:=IF(NOT(ISBLANK([.Y162]));[.Y162];IF(NOT(ISBLANK([.AE162]));[.AE162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/>
          <table:table-cell table:style-name="ce27"/>
          <table:table-cell table:style-name="ce5" office:value-type="string">
            <text:p>y:6</text:p>
          </table:table-cell>
          <table:table-cell/>
          <table:table-cell/>
          <table:table-cell table:style-name="ce22" table:number-columns-repeated="2"/>
          <table:table-cell office:value-type="string">
            <text:p>y:6</text:p>
          </table:table-cell>
          <table:table-cell table:number-columns-repeated="4"/>
          <table:table-cell table:style-name="Default" table:formula="of:=COUNTA([.AO162:.EX16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uə</text:p>
          </table:table-cell>
          <table:table-cell office:value-type="string">
            <text:p>u@</text:p>
          </table:table-cell>
          <table:table-cell table:number-columns-repeated="2"/>
          <table:table-cell office:value-type="string">
            <text:p>u@</text:p>
          </table:table-cell>
          <table:table-cell table:number-columns-repeated="9"/>
          <table:table-cell table:style-name="ce6"/>
          <table:table-cell table:style-name="ce6" table:formula="of:=IF(NOT(ISBLANK([.Y163]));[.Y163];IF(NOT(ISBLANK([.AE163]));[.AE163];&quot;&quot;))">
            <text:p/>
          </table:table-cell>
          <table:table-cell table:style-name="ce6" office:value-type="string">
            <text:p>u@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2"/>
          <table:table-cell table:style-name="ce27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63:.EX16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uːɐ</text:p>
          </table:table-cell>
          <table:table-cell office:value-type="string">
            <text:p>u:6</text:p>
          </table:table-cell>
          <table:table-cell table:number-columns-repeated="12"/>
          <table:table-cell table:style-name="ce6" table:formula="of:=IF(NOT(ISBLANK([.S164]));[.S164];IF(NOT(ISBLANK([.T164]));[.T164];IF(NOT(ISBLANK([.U164]));[.U164];IF(NOT(ISBLANK([.AA164]));[.AA164];IF(NOT(ISBLANK([.AI164]));[.AI164];&quot;&quot;)))))" office:value-type="string" office:string-value="u:6">
            <text:p>u:6</text:p>
          </table:table-cell>
          <table:table-cell table:style-name="ce6" table:formula="of:=IF(NOT(ISBLANK([.Y164]));[.Y164];IF(NOT(ISBLANK([.AE164]));[.AE164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/>
          <table:table-cell table:style-name="ce27"/>
          <table:table-cell table:style-name="ce5" office:value-type="string">
            <text:p>u:6</text:p>
          </table:table-cell>
          <table:table-cell/>
          <table:table-cell/>
          <table:table-cell table:style-name="ce22" table:number-columns-repeated="2"/>
          <table:table-cell office:value-type="string">
            <text:p>u:6</text:p>
          </table:table-cell>
          <table:table-cell table:number-columns-repeated="4"/>
          <table:table-cell table:style-name="Default" table:formula="of:=COUNTA([.AO164:.EX164])" office:value-type="float" office:value="3">
            <text:p>3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ɪɐ</text:p>
          </table:table-cell>
          <table:table-cell office:value-type="string">
            <text:p>I6</text:p>
          </table:table-cell>
          <table:table-cell table:number-columns-repeated="12"/>
          <table:table-cell table:style-name="ce6" table:formula="of:=IF(NOT(ISBLANK([.S165]));[.S165];IF(NOT(ISBLANK([.T165]));[.T165];IF(NOT(ISBLANK([.U165]));[.U165];IF(NOT(ISBLANK([.AA165]));[.AA165];IF(NOT(ISBLANK([.AI165]));[.AI165];&quot;&quot;)))))" office:value-type="string" office:string-value="I6">
            <text:p>I6</text:p>
          </table:table-cell>
          <table:table-cell table:style-name="ce6" table:formula="of:=IF(NOT(ISBLANK([.Y165]));[.Y165];IF(NOT(ISBLANK([.AE165]));[.AE165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/>
          <table:table-cell table:style-name="ce27"/>
          <table:table-cell table:style-name="ce5" office:value-type="string">
            <text:p>I6</text:p>
          </table:table-cell>
          <table:table-cell/>
          <table:table-cell/>
          <table:table-cell table:style-name="ce22" table:number-columns-repeated="2"/>
          <table:table-cell office:value-type="string">
            <text:p>I6</text:p>
          </table:table-cell>
          <table:table-cell table:number-columns-repeated="4"/>
          <table:table-cell table:style-name="Default" table:formula="of:=COUNTA([.AO165:.EX16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ɪə</text:p>
          </table:table-cell>
          <table:table-cell office:value-type="string">
            <text:p>I@</text:p>
          </table:table-cell>
          <table:table-cell table:number-columns-repeated="12"/>
          <table:table-cell table:style-name="ce6" table:formula="of:=IF(NOT(ISBLANK([.S166]));[.S166];IF(NOT(ISBLANK([.T166]));[.T166];IF(NOT(ISBLANK([.U166]));[.U166];IF(NOT(ISBLANK([.AA166]));[.AA166];IF(NOT(ISBLANK([.AI166]));[.AI166];&quot;&quot;)))))" office:value-type="string" office:string-value="I@">
            <text:p>I@</text:p>
          </table:table-cell>
          <table:table-cell table:style-name="ce6" table:formula="of:=IF(NOT(ISBLANK([.Y166]));[.Y166];IF(NOT(ISBLANK([.AE166]));[.AE166];&quot;&quot;))">
            <text:p/>
          </table:table-cell>
          <table:table-cell table:style-name="ce6"/>
          <table:table-cell office:value-type="string">
            <text:p>I@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/>
          <table:table-cell table:style-name="ce27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66:.EX166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ʊɐ</text:p>
          </table:table-cell>
          <table:table-cell office:value-type="string">
            <text:p>U6</text:p>
          </table:table-cell>
          <table:table-cell table:number-columns-repeated="12"/>
          <table:table-cell table:style-name="ce6" table:formula="of:=IF(NOT(ISBLANK([.S167]));[.S167];IF(NOT(ISBLANK([.T167]));[.T167];IF(NOT(ISBLANK([.U167]));[.U167];IF(NOT(ISBLANK([.AA167]));[.AA167];IF(NOT(ISBLANK([.AI167]));[.AI167];&quot;&quot;)))))" office:value-type="string" office:string-value="U6">
            <text:p>U6</text:p>
          </table:table-cell>
          <table:table-cell table:style-name="ce6" table:formula="of:=IF(NOT(ISBLANK([.Y167]));[.Y167];IF(NOT(ISBLANK([.AE167]));[.AE167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U6</text:p>
          </table:table-cell>
          <table:table-cell/>
          <table:table-cell/>
          <table:table-cell table:style-name="ce22" table:number-columns-repeated="2"/>
          <table:table-cell office:value-type="string">
            <text:p>U6</text:p>
          </table:table-cell>
          <table:table-cell table:number-columns-repeated="4"/>
          <table:table-cell table:style-name="Default" table:formula="of:=COUNTA([.AO167:.EX167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ʊə</text:p>
          </table:table-cell>
          <table:table-cell office:value-type="string">
            <text:p>U@</text:p>
          </table:table-cell>
          <table:table-cell table:number-columns-repeated="12"/>
          <table:table-cell table:style-name="ce6" table:formula="of:=IF(NOT(ISBLANK([.S168]));[.S168];IF(NOT(ISBLANK([.T168]));[.T168];IF(NOT(ISBLANK([.U168]));[.U168];IF(NOT(ISBLANK([.AA168]));[.AA168];IF(NOT(ISBLANK([.AI168]));[.AI168];&quot;&quot;)))))" office:value-type="string" office:string-value="U@">
            <text:p>U@</text:p>
          </table:table-cell>
          <table:table-cell table:style-name="ce6" table:formula="of:=IF(NOT(ISBLANK([.Y168]));[.Y168];IF(NOT(ISBLANK([.AE168]));[.AE168];&quot;&quot;))">
            <text:p/>
          </table:table-cell>
          <table:table-cell table:style-name="ce6"/>
          <table:table-cell office:value-type="string">
            <text:p>U@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68:.EX168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eːɐ</text:p>
          </table:table-cell>
          <table:table-cell office:value-type="string">
            <text:p>e:6</text:p>
          </table:table-cell>
          <table:table-cell table:number-columns-repeated="12"/>
          <table:table-cell table:style-name="ce6" table:formula="of:=IF(NOT(ISBLANK([.S169]));[.S169];IF(NOT(ISBLANK([.T169]));[.T169];IF(NOT(ISBLANK([.U169]));[.U169];IF(NOT(ISBLANK([.AA169]));[.AA169];IF(NOT(ISBLANK([.AI169]));[.AI169];&quot;&quot;)))))" office:value-type="string" office:string-value="e:6">
            <text:p>e:6</text:p>
          </table:table-cell>
          <table:table-cell table:style-name="ce6" table:formula="of:=IF(NOT(ISBLANK([.Y169]));[.Y169];IF(NOT(ISBLANK([.AE169]));[.AE16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e:6</text:p>
          </table:table-cell>
          <table:table-cell/>
          <table:table-cell/>
          <table:table-cell table:style-name="ce22" table:number-columns-repeated="2"/>
          <table:table-cell office:value-type="string">
            <text:p>e:6</text:p>
          </table:table-cell>
          <table:table-cell table:number-columns-repeated="4"/>
          <table:table-cell table:style-name="Default" table:formula="of:=COUNTA([.AO169:.EX16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eə</text:p>
          </table:table-cell>
          <table:table-cell office:value-type="string">
            <text:p>e@</text:p>
          </table:table-cell>
          <table:table-cell table:style-name="ce17"/>
          <table:table-cell table:number-columns-repeated="11"/>
          <table:table-cell table:style-name="ce6" table:formula="of:=IF(NOT(ISBLANK([.S170]));[.S170];IF(NOT(ISBLANK([.T170]));[.T170];IF(NOT(ISBLANK([.U170]));[.U170];IF(NOT(ISBLANK([.AA170]));[.AA170];IF(NOT(ISBLANK([.AI170]));[.AI170];&quot;&quot;)))))" office:value-type="string" office:string-value="e@">
            <text:p>e@</text:p>
          </table:table-cell>
          <table:table-cell table:style-name="ce6" table:formula="of:=IF(NOT(ISBLANK([.Y170]));[.Y170];IF(NOT(ISBLANK([.AE170]));[.AE170];&quot;&quot;))">
            <text:p/>
          </table:table-cell>
          <table:table-cell table:style-name="ce6" office:value-type="string">
            <text:p>e@</text:p>
          </table:table-cell>
          <table:table-cell office:value-type="string">
            <text:p>e@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70:.EX17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eɪ</text:p>
          </table:table-cell>
          <table:table-cell office:value-type="string">
            <text:p>eI</text:p>
          </table:table-cell>
          <table:table-cell/>
          <table:table-cell office:value-type="string">
            <text:p>ey</text:p>
          </table:table-cell>
          <table:table-cell table:number-columns-repeated="2"/>
          <table:table-cell table:number-columns-repeated="2" office:value-type="string">
            <text:p>ey</text:p>
          </table:table-cell>
          <table:table-cell table:number-columns-repeated="2" office:value-type="string">
            <text:p>EY</text:p>
          </table:table-cell>
          <table:table-cell/>
          <table:table-cell table:number-columns-repeated="2" office:value-type="string">
            <text:p>ey</text:p>
          </table:table-cell>
          <table:table-cell/>
          <table:table-cell table:style-name="ce6" table:formula="of:=IF(NOT(ISBLANK([.S171]));[.S171];IF(NOT(ISBLANK([.T171]));[.T171];IF(NOT(ISBLANK([.U171]));[.U171];IF(NOT(ISBLANK([.AA171]));[.AA171];IF(NOT(ISBLANK([.AI171]));[.AI171];&quot;&quot;)))))" office:value-type="string" office:string-value="eI">
            <text:p>eI</text:p>
          </table:table-cell>
          <table:table-cell table:style-name="ce6" table:formula="of:=IF(NOT(ISBLANK([.Y171]));[.Y171];IF(NOT(ISBLANK([.AE171]));[.AE171];&quot;&quot;))">
            <text:p/>
          </table:table-cell>
          <table:table-cell table:style-name="ce6"/>
          <table:table-cell office:value-type="string">
            <text:p>eI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71:.EX17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8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øːɐ</text:p>
          </table:table-cell>
          <table:table-cell office:value-type="string">
            <text:p>2:6</text:p>
          </table:table-cell>
          <table:table-cell table:number-columns-repeated="12"/>
          <table:table-cell table:style-name="ce6" table:formula="of:=IF(NOT(ISBLANK([.S172]));[.S172];IF(NOT(ISBLANK([.T172]));[.T172];IF(NOT(ISBLANK([.U172]));[.U172];IF(NOT(ISBLANK([.AA172]));[.AA172];IF(NOT(ISBLANK([.AI172]));[.AI172];&quot;&quot;)))))" office:value-type="string" office:string-value="2:6">
            <text:p>2:6</text:p>
          </table:table-cell>
          <table:table-cell table:style-name="ce6" table:formula="of:=IF(NOT(ISBLANK([.Y172]));[.Y172];IF(NOT(ISBLANK([.AE172]));[.AE172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2:6</text:p>
          </table:table-cell>
          <table:table-cell/>
          <table:table-cell/>
          <table:table-cell table:style-name="ce22" table:number-columns-repeated="2"/>
          <table:table-cell office:value-type="string">
            <text:p>2:6</text:p>
          </table:table-cell>
          <table:table-cell table:number-columns-repeated="4"/>
          <table:table-cell table:style-name="Default" table:formula="of:=COUNTA([.AO172:.EX17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øy</text:p>
          </table:table-cell>
          <table:table-cell office:value-type="string">
            <text:p>2y</text:p>
          </table:table-cell>
          <table:table-cell table:number-columns-repeated="12"/>
          <table:table-cell table:style-name="ce6" table:formula="of:=IF(NOT(ISBLANK([.S173]));[.S173];IF(NOT(ISBLANK([.T173]));[.T173];IF(NOT(ISBLANK([.U173]));[.U173];IF(NOT(ISBLANK([.AA173]));[.AA173];IF(NOT(ISBLANK([.AI173]));[.AI173];&quot;&quot;)))))">
            <text:p/>
          </table:table-cell>
          <table:table-cell table:style-name="ce6" table:formula="of:=IF(NOT(ISBLANK([.Y173]));[.Y173];IF(NOT(ISBLANK([.AE173]));[.AE173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2y</text:p>
          </table:table-cell>
          <table:table-cell table:number-columns-repeated="3"/>
          <table:table-cell table:style-name="Default" table:formula="of:=COUNTA([.AO173:.EX17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5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oːɐ</text:p>
          </table:table-cell>
          <table:table-cell office:value-type="string">
            <text:p>o:6</text:p>
          </table:table-cell>
          <table:table-cell table:number-columns-repeated="12"/>
          <table:table-cell table:style-name="ce6" table:formula="of:=IF(NOT(ISBLANK([.S174]));[.S174];IF(NOT(ISBLANK([.T174]));[.T174];IF(NOT(ISBLANK([.U174]));[.U174];IF(NOT(ISBLANK([.AA174]));[.AA174];IF(NOT(ISBLANK([.AI174]));[.AI174];&quot;&quot;)))))" office:value-type="string" office:string-value="o:6">
            <text:p>o:6</text:p>
          </table:table-cell>
          <table:table-cell table:style-name="ce6" table:formula="of:=IF(NOT(ISBLANK([.Y174]));[.Y174];IF(NOT(ISBLANK([.AE174]));[.AE174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o:6</text:p>
          </table:table-cell>
          <table:table-cell/>
          <table:table-cell/>
          <table:table-cell table:style-name="ce22" table:number-columns-repeated="2"/>
          <table:table-cell office:value-type="string">
            <text:p>o:6</text:p>
          </table:table-cell>
          <table:table-cell table:number-columns-repeated="4"/>
          <table:table-cell table:style-name="Default" table:formula="of:=COUNTA([.AO174:.EX174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table:number-columns-repeated="3" office:value-type="string">
            <text:p>ou</text:p>
          </table:table-cell>
          <table:table-cell table:number-columns-repeated="11"/>
          <table:table-cell table:style-name="ce6" table:formula="of:=IF(NOT(ISBLANK([.S175]));[.S175];IF(NOT(ISBLANK([.T175]));[.T175];IF(NOT(ISBLANK([.U175]));[.U175];IF(NOT(ISBLANK([.AA175]));[.AA175];IF(NOT(ISBLANK([.AI175]));[.AI175];&quot;&quot;)))))">
            <text:p/>
          </table:table-cell>
          <table:table-cell table:style-name="ce6" table:formula="of:=IF(NOT(ISBLANK([.Y175]));[.Y175];IF(NOT(ISBLANK([.AE175]));[.AE175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75:.EX175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oʊ</text:p>
          </table:table-cell>
          <table:table-cell office:value-type="string">
            <text:p>oU</text:p>
          </table:table-cell>
          <table:table-cell/>
          <table:table-cell office:value-type="string">
            <text:p>ow</text:p>
          </table:table-cell>
          <table:table-cell table:number-columns-repeated="2"/>
          <table:table-cell table:number-columns-repeated="2" office:value-type="string">
            <text:p>ow</text:p>
          </table:table-cell>
          <table:table-cell table:number-columns-repeated="2" office:value-type="string">
            <text:p>OW</text:p>
          </table:table-cell>
          <table:table-cell/>
          <table:table-cell table:number-columns-repeated="2" office:value-type="string">
            <text:p>ow</text:p>
          </table:table-cell>
          <table:table-cell/>
          <table:table-cell table:style-name="ce6" table:formula="of:=IF(NOT(ISBLANK([.S176]));[.S176];IF(NOT(ISBLANK([.T176]));[.T176];IF(NOT(ISBLANK([.U176]));[.U176];IF(NOT(ISBLANK([.AA176]));[.AA176];IF(NOT(ISBLANK([.AI176]));[.AI176];&quot;&quot;)))))">
            <text:p/>
          </table:table-cell>
          <table:table-cell table:style-name="ce6" table:formula="of:=IF(NOT(ISBLANK([.Y176]));[.Y176];IF(NOT(ISBLANK([.AE176]));[.AE176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76:.EX176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81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əu</text:p>
          </table:table-cell>
          <table:table-cell office:value-type="string">
            <text:p>@u</text:p>
          </table:table-cell>
          <table:table-cell table:number-columns-repeated="2"/>
          <table:table-cell office:value-type="string">
            <text:p>@u</text:p>
          </table:table-cell>
          <table:table-cell table:number-columns-repeated="9"/>
          <table:table-cell table:style-name="ce6"/>
          <table:table-cell table:style-name="ce6" table:formula="of:=IF(NOT(ISBLANK([.Y177]));[.Y177];IF(NOT(ISBLANK([.AE177]));[.AE177];&quot;&quot;))">
            <text:p/>
          </table:table-cell>
          <table:table-cell table:style-name="ce6" office:value-type="string">
            <text:p>@u</text:p>
          </table:table-cell>
          <table:table-cell table:style-name="ce18"/>
          <table:table-cell table:number-columns-repeated="5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77:.EX17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8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7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əʊ</text:p>
          </table:table-cell>
          <table:table-cell office:value-type="string">
            <text:p>@U</text:p>
          </table:table-cell>
          <table:table-cell table:style-name="ce17"/>
          <table:table-cell table:number-columns-repeated="11"/>
          <table:table-cell table:style-name="ce6" table:formula="of:=IF(NOT(ISBLANK([.S178]));[.S178];IF(NOT(ISBLANK([.T178]));[.T178];IF(NOT(ISBLANK([.U178]));[.U178];IF(NOT(ISBLANK([.AA178]));[.AA178];IF(NOT(ISBLANK([.AI178]));[.AI178];&quot;&quot;)))))" office:value-type="string" office:string-value="@U">
            <text:p>@U</text:p>
          </table:table-cell>
          <table:table-cell table:style-name="ce6" table:formula="of:=IF(NOT(ISBLANK([.Y178]));[.Y178];IF(NOT(ISBLANK([.AE178]));[.AE178];&quot;&quot;))">
            <text:p/>
          </table:table-cell>
          <table:table-cell table:style-name="ce6"/>
          <table:table-cell office:value-type="string">
            <text:p>@U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17"/>
          <table:table-cell/>
          <table:table-cell/>
          <table:table-cell table:style-name="ce22" table:number-columns-repeated="2"/>
          <table:table-cell table:style-name="ce17"/>
          <table:table-cell table:style-name="ce17" table:number-columns-repeated="4"/>
          <table:table-cell table:style-name="Default" table:formula="of:=COUNTA([.AO178:.EX178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7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əi</text:p>
          </table:table-cell>
          <table:table-cell office:value-type="string">
            <text:p>@i</text:p>
          </table:table-cell>
          <table:table-cell table:style-name="ce17"/>
          <table:table-cell/>
          <table:table-cell office:value-type="string">
            <text:p>@i</text:p>
          </table:table-cell>
          <table:table-cell table:number-columns-repeated="9"/>
          <table:table-cell table:style-name="ce6"/>
          <table:table-cell table:style-name="ce6" table:formula="of:=IF(NOT(ISBLANK([.Y179]));[.Y179];IF(NOT(ISBLANK([.AE179]));[.AE179];&quot;&quot;))">
            <text:p/>
          </table:table-cell>
          <table:table-cell table:style-name="ce6" office:value-type="string">
            <text:p>@i</text:p>
          </table:table-cell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17"/>
          <table:table-cell/>
          <table:table-cell/>
          <table:table-cell table:style-name="ce22" table:number-columns-repeated="2"/>
          <table:table-cell table:style-name="ce17" table:number-columns-repeated="5"/>
          <table:table-cell table:style-name="Default" table:formula="of:=COUNTA([.AO179:.EX17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5"/>
          <table:table-cell office:value-type="string">
            <text:p>1</text:p>
          </table:table-cell>
          <table:table-cell table:number-columns-repeated="30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ɛɐ</text:p>
          </table:table-cell>
          <table:table-cell office:value-type="string">
            <text:p>E6</text:p>
          </table:table-cell>
          <table:table-cell table:number-columns-repeated="12"/>
          <table:table-cell table:style-name="ce6" table:formula="of:=IF(NOT(ISBLANK([.S180]));[.S180];IF(NOT(ISBLANK([.T180]));[.T180];IF(NOT(ISBLANK([.U180]));[.U180];IF(NOT(ISBLANK([.AA180]));[.AA180];IF(NOT(ISBLANK([.AI180]));[.AI180];&quot;&quot;)))))" office:value-type="string" office:string-value="E6">
            <text:p>E6</text:p>
          </table:table-cell>
          <table:table-cell table:style-name="ce6" table:formula="of:=IF(NOT(ISBLANK([.Y180]));[.Y180];IF(NOT(ISBLANK([.AE180]));[.AE180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E6</text:p>
          </table:table-cell>
          <table:table-cell/>
          <table:table-cell/>
          <table:table-cell table:style-name="ce22" table:number-columns-repeated="2"/>
          <table:table-cell office:value-type="string">
            <text:p>E6</text:p>
          </table:table-cell>
          <table:table-cell table:number-columns-repeated="4"/>
          <table:table-cell table:style-name="Default" table:formula="of:=COUNTA([.AO180:.EX18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ɛi</text:p>
          </table:table-cell>
          <table:table-cell office:value-type="string">
            <text:p>Ei</text:p>
          </table:table-cell>
          <table:table-cell table:number-columns-repeated="8"/>
          <table:table-cell office:value-type="string">
            <text:p>E+</text:p>
          </table:table-cell>
          <table:table-cell table:number-columns-repeated="3"/>
          <table:table-cell table:style-name="ce6"/>
          <table:table-cell table:style-name="ce6" table:formula="of:=IF(NOT(ISBLANK([.Y181]));[.Y181];IF(NOT(ISBLANK([.AE181]));[.AE181];&quot;&quot;))">
            <text:p/>
          </table:table-cell>
          <table:table-cell table:style-name="ce6"/>
          <table:table-cell table:style-name="ce18"/>
          <table:table-cell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81:.EX181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1"/>
        </table:table-row>
        <table:table-row table:style-name="ro7">
          <table:table-cell/>
          <table:table-cell table:style-name="ce11" office:value-type="string">
            <text:p>ɛːɐ</text:p>
          </table:table-cell>
          <table:table-cell office:value-type="string">
            <text:p>E:6</text:p>
          </table:table-cell>
          <table:table-cell table:number-columns-repeated="12"/>
          <table:table-cell table:style-name="ce6" table:formula="of:=IF(NOT(ISBLANK([.S182]));[.S182];IF(NOT(ISBLANK([.T182]));[.T182];IF(NOT(ISBLANK([.U182]));[.U182];IF(NOT(ISBLANK([.AA182]));[.AA182];IF(NOT(ISBLANK([.AI182]));[.AI182];&quot;&quot;)))))" office:value-type="string" office:string-value="E:6">
            <text:p>E:6</text:p>
          </table:table-cell>
          <table:table-cell table:style-name="ce6" table:formula="of:=IF(NOT(ISBLANK([.Y182]));[.Y182];IF(NOT(ISBLANK([.AE182]));[.AE182];&quot;&quot;))">
            <text:p/>
          </table:table-cell>
          <table:table-cell table:style-name="ce6"/>
          <table:table-cell table:style-name="ce18"/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2"/>
          <table:table-cell table:style-name="ce5" office:value-type="string">
            <text:p>E:6</text:p>
          </table:table-cell>
          <table:table-cell/>
          <table:table-cell/>
          <table:table-cell table:style-name="ce22" table:number-columns-repeated="2"/>
          <table:table-cell office:value-type="string">
            <text:p>E:6</text:p>
          </table:table-cell>
          <table:table-cell table:number-columns-repeated="4"/>
          <table:table-cell table:style-name="Default" table:formula="of:=COUNTA([.AO182:.EX182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œɐ</text:p>
          </table:table-cell>
          <table:table-cell office:value-type="string">
            <text:p>96</text:p>
          </table:table-cell>
          <table:table-cell table:number-columns-repeated="12"/>
          <table:table-cell table:style-name="ce6" table:formula="of:=IF(NOT(ISBLANK([.S183]));[.S183];IF(NOT(ISBLANK([.T183]));[.T183];IF(NOT(ISBLANK([.U183]));[.U183];IF(NOT(ISBLANK([.AA183]));[.AA183];IF(NOT(ISBLANK([.AI183]));[.AI183];&quot;&quot;)))))" office:value-type="string" office:string-value="96">
            <text:p>96</text:p>
          </table:table-cell>
          <table:table-cell table:style-name="ce6" table:formula="of:=IF(NOT(ISBLANK([.Y183]));[.Y183];IF(NOT(ISBLANK([.AE183]));[.AE183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 office:value-type="string">
            <text:p>96</text:p>
          </table:table-cell>
          <table:table-cell/>
          <table:table-cell/>
          <table:table-cell table:style-name="ce22" table:number-columns-repeated="2"/>
          <table:table-cell office:value-type="string">
            <text:p>96</text:p>
          </table:table-cell>
          <table:table-cell table:number-columns-repeated="4"/>
          <table:table-cell table:style-name="Default" table:formula="of:=COUNTA([.AO183:.EX183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table:style-name="ce11" office:value-type="string">
            <text:p>œy</text:p>
          </table:table-cell>
          <table:table-cell office:value-type="string">
            <text:p>9y</text:p>
          </table:table-cell>
          <table:table-cell table:number-columns-repeated="2"/>
          <table:table-cell table:number-columns-repeated="2" office:value-type="string">
            <text:p>9y</text:p>
          </table:table-cell>
          <table:table-cell table:number-columns-repeated="4"/>
          <table:table-cell office:value-type="string">
            <text:p>Y+</text:p>
          </table:table-cell>
          <table:table-cell table:number-columns-repeated="3"/>
          <table:table-cell table:style-name="ce6"/>
          <table:table-cell table:style-name="ce6" table:formula="of:=IF(NOT(ISBLANK([.Y184]));[.Y184];IF(NOT(ISBLANK([.AE184]));[.AE184];&quot;&quot;))">
            <text:p/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ce22"/>
          <table:table-cell table:style-name="ce22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84:.EX18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ɔɐ</text:p>
          </table:table-cell>
          <table:table-cell office:value-type="string">
            <text:p>O6</text:p>
          </table:table-cell>
          <table:table-cell table:number-columns-repeated="12"/>
          <table:table-cell table:style-name="ce6" table:formula="of:=IF(NOT(ISBLANK([.S185]));[.S185];IF(NOT(ISBLANK([.T185]));[.T185];IF(NOT(ISBLANK([.U185]));[.U185];IF(NOT(ISBLANK([.AA185]));[.AA185];IF(NOT(ISBLANK([.AI185]));[.AI185];&quot;&quot;)))))" office:value-type="string" office:string-value="O6">
            <text:p>O6</text:p>
          </table:table-cell>
          <table:table-cell table:style-name="ce6" table:formula="of:=IF(NOT(ISBLANK([.Y185]));[.Y185];IF(NOT(ISBLANK([.AE185]));[.AE185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O6</text:p>
          </table:table-cell>
          <table:table-cell/>
          <table:table-cell/>
          <table:table-cell table:style-name="ce22" table:number-columns-repeated="2"/>
          <table:table-cell office:value-type="string">
            <text:p>O6</text:p>
          </table:table-cell>
          <table:table-cell table:number-columns-repeated="4"/>
          <table:table-cell table:style-name="Default" table:formula="of:=COUNTA([.AO185:.EX185])" office:value-type="float" office:value="4">
            <text:p>4</text:p>
          </table:table-cell>
          <table:table-cell office:value-type="string">
            <text:p>1</text:p>
          </table:table-cell>
          <table:table-cell table:number-columns-repeated="74"/>
          <table:table-cell office:value-type="string">
            <text:p>1</text:p>
          </table:table-cell>
          <table:table-cell table:number-columns-repeated="10"/>
          <table:table-cell office:value-type="string">
            <text:p>1</text:p>
          </table:table-cell>
          <table:table-cell table:number-columns-repeated="23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ɔi</text:p>
          </table:table-cell>
          <table:table-cell office:value-type="string">
            <text:p>Oi</text:p>
          </table:table-cell>
          <table:table-cell table:number-columns-repeated="12"/>
          <table:table-cell table:style-name="ce6"/>
          <table:table-cell table:style-name="ce6" table:formula="of:=IF(NOT(ISBLANK([.Y186]));[.Y186];IF(NOT(ISBLANK([.AE186]));[.AE186];&quot;&quot;))">
            <text:p/>
          </table:table-cell>
          <table:table-cell table:style-name="ce6" office:value-type="string">
            <text:p>Oi</text:p>
          </table:table-cell>
          <table:table-cell table:number-columns-repeated="6"/>
          <table:table-cell table:style-name="ce24"/>
          <table:table-cell table:style-name="ce24"/>
          <table:table-cell table:number-columns-repeated="3"/>
          <table:table-cell table:style-name="ce5"/>
          <table:table-cell/>
          <table:table-cell/>
          <table:table-cell table:style-name="ce22" table:number-columns-repeated="2"/>
          <table:table-cell table:number-columns-repeated="5"/>
          <table:table-cell table:style-name="Default" table:formula="of:=COUNTA([.AO186:.EX18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ɔɪ</text:p>
          </table:table-cell>
          <table:table-cell office:value-type="string">
            <text:p>OI</text:p>
          </table:table-cell>
          <table:table-cell office:value-type="string">
            <text:p>oi</text:p>
          </table:table-cell>
          <table:table-cell office:value-type="string">
            <text:p>oy</text:p>
          </table:table-cell>
          <table:table-cell table:number-columns-repeated="2"/>
          <table:table-cell table:number-columns-repeated="2" office:value-type="string">
            <text:p>oy</text:p>
          </table:table-cell>
          <table:table-cell/>
          <table:table-cell office:value-type="string">
            <text:p>OY</text:p>
          </table:table-cell>
          <table:table-cell/>
          <table:table-cell table:number-columns-repeated="2" office:value-type="string">
            <text:p>oy</text:p>
          </table:table-cell>
          <table:table-cell/>
          <table:table-cell table:style-name="ce6" table:formula="of:=IF(NOT(ISBLANK([.S187]));[.S187];IF(NOT(ISBLANK([.T187]));[.T187];IF(NOT(ISBLANK([.U187]));[.U187];IF(NOT(ISBLANK([.AA187]));[.AA187];IF(NOT(ISBLANK([.AI187]));[.AI187];&quot;&quot;)))))" office:value-type="string" office:string-value="OI">
            <text:p>OI</text:p>
          </table:table-cell>
          <table:table-cell table:style-name="ce6" table:formula="of:=IF(NOT(ISBLANK([.Y187]));[.Y187];IF(NOT(ISBLANK([.AE187]));[.AE187];&quot;&quot;))">
            <text:p/>
          </table:table-cell>
          <table:table-cell table:style-name="ce6"/>
          <table:table-cell office:value-type="string">
            <text:p>OI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87:.EX187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 table:number-columns-repeated="2"/>
          <table:table-cell office:value-type="string">
            <text:p>OI`</text:p>
          </table:table-cell>
          <table:table-cell office:value-type="string">
            <text:p>oir</text:p>
          </table:table-cell>
          <table:table-cell table:number-columns-repeated="11"/>
          <table:table-cell table:style-name="ce6" table:formula="of:=IF(NOT(ISBLANK([.S188]));[.S188];IF(NOT(ISBLANK([.T188]));[.T188];IF(NOT(ISBLANK([.U188]));[.U188];IF(NOT(ISBLANK([.AA188]));[.AA188];IF(NOT(ISBLANK([.AI188]));[.AI188];&quot;&quot;)))))">
            <text:p/>
          </table:table-cell>
          <table:table-cell table:style-name="ce6" table:formula="of:=IF(NOT(ISBLANK([.Y188]));[.Y188];IF(NOT(ISBLANK([.AE188]));[.AE188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88:.EX188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office:value-type="string">
            <text:p>ɔʏ</text:p>
          </table:table-cell>
          <table:table-cell office:value-type="string">
            <text:p>OY</text:p>
          </table:table-cell>
          <table:table-cell table:number-columns-repeated="12"/>
          <table:table-cell table:style-name="ce6" table:formula="of:=IF(NOT(ISBLANK([.S189]));[.S189];IF(NOT(ISBLANK([.T189]));[.T189];IF(NOT(ISBLANK([.U189]));[.U189];IF(NOT(ISBLANK([.AA189]));[.AA189];IF(NOT(ISBLANK([.AI189]));[.AI189];&quot;&quot;)))))" office:value-type="string" office:string-value="OY">
            <text:p>OY</text:p>
          </table:table-cell>
          <table:table-cell table:style-name="ce6" table:formula="of:=IF(NOT(ISBLANK([.Y189]));[.Y189];IF(NOT(ISBLANK([.AE189]));[.AE189];&quot;&quot;))" office:value-type="string" office:string-value="OY">
            <text:p>OY</text:p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office:value-type="string">
            <text:p>OY</text:p>
          </table:table-cell>
          <table:table-cell table:style-name="ce26" office:value-type="string">
            <text:p>eU</text:p>
          </table:table-cell>
          <table:table-cell table:style-name="ce5" office:value-type="string">
            <text:p>OY</text:p>
          </table:table-cell>
          <table:table-cell table:number-columns-repeated="2" office:value-type="string">
            <text:p>OY</text:p>
          </table:table-cell>
          <table:table-cell table:number-columns-repeated="2" table:style-name="ce22" office:value-type="string">
            <text:p>OY</text:p>
          </table:table-cell>
          <table:table-cell office:value-type="string">
            <text:p>OY</text:p>
          </table:table-cell>
          <table:table-cell table:number-columns-repeated="4"/>
          <table:table-cell table:style-name="Default" table:formula="of:=COUNTA([.AO189:.EX189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70"/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ɔy</text:p>
          </table:table-cell>
          <table:table-cell office:value-type="string">
            <text:p>Oy</text:p>
          </table:table-cell>
          <table:table-cell table:number-columns-repeated="12"/>
          <table:table-cell table:style-name="ce6" table:formula="of:=IF(NOT(ISBLANK([.S190]));[.S190];IF(NOT(ISBLANK([.T190]));[.T190];IF(NOT(ISBLANK([.U190]));[.U190];IF(NOT(ISBLANK([.AA190]));[.AA190];IF(NOT(ISBLANK([.AI190]));[.AI190];&quot;&quot;)))))">
            <text:p/>
          </table:table-cell>
          <table:table-cell table:style-name="ce6" table:formula="of:=IF(NOT(ISBLANK([.Y190]));[.Y190];IF(NOT(ISBLANK([.AE190]));[.AE190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Oy</text:p>
          </table:table-cell>
          <table:table-cell table:number-columns-repeated="3"/>
          <table:table-cell table:style-name="Default" table:formula="of:=COUNTA([.AO190:.EX190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6"/>
          <table:table-cell office:value-type="string">
            <text:p>1</text:p>
          </table:table-cell>
          <table:table-cell table:number-columns-repeated="19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æi</text:p>
          </table:table-cell>
          <table:table-cell office:value-type="string">
            <text:p>{i</text:p>
          </table:table-cell>
          <table:table-cell table:number-columns-repeated="12"/>
          <table:table-cell table:style-name="ce6" table:formula="of:=IF(NOT(ISBLANK([.S191]));[.S191];IF(NOT(ISBLANK([.T191]));[.T191];IF(NOT(ISBLANK([.U191]));[.U191];IF(NOT(ISBLANK([.AA191]));[.AA191];IF(NOT(ISBLANK([.AI191]));[.AI191];&quot;&quot;)))))">
            <text:p/>
          </table:table-cell>
          <table:table-cell table:style-name="ce6" table:formula="of:=IF(NOT(ISBLANK([.Y191]));[.Y191];IF(NOT(ISBLANK([.AE191]));[.AE191];&quot;&quot;))">
            <text:p/>
          </table:table-cell>
          <table:table-cell table:style-name="ce6"/>
          <table:table-cell table:number-columns-repeated="2"/>
          <table:table-cell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office:value-type="string">
            <text:p>{i</text:p>
          </table:table-cell>
          <table:table-cell table:number-columns-repeated="3"/>
          <table:table-cell table:style-name="Default" table:formula="of:=COUNTA([.AO191:.EX191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3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office:value-type="string">
            <text:p>aʊ</text:p>
          </table:table-cell>
          <table:table-cell office:value-type="string">
            <text:p>aU</text:p>
          </table:table-cell>
          <table:table-cell office:value-type="string">
            <text:p>ow</text:p>
          </table:table-cell>
          <table:table-cell office:value-type="string">
            <text:p>aw</text:p>
          </table:table-cell>
          <table:table-cell table:number-columns-repeated="2"/>
          <table:table-cell table:number-columns-repeated="2" office:value-type="string">
            <text:p>aw</text:p>
          </table:table-cell>
          <table:table-cell/>
          <table:table-cell office:value-type="string">
            <text:p>AW</text:p>
          </table:table-cell>
          <table:table-cell/>
          <table:table-cell table:number-columns-repeated="2" office:value-type="string">
            <text:p>aw</text:p>
          </table:table-cell>
          <table:table-cell/>
          <table:table-cell table:style-name="ce6" table:formula="of:=IF(NOT(ISBLANK([.S192]));[.S192];IF(NOT(ISBLANK([.T192]));[.T192];IF(NOT(ISBLANK([.U192]));[.U192];IF(NOT(ISBLANK([.AA192]));[.AA192];IF(NOT(ISBLANK([.AI192]));[.AI192];&quot;&quot;)))))" office:value-type="string" office:string-value="aU">
            <text:p>aU</text:p>
          </table:table-cell>
          <table:table-cell table:style-name="ce6" table:formula="of:=IF(NOT(ISBLANK([.Y192]));[.Y192];IF(NOT(ISBLANK([.AE192]));[.AE192];&quot;&quot;))" office:value-type="string" office:string-value="aU">
            <text:p>aU</text:p>
          </table:table-cell>
          <table:table-cell table:style-name="ce6"/>
          <table:table-cell office:value-type="string">
            <text:p>aU</text:p>
          </table:table-cell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office:value-type="string">
            <text:p>aU</text:p>
          </table:table-cell>
          <table:table-cell office:value-type="string">
            <text:p>aU</text:p>
          </table:table-cell>
          <table:table-cell table:style-name="ce5" office:value-type="string">
            <text:p>aU</text:p>
          </table:table-cell>
          <table:table-cell office:value-type="string">
            <text:p>aU</text:p>
          </table:table-cell>
          <table:table-cell office:value-type="string">
            <text:p>aU</text:p>
          </table:table-cell>
          <table:table-cell table:style-name="ce22" office:value-type="string">
            <text:p>aU</text:p>
          </table:table-cell>
          <table:table-cell table:style-name="ce22" office:value-type="string">
            <text:p>aU</text:p>
          </table:table-cell>
          <table:table-cell office:value-type="string">
            <text:p>aU</text:p>
          </table:table-cell>
          <table:table-cell table:number-columns-repeated="4"/>
          <table:table-cell table:style-name="Default" table:formula="of:=COUNTA([.AO192:.EX192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11"/>
          <table:table-cell office:value-type="string">
            <text:p>1</text:p>
          </table:table-cell>
          <table:table-cell table:number-columns-repeated="24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 table:number-columns-repeated="2"/>
          <table:table-cell office:value-type="string">
            <text:p>aU`</text:p>
          </table:table-cell>
          <table:table-cell office:value-type="string">
            <text:p>owr</text:p>
          </table:table-cell>
          <table:table-cell table:number-columns-repeated="11"/>
          <table:table-cell table:style-name="ce6" table:formula="of:=IF(NOT(ISBLANK([.S193]));[.S193];IF(NOT(ISBLANK([.T193]));[.T193];IF(NOT(ISBLANK([.U193]));[.U193];IF(NOT(ISBLANK([.AA193]));[.AA193];IF(NOT(ISBLANK([.AI193]));[.AI193];&quot;&quot;)))))">
            <text:p/>
          </table:table-cell>
          <table:table-cell table:style-name="ce6" table:formula="of:=IF(NOT(ISBLANK([.Y193]));[.Y193];IF(NOT(ISBLANK([.AE193]));[.AE193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/>
          <table:table-cell/>
          <table:table-cell/>
          <table:table-cell table:style-name="ce22" table:number-columns-repeated="2"/>
          <table:table-cell/>
          <table:table-cell table:number-columns-repeated="4"/>
          <table:table-cell table:style-name="Default" table:formula="of:=COUNTA([.AO193:.EX193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number-columns-repeated="24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aɐ</text:p>
          </table:table-cell>
          <table:table-cell office:value-type="string">
            <text:p>a6</text:p>
          </table:table-cell>
          <table:table-cell table:number-columns-repeated="12"/>
          <table:table-cell table:style-name="ce6" table:formula="of:=IF(NOT(ISBLANK([.S194]));[.S194];IF(NOT(ISBLANK([.T194]));[.T194];IF(NOT(ISBLANK([.U194]));[.U194];IF(NOT(ISBLANK([.AA194]));[.AA194];IF(NOT(ISBLANK([.AI194]));[.AI194];&quot;&quot;)))))" office:value-type="string" office:string-value="a6">
            <text:p>a6</text:p>
          </table:table-cell>
          <table:table-cell table:style-name="ce6" table:formula="of:=IF(NOT(ISBLANK([.Y194]));[.Y194];IF(NOT(ISBLANK([.AE194]));[.AE194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a6</text:p>
          </table:table-cell>
          <table:table-cell/>
          <table:table-cell/>
          <table:table-cell table:style-name="ce22" table:number-columns-repeated="2"/>
          <table:table-cell office:value-type="string">
            <text:p>a6</text:p>
          </table:table-cell>
          <table:table-cell table:number-columns-repeated="4"/>
          <table:table-cell table:style-name="Default" table:formula="of:=COUNTA([.AO194:.EX194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/>
          <table:table-cell office:value-type="string">
            <text:p>aːɐ</text:p>
          </table:table-cell>
          <table:table-cell office:value-type="string">
            <text:p>a:6</text:p>
          </table:table-cell>
          <table:table-cell table:number-columns-repeated="12"/>
          <table:table-cell table:style-name="ce6" table:formula="of:=IF(NOT(ISBLANK([.S195]));[.S195];IF(NOT(ISBLANK([.T195]));[.T195];IF(NOT(ISBLANK([.U195]));[.U195];IF(NOT(ISBLANK([.AA195]));[.AA195];IF(NOT(ISBLANK([.AI195]));[.AI195];&quot;&quot;)))))" office:value-type="string" office:string-value="a:6">
            <text:p>a:6</text:p>
          </table:table-cell>
          <table:table-cell table:style-name="ce6" table:formula="of:=IF(NOT(ISBLANK([.Y195]));[.Y195];IF(NOT(ISBLANK([.AE195]));[.AE195];&quot;&quot;))">
            <text:p/>
          </table:table-cell>
          <table:table-cell table:style-name="ce6"/>
          <table:table-cell table:style-name="ce18"/>
          <table:table-cell table:number-columns-repeated="2"/>
          <table:table-cell table:number-columns-repeated="3"/>
          <table:table-cell table:style-name="ce24"/>
          <table:table-cell table:style-name="ce24"/>
          <table:table-cell/>
          <table:table-cell table:number-columns-repeated="2"/>
          <table:table-cell table:style-name="ce5" office:value-type="string">
            <text:p>a:6</text:p>
          </table:table-cell>
          <table:table-cell/>
          <table:table-cell/>
          <table:table-cell table:style-name="ce22" table:number-columns-repeated="2"/>
          <table:table-cell office:value-type="string">
            <text:p>a:6</text:p>
          </table:table-cell>
          <table:table-cell table:number-columns-repeated="4"/>
          <table:table-cell table:style-name="Default" table:formula="of:=COUNTA([.AO195:.EX195])" office:value-type="float" office:value="5">
            <text:p>5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34"/>
          <table:table-cell office:value-type="string">
            <text:p>1</text:p>
          </table:table-cell>
          <table:table-cell table:number-columns-repeated="873"/>
        </table:table-row>
        <table:table-row table:style-name="ro7">
          <table:table-cell/>
          <table:table-cell office:value-type="string">
            <text:p>aɪ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y</text:p>
          </table:table-cell>
          <table:table-cell table:number-columns-repeated="2"/>
          <table:table-cell table:number-columns-repeated="2" office:value-type="string">
            <text:p>ay</text:p>
          </table:table-cell>
          <table:table-cell table:number-columns-repeated="2" office:value-type="string">
            <text:p>AY</text:p>
          </table:table-cell>
          <table:table-cell/>
          <table:table-cell table:number-columns-repeated="2" office:value-type="string">
            <text:p>ay</text:p>
          </table:table-cell>
          <table:table-cell/>
          <table:table-cell table:style-name="ce6" table:formula="of:=IF(NOT(ISBLANK([.S196]));[.S196];IF(NOT(ISBLANK([.T196]));[.T196];IF(NOT(ISBLANK([.U196]));[.U196];IF(NOT(ISBLANK([.AA196]));[.AA196];IF(NOT(ISBLANK([.AI196]));[.AI196];&quot;&quot;)))))" office:value-type="string" office:string-value="aI">
            <text:p>aI</text:p>
          </table:table-cell>
          <table:table-cell table:style-name="ce6" table:formula="of:=IF(NOT(ISBLANK([.Y196]));[.Y196];IF(NOT(ISBLANK([.AE196]));[.AE196];&quot;&quot;))" office:value-type="string" office:string-value="aI">
            <text:p>aI</text:p>
          </table:table-cell>
          <table:table-cell table:style-name="ce6"/>
          <table:table-cell office:value-type="string">
            <text:p>aI</text:p>
          </table:table-cell>
          <table:table-cell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office:value-type="string">
            <text:p>aI</text:p>
          </table:table-cell>
          <table:table-cell office:value-type="string">
            <text:p>aI</text:p>
          </table:table-cell>
          <table:table-cell table:style-name="ce5" office:value-type="string">
            <text:p>aI</text:p>
          </table:table-cell>
          <table:table-cell office:value-type="string">
            <text:p>aI</text:p>
          </table:table-cell>
          <table:table-cell office:value-type="string">
            <text:p>aI</text:p>
          </table:table-cell>
          <table:table-cell table:style-name="ce22" office:value-type="string">
            <text:p>aI</text:p>
          </table:table-cell>
          <table:table-cell table:style-name="ce22" office:value-type="string">
            <text:p>aI</text:p>
          </table:table-cell>
          <table:table-cell office:value-type="string">
            <text:p>aI</text:p>
          </table:table-cell>
          <table:table-cell table:number-columns-repeated="4"/>
          <table:table-cell table:style-name="Default" table:formula="of:=COUNTA([.AO196:.EX196])" office:value-type="float" office:value="6">
            <text:p>6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5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3"/>
        </table:table-row>
        <table:table-row table:style-name="ro6">
          <table:table-cell table:number-columns-repeated="2"/>
          <table:table-cell office:value-type="string">
            <text:p>aI`</text:p>
          </table:table-cell>
          <table:table-cell office:value-type="string">
            <text:p>aer</text:p>
          </table:table-cell>
          <table:table-cell table:number-columns-repeated="11"/>
          <table:table-cell table:style-name="ce6" table:formula="of:=IF(NOT(ISBLANK([.S197]));[.S197];IF(NOT(ISBLANK([.T197]));[.T197];IF(NOT(ISBLANK([.U197]));[.U197];IF(NOT(ISBLANK([.AA197]));[.AA197];IF(NOT(ISBLANK([.AI197]));[.AI197];&quot;&quot;)))))">
            <text:p/>
          </table:table-cell>
          <table:table-cell table:style-name="ce6" table:formula="of:=IF(NOT(ISBLANK([.Y197]));[.Y197];IF(NOT(ISBLANK([.AE197]));[.AE197];&quot;&quot;))">
            <text:p/>
          </table:table-cell>
          <table:table-cell table:style-name="ce6"/>
          <table:table-cell table:number-columns-repeated="2"/>
          <table:table-cell table:style-name="ce17"/>
          <table:table-cell table:style-name="ce17"/>
          <table:table-cell table:number-columns-repeated="2"/>
          <table:table-cell table:style-name="ce23"/>
          <table:table-cell table:style-name="ce23"/>
          <table:table-cell/>
          <table:table-cell table:number-columns-repeated="3"/>
          <table:table-cell/>
          <table:table-cell table:number-columns-repeated="3"/>
          <table:table-cell/>
          <table:table-cell table:number-columns-repeated="4"/>
          <table:table-cell table:style-name="Default" table:formula="of:=COUNTA([.AO197:.EX197])" office:value-type="float" office:value="9">
            <text:p>9</text:p>
          </table:table-cell>
          <table:table-cell office:value-type="string">
            <text:p>1</text:p>
          </table:table-cell>
          <table:table-cell table:number-columns-repeated="59"/>
          <table:table-cell office:value-type="string">
            <text:p>1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1"/>
          <table:table-cell table:number-columns-repeated="2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870"/>
        </table:table-row>
        <table:table-row table:style-name="ro6">
          <table:table-cell/>
          <table:table-cell office:value-type="string">
            <text:p>ɑu</text:p>
          </table:table-cell>
          <table:table-cell office:value-type="string">
            <text:p>Au</text:p>
          </table:table-cell>
          <table:table-cell table:number-columns-repeated="8"/>
          <table:table-cell office:value-type="string">
            <text:p>A+</text:p>
          </table:table-cell>
          <table:table-cell table:number-columns-repeated="3"/>
          <table:table-cell table:style-name="ce6"/>
          <table:table-cell table:style-name="ce6" table:formula="of:=IF(NOT(ISBLANK([.Y198]));[.Y198];IF(NOT(ISBLANK([.AE198]));[.AE198];&quot;&quot;))">
            <text:p/>
          </table:table-cell>
          <table:table-cell table:style-name="ce6"/>
          <table:table-cell table:number-columns-repeated="2"/>
          <table:table-cell table:style-name="ce17" table:number-columns-repeated="2"/>
          <table:table-cell table:number-columns-repeated="2"/>
          <table:table-cell table:style-name="ce23"/>
          <table:table-cell table:style-name="ce23"/>
          <table:table-cell table:number-columns-repeated="4"/>
          <table:table-cell/>
          <table:table-cell table:number-columns-repeated="8"/>
          <table:table-cell table:style-name="Default" table:formula="of:=COUNTA([.AO198:.EX198])" office:value-type="float" office:value="8">
            <text:p>8</text:p>
          </table:table-cell>
          <table:table-cell office:value-type="string">
            <text:p>1</text:p>
          </table:table-cell>
          <table:table-cell table:number-columns-repeated="85"/>
          <table:table-cell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7"/>
          <table:table-cell table:number-columns-repeated="3" office:value-type="string">
            <text:p>1</text:p>
          </table:table-cell>
          <table:table-cell table:number-columns-repeated="871"/>
        </table:table-row>
        <table:table-row table:style-name="ro6">
          <table:table-cell table:number-columns-repeated="2"/>
          <table:table-cell office:value-type="string">
            <text:p>&amp;/</text:p>
          </table:table-cell>
          <table:table-cell table:number-columns-repeated="12"/>
          <table:table-cell table:style-name="ce6" table:formula="of:=IF(NOT(ISBLANK([.S199]));[.S199];IF(NOT(ISBLANK([.T199]));[.T199];IF(NOT(ISBLANK([.U199]));[.U199];IF(NOT(ISBLANK([.AA199]));[.AA199];IF(NOT(ISBLANK([.AI199]));[.AI199];&quot;&quot;)))))" office:value-type="string" office:string-value="&amp;/">
            <text:p>&amp;/</text:p>
          </table:table-cell>
          <table:table-cell table:style-name="ce6" table:formula="of:=IF(NOT(ISBLANK([.Y199]));[.Y199];IF(NOT(ISBLANK([.AE199]));[.AE199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&amp;/</text:p>
          </table:table-cell>
          <table:table-cell table:number-columns-repeated="3"/>
          <table:table-cell/>
          <table:table-cell table:number-columns-repeated="3"/>
          <table:table-cell/>
          <table:table-cell table:number-columns-repeated="4"/>
          <table:table-cell table:style-name="Default" table:formula="of:=SUM([.AO199:.EX199])" office:value-type="float" office:value="8">
            <text:p>8</text:p>
          </table:table-cell>
          <table:table-cell table:formula="of:=IF(OR([.AO115]=&quot;1&quot;;[.AO130]=&quot;1&quot;);1;&quot;&quot;)" office:value-type="float" office:value="1">
            <text:p>1</text:p>
          </table:table-cell>
          <table:table-cell table:formula="of:=IF(OR([.AP115]=&quot;1&quot;;[.AP130]=&quot;1&quot;);1;&quot;&quot;)">
            <text:p/>
          </table:table-cell>
          <table:table-cell table:formula="of:=IF(OR([.AQ115]=&quot;1&quot;;[.AQ130]=&quot;1&quot;);1;&quot;&quot;)">
            <text:p/>
          </table:table-cell>
          <table:table-cell table:formula="of:=IF(OR([.AR115]=&quot;1&quot;;[.AR130]=&quot;1&quot;);1;&quot;&quot;)">
            <text:p/>
          </table:table-cell>
          <table:table-cell table:number-columns-repeated="3"/>
          <table:table-cell table:formula="of:=IF(OR([.AV115]=&quot;1&quot;;[.AV130]=&quot;1&quot;);1;&quot;&quot;)">
            <text:p/>
          </table:table-cell>
          <table:table-cell table:formula="of:=IF(OR([.AW115]=&quot;1&quot;;[.AW130]=&quot;1&quot;);1;&quot;&quot;)">
            <text:p/>
          </table:table-cell>
          <table:table-cell table:formula="of:=IF(OR([.AX115]=&quot;1&quot;;[.AX130]=&quot;1&quot;);1;&quot;&quot;)">
            <text:p/>
          </table:table-cell>
          <table:table-cell table:formula="of:=IF(OR([.AY115]=&quot;1&quot;;[.AY130]=&quot;1&quot;);1;&quot;&quot;)">
            <text:p/>
          </table:table-cell>
          <table:table-cell table:formula="of:=IF(OR([.AZ115]=&quot;1&quot;;[.AZ130]=&quot;1&quot;);1;&quot;&quot;)">
            <text:p/>
          </table:table-cell>
          <table:table-cell/>
          <table:table-cell table:formula="of:=IF(OR([.BB115]=&quot;1&quot;;[.BB130]=&quot;1&quot;);1;&quot;&quot;)">
            <text:p/>
          </table:table-cell>
          <table:table-cell table:formula="of:=IF(OR([.BC115]=&quot;1&quot;;[.BC130]=&quot;1&quot;);1;&quot;&quot;)">
            <text:p/>
          </table:table-cell>
          <table:table-cell table:formula="of:=IF(OR([.BD115]=&quot;1&quot;;[.BD130]=&quot;1&quot;);1;&quot;&quot;)">
            <text:p/>
          </table:table-cell>
          <table:table-cell table:formula="of:=IF(OR([.BE115]=&quot;1&quot;;[.BE130]=&quot;1&quot;);1;&quot;&quot;)">
            <text:p/>
          </table:table-cell>
          <table:table-cell table:formula="of:=IF(OR([.BF115]=&quot;1&quot;;[.BF130]=&quot;1&quot;);1;&quot;&quot;)">
            <text:p/>
          </table:table-cell>
          <table:table-cell/>
          <table:table-cell table:formula="of:=IF(OR([.BH115]=&quot;1&quot;;[.BH130]=&quot;1&quot;);1;&quot;&quot;)">
            <text:p/>
          </table:table-cell>
          <table:table-cell table:formula="of:=IF(OR([.BI115]=&quot;1&quot;;[.BI130]=&quot;1&quot;);1;&quot;&quot;)">
            <text:p/>
          </table:table-cell>
          <table:table-cell table:formula="of:=IF(OR([.BJ115]=&quot;1&quot;;[.BJ130]=&quot;1&quot;);1;&quot;&quot;)">
            <text:p/>
          </table:table-cell>
          <table:table-cell table:formula="of:=IF(OR([.BK115]=&quot;1&quot;;[.BK130]=&quot;1&quot;);1;&quot;&quot;)">
            <text:p/>
          </table:table-cell>
          <table:table-cell table:formula="of:=IF(OR([.BL115]=&quot;1&quot;;[.BL130]=&quot;1&quot;);1;&quot;&quot;)">
            <text:p/>
          </table:table-cell>
          <table:table-cell table:formula="of:=IF(OR([.BM115]=&quot;1&quot;;[.BM130]=&quot;1&quot;);1;&quot;&quot;)">
            <text:p/>
          </table:table-cell>
          <table:table-cell table:formula="of:=IF(OR([.BN115]=&quot;1&quot;;[.BN130]=&quot;1&quot;);1;&quot;&quot;)">
            <text:p/>
          </table:table-cell>
          <table:table-cell/>
          <table:table-cell table:formula="of:=IF(OR([.BP115]=&quot;1&quot;;[.BP130]=&quot;1&quot;);1;&quot;&quot;)">
            <text:p/>
          </table:table-cell>
          <table:table-cell table:number-columns-repeated="3"/>
          <table:table-cell table:formula="of:=IF(OR([.BT115]=&quot;1&quot;;[.BT130]=&quot;1&quot;);1;&quot;&quot;)">
            <text:p/>
          </table:table-cell>
          <table:table-cell table:formula="of:=IF(OR([.BU115]=&quot;1&quot;;[.BU130]=&quot;1&quot;);1;&quot;&quot;)">
            <text:p/>
          </table:table-cell>
          <table:table-cell table:formula="of:=IF(OR([.BV115]=&quot;1&quot;;[.BV130]=&quot;1&quot;);1;&quot;&quot;)">
            <text:p/>
          </table:table-cell>
          <table:table-cell table:formula="of:=IF(OR([.BW115]=&quot;1&quot;;[.BW130]=&quot;1&quot;);1;&quot;&quot;)">
            <text:p/>
          </table:table-cell>
          <table:table-cell table:formula="of:=IF(OR([.BX115]=&quot;1&quot;;[.BX130]=&quot;1&quot;);1;&quot;&quot;)">
            <text:p/>
          </table:table-cell>
          <table:table-cell table:formula="of:=IF(OR([.BY115]=&quot;1&quot;;[.BY130]=&quot;1&quot;);1;&quot;&quot;)">
            <text:p/>
          </table:table-cell>
          <table:table-cell/>
          <table:table-cell table:formula="of:=IF(OR([.CA115]=&quot;1&quot;;[.CA130]=&quot;1&quot;);1;&quot;&quot;)">
            <text:p/>
          </table:table-cell>
          <table:table-cell table:formula="of:=IF(OR([.CB115]=&quot;1&quot;;[.CB130]=&quot;1&quot;);1;&quot;&quot;)">
            <text:p/>
          </table:table-cell>
          <table:table-cell table:formula="of:=IF(OR([.CC115]=&quot;1&quot;;[.CC130]=&quot;1&quot;);1;&quot;&quot;)">
            <text:p/>
          </table:table-cell>
          <table:table-cell table:formula="of:=IF(OR([.CD115]=&quot;1&quot;;[.CD130]=&quot;1&quot;);1;&quot;&quot;)">
            <text:p/>
          </table:table-cell>
          <table:table-cell table:formula="of:=IF(OR([.CE115]=&quot;1&quot;;[.CE130]=&quot;1&quot;);1;&quot;&quot;)">
            <text:p/>
          </table:table-cell>
          <table:table-cell table:formula="of:=IF(OR([.CF115]=&quot;1&quot;;[.CF130]=&quot;1&quot;);1;&quot;&quot;)">
            <text:p/>
          </table:table-cell>
          <table:table-cell table:formula="of:=IF(OR([.CG115]=&quot;1&quot;;[.CG130]=&quot;1&quot;);1;&quot;&quot;)">
            <text:p/>
          </table:table-cell>
          <table:table-cell table:formula="of:=IF(OR([.CH115]=&quot;1&quot;;[.CH130]=&quot;1&quot;);1;&quot;&quot;)">
            <text:p/>
          </table:table-cell>
          <table:table-cell table:formula="of:=IF(OR([.CI115]=&quot;1&quot;;[.CI130]=&quot;1&quot;);1;&quot;&quot;)">
            <text:p/>
          </table:table-cell>
          <table:table-cell table:formula="of:=IF(OR([.CJ115]=&quot;1&quot;;[.CJ130]=&quot;1&quot;);1;&quot;&quot;)">
            <text:p/>
          </table:table-cell>
          <table:table-cell table:formula="of:=IF(OR([.CK115]=&quot;1&quot;;[.CK130]=&quot;1&quot;);1;&quot;&quot;)">
            <text:p/>
          </table:table-cell>
          <table:table-cell table:formula="of:=IF(OR([.CL115]=&quot;1&quot;;[.CL130]=&quot;1&quot;);1;&quot;&quot;)">
            <text:p/>
          </table:table-cell>
          <table:table-cell table:formula="of:=IF(OR([.CM115]=&quot;1&quot;;[.CM130]=&quot;1&quot;);1;&quot;&quot;)">
            <text:p/>
          </table:table-cell>
          <table:table-cell table:formula="of:=IF(OR([.CN115]=&quot;1&quot;;[.CN130]=&quot;1&quot;);1;&quot;&quot;)">
            <text:p/>
          </table:table-cell>
          <table:table-cell table:formula="of:=IF(OR([.CO115]=&quot;1&quot;;[.CO130]=&quot;1&quot;);1;&quot;&quot;)">
            <text:p/>
          </table:table-cell>
          <table:table-cell table:formula="of:=IF(OR([.CP115]=&quot;1&quot;;[.CP130]=&quot;1&quot;);1;&quot;&quot;)">
            <text:p/>
          </table:table-cell>
          <table:table-cell table:formula="of:=IF(OR([.CQ115]=&quot;1&quot;;[.CQ130]=&quot;1&quot;);1;&quot;&quot;)">
            <text:p/>
          </table:table-cell>
          <table:table-cell table:formula="of:=IF(OR([.CR115]=&quot;1&quot;;[.CR130]=&quot;1&quot;);1;&quot;&quot;)">
            <text:p/>
          </table:table-cell>
          <table:table-cell table:formula="of:=IF(OR([.CS115]=&quot;1&quot;;[.CS130]=&quot;1&quot;);1;&quot;&quot;)">
            <text:p/>
          </table:table-cell>
          <table:table-cell table:formula="of:=IF(OR([.CT115]=&quot;1&quot;;[.CT130]=&quot;1&quot;);1;&quot;&quot;)">
            <text:p/>
          </table:table-cell>
          <table:table-cell table:formula="of:=IF(OR([.CU115]=&quot;1&quot;;[.CU130]=&quot;1&quot;);1;&quot;&quot;)">
            <text:p/>
          </table:table-cell>
          <table:table-cell table:formula="of:=IF(OR([.CV115]=&quot;1&quot;;[.CV130]=&quot;1&quot;);1;&quot;&quot;)">
            <text:p/>
          </table:table-cell>
          <table:table-cell table:formula="of:=IF(OR([.CW115]=&quot;1&quot;;[.CW130]=&quot;1&quot;);1;&quot;&quot;)" office:value-type="float" office:value="1">
            <text:p>1</text:p>
          </table:table-cell>
          <table:table-cell table:formula="of:=IF(OR([.CX115]=&quot;1&quot;;[.CX130]=&quot;1&quot;);1;&quot;&quot;)" office:value-type="float" office:value="1">
            <text:p>1</text:p>
          </table:table-cell>
          <table:table-cell table:formula="of:=IF(OR([.CY115]=&quot;1&quot;;[.CY130]=&quot;1&quot;);1;&quot;&quot;)">
            <text:p/>
          </table:table-cell>
          <table:table-cell table:formula="of:=IF(OR([.CZ115]=&quot;1&quot;;[.CZ130]=&quot;1&quot;);1;&quot;&quot;)">
            <text:p/>
          </table:table-cell>
          <table:table-cell table:formula="of:=IF(OR([.DA115]=&quot;1&quot;;[.DA130]=&quot;1&quot;);1;&quot;&quot;)" office:value-type="float" office:value="1">
            <text:p>1</text:p>
          </table:table-cell>
          <table:table-cell table:formula="of:=IF(OR([.DB115]=&quot;1&quot;;[.DB130]=&quot;1&quot;);1;&quot;&quot;)" office:value-type="float" office:value="1">
            <text:p>1</text:p>
          </table:table-cell>
          <table:table-cell table:formula="of:=IF(OR([.DC115]=&quot;1&quot;;[.DC130]=&quot;1&quot;);1;&quot;&quot;)">
            <text:p/>
          </table:table-cell>
          <table:table-cell table:formula="of:=IF(OR([.DD115]=&quot;1&quot;;[.DD130]=&quot;1&quot;);1;&quot;&quot;)">
            <text:p/>
          </table:table-cell>
          <table:table-cell table:formula="of:=IF(OR([.DE115]=&quot;1&quot;;[.DE130]=&quot;1&quot;);1;&quot;&quot;)">
            <text:p/>
          </table:table-cell>
          <table:table-cell table:formula="of:=IF(OR([.DF115]=&quot;1&quot;;[.DF130]=&quot;1&quot;);1;&quot;&quot;)">
            <text:p/>
          </table:table-cell>
          <table:table-cell table:formula="of:=IF(OR([.DG115]=&quot;1&quot;;[.DG130]=&quot;1&quot;);1;&quot;&quot;)">
            <text:p/>
          </table:table-cell>
          <table:table-cell table:formula="of:=IF(OR([.DH115]=&quot;1&quot;;[.DH130]=&quot;1&quot;);1;&quot;&quot;)">
            <text:p/>
          </table:table-cell>
          <table:table-cell table:formula="of:=IF(OR([.DI115]=&quot;1&quot;;[.DI130]=&quot;1&quot;);1;&quot;&quot;)">
            <text:p/>
          </table:table-cell>
          <table:table-cell table:formula="of:=IF(OR([.DJ115]=&quot;1&quot;;[.DJ130]=&quot;1&quot;);1;&quot;&quot;)">
            <text:p/>
          </table:table-cell>
          <table:table-cell table:formula="of:=IF(OR([.DK115]=&quot;1&quot;;[.DK130]=&quot;1&quot;);1;&quot;&quot;)">
            <text:p/>
          </table:table-cell>
          <table:table-cell table:formula="of:=IF(OR([.DL115]=&quot;1&quot;;[.DL130]=&quot;1&quot;);1;&quot;&quot;)">
            <text:p/>
          </table:table-cell>
          <table:table-cell table:formula="of:=IF(OR([.DM115]=&quot;1&quot;;[.DM130]=&quot;1&quot;);1;&quot;&quot;)">
            <text:p/>
          </table:table-cell>
          <table:table-cell table:formula="of:=IF(OR([.DN115]=&quot;1&quot;;[.DN130]=&quot;1&quot;);1;&quot;&quot;)">
            <text:p/>
          </table:table-cell>
          <table:table-cell table:formula="of:=IF(OR([.DO115]=&quot;1&quot;;[.DO130]=&quot;1&quot;);1;&quot;&quot;)">
            <text:p/>
          </table:table-cell>
          <table:table-cell table:formula="of:=IF(OR([.DP115]=&quot;1&quot;;[.DP130]=&quot;1&quot;);1;&quot;&quot;)">
            <text:p/>
          </table:table-cell>
          <table:table-cell table:formula="of:=IF(OR([.DQ115]=&quot;1&quot;;[.DQ130]=&quot;1&quot;);1;&quot;&quot;)">
            <text:p/>
          </table:table-cell>
          <table:table-cell/>
          <table:table-cell table:formula="of:=IF(OR([.DS115]=&quot;1&quot;;[.DS130]=&quot;1&quot;);1;&quot;&quot;)">
            <text:p/>
          </table:table-cell>
          <table:table-cell table:formula="of:=IF(OR([.DT115]=&quot;1&quot;;[.DT130]=&quot;1&quot;);1;&quot;&quot;)">
            <text:p/>
          </table:table-cell>
          <table:table-cell table:formula="of:=IF(OR([.DU115]=&quot;1&quot;;[.DU130]=&quot;1&quot;);1;&quot;&quot;)">
            <text:p/>
          </table:table-cell>
          <table:table-cell table:formula="of:=IF(OR([.DV115]=&quot;1&quot;;[.DV130]=&quot;1&quot;);1;&quot;&quot;)">
            <text:p/>
          </table:table-cell>
          <table:table-cell table:formula="of:=IF(OR([.DW115]=&quot;1&quot;;[.DW130]=&quot;1&quot;);1;&quot;&quot;)">
            <text:p/>
          </table:table-cell>
          <table:table-cell table:formula="of:=IF(OR([.DX115]=&quot;1&quot;;[.DX130]=&quot;1&quot;);1;&quot;&quot;)">
            <text:p/>
          </table:table-cell>
          <table:table-cell table:formula="of:=IF(OR([.DY115]=&quot;1&quot;;[.DY130]=&quot;1&quot;);1;&quot;&quot;)">
            <text:p/>
          </table:table-cell>
          <table:table-cell table:formula="of:=IF(OR([.DZ115]=&quot;1&quot;;[.DZ130]=&quot;1&quot;);1;&quot;&quot;)">
            <text:p/>
          </table:table-cell>
          <table:table-cell table:formula="of:=IF(OR([.EA115]=&quot;1&quot;;[.EA130]=&quot;1&quot;);1;&quot;&quot;)">
            <text:p/>
          </table:table-cell>
          <table:table-cell table:formula="of:=IF(OR([.EB115]=&quot;1&quot;;[.EB130]=&quot;1&quot;);1;&quot;&quot;)">
            <text:p/>
          </table:table-cell>
          <table:table-cell table:formula="of:=IF(OR([.EC115]=&quot;1&quot;;[.EC130]=&quot;1&quot;);1;&quot;&quot;)">
            <text:p/>
          </table:table-cell>
          <table:table-cell table:formula="of:=IF(OR([.ED115]=&quot;1&quot;;[.ED130]=&quot;1&quot;);1;&quot;&quot;)">
            <text:p/>
          </table:table-cell>
          <table:table-cell table:formula="of:=IF(OR([.EE115]=&quot;1&quot;;[.EE130]=&quot;1&quot;);1;&quot;&quot;)">
            <text:p/>
          </table:table-cell>
          <table:table-cell table:formula="of:=IF(OR([.EF115]=&quot;1&quot;;[.EF130]=&quot;1&quot;);1;&quot;&quot;)">
            <text:p/>
          </table:table-cell>
          <table:table-cell table:formula="of:=IF(OR([.EG115]=&quot;1&quot;;[.EG130]=&quot;1&quot;);1;&quot;&quot;)">
            <text:p/>
          </table:table-cell>
          <table:table-cell table:formula="of:=IF(OR([.EH115]=&quot;1&quot;;[.EH130]=&quot;1&quot;);1;&quot;&quot;)">
            <text:p/>
          </table:table-cell>
          <table:table-cell table:formula="of:=IF(OR([.EI115]=&quot;1&quot;;[.EI130]=&quot;1&quot;);1;&quot;&quot;)">
            <text:p/>
          </table:table-cell>
          <table:table-cell table:formula="of:=IF(OR([.EJ115]=&quot;1&quot;;[.EJ130]=&quot;1&quot;);1;&quot;&quot;)">
            <text:p/>
          </table:table-cell>
          <table:table-cell table:formula="of:=IF(OR([.EK115]=&quot;1&quot;;[.EK130]=&quot;1&quot;);1;&quot;&quot;)">
            <text:p/>
          </table:table-cell>
          <table:table-cell table:formula="of:=IF(OR([.EL115]=&quot;1&quot;;[.EL130]=&quot;1&quot;);1;&quot;&quot;)">
            <text:p/>
          </table:table-cell>
          <table:table-cell table:formula="of:=IF(OR([.EM115]=&quot;1&quot;;[.EM130]=&quot;1&quot;);1;&quot;&quot;)">
            <text:p/>
          </table:table-cell>
          <table:table-cell table:formula="of:=IF(OR([.EN115]=&quot;1&quot;;[.EN130]=&quot;1&quot;);1;&quot;&quot;)" office:value-type="float" office:value="1">
            <text:p>1</text:p>
          </table:table-cell>
          <table:table-cell table:formula="of:=IF(OR([.EO115]=&quot;1&quot;;[.EO130]=&quot;1&quot;);1;&quot;&quot;)" office:value-type="float" office:value="1">
            <text:p>1</text:p>
          </table:table-cell>
          <table:table-cell table:formula="of:=IF(OR([.EP115]=&quot;1&quot;;[.EP130]=&quot;1&quot;);1;&quot;&quot;)">
            <text:p/>
          </table:table-cell>
          <table:table-cell table:formula="of:=IF(OR([.EQ115]=&quot;1&quot;;[.EQ130]=&quot;1&quot;);1;&quot;&quot;)">
            <text:p/>
          </table:table-cell>
          <table:table-cell table:formula="of:=IF(OR([.ER115]=&quot;1&quot;;[.ER130]=&quot;1&quot;);1;&quot;&quot;)">
            <text:p/>
          </table:table-cell>
          <table:table-cell table:formula="of:=IF(OR([.ES115]=&quot;1&quot;;[.ES130]=&quot;1&quot;);1;&quot;&quot;)">
            <text:p/>
          </table:table-cell>
          <table:table-cell table:formula="of:=IF(OR([.ET115]=&quot;1&quot;;[.ET130]=&quot;1&quot;);1;&quot;&quot;)">
            <text:p/>
          </table:table-cell>
          <table:table-cell table:formula="of:=IF(OR([.EU115]=&quot;1&quot;;[.EU130]=&quot;1&quot;);1;&quot;&quot;)">
            <text:p/>
          </table:table-cell>
          <table:table-cell table:formula="of:=IF(OR([.EV115]=&quot;1&quot;;[.EV130]=&quot;1&quot;);1;&quot;&quot;)" office:value-type="float" office:value="1">
            <text:p>1</text:p>
          </table:table-cell>
          <table:table-cell table:formula="of:=IF(OR([.EW115]=&quot;1&quot;;[.EW130]=&quot;1&quot;);1;&quot;&quot;)">
            <text:p/>
          </table:table-cell>
          <table:table-cell table:formula="of:=IF(OR([.EX115]=&quot;1&quot;;[.EX130]=&quot;1&quot;);1;&quot;&quot;)">
            <text:p/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E/</text:p>
          </table:table-cell>
          <table:table-cell table:number-columns-repeated="12"/>
          <table:table-cell table:style-name="ce6" table:formula="of:=IF(NOT(ISBLANK([.S200]));[.S200];IF(NOT(ISBLANK([.T200]));[.T200];IF(NOT(ISBLANK([.U200]));[.U200];IF(NOT(ISBLANK([.AA200]));[.AA200];IF(NOT(ISBLANK([.AI200]));[.AI200];&quot;&quot;)))))" office:value-type="string" office:string-value="E/">
            <text:p>E/</text:p>
          </table:table-cell>
          <table:table-cell table:style-name="ce6" table:formula="of:=IF(NOT(ISBLANK([.Y200]));[.Y200];IF(NOT(ISBLANK([.AE200]));[.AE200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E/</text:p>
          </table:table-cell>
          <table:table-cell table:number-columns-repeated="2"/>
          <table:table-cell table:style-name="ce24"/>
          <table:table-cell/>
          <table:table-cell table:number-columns-repeated="3"/>
          <table:table-cell/>
          <table:table-cell table:number-columns-repeated="4"/>
          <table:table-cell table:style-name="Default" table:formula="of:=SUM([.AO200:.EX200])" office:value-type="float" office:value="9">
            <text:p>9</text:p>
          </table:table-cell>
          <table:table-cell table:formula="of:=IF(OR([.AO111]=&quot;1&quot;;[.AO125]=&quot;1&quot;);1;&quot;&quot;)" office:value-type="float" office:value="1">
            <text:p>1</text:p>
          </table:table-cell>
          <table:table-cell table:formula="of:=IF(OR([.AP111]=&quot;1&quot;;[.AP125]=&quot;1&quot;);1;&quot;&quot;)">
            <text:p/>
          </table:table-cell>
          <table:table-cell table:formula="of:=IF(OR([.AQ111]=&quot;1&quot;;[.AQ125]=&quot;1&quot;);1;&quot;&quot;)">
            <text:p/>
          </table:table-cell>
          <table:table-cell table:formula="of:=IF(OR([.AR111]=&quot;1&quot;;[.AR125]=&quot;1&quot;);1;&quot;&quot;)">
            <text:p/>
          </table:table-cell>
          <table:table-cell table:number-columns-repeated="3"/>
          <table:table-cell table:formula="of:=IF(OR([.AV111]=&quot;1&quot;;[.AV125]=&quot;1&quot;);1;&quot;&quot;)">
            <text:p/>
          </table:table-cell>
          <table:table-cell table:formula="of:=IF(OR([.AW111]=&quot;1&quot;;[.AW125]=&quot;1&quot;);1;&quot;&quot;)">
            <text:p/>
          </table:table-cell>
          <table:table-cell table:formula="of:=IF(OR([.AX111]=&quot;1&quot;;[.AX125]=&quot;1&quot;);1;&quot;&quot;)">
            <text:p/>
          </table:table-cell>
          <table:table-cell table:formula="of:=IF(OR([.AY111]=&quot;1&quot;;[.AY125]=&quot;1&quot;);1;&quot;&quot;)">
            <text:p/>
          </table:table-cell>
          <table:table-cell table:formula="of:=IF(OR([.AZ111]=&quot;1&quot;;[.AZ125]=&quot;1&quot;);1;&quot;&quot;)">
            <text:p/>
          </table:table-cell>
          <table:table-cell/>
          <table:table-cell table:formula="of:=IF(OR([.BB111]=&quot;1&quot;;[.BB125]=&quot;1&quot;);1;&quot;&quot;)">
            <text:p/>
          </table:table-cell>
          <table:table-cell table:formula="of:=IF(OR([.BC111]=&quot;1&quot;;[.BC125]=&quot;1&quot;);1;&quot;&quot;)">
            <text:p/>
          </table:table-cell>
          <table:table-cell table:formula="of:=IF(OR([.BD111]=&quot;1&quot;;[.BD125]=&quot;1&quot;);1;&quot;&quot;)">
            <text:p/>
          </table:table-cell>
          <table:table-cell table:formula="of:=IF(OR([.BE111]=&quot;1&quot;;[.BE125]=&quot;1&quot;);1;&quot;&quot;)">
            <text:p/>
          </table:table-cell>
          <table:table-cell table:formula="of:=IF(OR([.BF111]=&quot;1&quot;;[.BF125]=&quot;1&quot;);1;&quot;&quot;)">
            <text:p/>
          </table:table-cell>
          <table:table-cell/>
          <table:table-cell table:formula="of:=IF(OR([.BH111]=&quot;1&quot;;[.BH125]=&quot;1&quot;);1;&quot;&quot;)">
            <text:p/>
          </table:table-cell>
          <table:table-cell table:formula="of:=IF(OR([.BI111]=&quot;1&quot;;[.BI125]=&quot;1&quot;);1;&quot;&quot;)">
            <text:p/>
          </table:table-cell>
          <table:table-cell table:formula="of:=IF(OR([.BJ111]=&quot;1&quot;;[.BJ125]=&quot;1&quot;);1;&quot;&quot;)">
            <text:p/>
          </table:table-cell>
          <table:table-cell table:formula="of:=IF(OR([.BK111]=&quot;1&quot;;[.BK125]=&quot;1&quot;);1;&quot;&quot;)">
            <text:p/>
          </table:table-cell>
          <table:table-cell table:formula="of:=IF(OR([.BL111]=&quot;1&quot;;[.BL125]=&quot;1&quot;);1;&quot;&quot;)">
            <text:p/>
          </table:table-cell>
          <table:table-cell table:formula="of:=IF(OR([.BM111]=&quot;1&quot;;[.BM125]=&quot;1&quot;);1;&quot;&quot;)">
            <text:p/>
          </table:table-cell>
          <table:table-cell table:formula="of:=IF(OR([.BN111]=&quot;1&quot;;[.BN125]=&quot;1&quot;);1;&quot;&quot;)">
            <text:p/>
          </table:table-cell>
          <table:table-cell/>
          <table:table-cell table:formula="of:=IF(OR([.BP111]=&quot;1&quot;;[.BP125]=&quot;1&quot;);1;&quot;&quot;)">
            <text:p/>
          </table:table-cell>
          <table:table-cell table:number-columns-repeated="3"/>
          <table:table-cell table:formula="of:=IF(OR([.BT111]=&quot;1&quot;;[.BT125]=&quot;1&quot;);1;&quot;&quot;)">
            <text:p/>
          </table:table-cell>
          <table:table-cell table:formula="of:=IF(OR([.BU111]=&quot;1&quot;;[.BU125]=&quot;1&quot;);1;&quot;&quot;)">
            <text:p/>
          </table:table-cell>
          <table:table-cell table:formula="of:=IF(OR([.BV111]=&quot;1&quot;;[.BV125]=&quot;1&quot;);1;&quot;&quot;)">
            <text:p/>
          </table:table-cell>
          <table:table-cell table:formula="of:=IF(OR([.BW111]=&quot;1&quot;;[.BW125]=&quot;1&quot;);1;&quot;&quot;)">
            <text:p/>
          </table:table-cell>
          <table:table-cell table:formula="of:=IF(OR([.BX111]=&quot;1&quot;;[.BX125]=&quot;1&quot;);1;&quot;&quot;)">
            <text:p/>
          </table:table-cell>
          <table:table-cell table:formula="of:=IF(OR([.BY111]=&quot;1&quot;;[.BY125]=&quot;1&quot;);1;&quot;&quot;)">
            <text:p/>
          </table:table-cell>
          <table:table-cell/>
          <table:table-cell table:formula="of:=IF(OR([.CA111]=&quot;1&quot;;[.CA125]=&quot;1&quot;);1;&quot;&quot;)">
            <text:p/>
          </table:table-cell>
          <table:table-cell table:formula="of:=IF(OR([.CB111]=&quot;1&quot;;[.CB125]=&quot;1&quot;);1;&quot;&quot;)">
            <text:p/>
          </table:table-cell>
          <table:table-cell table:formula="of:=IF(OR([.CC111]=&quot;1&quot;;[.CC125]=&quot;1&quot;);1;&quot;&quot;)">
            <text:p/>
          </table:table-cell>
          <table:table-cell table:formula="of:=IF(OR([.CD111]=&quot;1&quot;;[.CD125]=&quot;1&quot;);1;&quot;&quot;)">
            <text:p/>
          </table:table-cell>
          <table:table-cell table:formula="of:=IF(OR([.CE111]=&quot;1&quot;;[.CE125]=&quot;1&quot;);1;&quot;&quot;)">
            <text:p/>
          </table:table-cell>
          <table:table-cell table:formula="of:=IF(OR([.CF111]=&quot;1&quot;;[.CF125]=&quot;1&quot;);1;&quot;&quot;)">
            <text:p/>
          </table:table-cell>
          <table:table-cell table:formula="of:=IF(OR([.CG111]=&quot;1&quot;;[.CG125]=&quot;1&quot;);1;&quot;&quot;)">
            <text:p/>
          </table:table-cell>
          <table:table-cell table:formula="of:=IF(OR([.CH111]=&quot;1&quot;;[.CH125]=&quot;1&quot;);1;&quot;&quot;)">
            <text:p/>
          </table:table-cell>
          <table:table-cell table:formula="of:=IF(OR([.CI111]=&quot;1&quot;;[.CI125]=&quot;1&quot;);1;&quot;&quot;)">
            <text:p/>
          </table:table-cell>
          <table:table-cell table:formula="of:=IF(OR([.CJ111]=&quot;1&quot;;[.CJ125]=&quot;1&quot;);1;&quot;&quot;)">
            <text:p/>
          </table:table-cell>
          <table:table-cell table:formula="of:=IF(OR([.CK111]=&quot;1&quot;;[.CK125]=&quot;1&quot;);1;&quot;&quot;)">
            <text:p/>
          </table:table-cell>
          <table:table-cell table:formula="of:=IF(OR([.CL111]=&quot;1&quot;;[.CL125]=&quot;1&quot;);1;&quot;&quot;)">
            <text:p/>
          </table:table-cell>
          <table:table-cell table:formula="of:=IF(OR([.CM111]=&quot;1&quot;;[.CM125]=&quot;1&quot;);1;&quot;&quot;)">
            <text:p/>
          </table:table-cell>
          <table:table-cell table:formula="of:=IF(OR([.CN111]=&quot;1&quot;;[.CN125]=&quot;1&quot;);1;&quot;&quot;)">
            <text:p/>
          </table:table-cell>
          <table:table-cell table:formula="of:=IF(OR([.CO111]=&quot;1&quot;;[.CO125]=&quot;1&quot;);1;&quot;&quot;)">
            <text:p/>
          </table:table-cell>
          <table:table-cell table:formula="of:=IF(OR([.CP111]=&quot;1&quot;;[.CP125]=&quot;1&quot;);1;&quot;&quot;)">
            <text:p/>
          </table:table-cell>
          <table:table-cell table:formula="of:=IF(OR([.CQ111]=&quot;1&quot;;[.CQ125]=&quot;1&quot;);1;&quot;&quot;)">
            <text:p/>
          </table:table-cell>
          <table:table-cell table:formula="of:=IF(OR([.CR111]=&quot;1&quot;;[.CR125]=&quot;1&quot;);1;&quot;&quot;)">
            <text:p/>
          </table:table-cell>
          <table:table-cell table:formula="of:=IF(OR([.CS111]=&quot;1&quot;;[.CS125]=&quot;1&quot;);1;&quot;&quot;)">
            <text:p/>
          </table:table-cell>
          <table:table-cell table:formula="of:=IF(OR([.CT111]=&quot;1&quot;;[.CT125]=&quot;1&quot;);1;&quot;&quot;)">
            <text:p/>
          </table:table-cell>
          <table:table-cell table:formula="of:=IF(OR([.CU111]=&quot;1&quot;;[.CU125]=&quot;1&quot;);1;&quot;&quot;)">
            <text:p/>
          </table:table-cell>
          <table:table-cell table:formula="of:=IF(OR([.CV111]=&quot;1&quot;;[.CV125]=&quot;1&quot;);1;&quot;&quot;)">
            <text:p/>
          </table:table-cell>
          <table:table-cell table:formula="of:=IF(OR([.CW111]=&quot;1&quot;;[.CW125]=&quot;1&quot;);1;&quot;&quot;)" office:value-type="float" office:value="1">
            <text:p>1</text:p>
          </table:table-cell>
          <table:table-cell table:formula="of:=IF(OR([.CX111]=&quot;1&quot;;[.CX125]=&quot;1&quot;);1;&quot;&quot;)" office:value-type="float" office:value="1">
            <text:p>1</text:p>
          </table:table-cell>
          <table:table-cell table:formula="of:=IF(OR([.CY111]=&quot;1&quot;;[.CY125]=&quot;1&quot;);1;&quot;&quot;)">
            <text:p/>
          </table:table-cell>
          <table:table-cell table:formula="of:=IF(OR([.CZ111]=&quot;1&quot;;[.CZ125]=&quot;1&quot;);1;&quot;&quot;)">
            <text:p/>
          </table:table-cell>
          <table:table-cell table:formula="of:=IF(OR([.DA111]=&quot;1&quot;;[.DA125]=&quot;1&quot;);1;&quot;&quot;)" office:value-type="float" office:value="1">
            <text:p>1</text:p>
          </table:table-cell>
          <table:table-cell table:formula="of:=IF(OR([.DB111]=&quot;1&quot;;[.DB125]=&quot;1&quot;);1;&quot;&quot;)" office:value-type="float" office:value="1">
            <text:p>1</text:p>
          </table:table-cell>
          <table:table-cell table:formula="of:=IF(OR([.DC111]=&quot;1&quot;;[.DC125]=&quot;1&quot;);1;&quot;&quot;)">
            <text:p/>
          </table:table-cell>
          <table:table-cell table:formula="of:=IF(OR([.DD111]=&quot;1&quot;;[.DD125]=&quot;1&quot;);1;&quot;&quot;)">
            <text:p/>
          </table:table-cell>
          <table:table-cell table:formula="of:=IF(OR([.DE111]=&quot;1&quot;;[.DE125]=&quot;1&quot;);1;&quot;&quot;)" office:value-type="float" office:value="1">
            <text:p>1</text:p>
          </table:table-cell>
          <table:table-cell table:formula="of:=IF(OR([.DF111]=&quot;1&quot;;[.DF125]=&quot;1&quot;);1;&quot;&quot;)">
            <text:p/>
          </table:table-cell>
          <table:table-cell table:formula="of:=IF(OR([.DG111]=&quot;1&quot;;[.DG125]=&quot;1&quot;);1;&quot;&quot;)">
            <text:p/>
          </table:table-cell>
          <table:table-cell table:formula="of:=IF(OR([.DH111]=&quot;1&quot;;[.DH125]=&quot;1&quot;);1;&quot;&quot;)">
            <text:p/>
          </table:table-cell>
          <table:table-cell table:formula="of:=IF(OR([.DI111]=&quot;1&quot;;[.DI125]=&quot;1&quot;);1;&quot;&quot;)">
            <text:p/>
          </table:table-cell>
          <table:table-cell table:formula="of:=IF(OR([.DJ111]=&quot;1&quot;;[.DJ125]=&quot;1&quot;);1;&quot;&quot;)">
            <text:p/>
          </table:table-cell>
          <table:table-cell table:formula="of:=IF(OR([.DK111]=&quot;1&quot;;[.DK125]=&quot;1&quot;);1;&quot;&quot;)">
            <text:p/>
          </table:table-cell>
          <table:table-cell table:formula="of:=IF(OR([.DL111]=&quot;1&quot;;[.DL125]=&quot;1&quot;);1;&quot;&quot;)">
            <text:p/>
          </table:table-cell>
          <table:table-cell table:formula="of:=IF(OR([.DM111]=&quot;1&quot;;[.DM125]=&quot;1&quot;);1;&quot;&quot;)">
            <text:p/>
          </table:table-cell>
          <table:table-cell table:formula="of:=IF(OR([.DN111]=&quot;1&quot;;[.DN125]=&quot;1&quot;);1;&quot;&quot;)">
            <text:p/>
          </table:table-cell>
          <table:table-cell table:formula="of:=IF(OR([.DO111]=&quot;1&quot;;[.DO125]=&quot;1&quot;);1;&quot;&quot;)">
            <text:p/>
          </table:table-cell>
          <table:table-cell table:formula="of:=IF(OR([.DP111]=&quot;1&quot;;[.DP125]=&quot;1&quot;);1;&quot;&quot;)">
            <text:p/>
          </table:table-cell>
          <table:table-cell table:formula="of:=IF(OR([.DQ111]=&quot;1&quot;;[.DQ125]=&quot;1&quot;);1;&quot;&quot;)">
            <text:p/>
          </table:table-cell>
          <table:table-cell/>
          <table:table-cell table:formula="of:=IF(OR([.DS111]=&quot;1&quot;;[.DS125]=&quot;1&quot;);1;&quot;&quot;)">
            <text:p/>
          </table:table-cell>
          <table:table-cell table:formula="of:=IF(OR([.DT111]=&quot;1&quot;;[.DT125]=&quot;1&quot;);1;&quot;&quot;)">
            <text:p/>
          </table:table-cell>
          <table:table-cell table:formula="of:=IF(OR([.DU111]=&quot;1&quot;;[.DU125]=&quot;1&quot;);1;&quot;&quot;)">
            <text:p/>
          </table:table-cell>
          <table:table-cell table:formula="of:=IF(OR([.DV111]=&quot;1&quot;;[.DV125]=&quot;1&quot;);1;&quot;&quot;)">
            <text:p/>
          </table:table-cell>
          <table:table-cell table:formula="of:=IF(OR([.DW111]=&quot;1&quot;;[.DW125]=&quot;1&quot;);1;&quot;&quot;)">
            <text:p/>
          </table:table-cell>
          <table:table-cell table:formula="of:=IF(OR([.DX111]=&quot;1&quot;;[.DX125]=&quot;1&quot;);1;&quot;&quot;)">
            <text:p/>
          </table:table-cell>
          <table:table-cell table:formula="of:=IF(OR([.DY111]=&quot;1&quot;;[.DY125]=&quot;1&quot;);1;&quot;&quot;)">
            <text:p/>
          </table:table-cell>
          <table:table-cell table:formula="of:=IF(OR([.DZ111]=&quot;1&quot;;[.DZ125]=&quot;1&quot;);1;&quot;&quot;)">
            <text:p/>
          </table:table-cell>
          <table:table-cell table:formula="of:=IF(OR([.EA111]=&quot;1&quot;;[.EA125]=&quot;1&quot;);1;&quot;&quot;)">
            <text:p/>
          </table:table-cell>
          <table:table-cell table:formula="of:=IF(OR([.EB111]=&quot;1&quot;;[.EB125]=&quot;1&quot;);1;&quot;&quot;)">
            <text:p/>
          </table:table-cell>
          <table:table-cell table:formula="of:=IF(OR([.EC111]=&quot;1&quot;;[.EC125]=&quot;1&quot;);1;&quot;&quot;)">
            <text:p/>
          </table:table-cell>
          <table:table-cell table:formula="of:=IF(OR([.ED111]=&quot;1&quot;;[.ED125]=&quot;1&quot;);1;&quot;&quot;)">
            <text:p/>
          </table:table-cell>
          <table:table-cell table:formula="of:=IF(OR([.EE111]=&quot;1&quot;;[.EE125]=&quot;1&quot;);1;&quot;&quot;)">
            <text:p/>
          </table:table-cell>
          <table:table-cell table:formula="of:=IF(OR([.EF111]=&quot;1&quot;;[.EF125]=&quot;1&quot;);1;&quot;&quot;)">
            <text:p/>
          </table:table-cell>
          <table:table-cell table:formula="of:=IF(OR([.EG111]=&quot;1&quot;;[.EG125]=&quot;1&quot;);1;&quot;&quot;)">
            <text:p/>
          </table:table-cell>
          <table:table-cell table:formula="of:=IF(OR([.EH111]=&quot;1&quot;;[.EH125]=&quot;1&quot;);1;&quot;&quot;)">
            <text:p/>
          </table:table-cell>
          <table:table-cell table:formula="of:=IF(OR([.EI111]=&quot;1&quot;;[.EI125]=&quot;1&quot;);1;&quot;&quot;)">
            <text:p/>
          </table:table-cell>
          <table:table-cell table:formula="of:=IF(OR([.EJ111]=&quot;1&quot;;[.EJ125]=&quot;1&quot;);1;&quot;&quot;)">
            <text:p/>
          </table:table-cell>
          <table:table-cell table:formula="of:=IF(OR([.EK111]=&quot;1&quot;;[.EK125]=&quot;1&quot;);1;&quot;&quot;)">
            <text:p/>
          </table:table-cell>
          <table:table-cell table:formula="of:=IF(OR([.EL111]=&quot;1&quot;;[.EL125]=&quot;1&quot;);1;&quot;&quot;)">
            <text:p/>
          </table:table-cell>
          <table:table-cell table:formula="of:=IF(OR([.EM111]=&quot;1&quot;;[.EM125]=&quot;1&quot;);1;&quot;&quot;)">
            <text:p/>
          </table:table-cell>
          <table:table-cell table:formula="of:=IF(OR([.EN111]=&quot;1&quot;;[.EN125]=&quot;1&quot;);1;&quot;&quot;)" office:value-type="float" office:value="1">
            <text:p>1</text:p>
          </table:table-cell>
          <table:table-cell table:formula="of:=IF(OR([.EO111]=&quot;1&quot;;[.EO125]=&quot;1&quot;);1;&quot;&quot;)" office:value-type="float" office:value="1">
            <text:p>1</text:p>
          </table:table-cell>
          <table:table-cell table:formula="of:=IF(OR([.EP111]=&quot;1&quot;;[.EP125]=&quot;1&quot;);1;&quot;&quot;)">
            <text:p/>
          </table:table-cell>
          <table:table-cell table:formula="of:=IF(OR([.EQ111]=&quot;1&quot;;[.EQ125]=&quot;1&quot;);1;&quot;&quot;)">
            <text:p/>
          </table:table-cell>
          <table:table-cell table:formula="of:=IF(OR([.ER111]=&quot;1&quot;;[.ER125]=&quot;1&quot;);1;&quot;&quot;)">
            <text:p/>
          </table:table-cell>
          <table:table-cell table:formula="of:=IF(OR([.ES111]=&quot;1&quot;;[.ES125]=&quot;1&quot;);1;&quot;&quot;)">
            <text:p/>
          </table:table-cell>
          <table:table-cell table:formula="of:=IF(OR([.ET111]=&quot;1&quot;;[.ET125]=&quot;1&quot;);1;&quot;&quot;)">
            <text:p/>
          </table:table-cell>
          <table:table-cell table:formula="of:=IF(OR([.EU111]=&quot;1&quot;;[.EU125]=&quot;1&quot;);1;&quot;&quot;)">
            <text:p/>
          </table:table-cell>
          <table:table-cell table:formula="of:=IF(OR([.EV111]=&quot;1&quot;;[.EV125]=&quot;1&quot;);1;&quot;&quot;)">
            <text:p/>
          </table:table-cell>
          <table:table-cell table:formula="of:=IF(OR([.EW111]=&quot;1&quot;;[.EW125]=&quot;1&quot;);1;&quot;&quot;)" office:value-type="float" office:value="1">
            <text:p>1</text:p>
          </table:table-cell>
          <table:table-cell table:formula="of:=IF(OR([.EX111]=&quot;1&quot;;[.EX125]=&quot;1&quot;);1;&quot;&quot;)">
            <text:p/>
          </table:table-cell>
          <table:table-cell table:number-columns-repeated="870"/>
        </table:table-row>
        <table:table-row table:style-name="ro6">
          <table:table-cell table:number-columns-repeated="2"/>
          <table:table-cell office:value-type="string">
            <text:p>O/</text:p>
          </table:table-cell>
          <table:table-cell table:number-columns-repeated="12"/>
          <table:table-cell table:style-name="ce6" table:formula="of:=IF(NOT(ISBLANK([.S201]));[.S201];IF(NOT(ISBLANK([.T201]));[.T201];IF(NOT(ISBLANK([.U201]));[.U201];IF(NOT(ISBLANK([.AA201]));[.AA201];IF(NOT(ISBLANK([.AI201]));[.AI201];&quot;&quot;)))))" office:value-type="string" office:string-value="O/">
            <text:p>O/</text:p>
          </table:table-cell>
          <table:table-cell table:style-name="ce6" table:formula="of:=IF(NOT(ISBLANK([.Y201]));[.Y201];IF(NOT(ISBLANK([.AE201]));[.AE201];&quot;&quot;))">
            <text:p/>
          </table:table-cell>
          <table:table-cell table:style-name="ce6"/>
          <table:table-cell table:number-columns-repeated="3"/>
          <table:table-cell table:number-columns-repeated="3"/>
          <table:table-cell table:style-name="ce24"/>
          <table:table-cell table:style-name="ce24"/>
          <table:table-cell office:value-type="string">
            <text:p>O/</text:p>
          </table:table-cell>
          <table:table-cell table:number-columns-repeated="2"/>
          <table:table-cell table:style-name="ce24"/>
          <table:table-cell/>
          <table:table-cell table:number-columns-repeated="3"/>
          <table:table-cell/>
          <table:table-cell table:number-columns-repeated="4"/>
          <table:table-cell table:style-name="Default" table:formula="of:=SUM([.AO201:.EX201])" office:value-type="float" office:value="8">
            <text:p>8</text:p>
          </table:table-cell>
          <table:table-cell table:formula="of:=IF(OR([.AO118]=&quot;1&quot;;[.AO136]=&quot;1&quot;);1;&quot;&quot;)" office:value-type="float" office:value="1">
            <text:p>1</text:p>
          </table:table-cell>
          <table:table-cell table:formula="of:=IF(OR([.AP118]=&quot;1&quot;;[.AP136]=&quot;1&quot;);1;&quot;&quot;)">
            <text:p/>
          </table:table-cell>
          <table:table-cell table:formula="of:=IF(OR([.AQ118]=&quot;1&quot;;[.AQ136]=&quot;1&quot;);1;&quot;&quot;)">
            <text:p/>
          </table:table-cell>
          <table:table-cell table:formula="of:=IF(OR([.AR118]=&quot;1&quot;;[.AR136]=&quot;1&quot;);1;&quot;&quot;)">
            <text:p/>
          </table:table-cell>
          <table:table-cell table:number-columns-repeated="3"/>
          <table:table-cell table:formula="of:=IF(OR([.AV118]=&quot;1&quot;;[.AV136]=&quot;1&quot;);1;&quot;&quot;)">
            <text:p/>
          </table:table-cell>
          <table:table-cell table:formula="of:=IF(OR([.AW118]=&quot;1&quot;;[.AW136]=&quot;1&quot;);1;&quot;&quot;)">
            <text:p/>
          </table:table-cell>
          <table:table-cell table:formula="of:=IF(OR([.AX118]=&quot;1&quot;;[.AX136]=&quot;1&quot;);1;&quot;&quot;)">
            <text:p/>
          </table:table-cell>
          <table:table-cell table:formula="of:=IF(OR([.AY118]=&quot;1&quot;;[.AY136]=&quot;1&quot;);1;&quot;&quot;)">
            <text:p/>
          </table:table-cell>
          <table:table-cell table:formula="of:=IF(OR([.AZ118]=&quot;1&quot;;[.AZ136]=&quot;1&quot;);1;&quot;&quot;)">
            <text:p/>
          </table:table-cell>
          <table:table-cell/>
          <table:table-cell table:formula="of:=IF(OR([.BB118]=&quot;1&quot;;[.BB136]=&quot;1&quot;);1;&quot;&quot;)">
            <text:p/>
          </table:table-cell>
          <table:table-cell table:formula="of:=IF(OR([.BC118]=&quot;1&quot;;[.BC136]=&quot;1&quot;);1;&quot;&quot;)">
            <text:p/>
          </table:table-cell>
          <table:table-cell table:formula="of:=IF(OR([.BD118]=&quot;1&quot;;[.BD136]=&quot;1&quot;);1;&quot;&quot;)">
            <text:p/>
          </table:table-cell>
          <table:table-cell table:formula="of:=IF(OR([.BE118]=&quot;1&quot;;[.BE136]=&quot;1&quot;);1;&quot;&quot;)">
            <text:p/>
          </table:table-cell>
          <table:table-cell table:formula="of:=IF(OR([.BF118]=&quot;1&quot;;[.BF136]=&quot;1&quot;);1;&quot;&quot;)">
            <text:p/>
          </table:table-cell>
          <table:table-cell/>
          <table:table-cell table:formula="of:=IF(OR([.BH118]=&quot;1&quot;;[.BH136]=&quot;1&quot;);1;&quot;&quot;)">
            <text:p/>
          </table:table-cell>
          <table:table-cell table:formula="of:=IF(OR([.BI118]=&quot;1&quot;;[.BI136]=&quot;1&quot;);1;&quot;&quot;)">
            <text:p/>
          </table:table-cell>
          <table:table-cell table:formula="of:=IF(OR([.BJ118]=&quot;1&quot;;[.BJ136]=&quot;1&quot;);1;&quot;&quot;)">
            <text:p/>
          </table:table-cell>
          <table:table-cell table:formula="of:=IF(OR([.BK118]=&quot;1&quot;;[.BK136]=&quot;1&quot;);1;&quot;&quot;)">
            <text:p/>
          </table:table-cell>
          <table:table-cell table:formula="of:=IF(OR([.BL118]=&quot;1&quot;;[.BL136]=&quot;1&quot;);1;&quot;&quot;)">
            <text:p/>
          </table:table-cell>
          <table:table-cell table:formula="of:=IF(OR([.BM118]=&quot;1&quot;;[.BM136]=&quot;1&quot;);1;&quot;&quot;)">
            <text:p/>
          </table:table-cell>
          <table:table-cell table:formula="of:=IF(OR([.BN118]=&quot;1&quot;;[.BN136]=&quot;1&quot;);1;&quot;&quot;)">
            <text:p/>
          </table:table-cell>
          <table:table-cell/>
          <table:table-cell table:formula="of:=IF(OR([.BP118]=&quot;1&quot;;[.BP136]=&quot;1&quot;);1;&quot;&quot;)">
            <text:p/>
          </table:table-cell>
          <table:table-cell table:number-columns-repeated="3"/>
          <table:table-cell table:formula="of:=IF(OR([.BT118]=&quot;1&quot;;[.BT136]=&quot;1&quot;);1;&quot;&quot;)">
            <text:p/>
          </table:table-cell>
          <table:table-cell table:formula="of:=IF(OR([.BU118]=&quot;1&quot;;[.BU136]=&quot;1&quot;);1;&quot;&quot;)">
            <text:p/>
          </table:table-cell>
          <table:table-cell table:formula="of:=IF(OR([.BV118]=&quot;1&quot;;[.BV136]=&quot;1&quot;);1;&quot;&quot;)">
            <text:p/>
          </table:table-cell>
          <table:table-cell table:formula="of:=IF(OR([.BW118]=&quot;1&quot;;[.BW136]=&quot;1&quot;);1;&quot;&quot;)">
            <text:p/>
          </table:table-cell>
          <table:table-cell table:formula="of:=IF(OR([.BX118]=&quot;1&quot;;[.BX136]=&quot;1&quot;);1;&quot;&quot;)">
            <text:p/>
          </table:table-cell>
          <table:table-cell table:formula="of:=IF(OR([.BY118]=&quot;1&quot;;[.BY136]=&quot;1&quot;);1;&quot;&quot;)">
            <text:p/>
          </table:table-cell>
          <table:table-cell/>
          <table:table-cell table:formula="of:=IF(OR([.CA118]=&quot;1&quot;;[.CA136]=&quot;1&quot;);1;&quot;&quot;)">
            <text:p/>
          </table:table-cell>
          <table:table-cell table:formula="of:=IF(OR([.CB118]=&quot;1&quot;;[.CB136]=&quot;1&quot;);1;&quot;&quot;)">
            <text:p/>
          </table:table-cell>
          <table:table-cell table:formula="of:=IF(OR([.CC118]=&quot;1&quot;;[.CC136]=&quot;1&quot;);1;&quot;&quot;)">
            <text:p/>
          </table:table-cell>
          <table:table-cell table:formula="of:=IF(OR([.CD118]=&quot;1&quot;;[.CD136]=&quot;1&quot;);1;&quot;&quot;)">
            <text:p/>
          </table:table-cell>
          <table:table-cell table:formula="of:=IF(OR([.CE118]=&quot;1&quot;;[.CE136]=&quot;1&quot;);1;&quot;&quot;)">
            <text:p/>
          </table:table-cell>
          <table:table-cell table:formula="of:=IF(OR([.CF118]=&quot;1&quot;;[.CF136]=&quot;1&quot;);1;&quot;&quot;)">
            <text:p/>
          </table:table-cell>
          <table:table-cell table:formula="of:=IF(OR([.CG118]=&quot;1&quot;;[.CG136]=&quot;1&quot;);1;&quot;&quot;)">
            <text:p/>
          </table:table-cell>
          <table:table-cell table:formula="of:=IF(OR([.CH118]=&quot;1&quot;;[.CH136]=&quot;1&quot;);1;&quot;&quot;)">
            <text:p/>
          </table:table-cell>
          <table:table-cell table:formula="of:=IF(OR([.CI118]=&quot;1&quot;;[.CI136]=&quot;1&quot;);1;&quot;&quot;)">
            <text:p/>
          </table:table-cell>
          <table:table-cell table:formula="of:=IF(OR([.CJ118]=&quot;1&quot;;[.CJ136]=&quot;1&quot;);1;&quot;&quot;)">
            <text:p/>
          </table:table-cell>
          <table:table-cell table:formula="of:=IF(OR([.CK118]=&quot;1&quot;;[.CK136]=&quot;1&quot;);1;&quot;&quot;)">
            <text:p/>
          </table:table-cell>
          <table:table-cell table:formula="of:=IF(OR([.CL118]=&quot;1&quot;;[.CL136]=&quot;1&quot;);1;&quot;&quot;)">
            <text:p/>
          </table:table-cell>
          <table:table-cell table:formula="of:=IF(OR([.CM118]=&quot;1&quot;;[.CM136]=&quot;1&quot;);1;&quot;&quot;)">
            <text:p/>
          </table:table-cell>
          <table:table-cell table:formula="of:=IF(OR([.CN118]=&quot;1&quot;;[.CN136]=&quot;1&quot;);1;&quot;&quot;)">
            <text:p/>
          </table:table-cell>
          <table:table-cell table:formula="of:=IF(OR([.CO118]=&quot;1&quot;;[.CO136]=&quot;1&quot;);1;&quot;&quot;)">
            <text:p/>
          </table:table-cell>
          <table:table-cell table:formula="of:=IF(OR([.CP118]=&quot;1&quot;;[.CP136]=&quot;1&quot;);1;&quot;&quot;)">
            <text:p/>
          </table:table-cell>
          <table:table-cell table:formula="of:=IF(OR([.CQ118]=&quot;1&quot;;[.CQ136]=&quot;1&quot;);1;&quot;&quot;)">
            <text:p/>
          </table:table-cell>
          <table:table-cell table:formula="of:=IF(OR([.CR118]=&quot;1&quot;;[.CR136]=&quot;1&quot;);1;&quot;&quot;)">
            <text:p/>
          </table:table-cell>
          <table:table-cell table:formula="of:=IF(OR([.CS118]=&quot;1&quot;;[.CS136]=&quot;1&quot;);1;&quot;&quot;)">
            <text:p/>
          </table:table-cell>
          <table:table-cell table:formula="of:=IF(OR([.CT118]=&quot;1&quot;;[.CT136]=&quot;1&quot;);1;&quot;&quot;)">
            <text:p/>
          </table:table-cell>
          <table:table-cell table:formula="of:=IF(OR([.CU118]=&quot;1&quot;;[.CU136]=&quot;1&quot;);1;&quot;&quot;)">
            <text:p/>
          </table:table-cell>
          <table:table-cell table:formula="of:=IF(OR([.CV118]=&quot;1&quot;;[.CV136]=&quot;1&quot;);1;&quot;&quot;)">
            <text:p/>
          </table:table-cell>
          <table:table-cell table:formula="of:=IF(OR([.CW118]=&quot;1&quot;;[.CW136]=&quot;1&quot;);1;&quot;&quot;)">
            <text:p/>
          </table:table-cell>
          <table:table-cell table:formula="of:=IF(OR([.CX118]=&quot;1&quot;;[.CX136]=&quot;1&quot;);1;&quot;&quot;)">
            <text:p/>
          </table:table-cell>
          <table:table-cell table:formula="of:=IF(OR([.CY118]=&quot;1&quot;;[.CY136]=&quot;1&quot;);1;&quot;&quot;)">
            <text:p/>
          </table:table-cell>
          <table:table-cell table:formula="of:=IF(OR([.CZ118]=&quot;1&quot;;[.CZ136]=&quot;1&quot;);1;&quot;&quot;)">
            <text:p/>
          </table:table-cell>
          <table:table-cell table:formula="of:=IF(OR([.DA118]=&quot;1&quot;;[.DA136]=&quot;1&quot;);1;&quot;&quot;)">
            <text:p/>
          </table:table-cell>
          <table:table-cell table:formula="of:=IF(OR([.DB118]=&quot;1&quot;;[.DB136]=&quot;1&quot;);1;&quot;&quot;)">
            <text:p/>
          </table:table-cell>
          <table:table-cell table:formula="of:=IF(OR([.DC118]=&quot;1&quot;;[.DC136]=&quot;1&quot;);1;&quot;&quot;)">
            <text:p/>
          </table:table-cell>
          <table:table-cell table:formula="of:=IF(OR([.DD118]=&quot;1&quot;;[.DD136]=&quot;1&quot;);1;&quot;&quot;)">
            <text:p/>
          </table:table-cell>
          <table:table-cell table:formula="of:=IF(OR([.DE118]=&quot;1&quot;;[.DE136]=&quot;1&quot;);1;&quot;&quot;)">
            <text:p/>
          </table:table-cell>
          <table:table-cell table:formula="of:=IF(OR([.DF118]=&quot;1&quot;;[.DF136]=&quot;1&quot;);1;&quot;&quot;)">
            <text:p/>
          </table:table-cell>
          <table:table-cell table:formula="of:=IF(OR([.DG118]=&quot;1&quot;;[.DG136]=&quot;1&quot;);1;&quot;&quot;)">
            <text:p/>
          </table:table-cell>
          <table:table-cell table:formula="of:=IF(OR([.DH118]=&quot;1&quot;;[.DH136]=&quot;1&quot;);1;&quot;&quot;)">
            <text:p/>
          </table:table-cell>
          <table:table-cell table:formula="of:=IF(OR([.DI118]=&quot;1&quot;;[.DI136]=&quot;1&quot;);1;&quot;&quot;)">
            <text:p/>
          </table:table-cell>
          <table:table-cell table:formula="of:=IF(OR([.DJ118]=&quot;1&quot;;[.DJ136]=&quot;1&quot;);1;&quot;&quot;)">
            <text:p/>
          </table:table-cell>
          <table:table-cell table:formula="of:=IF(OR([.DK118]=&quot;1&quot;;[.DK136]=&quot;1&quot;);1;&quot;&quot;)">
            <text:p/>
          </table:table-cell>
          <table:table-cell table:formula="of:=IF(OR([.DL118]=&quot;1&quot;;[.DL136]=&quot;1&quot;);1;&quot;&quot;)">
            <text:p/>
          </table:table-cell>
          <table:table-cell table:formula="of:=IF(OR([.DM118]=&quot;1&quot;;[.DM136]=&quot;1&quot;);1;&quot;&quot;)">
            <text:p/>
          </table:table-cell>
          <table:table-cell table:formula="of:=IF(OR([.DN118]=&quot;1&quot;;[.DN136]=&quot;1&quot;);1;&quot;&quot;)">
            <text:p/>
          </table:table-cell>
          <table:table-cell table:formula="of:=IF(OR([.DO118]=&quot;1&quot;;[.DO136]=&quot;1&quot;);1;&quot;&quot;)">
            <text:p/>
          </table:table-cell>
          <table:table-cell table:formula="of:=IF(OR([.DP118]=&quot;1&quot;;[.DP136]=&quot;1&quot;);1;&quot;&quot;)">
            <text:p/>
          </table:table-cell>
          <table:table-cell table:formula="of:=IF(OR([.DQ118]=&quot;1&quot;;[.DQ136]=&quot;1&quot;);1;&quot;&quot;)">
            <text:p/>
          </table:table-cell>
          <table:table-cell/>
          <table:table-cell table:formula="of:=IF(OR([.DS118]=&quot;1&quot;;[.DS136]=&quot;1&quot;);1;&quot;&quot;)">
            <text:p/>
          </table:table-cell>
          <table:table-cell table:formula="of:=IF(OR([.DT118]=&quot;1&quot;;[.DT136]=&quot;1&quot;);1;&quot;&quot;)">
            <text:p/>
          </table:table-cell>
          <table:table-cell table:formula="of:=IF(OR([.DU118]=&quot;1&quot;;[.DU136]=&quot;1&quot;);1;&quot;&quot;)">
            <text:p/>
          </table:table-cell>
          <table:table-cell table:formula="of:=IF(OR([.DV118]=&quot;1&quot;;[.DV136]=&quot;1&quot;);1;&quot;&quot;)">
            <text:p/>
          </table:table-cell>
          <table:table-cell table:formula="of:=IF(OR([.DW118]=&quot;1&quot;;[.DW136]=&quot;1&quot;);1;&quot;&quot;)" office:value-type="float" office:value="1">
            <text:p>1</text:p>
          </table:table-cell>
          <table:table-cell table:formula="of:=IF(OR([.DX118]=&quot;1&quot;;[.DX136]=&quot;1&quot;);1;&quot;&quot;)">
            <text:p/>
          </table:table-cell>
          <table:table-cell table:formula="of:=IF(OR([.DY118]=&quot;1&quot;;[.DY136]=&quot;1&quot;);1;&quot;&quot;)" office:value-type="float" office:value="1">
            <text:p>1</text:p>
          </table:table-cell>
          <table:table-cell table:formula="of:=IF(OR([.DZ118]=&quot;1&quot;;[.DZ136]=&quot;1&quot;);1;&quot;&quot;)">
            <text:p/>
          </table:table-cell>
          <table:table-cell table:formula="of:=IF(OR([.EA118]=&quot;1&quot;;[.EA136]=&quot;1&quot;);1;&quot;&quot;)" office:value-type="float" office:value="1">
            <text:p>1</text:p>
          </table:table-cell>
          <table:table-cell table:formula="of:=IF(OR([.EB118]=&quot;1&quot;;[.EB136]=&quot;1&quot;);1;&quot;&quot;)" office:value-type="float" office:value="1">
            <text:p>1</text:p>
          </table:table-cell>
          <table:table-cell table:formula="of:=IF(OR([.EC118]=&quot;1&quot;;[.EC136]=&quot;1&quot;);1;&quot;&quot;)">
            <text:p/>
          </table:table-cell>
          <table:table-cell table:formula="of:=IF(OR([.ED118]=&quot;1&quot;;[.ED136]=&quot;1&quot;);1;&quot;&quot;)">
            <text:p/>
          </table:table-cell>
          <table:table-cell table:formula="of:=IF(OR([.EE118]=&quot;1&quot;;[.EE136]=&quot;1&quot;);1;&quot;&quot;)">
            <text:p/>
          </table:table-cell>
          <table:table-cell table:formula="of:=IF(OR([.EF118]=&quot;1&quot;;[.EF136]=&quot;1&quot;);1;&quot;&quot;)">
            <text:p/>
          </table:table-cell>
          <table:table-cell table:formula="of:=IF(OR([.EG118]=&quot;1&quot;;[.EG136]=&quot;1&quot;);1;&quot;&quot;)">
            <text:p/>
          </table:table-cell>
          <table:table-cell table:formula="of:=IF(OR([.EH118]=&quot;1&quot;;[.EH136]=&quot;1&quot;);1;&quot;&quot;)">
            <text:p/>
          </table:table-cell>
          <table:table-cell table:formula="of:=IF(OR([.EI118]=&quot;1&quot;;[.EI136]=&quot;1&quot;);1;&quot;&quot;)">
            <text:p/>
          </table:table-cell>
          <table:table-cell table:formula="of:=IF(OR([.EJ118]=&quot;1&quot;;[.EJ136]=&quot;1&quot;);1;&quot;&quot;)">
            <text:p/>
          </table:table-cell>
          <table:table-cell table:formula="of:=IF(OR([.EK118]=&quot;1&quot;;[.EK136]=&quot;1&quot;);1;&quot;&quot;)">
            <text:p/>
          </table:table-cell>
          <table:table-cell table:formula="of:=IF(OR([.EL118]=&quot;1&quot;;[.EL136]=&quot;1&quot;);1;&quot;&quot;)">
            <text:p/>
          </table:table-cell>
          <table:table-cell table:formula="of:=IF(OR([.EM118]=&quot;1&quot;;[.EM136]=&quot;1&quot;);1;&quot;&quot;)">
            <text:p/>
          </table:table-cell>
          <table:table-cell table:formula="of:=IF(OR([.EN118]=&quot;1&quot;;[.EN136]=&quot;1&quot;);1;&quot;&quot;)" office:value-type="float" office:value="1">
            <text:p>1</text:p>
          </table:table-cell>
          <table:table-cell table:formula="of:=IF(OR([.EO118]=&quot;1&quot;;[.EO136]=&quot;1&quot;);1;&quot;&quot;)" office:value-type="float" office:value="1">
            <text:p>1</text:p>
          </table:table-cell>
          <table:table-cell table:formula="of:=IF(OR([.EP118]=&quot;1&quot;;[.EP136]=&quot;1&quot;);1;&quot;&quot;)">
            <text:p/>
          </table:table-cell>
          <table:table-cell table:formula="of:=IF(OR([.EQ118]=&quot;1&quot;;[.EQ136]=&quot;1&quot;);1;&quot;&quot;)">
            <text:p/>
          </table:table-cell>
          <table:table-cell table:formula="of:=IF(OR([.ER118]=&quot;1&quot;;[.ER136]=&quot;1&quot;);1;&quot;&quot;)">
            <text:p/>
          </table:table-cell>
          <table:table-cell table:formula="of:=IF(OR([.ES118]=&quot;1&quot;;[.ES136]=&quot;1&quot;);1;&quot;&quot;)">
            <text:p/>
          </table:table-cell>
          <table:table-cell table:formula="of:=IF(OR([.ET118]=&quot;1&quot;;[.ET136]=&quot;1&quot;);1;&quot;&quot;)">
            <text:p/>
          </table:table-cell>
          <table:table-cell table:formula="of:=IF(OR([.EU118]=&quot;1&quot;;[.EU136]=&quot;1&quot;);1;&quot;&quot;)">
            <text:p/>
          </table:table-cell>
          <table:table-cell table:formula="of:=IF(OR([.EV118]=&quot;1&quot;;[.EV136]=&quot;1&quot;);1;&quot;&quot;)" office:value-type="float" office:value="1">
            <text:p>1</text:p>
          </table:table-cell>
          <table:table-cell table:formula="of:=IF(OR([.EW118]=&quot;1&quot;;[.EW136]=&quot;1&quot;);1;&quot;&quot;)">
            <text:p/>
          </table:table-cell>
          <table:table-cell table:formula="of:=IF(OR([.EX118]=&quot;1&quot;;[.EX136]=&quot;1&quot;);1;&quot;&quot;)">
            <text:p/>
          </table:table-cell>
          <table:table-cell table:number-columns-repeated="870"/>
        </table:table-row>
        <table:table-row table:style-name="ro6">
          <table:table-cell table:style-name="Default" office:value-type="string">
            <text:p>Allophonic variants</text:p>
          </table:table-cell>
          <table:table-cell table:style-name="Default"/>
          <table:table-cell table:style-name="Default" office:value-type="string">
            <text:p>rt</text:p>
          </table:table-cell>
          <table:table-cell table:style-name="Default" table:number-columns-repeated="12"/>
          <table:table-cell table:style-name="ce6" table:formula="of:=IF(NOT(ISBLANK([.S202]));[.S202];IF(NOT(ISBLANK([.T202]));[.T202];IF(NOT(ISBLANK([.U202]));[.U202];IF(NOT(ISBLANK([.AA202]));[.AA202];IF(NOT(ISBLANK([.AI202]));[.AI202];&quot;&quot;)))))">
            <text:p/>
          </table:table-cell>
          <table:table-cell table:style-name="ce6" table:formula="of:=IF(NOT(ISBLANK([.Y202]));[.Y202];IF(NOT(ISBLANK([.AE202]));[.AE202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t</text:p>
          </table:table-cell>
          <table:table-cell table:style-name="Default" table:number-columns-repeated="2"/>
          <table:table-cell table:style-name="Default" office:value-type="string">
            <text:p>rt</text:p>
          </table:table-cell>
          <table:table-cell table:style-name="Default" table:number-columns-repeated="2"/>
          <table:table-cell table:number-columns-repeated="113"/>
          <table:table-cell table:style-name="Default" table:number-columns-repeated="117"/>
          <table:table-cell table:number-columns-repeated="753"/>
        </table:table-row>
        <table:table-row table:style-name="ro6">
          <table:table-cell table:style-name="Default" table:number-columns-repeated="2"/>
          <table:table-cell table:style-name="Default" office:value-type="string">
            <text:p>rd</text:p>
          </table:table-cell>
          <table:table-cell table:style-name="Default" table:number-columns-repeated="12"/>
          <table:table-cell table:style-name="ce6" table:formula="of:=IF(NOT(ISBLANK([.S203]));[.S203];IF(NOT(ISBLANK([.T203]));[.T203];IF(NOT(ISBLANK([.U203]));[.U203];IF(NOT(ISBLANK([.AA203]));[.AA203];IF(NOT(ISBLANK([.AI203]));[.AI203];&quot;&quot;)))))">
            <text:p/>
          </table:table-cell>
          <table:table-cell table:style-name="ce6" table:formula="of:=IF(NOT(ISBLANK([.Y203]));[.Y203];IF(NOT(ISBLANK([.AE203]));[.AE203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d</text:p>
          </table:table-cell>
          <table:table-cell table:style-name="Default" table:number-columns-repeated="2"/>
          <table:table-cell table:style-name="Default" office:value-type="string">
            <text:p>rd</text:p>
          </table:table-cell>
          <table:table-cell table:style-name="Default" table:number-columns-repeated="2"/>
          <table:table-cell table:number-columns-repeated="113"/>
          <table:table-cell table:style-name="Default" table:number-columns-repeated="117"/>
          <table:table-cell table:number-columns-repeated="753"/>
        </table:table-row>
        <table:table-row table:style-name="ro6"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12"/>
          <table:table-cell table:style-name="ce6" table:formula="of:=IF(NOT(ISBLANK([.S204]));[.S204];IF(NOT(ISBLANK([.T204]));[.T204];IF(NOT(ISBLANK([.U204]));[.U204];IF(NOT(ISBLANK([.AA204]));[.AA204];IF(NOT(ISBLANK([.AI204]));[.AI204];&quot;&quot;)))))">
            <text:p/>
          </table:table-cell>
          <table:table-cell table:style-name="ce6" table:formula="of:=IF(NOT(ISBLANK([.Y204]));[.Y204];IF(NOT(ISBLANK([.AE204]));[.AE204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l</text:p>
          </table:table-cell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232"/>
          <table:table-cell table:number-columns-repeated="753"/>
        </table:table-row>
        <table:table-row table:style-name="ro6">
          <table:table-cell table:style-name="Default" table:number-columns-repeated="2"/>
          <table:table-cell table:style-name="Default" office:value-type="string">
            <text:p>rn</text:p>
          </table:table-cell>
          <table:table-cell table:style-name="Default" table:number-columns-repeated="12"/>
          <table:table-cell table:style-name="ce6" table:formula="of:=IF(NOT(ISBLANK([.S205]));[.S205];IF(NOT(ISBLANK([.T205]));[.T205];IF(NOT(ISBLANK([.U205]));[.U205];IF(NOT(ISBLANK([.AA205]));[.AA205];IF(NOT(ISBLANK([.AI205]));[.AI205];&quot;&quot;)))))">
            <text:p/>
          </table:table-cell>
          <table:table-cell table:style-name="ce6" table:formula="of:=IF(NOT(ISBLANK([.Y205]));[.Y205];IF(NOT(ISBLANK([.AE205]));[.AE205];&quot;&quot;))">
            <text:p/>
          </table:table-cell>
          <table:table-cell table:style-name="ce6"/>
          <table:table-cell table:number-columns-repeated="3" table:style-name="Default"/>
          <table:table-cell table:style-name="Default"/>
          <table:table-cell table:number-columns-repeated="2"/>
          <table:table-cell table:style-name="ce22"/>
          <table:table-cell table:style-name="ce22"/>
          <table:table-cell table:style-name="Default"/>
          <table:table-cell table:number-columns-repeated="2"/>
          <table:table-cell table:style-name="ce24"/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Default" office:value-type="string">
            <text:p>rn</text:p>
          </table:table-cell>
          <table:table-cell table:style-name="Default" table:number-columns-repeated="232"/>
          <table:table-cell table:number-columns-repeated="753"/>
        </table:table-row>
        <table:table-row table:style-name="ro6">
          <table:table-cell table:style-name="Default" table:number-columns-repeated="2"/>
          <table:table-cell table:style-name="Default" office:value-type="string">
            <text:p>rL</text:p>
          </table:table-cell>
          <table:table-cell table:style-name="Default" table:number-columns-repeated="12"/>
          <table:table-cell table:style-name="ce6" table:formula="of:=IF(NOT(ISBLANK([.S206]));[.S206];IF(NOT(ISBLANK([.T206]));[.T206];IF(NOT(ISBLANK([.U206]));[.U206];IF(NOT(ISBLANK([.AA206]));[.AA206];IF(NOT(ISBLANK([.AI206]));[.AI206];&quot;&quot;)))))">
            <text:p/>
          </table:table-cell>
          <table:table-cell table:style-name="ce6" table:number-columns-repeated="2"/>
          <table:table-cell table:number-columns-repeated="3" table:style-name="Default"/>
          <table:table-cell table:style-name="Default"/>
          <table:table-cell table:number-columns-repeated="2"/>
          <table:table-cell table:style-name="ce22" table:number-columns-repeated="2"/>
          <table:table-cell table:style-name="Default"/>
          <table:table-cell table:number-columns-repeated="2"/>
          <table:table-cell table:style-name="ce24"/>
          <table:table-cell table:style-name="Default" table:number-columns-repeated="2"/>
          <table:table-cell table:style-name="ce22" table:number-columns-repeated="2"/>
          <table:table-cell table:style-name="Default"/>
          <table:table-cell table:style-name="Default" office:value-type="string">
            <text:p>rL</text:p>
          </table:table-cell>
          <table:table-cell table:style-name="Default" table:number-columns-repeated="235"/>
          <table:table-cell table:number-columns-repeated="753"/>
        </table:table-row>
        <table:table-row table:style-name="ro6">
          <table:table-cell table:style-name="Default" table:number-columns-repeated="2"/>
          <table:table-cell table:style-name="Default" office:value-type="string">
            <text:p>rs</text:p>
          </table:table-cell>
          <table:table-cell table:style-name="Default" table:number-columns-repeated="12"/>
          <table:table-cell table:style-name="ce6" table:formula="of:=IF(NOT(ISBLANK([.S207]));[.S207];IF(NOT(ISBLANK([.T207]));[.T207];IF(NOT(ISBLANK([.U207]));[.U207];IF(NOT(ISBLANK([.AA207]));[.AA207];IF(NOT(ISBLANK([.AI207]));[.AI207];&quot;&quot;)))))">
            <text:p/>
          </table:table-cell>
          <table:table-cell table:style-name="ce6" table:number-columns-repeated="2"/>
          <table:table-cell table:number-columns-repeated="3" table:style-name="Default"/>
          <table:table-cell table:style-name="Default"/>
          <table:table-cell table:number-columns-repeated="2"/>
          <table:table-cell table:style-name="ce22" table:number-columns-repeated="2"/>
          <table:table-cell table:style-name="Default"/>
          <table:table-cell table:number-columns-repeated="2"/>
          <table:table-cell table:style-name="ce24"/>
          <table:table-cell table:style-name="Default" table:number-columns-repeated="2"/>
          <table:table-cell table:style-name="ce22" table:number-columns-repeated="2"/>
          <table:table-cell table:style-name="Default"/>
          <table:table-cell table:style-name="Default" table:number-columns-repeated="3"/>
          <table:table-cell table:style-name="Default" office:value-type="string">
            <text:p>rs</text:p>
          </table:table-cell>
          <table:table-cell table:style-name="Default" table:number-columns-repeated="232"/>
          <table:table-cell table:number-columns-repeated="753"/>
        </table:table-row>
        <table:table-row table:style-name="ro6">
          <table:table-cell table:number-columns-repeated="15"/>
          <table:table-cell table:style-name="ce6" table:formula="of:=IF(NOT(ISBLANK([.S208]));[.S208];IF(NOT(ISBLANK([.T208]));[.T208];IF(NOT(ISBLANK([.U208]));[.U208];IF(NOT(ISBLANK([.AA208]));[.AA208];IF(NOT(ISBLANK([.AI208]));[.AI208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/>
          <table:table-cell table:style-name="ce27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09]));[.S209];IF(NOT(ISBLANK([.T209]));[.T209];IF(NOT(ISBLANK([.U209]));[.U209];IF(NOT(ISBLANK([.AA209]));[.AA209];IF(NOT(ISBLANK([.AI209]));[.AI209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0]));[.S210];IF(NOT(ISBLANK([.T210]));[.T210];IF(NOT(ISBLANK([.U210]));[.U210];IF(NOT(ISBLANK([.AA210]));[.AA210];IF(NOT(ISBLANK([.AI210]));[.AI210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1]));[.S211];IF(NOT(ISBLANK([.T211]));[.T211];IF(NOT(ISBLANK([.U211]));[.U211];IF(NOT(ISBLANK([.AA211]));[.AA211];IF(NOT(ISBLANK([.AI211]));[.AI211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2"/>
          <table:table-cell table:style-name="ce22" table:number-columns-repeated="2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2]));[.S212];IF(NOT(ISBLANK([.T212]));[.T212];IF(NOT(ISBLANK([.U212]));[.U212];IF(NOT(ISBLANK([.AA212]));[.AA212];IF(NOT(ISBLANK([.AI212]));[.AI212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4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3]));[.S213];IF(NOT(ISBLANK([.T213]));[.T213];IF(NOT(ISBLANK([.U213]));[.U213];IF(NOT(ISBLANK([.AA213]));[.AA213];IF(NOT(ISBLANK([.AI213]));[.AI213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4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4]));[.S214];IF(NOT(ISBLANK([.T214]));[.T214];IF(NOT(ISBLANK([.U214]));[.U214];IF(NOT(ISBLANK([.AA214]));[.AA214];IF(NOT(ISBLANK([.AI214]));[.AI214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2"/>
          <table:table-cell table:style-name="ce24"/>
          <table:table-cell table:number-columns-repeated="4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5]));[.S215];IF(NOT(ISBLANK([.T215]));[.T215];IF(NOT(ISBLANK([.U215]));[.U215];IF(NOT(ISBLANK([.AA215]));[.AA215];IF(NOT(ISBLANK([.AI215]));[.AI215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6]));[.S216];IF(NOT(ISBLANK([.T216]));[.T216];IF(NOT(ISBLANK([.U216]));[.U216];IF(NOT(ISBLANK([.AA216]));[.AA216];IF(NOT(ISBLANK([.AI216]));[.AI216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7]));[.S217];IF(NOT(ISBLANK([.T217]));[.T217];IF(NOT(ISBLANK([.U217]));[.U217];IF(NOT(ISBLANK([.AA217]));[.AA217];IF(NOT(ISBLANK([.AI217]));[.AI217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8]));[.S218];IF(NOT(ISBLANK([.T218]));[.T218];IF(NOT(ISBLANK([.U218]));[.U218];IF(NOT(ISBLANK([.AA218]));[.AA218];IF(NOT(ISBLANK([.AI218]));[.AI218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19]));[.S219];IF(NOT(ISBLANK([.T219]));[.T219];IF(NOT(ISBLANK([.U219]));[.U219];IF(NOT(ISBLANK([.AA219]));[.AA219];IF(NOT(ISBLANK([.AI219]));[.AI219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0]));[.S220];IF(NOT(ISBLANK([.T220]));[.T220];IF(NOT(ISBLANK([.U220]));[.U220];IF(NOT(ISBLANK([.AA220]));[.AA220];IF(NOT(ISBLANK([.AI220]));[.AI220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1]));[.S221];IF(NOT(ISBLANK([.T221]));[.T221];IF(NOT(ISBLANK([.U221]));[.U221];IF(NOT(ISBLANK([.AA221]));[.AA221];IF(NOT(ISBLANK([.AI221]));[.AI221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2]));[.S222];IF(NOT(ISBLANK([.T222]));[.T222];IF(NOT(ISBLANK([.U222]));[.U222];IF(NOT(ISBLANK([.AA222]));[.AA222];IF(NOT(ISBLANK([.AI222]));[.AI222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3]));[.S223];IF(NOT(ISBLANK([.T223]));[.T223];IF(NOT(ISBLANK([.U223]));[.U223];IF(NOT(ISBLANK([.AA223]));[.AA223];IF(NOT(ISBLANK([.AI223]));[.AI223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4]));[.S224];IF(NOT(ISBLANK([.T224]));[.T224];IF(NOT(ISBLANK([.U224]));[.U224];IF(NOT(ISBLANK([.AA224]));[.AA224];IF(NOT(ISBLANK([.AI224]));[.AI224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5]));[.S225];IF(NOT(ISBLANK([.T225]));[.T225];IF(NOT(ISBLANK([.U225]));[.U225];IF(NOT(ISBLANK([.AA225]));[.AA225];IF(NOT(ISBLANK([.AI225]));[.AI225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6]));[.S226];IF(NOT(ISBLANK([.T226]));[.T226];IF(NOT(ISBLANK([.U226]));[.U226];IF(NOT(ISBLANK([.AA226]));[.AA226];IF(NOT(ISBLANK([.AI226]));[.AI226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7]));[.S227];IF(NOT(ISBLANK([.T227]));[.T227];IF(NOT(ISBLANK([.U227]));[.U227];IF(NOT(ISBLANK([.AA227]));[.AA227];IF(NOT(ISBLANK([.AI227]));[.AI227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8]));[.S228];IF(NOT(ISBLANK([.T228]));[.T228];IF(NOT(ISBLANK([.U228]));[.U228];IF(NOT(ISBLANK([.AA228]));[.AA228];IF(NOT(ISBLANK([.AI228]));[.AI228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29]));[.S229];IF(NOT(ISBLANK([.T229]));[.T229];IF(NOT(ISBLANK([.U229]));[.U229];IF(NOT(ISBLANK([.AA229]));[.AA229];IF(NOT(ISBLANK([.AI229]));[.AI229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>
          <table:table-cell table:number-columns-repeated="15"/>
          <table:table-cell table:style-name="ce6" table:formula="of:=IF(NOT(ISBLANK([.S230]));[.S230];IF(NOT(ISBLANK([.T230]));[.T230];IF(NOT(ISBLANK([.U230]));[.U230];IF(NOT(ISBLANK([.AA230]));[.AA230];IF(NOT(ISBLANK([.AI230]));[.AI230];&quot;&quot;)))))">
            <text:p/>
          </table:table-cell>
          <table:table-cell table:style-name="ce6" table:number-columns-repeated="2"/>
          <table:table-cell table:number-columns-repeated="3"/>
          <table:table-cell table:number-columns-repeated="3"/>
          <table:table-cell table:style-name="ce24" table:number-columns-repeated="2"/>
          <table:table-cell/>
          <table:table-cell table:number-columns-repeated="7"/>
          <table:table-cell/>
          <table:table-cell table:number-columns-repeated="989"/>
        </table:table-row>
        <table:table-row table:style-name="ro6" table:number-rows-repeated="53">
          <table:table-cell table:number-columns-repeated="24"/>
          <table:table-cell table:style-name="ce24" table:number-columns-repeated="2"/>
          <table:table-cell table:number-columns-repeated="998"/>
        </table:table-row>
        <table:table-row table:style-name="ro6" table:number-rows-repeated="10482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biguities" table:style-name="ta2" table:print="false">
        <table:table-column table:style-name="co2" table:number-columns-repeated="1024" table:default-cell-style-name="Default"/>
        <table:table-row table:style-name="ro2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hn</text:p>
          </table:table-cell>
          <table:table-cell table:style-name="ce1" table:number-columns-repeated="6"/>
          <table:table-cell table:style-name="ce1" office:value-type="string">
            <text:p>hn</text:p>
          </table:table-cell>
          <table:table-cell table:style-name="ce7"/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Likely a typo</text:p>
          </table:table-cell>
          <table:table-cell table:style-name="ce3"/>
          <table:table-cell table:style-name="ce1" office:value-type="string">
            <text:p>/</text:p>
          </table:table-cell>
          <table:table-cell table:style-name="ce1" table:number-columns-repeated="8"/>
          <table:table-cell table:style-name="ce1" office:value-type="string">
            <text:p>/</text:p>
          </table:table-cell>
          <table:table-cell table:style-name="ce1" table:number-columns-repeated="243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a</text:p>
          </table:table-cell>
          <table:table-cell table:style-name="ce1" table:number-columns-repeated="7"/>
          <table:table-cell table:style-name="ce1" office:value-type="string">
            <text:p>'a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e</text:p>
          </table:table-cell>
          <table:table-cell table:style-name="ce1" table:number-columns-repeated="7"/>
          <table:table-cell table:style-name="ce1" office:value-type="string">
            <text:p>'e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i</text:p>
          </table:table-cell>
          <table:table-cell table:style-name="ce1" table:number-columns-repeated="7"/>
          <table:table-cell table:style-name="ce1" office:value-type="string">
            <text:p>'i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o</text:p>
          </table:table-cell>
          <table:table-cell table:style-name="ce1" table:number-columns-repeated="7"/>
          <table:table-cell table:style-name="ce1" office:value-type="string">
            <text:p>'o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2">
          <table:table-cell table:style-name="ce1" office:value-type="string">
            <text:p>Stressed</text:p>
          </table:table-cell>
          <table:table-cell table:style-name="ce3"/>
          <table:table-cell table:style-name="ce1" office:value-type="string">
            <text:p>'u</text:p>
          </table:table-cell>
          <table:table-cell table:style-name="ce1" table:number-columns-repeated="7"/>
          <table:table-cell table:style-name="ce1" office:value-type="string">
            <text:p>'u</text:p>
          </table:table-cell>
          <table:table-cell table:style-name="ce1" table:number-columns-repeated="244"/>
          <table:table-cell/>
          <table:table-cell table:style-name="ce1" table:number-columns-repeated="76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eleted e in Swiss German likely to be a typo</text:p>
          </table:table-cell>
          <table:table-cell table:number-columns-repeated="1023"/>
        </table:table-row>
        <table:table-row table:style-name="ro4">
          <table:table-cell office:value-type="string">
            <text:p>deleted h in Spansh likely to be a typo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Bitstream Vera Sans Mono1" svg:font-family="'Bitstream Vera Sans Mono'" style:font-family-generic="swiss"/>
    <style:font-face style:name="DejaVu Sans" svg:font-family="'DejaVu Sans'" style:font-family-generic="swiss"/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CHF</number:text>
      <number:number number:decimal-places="0" number:min-integer-digits="1" number:grouping="true"/>
      <number:text> </number:text>
    </number:number-style>
    <number:number-style style:name="N110">
      <number:text>(CHF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CHF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CHF</number:text>
      <number:number number:decimal-places="2" number:min-integer-digits="1" number:grouping="true"/>
      <number:text> </number:text>
    </number:number-style>
    <number:number-style style:name="N113">
      <number:text>(CHF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CHF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CHF</number:text>
      <number:number number:decimal-places="0" number:min-integer-digits="1" number:grouping="true"/>
      <number:text> </number:text>
    </number:number-style>
    <number:number-style style:name="N126P1" style:volatile="true">
      <number:text> CHF(</number:text>
      <number:number number:decimal-places="0" number:min-integer-digits="1" number:grouping="true"/>
      <number:text>)</number:text>
    </number:number-style>
    <number:number-style style:name="N126P2" style:volatile="true">
      <number:text> CHF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HF</number:text>
      <number:number number:decimal-places="2" number:min-integer-digits="1" number:grouping="true"/>
      <number:text> </number:text>
    </number:number-style>
    <number:number-style style:name="N134P1" style:volatile="true">
      <number:text> CHF(</number:text>
      <number:number number:decimal-places="2" number:min-integer-digits="1" number:grouping="true"/>
      <number:text>)</number:text>
    </number:number-style>
    <number:number-style style:name="N134P2" style:volatile="true">
      <number:text> CHF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 style:data-style-name="N2" text:time-value="0000-00-00T17:31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ones" style:display-name="PageStyle_Phon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mbiguities" style:display-name="PageStyle_Ambiguiti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4-26T17:33:13</dc:date>
    <meta:editing-duration>PT7H36M7S</meta:editing-duration>
    <meta:editing-cycles>31</meta:editing-cycles>
    <meta:document-statistic meta:table-count="3" meta:cell-count="6179" meta:object-count="0"/>
  </office:meta>
</office:document-meta>
</file>